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Liberation Sans" svg:font-family="'Liberation Sans'" style:font-family-generic="roman" style:font-pitch="variable"/>
    <style:font-face style:name="LiberationSans" svg:font-family="LiberationSans"/>
    <style:font-face style:name="LiberationSans1" svg:font-family="LiberationSans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1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63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P6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000000" loext:opacity="100%" style:font-name="LiberationSans" fo:font-size="10pt" fo:font-weight="normal" style:font-size-asian="10pt" style:font-weight-asian="normal" style:font-name-complex="LiberationSans" style:font-size-complex="10pt" style:font-weight-complex="normal"/>
    </style:style>
    <style:style style:name="T2" style:family="text">
      <style:text-properties fo:color="#808080" loext:opacity="100%" style:font-name="LiberationSans" fo:font-size="10pt" fo:font-weight="bold" style:font-size-asian="10pt" style:font-weight-asian="bold" style:font-name-complex="LiberationSans" style:font-size-complex="10pt" style:font-weight-complex="bold"/>
    </style:style>
    <style:style style:name="T3" style:family="text">
      <style:text-properties fo:color="#000000" loext:opacity="100%" style:font-name="LiberationSans" fo:font-size="9pt" fo:font-weight="bold" style:font-size-asian="9pt" style:font-weight-asian="bold" style:font-name-complex="LiberationSans" style:font-size-complex="9pt" style:font-weight-complex="bold"/>
    </style:style>
    <style:style style:name="T4" style:family="text">
      <style:text-properties fo:color="#000000" loext:opacity="100%" style:font-name="LiberationSans" fo:font-size="18pt" fo:font-weight="bold" style:font-size-asian="18pt" style:font-weight-asian="bold" style:font-name-complex="Liberation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.65cm" svg:height="77.937cm" svg:x="0.987cm" svg:y="0.987cm" svg:viewBox="0 0 19651 77938" draw:points="0,0 19651,0 19651,77938 0,77938">
          <text:p/>
        </draw:polygon>
        <draw:polygon draw:style-name="gr1" draw:text-style-name="P1" draw:layer="layout" svg:width="19.12cm" svg:height="53.653cm" svg:x="0.987cm" svg:y="0.987cm" svg:viewBox="0 0 19121 53654" draw:points="0,0 19121,0 19121,53654 0,53654">
          <text:p/>
        </draw:polygon>
        <draw:polygon draw:style-name="gr1" draw:text-style-name="P1" draw:layer="layout" svg:width="16.922cm" svg:height="0.662cm" svg:x="0.987cm" svg:y="2.417cm" svg:viewBox="0 0 16923 663" draw:points="0,0 16923,0 16923,663 0,663">
          <text:p/>
        </draw:polygon>
        <draw:frame draw:style-name="gr2" draw:text-style-name="P3" draw:layer="layout" svg:width="2.995cm" svg:height="0.412cm" svg:x="1.041cm" svg:y="2.461cm">
          <draw:text-box>
            <text:p text:style-name="P2"><text:span text:style-name="T1">TE</text:span><text:span text:style-name="T1">RE</text:span><text:span text:style-name="T1">S-</text:span><text:span text:style-name="T1">PC</text:span><text:span text:style-name="T1">B1</text:span><text:span text:style-name="T1">-</text:span><text:span text:style-name="T1">A6</text:span><text:span text:style-name="T1">4</text:span></text:p>
          </draw:text-box>
        </draw:frame>
        <draw:polygon draw:style-name="gr1" draw:text-style-name="P1" draw:layer="layout" svg:width="1.483cm" svg:height="0.662cm" svg:x="18.174cm" svg:y="2.417cm" svg:viewBox="0 0 1484 663" draw:points="0,0 1484,0 1484,663 0,663">
          <text:p/>
        </draw:polygon>
        <draw:frame draw:style-name="gr2" draw:text-style-name="P3" draw:layer="layout" svg:width="1.297cm" svg:height="0.412cm" svg:x="0.988cm" svg:y="2.011cm">
          <draw:text-box>
            <text:p text:style-name="P2"><text:span text:style-name="T2">Ar</text:span><text:span text:style-name="T2">tic</text:span><text:span text:style-name="T2">le</text:span></text:p>
          </draw:text-box>
        </draw:frame>
        <draw:frame draw:style-name="gr2" draw:text-style-name="P3" draw:layer="layout" svg:width="0.472cm" svg:height="0.412cm" svg:x="18.221cm" svg:y="2.461cm">
          <draw:text-box>
            <text:p text:style-name="P2"><text:span text:style-name="T1">C2</text:span></text:p>
          </draw:text-box>
        </draw:frame>
        <draw:polygon draw:style-name="gr3" draw:text-style-name="P4" draw:layer="layout" svg:width="6.568cm" svg:height="0.026cm" svg:x="13.169cm" svg:y="26.728cm" svg:viewBox="0 0 6569 27" draw:points="0,0 6569,0 6569,27 0,27">
          <text:p/>
        </draw:polygon>
        <draw:polygon draw:style-name="gr3" draw:text-style-name="P4" draw:layer="layout" svg:width="0.027cm" svg:height="0.53cm" svg:x="19.71cm" svg:y="26.198cm" svg:viewBox="0 0 28 531" draw:points="0,0 28,0 28,531 0,531">
          <text:p/>
        </draw:polygon>
        <draw:polygon draw:style-name="gr3" draw:text-style-name="P4" draw:layer="layout" svg:width="1.06cm" svg:height="0.026cm" svg:x="12.136cm" svg:y="26.728cm" svg:viewBox="0 0 1061 27" draw:points="0,0 1061,0 1061,27 0,27">
          <text:p/>
        </draw:polygon>
        <draw:polygon draw:style-name="gr3" draw:text-style-name="P4" draw:layer="layout" svg:width="0.027cm" svg:height="0.556cm" svg:x="13.169cm" svg:y="26.198cm" svg:viewBox="0 0 28 557" draw:points="0,0 28,0 28,557 0,557">
          <text:p/>
        </draw:polygon>
        <draw:polygon draw:style-name="gr3" draw:text-style-name="P4" draw:layer="layout" svg:width="1.563cm" svg:height="0.026cm" svg:x="10.6cm" svg:y="26.728cm" svg:viewBox="0 0 1564 27" draw:points="0,0 1564,0 1564,27 0,27">
          <text:p/>
        </draw:polygon>
        <draw:polygon draw:style-name="gr3" draw:text-style-name="P4" draw:layer="layout" svg:width="0.027cm" svg:height="0.556cm" svg:x="12.136cm" svg:y="26.198cm" svg:viewBox="0 0 28 557" draw:points="0,0 28,0 28,557 0,557">
          <text:p/>
        </draw:polygon>
        <draw:polygon draw:style-name="gr3" draw:text-style-name="P4" draw:layer="layout" svg:width="1.06cm" svg:height="0.026cm" svg:x="9.567cm" svg:y="26.728cm" svg:viewBox="0 0 1061 27" draw:points="0,0 1061,0 1061,27 0,27">
          <text:p/>
        </draw:polygon>
        <draw:polygon draw:style-name="gr3" draw:text-style-name="P4" draw:layer="layout" svg:width="0.027cm" svg:height="0.556cm" svg:x="10.6cm" svg:y="26.198cm" svg:viewBox="0 0 28 557" draw:points="0,0 28,0 28,557 0,557">
          <text:p/>
        </draw:polygon>
        <draw:polygon draw:style-name="gr3" draw:text-style-name="P4" draw:layer="layout" svg:width="7.574cm" svg:height="0.026cm" svg:x="2.02cm" svg:y="26.728cm" svg:viewBox="0 0 7575 27" draw:points="0,0 7575,0 7575,27 0,27">
          <text:p/>
        </draw:polygon>
        <draw:polygon draw:style-name="gr3" draw:text-style-name="P4" draw:layer="layout" svg:width="0.027cm" svg:height="0.556cm" svg:x="9.567cm" svg:y="26.198cm" svg:viewBox="0 0 28 557" draw:points="0,0 28,0 28,557 0,557">
          <text:p/>
        </draw:polygon>
        <draw:polygon draw:style-name="gr3" draw:text-style-name="P4" draw:layer="layout" svg:width="1.06cm" svg:height="0.026cm" svg:x="0.987cm" svg:y="26.728cm" svg:viewBox="0 0 1061 27" draw:points="0,0 1061,0 1061,27 0,27">
          <text:p/>
        </draw:polygon>
        <draw:polygon draw:style-name="gr3" draw:text-style-name="P4" draw:layer="layout" svg:width="0.027cm" svg:height="0.556cm" svg:x="0.987cm" svg:y="26.198cm" svg:viewBox="0 0 28 557" draw:points="0,0 28,0 28,557 0,557">
          <text:p/>
        </draw:polygon>
        <draw:polygon draw:style-name="gr3" draw:text-style-name="P4" draw:layer="layout" svg:width="0.027cm" svg:height="0.556cm" svg:x="2.02cm" svg:y="26.198cm" svg:viewBox="0 0 28 557" draw:points="0,0 28,0 28,557 0,557">
          <text:p/>
        </draw:polygon>
        <draw:polygon draw:style-name="gr3" draw:text-style-name="P4" draw:layer="layout" svg:width="6.568cm" svg:height="0.027cm" svg:x="13.169cm" svg:y="26.198cm" svg:viewBox="0 0 6569 28" draw:points="0,0 6569,0 6569,28 0,28">
          <text:p/>
        </draw:polygon>
        <draw:polygon draw:style-name="gr3" draw:text-style-name="P4" draw:layer="layout" svg:width="0.027cm" svg:height="0.529cm" svg:x="19.71cm" svg:y="25.669cm" svg:viewBox="0 0 28 530" draw:points="0,0 28,0 28,530 0,530">
          <text:p/>
        </draw:polygon>
        <draw:polygon draw:style-name="gr3" draw:text-style-name="P4" draw:layer="layout" svg:width="1.06cm" svg:height="0.027cm" svg:x="12.136cm" svg:y="26.198cm" svg:viewBox="0 0 1061 28" draw:points="0,0 1061,0 1061,28 0,28">
          <text:p/>
        </draw:polygon>
        <draw:polygon draw:style-name="gr3" draw:text-style-name="P4" draw:layer="layout" svg:width="0.027cm" svg:height="0.556cm" svg:x="13.169cm" svg:y="25.669cm" svg:viewBox="0 0 28 557" draw:points="0,0 28,0 28,557 0,557">
          <text:p/>
        </draw:polygon>
        <draw:polygon draw:style-name="gr3" draw:text-style-name="P4" draw:layer="layout" svg:width="1.563cm" svg:height="0.027cm" svg:x="10.6cm" svg:y="26.198cm" svg:viewBox="0 0 1564 28" draw:points="0,0 1564,0 1564,28 0,28">
          <text:p/>
        </draw:polygon>
        <draw:polygon draw:style-name="gr3" draw:text-style-name="P4" draw:layer="layout" svg:width="0.027cm" svg:height="0.556cm" svg:x="12.136cm" svg:y="25.669cm" svg:viewBox="0 0 28 557" draw:points="0,0 28,0 28,557 0,557">
          <text:p/>
        </draw:polygon>
        <draw:polygon draw:style-name="gr3" draw:text-style-name="P4" draw:layer="layout" svg:width="1.06cm" svg:height="0.027cm" svg:x="9.567cm" svg:y="26.198cm" svg:viewBox="0 0 1061 28" draw:points="0,0 1061,0 1061,28 0,28">
          <text:p/>
        </draw:polygon>
        <draw:polygon draw:style-name="gr3" draw:text-style-name="P4" draw:layer="layout" svg:width="0.027cm" svg:height="0.556cm" svg:x="10.6cm" svg:y="25.669cm" svg:viewBox="0 0 28 557" draw:points="0,0 28,0 28,557 0,557">
          <text:p/>
        </draw:polygon>
        <draw:polygon draw:style-name="gr3" draw:text-style-name="P4" draw:layer="layout" svg:width="7.574cm" svg:height="0.027cm" svg:x="2.02cm" svg:y="26.198cm" svg:viewBox="0 0 7575 28" draw:points="0,0 7575,0 7575,28 0,28">
          <text:p/>
        </draw:polygon>
        <draw:polygon draw:style-name="gr3" draw:text-style-name="P4" draw:layer="layout" svg:width="0.027cm" svg:height="0.556cm" svg:x="9.567cm" svg:y="25.669cm" svg:viewBox="0 0 28 557" draw:points="0,0 28,0 28,557 0,557">
          <text:p/>
        </draw:polygon>
        <draw:polygon draw:style-name="gr3" draw:text-style-name="P4" draw:layer="layout" svg:width="1.06cm" svg:height="0.027cm" svg:x="0.987cm" svg:y="26.198cm" svg:viewBox="0 0 1061 28" draw:points="0,0 1061,0 1061,28 0,28">
          <text:p/>
        </draw:polygon>
        <draw:polygon draw:style-name="gr3" draw:text-style-name="P4" draw:layer="layout" svg:width="0.027cm" svg:height="0.556cm" svg:x="0.987cm" svg:y="25.669cm" svg:viewBox="0 0 28 557" draw:points="0,0 28,0 28,557 0,557">
          <text:p/>
        </draw:polygon>
        <draw:polygon draw:style-name="gr3" draw:text-style-name="P4" draw:layer="layout" svg:width="0.027cm" svg:height="0.556cm" svg:x="2.02cm" svg:y="25.669cm" svg:viewBox="0 0 28 557" draw:points="0,0 28,0 28,557 0,557">
          <text:p/>
        </draw:polygon>
        <draw:polygon draw:style-name="gr3" draw:text-style-name="P4" draw:layer="layout" svg:width="6.568cm" svg:height="0.026cm" svg:x="13.169cm" svg:y="25.669cm" svg:viewBox="0 0 6569 27" draw:points="0,0 6569,0 6569,27 0,27">
          <text:p/>
        </draw:polygon>
        <draw:polygon draw:style-name="gr3" draw:text-style-name="P4" draw:layer="layout" svg:width="0.027cm" svg:height="0.53cm" svg:x="19.71cm" svg:y="25.139cm" svg:viewBox="0 0 28 531" draw:points="0,0 28,0 28,531 0,531">
          <text:p/>
        </draw:polygon>
        <draw:polygon draw:style-name="gr3" draw:text-style-name="P4" draw:layer="layout" svg:width="1.06cm" svg:height="0.026cm" svg:x="12.136cm" svg:y="25.669cm" svg:viewBox="0 0 1061 27" draw:points="0,0 1061,0 1061,27 0,27">
          <text:p/>
        </draw:polygon>
        <draw:polygon draw:style-name="gr3" draw:text-style-name="P4" draw:layer="layout" svg:width="0.027cm" svg:height="0.556cm" svg:x="13.169cm" svg:y="25.139cm" svg:viewBox="0 0 28 557" draw:points="0,0 28,0 28,557 0,557">
          <text:p/>
        </draw:polygon>
        <draw:polygon draw:style-name="gr3" draw:text-style-name="P4" draw:layer="layout" svg:width="1.563cm" svg:height="0.026cm" svg:x="10.6cm" svg:y="25.669cm" svg:viewBox="0 0 1564 27" draw:points="0,0 1564,0 1564,27 0,27">
          <text:p/>
        </draw:polygon>
        <draw:polygon draw:style-name="gr3" draw:text-style-name="P4" draw:layer="layout" svg:width="0.027cm" svg:height="0.556cm" svg:x="12.136cm" svg:y="25.139cm" svg:viewBox="0 0 28 557" draw:points="0,0 28,0 28,557 0,557">
          <text:p/>
        </draw:polygon>
        <draw:polygon draw:style-name="gr3" draw:text-style-name="P4" draw:layer="layout" svg:width="1.06cm" svg:height="0.026cm" svg:x="9.567cm" svg:y="25.669cm" svg:viewBox="0 0 1061 27" draw:points="0,0 1061,0 1061,27 0,27">
          <text:p/>
        </draw:polygon>
        <draw:polygon draw:style-name="gr3" draw:text-style-name="P4" draw:layer="layout" svg:width="0.027cm" svg:height="0.556cm" svg:x="10.6cm" svg:y="25.139cm" svg:viewBox="0 0 28 557" draw:points="0,0 28,0 28,557 0,557">
          <text:p/>
        </draw:polygon>
        <draw:polygon draw:style-name="gr3" draw:text-style-name="P4" draw:layer="layout" svg:width="7.574cm" svg:height="0.026cm" svg:x="2.02cm" svg:y="25.669cm" svg:viewBox="0 0 7575 27" draw:points="0,0 7575,0 7575,27 0,27">
          <text:p/>
        </draw:polygon>
        <draw:polygon draw:style-name="gr3" draw:text-style-name="P4" draw:layer="layout" svg:width="0.027cm" svg:height="0.556cm" svg:x="9.567cm" svg:y="25.139cm" svg:viewBox="0 0 28 557" draw:points="0,0 28,0 28,557 0,557">
          <text:p/>
        </draw:polygon>
        <draw:polygon draw:style-name="gr3" draw:text-style-name="P4" draw:layer="layout" svg:width="1.06cm" svg:height="0.026cm" svg:x="0.987cm" svg:y="25.669cm" svg:viewBox="0 0 1061 27" draw:points="0,0 1061,0 1061,27 0,27">
          <text:p/>
        </draw:polygon>
        <draw:polygon draw:style-name="gr3" draw:text-style-name="P4" draw:layer="layout" svg:width="0.027cm" svg:height="0.556cm" svg:x="0.987cm" svg:y="25.139cm" svg:viewBox="0 0 28 557" draw:points="0,0 28,0 28,557 0,557">
          <text:p/>
        </draw:polygon>
        <draw:polygon draw:style-name="gr3" draw:text-style-name="P4" draw:layer="layout" svg:width="0.027cm" svg:height="0.556cm" svg:x="2.02cm" svg:y="25.139cm" svg:viewBox="0 0 28 557" draw:points="0,0 28,0 28,557 0,557">
          <text:p/>
        </draw:polygon>
        <draw:polygon draw:style-name="gr3" draw:text-style-name="P4" draw:layer="layout" svg:width="6.568cm" svg:height="0.026cm" svg:x="13.169cm" svg:y="25.139cm" svg:viewBox="0 0 6569 27" draw:points="0,0 6569,0 6569,27 0,27">
          <text:p/>
        </draw:polygon>
        <draw:polygon draw:style-name="gr3" draw:text-style-name="P4" draw:layer="layout" svg:width="0.027cm" svg:height="0.53cm" svg:x="19.71cm" svg:y="24.609cm" svg:viewBox="0 0 28 531" draw:points="0,0 28,0 28,531 0,531">
          <text:p/>
        </draw:polygon>
        <draw:polygon draw:style-name="gr3" draw:text-style-name="P4" draw:layer="layout" svg:width="1.06cm" svg:height="0.026cm" svg:x="12.136cm" svg:y="25.139cm" svg:viewBox="0 0 1061 27" draw:points="0,0 1061,0 1061,27 0,27">
          <text:p/>
        </draw:polygon>
        <draw:polygon draw:style-name="gr3" draw:text-style-name="P4" draw:layer="layout" svg:width="0.027cm" svg:height="0.556cm" svg:x="13.169cm" svg:y="24.609cm" svg:viewBox="0 0 28 557" draw:points="0,0 28,0 28,557 0,557">
          <text:p/>
        </draw:polygon>
        <draw:polygon draw:style-name="gr3" draw:text-style-name="P4" draw:layer="layout" svg:width="1.563cm" svg:height="0.026cm" svg:x="10.6cm" svg:y="25.139cm" svg:viewBox="0 0 1564 27" draw:points="0,0 1564,0 1564,27 0,27">
          <text:p/>
        </draw:polygon>
        <draw:polygon draw:style-name="gr3" draw:text-style-name="P4" draw:layer="layout" svg:width="0.027cm" svg:height="0.556cm" svg:x="12.136cm" svg:y="24.609cm" svg:viewBox="0 0 28 557" draw:points="0,0 28,0 28,557 0,557">
          <text:p/>
        </draw:polygon>
        <draw:polygon draw:style-name="gr3" draw:text-style-name="P4" draw:layer="layout" svg:width="1.06cm" svg:height="0.026cm" svg:x="9.567cm" svg:y="25.139cm" svg:viewBox="0 0 1061 27" draw:points="0,0 1061,0 1061,27 0,27">
          <text:p/>
        </draw:polygon>
        <draw:polygon draw:style-name="gr3" draw:text-style-name="P4" draw:layer="layout" svg:width="0.027cm" svg:height="0.556cm" svg:x="10.6cm" svg:y="24.609cm" svg:viewBox="0 0 28 557" draw:points="0,0 28,0 28,557 0,557">
          <text:p/>
        </draw:polygon>
        <draw:polygon draw:style-name="gr3" draw:text-style-name="P4" draw:layer="layout" svg:width="7.574cm" svg:height="0.026cm" svg:x="2.02cm" svg:y="25.139cm" svg:viewBox="0 0 7575 27" draw:points="0,0 7575,0 7575,27 0,27">
          <text:p/>
        </draw:polygon>
        <draw:polygon draw:style-name="gr3" draw:text-style-name="P4" draw:layer="layout" svg:width="0.027cm" svg:height="0.556cm" svg:x="9.567cm" svg:y="24.609cm" svg:viewBox="0 0 28 557" draw:points="0,0 28,0 28,557 0,557">
          <text:p/>
        </draw:polygon>
        <draw:polygon draw:style-name="gr3" draw:text-style-name="P4" draw:layer="layout" svg:width="1.06cm" svg:height="0.026cm" svg:x="0.987cm" svg:y="25.139cm" svg:viewBox="0 0 1061 27" draw:points="0,0 1061,0 1061,27 0,27">
          <text:p/>
        </draw:polygon>
        <draw:polygon draw:style-name="gr3" draw:text-style-name="P4" draw:layer="layout" svg:width="0.027cm" svg:height="0.556cm" svg:x="0.987cm" svg:y="24.609cm" svg:viewBox="0 0 28 557" draw:points="0,0 28,0 28,557 0,557">
          <text:p/>
        </draw:polygon>
        <draw:polygon draw:style-name="gr3" draw:text-style-name="P4" draw:layer="layout" svg:width="0.027cm" svg:height="0.556cm" svg:x="2.02cm" svg:y="24.609cm" svg:viewBox="0 0 28 557" draw:points="0,0 28,0 28,557 0,557">
          <text:p/>
        </draw:polygon>
        <draw:polygon draw:style-name="gr3" draw:text-style-name="P4" draw:layer="layout" svg:width="6.568cm" svg:height="0.027cm" svg:x="13.169cm" svg:y="24.609cm" svg:viewBox="0 0 6569 28" draw:points="0,0 6569,0 6569,28 0,28">
          <text:p/>
        </draw:polygon>
        <draw:polygon draw:style-name="gr3" draw:text-style-name="P4" draw:layer="layout" svg:width="0.027cm" svg:height="0.529cm" svg:x="19.71cm" svg:y="24.08cm" svg:viewBox="0 0 28 530" draw:points="0,0 28,0 28,530 0,530">
          <text:p/>
        </draw:polygon>
        <draw:polygon draw:style-name="gr3" draw:text-style-name="P4" draw:layer="layout" svg:width="1.06cm" svg:height="0.027cm" svg:x="12.136cm" svg:y="24.609cm" svg:viewBox="0 0 1061 28" draw:points="0,0 1061,0 1061,28 0,28">
          <text:p/>
        </draw:polygon>
        <draw:polygon draw:style-name="gr3" draw:text-style-name="P4" draw:layer="layout" svg:width="0.027cm" svg:height="0.556cm" svg:x="13.169cm" svg:y="24.08cm" svg:viewBox="0 0 28 557" draw:points="0,0 28,0 28,557 0,557">
          <text:p/>
        </draw:polygon>
        <draw:polygon draw:style-name="gr3" draw:text-style-name="P4" draw:layer="layout" svg:width="1.563cm" svg:height="0.027cm" svg:x="10.6cm" svg:y="24.609cm" svg:viewBox="0 0 1564 28" draw:points="0,0 1564,0 1564,28 0,28">
          <text:p/>
        </draw:polygon>
        <draw:polygon draw:style-name="gr3" draw:text-style-name="P4" draw:layer="layout" svg:width="0.027cm" svg:height="0.556cm" svg:x="12.136cm" svg:y="24.08cm" svg:viewBox="0 0 28 557" draw:points="0,0 28,0 28,557 0,557">
          <text:p/>
        </draw:polygon>
        <draw:polygon draw:style-name="gr3" draw:text-style-name="P4" draw:layer="layout" svg:width="1.06cm" svg:height="0.027cm" svg:x="9.567cm" svg:y="24.609cm" svg:viewBox="0 0 1061 28" draw:points="0,0 1061,0 1061,28 0,28">
          <text:p/>
        </draw:polygon>
        <draw:polygon draw:style-name="gr3" draw:text-style-name="P4" draw:layer="layout" svg:width="0.027cm" svg:height="0.556cm" svg:x="10.6cm" svg:y="24.08cm" svg:viewBox="0 0 28 557" draw:points="0,0 28,0 28,557 0,557">
          <text:p/>
        </draw:polygon>
        <draw:polygon draw:style-name="gr3" draw:text-style-name="P4" draw:layer="layout" svg:width="7.574cm" svg:height="0.027cm" svg:x="2.02cm" svg:y="24.609cm" svg:viewBox="0 0 7575 28" draw:points="0,0 7575,0 7575,28 0,28">
          <text:p/>
        </draw:polygon>
        <draw:polygon draw:style-name="gr3" draw:text-style-name="P4" draw:layer="layout" svg:width="0.027cm" svg:height="0.556cm" svg:x="9.567cm" svg:y="24.08cm" svg:viewBox="0 0 28 557" draw:points="0,0 28,0 28,557 0,557">
          <text:p/>
        </draw:polygon>
        <draw:polygon draw:style-name="gr3" draw:text-style-name="P4" draw:layer="layout" svg:width="1.06cm" svg:height="0.027cm" svg:x="0.987cm" svg:y="24.609cm" svg:viewBox="0 0 1061 28" draw:points="0,0 1061,0 1061,28 0,28">
          <text:p/>
        </draw:polygon>
        <draw:polygon draw:style-name="gr3" draw:text-style-name="P4" draw:layer="layout" svg:width="0.027cm" svg:height="0.556cm" svg:x="0.987cm" svg:y="24.08cm" svg:viewBox="0 0 28 557" draw:points="0,0 28,0 28,557 0,557">
          <text:p/>
        </draw:polygon>
        <draw:polygon draw:style-name="gr3" draw:text-style-name="P4" draw:layer="layout" svg:width="0.027cm" svg:height="0.556cm" svg:x="2.02cm" svg:y="24.08cm" svg:viewBox="0 0 28 557" draw:points="0,0 28,0 28,557 0,557">
          <text:p/>
        </draw:polygon>
        <draw:polygon draw:style-name="gr3" draw:text-style-name="P4" draw:layer="layout" svg:width="6.568cm" svg:height="0.026cm" svg:x="13.169cm" svg:y="24.08cm" svg:viewBox="0 0 6569 27" draw:points="0,0 6569,0 6569,27 0,27">
          <text:p/>
        </draw:polygon>
        <draw:polygon draw:style-name="gr3" draw:text-style-name="P4" draw:layer="layout" svg:width="0.027cm" svg:height="0.53cm" svg:x="19.71cm" svg:y="23.55cm" svg:viewBox="0 0 28 531" draw:points="0,0 28,0 28,531 0,531">
          <text:p/>
        </draw:polygon>
        <draw:polygon draw:style-name="gr3" draw:text-style-name="P4" draw:layer="layout" svg:width="1.06cm" svg:height="0.026cm" svg:x="12.136cm" svg:y="24.08cm" svg:viewBox="0 0 1061 27" draw:points="0,0 1061,0 1061,27 0,27">
          <text:p/>
        </draw:polygon>
        <draw:polygon draw:style-name="gr3" draw:text-style-name="P4" draw:layer="layout" svg:width="0.027cm" svg:height="0.556cm" svg:x="13.169cm" svg:y="23.55cm" svg:viewBox="0 0 28 557" draw:points="0,0 28,0 28,557 0,557">
          <text:p/>
        </draw:polygon>
        <draw:polygon draw:style-name="gr3" draw:text-style-name="P4" draw:layer="layout" svg:width="1.563cm" svg:height="0.026cm" svg:x="10.6cm" svg:y="24.08cm" svg:viewBox="0 0 1564 27" draw:points="0,0 1564,0 1564,27 0,27">
          <text:p/>
        </draw:polygon>
        <draw:polygon draw:style-name="gr3" draw:text-style-name="P4" draw:layer="layout" svg:width="0.027cm" svg:height="0.556cm" svg:x="12.136cm" svg:y="23.55cm" svg:viewBox="0 0 28 557" draw:points="0,0 28,0 28,557 0,557">
          <text:p/>
        </draw:polygon>
        <draw:polygon draw:style-name="gr3" draw:text-style-name="P4" draw:layer="layout" svg:width="1.06cm" svg:height="0.026cm" svg:x="9.567cm" svg:y="24.08cm" svg:viewBox="0 0 1061 27" draw:points="0,0 1061,0 1061,27 0,27">
          <text:p/>
        </draw:polygon>
        <draw:polygon draw:style-name="gr3" draw:text-style-name="P4" draw:layer="layout" svg:width="0.027cm" svg:height="0.556cm" svg:x="10.6cm" svg:y="23.55cm" svg:viewBox="0 0 28 557" draw:points="0,0 28,0 28,557 0,557">
          <text:p/>
        </draw:polygon>
        <draw:polygon draw:style-name="gr3" draw:text-style-name="P4" draw:layer="layout" svg:width="7.574cm" svg:height="0.026cm" svg:x="2.02cm" svg:y="24.08cm" svg:viewBox="0 0 7575 27" draw:points="0,0 7575,0 7575,27 0,27">
          <text:p/>
        </draw:polygon>
        <draw:polygon draw:style-name="gr3" draw:text-style-name="P4" draw:layer="layout" svg:width="0.027cm" svg:height="0.556cm" svg:x="9.567cm" svg:y="23.55cm" svg:viewBox="0 0 28 557" draw:points="0,0 28,0 28,557 0,557">
          <text:p/>
        </draw:polygon>
        <draw:polygon draw:style-name="gr3" draw:text-style-name="P4" draw:layer="layout" svg:width="1.06cm" svg:height="0.026cm" svg:x="0.987cm" svg:y="24.08cm" svg:viewBox="0 0 1061 27" draw:points="0,0 1061,0 1061,27 0,27">
          <text:p/>
        </draw:polygon>
        <draw:polygon draw:style-name="gr3" draw:text-style-name="P4" draw:layer="layout" svg:width="0.027cm" svg:height="0.556cm" svg:x="0.987cm" svg:y="23.55cm" svg:viewBox="0 0 28 557" draw:points="0,0 28,0 28,557 0,557">
          <text:p/>
        </draw:polygon>
        <draw:polygon draw:style-name="gr3" draw:text-style-name="P4" draw:layer="layout" svg:width="0.027cm" svg:height="0.556cm" svg:x="2.02cm" svg:y="23.55cm" svg:viewBox="0 0 28 557" draw:points="0,0 28,0 28,557 0,557">
          <text:p/>
        </draw:polygon>
        <draw:polygon draw:style-name="gr3" draw:text-style-name="P4" draw:layer="layout" svg:width="6.568cm" svg:height="0.027cm" svg:x="13.169cm" svg:y="23.55cm" svg:viewBox="0 0 6569 28" draw:points="0,0 6569,0 6569,28 0,28">
          <text:p/>
        </draw:polygon>
        <draw:polygon draw:style-name="gr3" draw:text-style-name="P4" draw:layer="layout" svg:width="0.027cm" svg:height="0.53cm" svg:x="19.71cm" svg:y="23.02cm" svg:viewBox="0 0 28 531" draw:points="0,0 28,0 28,531 0,531">
          <text:p/>
        </draw:polygon>
        <draw:polygon draw:style-name="gr3" draw:text-style-name="P4" draw:layer="layout" svg:width="1.06cm" svg:height="0.027cm" svg:x="12.136cm" svg:y="23.55cm" svg:viewBox="0 0 1061 28" draw:points="0,0 1061,0 1061,28 0,28">
          <text:p/>
        </draw:polygon>
        <draw:polygon draw:style-name="gr3" draw:text-style-name="P4" draw:layer="layout" svg:width="0.027cm" svg:height="0.557cm" svg:x="13.169cm" svg:y="23.02cm" svg:viewBox="0 0 28 558" draw:points="0,0 28,0 28,558 0,558">
          <text:p/>
        </draw:polygon>
        <draw:polygon draw:style-name="gr3" draw:text-style-name="P4" draw:layer="layout" svg:width="1.563cm" svg:height="0.027cm" svg:x="10.6cm" svg:y="23.55cm" svg:viewBox="0 0 1564 28" draw:points="0,0 1564,0 1564,28 0,28">
          <text:p/>
        </draw:polygon>
        <draw:polygon draw:style-name="gr3" draw:text-style-name="P4" draw:layer="layout" svg:width="0.027cm" svg:height="0.557cm" svg:x="12.136cm" svg:y="23.02cm" svg:viewBox="0 0 28 558" draw:points="0,0 28,0 28,558 0,558">
          <text:p/>
        </draw:polygon>
        <draw:polygon draw:style-name="gr3" draw:text-style-name="P4" draw:layer="layout" svg:width="1.06cm" svg:height="0.027cm" svg:x="9.567cm" svg:y="23.55cm" svg:viewBox="0 0 1061 28" draw:points="0,0 1061,0 1061,28 0,28">
          <text:p/>
        </draw:polygon>
        <draw:polygon draw:style-name="gr3" draw:text-style-name="P4" draw:layer="layout" svg:width="0.027cm" svg:height="0.557cm" svg:x="10.6cm" svg:y="23.02cm" svg:viewBox="0 0 28 558" draw:points="0,0 28,0 28,558 0,558">
          <text:p/>
        </draw:polygon>
        <draw:polygon draw:style-name="gr3" draw:text-style-name="P4" draw:layer="layout" svg:width="7.574cm" svg:height="0.027cm" svg:x="2.02cm" svg:y="23.55cm" svg:viewBox="0 0 7575 28" draw:points="0,0 7575,0 7575,28 0,28">
          <text:p/>
        </draw:polygon>
        <draw:polygon draw:style-name="gr3" draw:text-style-name="P4" draw:layer="layout" svg:width="0.027cm" svg:height="0.557cm" svg:x="9.567cm" svg:y="23.02cm" svg:viewBox="0 0 28 558" draw:points="0,0 28,0 28,558 0,558">
          <text:p/>
        </draw:polygon>
        <draw:polygon draw:style-name="gr3" draw:text-style-name="P4" draw:layer="layout" svg:width="1.06cm" svg:height="0.027cm" svg:x="0.987cm" svg:y="23.55cm" svg:viewBox="0 0 1061 28" draw:points="0,0 1061,0 1061,28 0,28">
          <text:p/>
        </draw:polygon>
        <draw:polygon draw:style-name="gr3" draw:text-style-name="P4" draw:layer="layout" svg:width="0.027cm" svg:height="0.557cm" svg:x="0.987cm" svg:y="23.02cm" svg:viewBox="0 0 28 558" draw:points="0,0 28,0 28,558 0,558">
          <text:p/>
        </draw:polygon>
        <draw:polygon draw:style-name="gr3" draw:text-style-name="P4" draw:layer="layout" svg:width="0.027cm" svg:height="0.557cm" svg:x="2.02cm" svg:y="23.02cm" svg:viewBox="0 0 28 558" draw:points="0,0 28,0 28,558 0,558">
          <text:p/>
        </draw:polygon>
        <draw:polygon draw:style-name="gr3" draw:text-style-name="P4" draw:layer="layout" svg:width="6.568cm" svg:height="0.027cm" svg:x="13.169cm" svg:y="23.02cm" svg:viewBox="0 0 6569 28" draw:points="0,0 6569,0 6569,28 0,28">
          <text:p/>
        </draw:polygon>
        <draw:polygon draw:style-name="gr3" draw:text-style-name="P4" draw:layer="layout" svg:width="0.027cm" svg:height="0.529cm" svg:x="19.71cm" svg:y="22.491cm" svg:viewBox="0 0 28 530" draw:points="0,0 28,0 28,530 0,530">
          <text:p/>
        </draw:polygon>
        <draw:polygon draw:style-name="gr3" draw:text-style-name="P4" draw:layer="layout" svg:width="1.06cm" svg:height="0.027cm" svg:x="12.136cm" svg:y="23.02cm" svg:viewBox="0 0 1061 28" draw:points="0,0 1061,0 1061,28 0,28">
          <text:p/>
        </draw:polygon>
        <draw:polygon draw:style-name="gr3" draw:text-style-name="P4" draw:layer="layout" svg:width="0.027cm" svg:height="0.556cm" svg:x="13.169cm" svg:y="22.491cm" svg:viewBox="0 0 28 557" draw:points="0,0 28,0 28,557 0,557">
          <text:p/>
        </draw:polygon>
        <draw:polygon draw:style-name="gr3" draw:text-style-name="P4" draw:layer="layout" svg:width="1.563cm" svg:height="0.027cm" svg:x="10.6cm" svg:y="23.02cm" svg:viewBox="0 0 1564 28" draw:points="0,0 1564,0 1564,28 0,28">
          <text:p/>
        </draw:polygon>
        <draw:polygon draw:style-name="gr3" draw:text-style-name="P4" draw:layer="layout" svg:width="0.027cm" svg:height="0.556cm" svg:x="12.136cm" svg:y="22.491cm" svg:viewBox="0 0 28 557" draw:points="0,0 28,0 28,557 0,557">
          <text:p/>
        </draw:polygon>
        <draw:polygon draw:style-name="gr3" draw:text-style-name="P4" draw:layer="layout" svg:width="1.06cm" svg:height="0.027cm" svg:x="9.567cm" svg:y="23.02cm" svg:viewBox="0 0 1061 28" draw:points="0,0 1061,0 1061,28 0,28">
          <text:p/>
        </draw:polygon>
        <draw:polygon draw:style-name="gr3" draw:text-style-name="P4" draw:layer="layout" svg:width="0.027cm" svg:height="0.556cm" svg:x="10.6cm" svg:y="22.491cm" svg:viewBox="0 0 28 557" draw:points="0,0 28,0 28,557 0,557">
          <text:p/>
        </draw:polygon>
        <draw:polygon draw:style-name="gr3" draw:text-style-name="P4" draw:layer="layout" svg:width="7.574cm" svg:height="0.027cm" svg:x="2.02cm" svg:y="23.02cm" svg:viewBox="0 0 7575 28" draw:points="0,0 7575,0 7575,28 0,28">
          <text:p/>
        </draw:polygon>
        <draw:polygon draw:style-name="gr3" draw:text-style-name="P4" draw:layer="layout" svg:width="0.027cm" svg:height="0.556cm" svg:x="9.567cm" svg:y="22.491cm" svg:viewBox="0 0 28 557" draw:points="0,0 28,0 28,557 0,557">
          <text:p/>
        </draw:polygon>
        <draw:polygon draw:style-name="gr3" draw:text-style-name="P4" draw:layer="layout" svg:width="1.06cm" svg:height="0.027cm" svg:x="0.987cm" svg:y="23.02cm" svg:viewBox="0 0 1061 28" draw:points="0,0 1061,0 1061,28 0,28">
          <text:p/>
        </draw:polygon>
        <draw:polygon draw:style-name="gr3" draw:text-style-name="P4" draw:layer="layout" svg:width="0.027cm" svg:height="0.556cm" svg:x="0.987cm" svg:y="22.491cm" svg:viewBox="0 0 28 557" draw:points="0,0 28,0 28,557 0,557">
          <text:p/>
        </draw:polygon>
        <draw:polygon draw:style-name="gr3" draw:text-style-name="P4" draw:layer="layout" svg:width="0.027cm" svg:height="0.556cm" svg:x="2.02cm" svg:y="22.491cm" svg:viewBox="0 0 28 557" draw:points="0,0 28,0 28,557 0,557">
          <text:p/>
        </draw:polygon>
        <draw:polygon draw:style-name="gr3" draw:text-style-name="P4" draw:layer="layout" svg:width="6.568cm" svg:height="0.026cm" svg:x="13.169cm" svg:y="22.491cm" svg:viewBox="0 0 6569 27" draw:points="0,0 6569,0 6569,27 0,27">
          <text:p/>
        </draw:polygon>
        <draw:polygon draw:style-name="gr3" draw:text-style-name="P4" draw:layer="layout" svg:width="0.027cm" svg:height="0.927cm" svg:x="19.71cm" svg:y="21.564cm" svg:viewBox="0 0 28 928" draw:points="0,0 28,0 28,928 0,928">
          <text:p/>
        </draw:polygon>
        <draw:polygon draw:style-name="gr3" draw:text-style-name="P4" draw:layer="layout" svg:width="1.06cm" svg:height="0.026cm" svg:x="12.136cm" svg:y="22.491cm" svg:viewBox="0 0 1061 27" draw:points="0,0 1061,0 1061,27 0,27">
          <text:p/>
        </draw:polygon>
        <draw:polygon draw:style-name="gr3" draw:text-style-name="P4" draw:layer="layout" svg:width="0.027cm" svg:height="0.953cm" svg:x="13.169cm" svg:y="21.564cm" svg:viewBox="0 0 28 954" draw:points="0,0 28,0 28,954 0,954">
          <text:p/>
        </draw:polygon>
        <draw:polygon draw:style-name="gr3" draw:text-style-name="P4" draw:layer="layout" svg:width="1.563cm" svg:height="0.026cm" svg:x="10.6cm" svg:y="22.491cm" svg:viewBox="0 0 1564 27" draw:points="0,0 1564,0 1564,27 0,27">
          <text:p/>
        </draw:polygon>
        <draw:polygon draw:style-name="gr3" draw:text-style-name="P4" draw:layer="layout" svg:width="0.027cm" svg:height="0.953cm" svg:x="12.136cm" svg:y="21.564cm" svg:viewBox="0 0 28 954" draw:points="0,0 28,0 28,954 0,954">
          <text:p/>
        </draw:polygon>
        <draw:polygon draw:style-name="gr3" draw:text-style-name="P4" draw:layer="layout" svg:width="1.06cm" svg:height="0.026cm" svg:x="9.567cm" svg:y="22.491cm" svg:viewBox="0 0 1061 27" draw:points="0,0 1061,0 1061,27 0,27">
          <text:p/>
        </draw:polygon>
        <draw:polygon draw:style-name="gr3" draw:text-style-name="P4" draw:layer="layout" svg:width="0.027cm" svg:height="0.953cm" svg:x="10.6cm" svg:y="21.564cm" svg:viewBox="0 0 28 954" draw:points="0,0 28,0 28,954 0,954">
          <text:p/>
        </draw:polygon>
        <draw:polygon draw:style-name="gr3" draw:text-style-name="P4" draw:layer="layout" svg:width="7.574cm" svg:height="0.026cm" svg:x="2.02cm" svg:y="22.491cm" svg:viewBox="0 0 7575 27" draw:points="0,0 7575,0 7575,27 0,27">
          <text:p/>
        </draw:polygon>
        <draw:polygon draw:style-name="gr3" draw:text-style-name="P4" draw:layer="layout" svg:width="0.027cm" svg:height="0.953cm" svg:x="9.567cm" svg:y="21.564cm" svg:viewBox="0 0 28 954" draw:points="0,0 28,0 28,954 0,954">
          <text:p/>
        </draw:polygon>
        <draw:polygon draw:style-name="gr3" draw:text-style-name="P4" draw:layer="layout" svg:width="1.06cm" svg:height="0.026cm" svg:x="0.987cm" svg:y="22.491cm" svg:viewBox="0 0 1061 27" draw:points="0,0 1061,0 1061,27 0,27">
          <text:p/>
        </draw:polygon>
        <draw:polygon draw:style-name="gr3" draw:text-style-name="P4" draw:layer="layout" svg:width="0.027cm" svg:height="0.953cm" svg:x="0.987cm" svg:y="21.564cm" svg:viewBox="0 0 28 954" draw:points="0,0 28,0 28,954 0,954">
          <text:p/>
        </draw:polygon>
        <draw:polygon draw:style-name="gr3" draw:text-style-name="P4" draw:layer="layout" svg:width="0.027cm" svg:height="0.953cm" svg:x="2.02cm" svg:y="21.564cm" svg:viewBox="0 0 28 954" draw:points="0,0 28,0 28,954 0,954">
          <text:p/>
        </draw:polygon>
        <draw:polygon draw:style-name="gr3" draw:text-style-name="P4" draw:layer="layout" svg:width="6.568cm" svg:height="0.026cm" svg:x="13.169cm" svg:y="21.564cm" svg:viewBox="0 0 6569 27" draw:points="0,0 6569,0 6569,27 0,27">
          <text:p/>
        </draw:polygon>
        <draw:polygon draw:style-name="gr3" draw:text-style-name="P4" draw:layer="layout" svg:width="0.027cm" svg:height="0.53cm" svg:x="19.71cm" svg:y="21.034cm" svg:viewBox="0 0 28 531" draw:points="0,0 28,0 28,531 0,531">
          <text:p/>
        </draw:polygon>
        <draw:polygon draw:style-name="gr3" draw:text-style-name="P4" draw:layer="layout" svg:width="1.06cm" svg:height="0.026cm" svg:x="12.136cm" svg:y="21.564cm" svg:viewBox="0 0 1061 27" draw:points="0,0 1061,0 1061,27 0,27">
          <text:p/>
        </draw:polygon>
        <draw:polygon draw:style-name="gr3" draw:text-style-name="P4" draw:layer="layout" svg:width="0.027cm" svg:height="0.556cm" svg:x="13.169cm" svg:y="21.034cm" svg:viewBox="0 0 28 557" draw:points="0,0 28,0 28,557 0,557">
          <text:p/>
        </draw:polygon>
        <draw:polygon draw:style-name="gr3" draw:text-style-name="P4" draw:layer="layout" svg:width="1.563cm" svg:height="0.026cm" svg:x="10.6cm" svg:y="21.564cm" svg:viewBox="0 0 1564 27" draw:points="0,0 1564,0 1564,27 0,27">
          <text:p/>
        </draw:polygon>
        <draw:polygon draw:style-name="gr3" draw:text-style-name="P4" draw:layer="layout" svg:width="0.027cm" svg:height="0.556cm" svg:x="12.136cm" svg:y="21.034cm" svg:viewBox="0 0 28 557" draw:points="0,0 28,0 28,557 0,557">
          <text:p/>
        </draw:polygon>
        <draw:polygon draw:style-name="gr3" draw:text-style-name="P4" draw:layer="layout" svg:width="1.06cm" svg:height="0.026cm" svg:x="9.567cm" svg:y="21.564cm" svg:viewBox="0 0 1061 27" draw:points="0,0 1061,0 1061,27 0,27">
          <text:p/>
        </draw:polygon>
        <draw:polygon draw:style-name="gr3" draw:text-style-name="P4" draw:layer="layout" svg:width="0.027cm" svg:height="0.556cm" svg:x="10.6cm" svg:y="21.034cm" svg:viewBox="0 0 28 557" draw:points="0,0 28,0 28,557 0,557">
          <text:p/>
        </draw:polygon>
        <draw:polygon draw:style-name="gr3" draw:text-style-name="P4" draw:layer="layout" svg:width="7.574cm" svg:height="0.026cm" svg:x="2.02cm" svg:y="21.564cm" svg:viewBox="0 0 7575 27" draw:points="0,0 7575,0 7575,27 0,27">
          <text:p/>
        </draw:polygon>
        <draw:polygon draw:style-name="gr3" draw:text-style-name="P4" draw:layer="layout" svg:width="0.027cm" svg:height="0.556cm" svg:x="9.567cm" svg:y="21.034cm" svg:viewBox="0 0 28 557" draw:points="0,0 28,0 28,557 0,557">
          <text:p/>
        </draw:polygon>
        <draw:polygon draw:style-name="gr3" draw:text-style-name="P4" draw:layer="layout" svg:width="1.06cm" svg:height="0.026cm" svg:x="0.987cm" svg:y="21.564cm" svg:viewBox="0 0 1061 27" draw:points="0,0 1061,0 1061,27 0,27">
          <text:p/>
        </draw:polygon>
        <draw:polygon draw:style-name="gr3" draw:text-style-name="P4" draw:layer="layout" svg:width="0.027cm" svg:height="0.556cm" svg:x="0.987cm" svg:y="21.034cm" svg:viewBox="0 0 28 557" draw:points="0,0 28,0 28,557 0,557">
          <text:p/>
        </draw:polygon>
        <draw:polygon draw:style-name="gr3" draw:text-style-name="P4" draw:layer="layout" svg:width="0.027cm" svg:height="0.556cm" svg:x="2.02cm" svg:y="21.034cm" svg:viewBox="0 0 28 557" draw:points="0,0 28,0 28,557 0,557">
          <text:p/>
        </draw:polygon>
        <draw:polygon draw:style-name="gr3" draw:text-style-name="P4" draw:layer="layout" svg:width="6.568cm" svg:height="0.027cm" svg:x="13.169cm" svg:y="21.034cm" svg:viewBox="0 0 6569 28" draw:points="0,0 6569,0 6569,28 0,28">
          <text:p/>
        </draw:polygon>
        <draw:polygon draw:style-name="gr3" draw:text-style-name="P4" draw:layer="layout" svg:width="0.027cm" svg:height="0.529cm" svg:x="19.71cm" svg:y="20.505cm" svg:viewBox="0 0 28 530" draw:points="0,0 28,0 28,530 0,530">
          <text:p/>
        </draw:polygon>
        <draw:polygon draw:style-name="gr3" draw:text-style-name="P4" draw:layer="layout" svg:width="1.06cm" svg:height="0.027cm" svg:x="12.136cm" svg:y="21.034cm" svg:viewBox="0 0 1061 28" draw:points="0,0 1061,0 1061,28 0,28">
          <text:p/>
        </draw:polygon>
        <draw:polygon draw:style-name="gr3" draw:text-style-name="P4" draw:layer="layout" svg:width="0.027cm" svg:height="0.556cm" svg:x="13.169cm" svg:y="20.505cm" svg:viewBox="0 0 28 557" draw:points="0,0 28,0 28,557 0,557">
          <text:p/>
        </draw:polygon>
        <draw:polygon draw:style-name="gr3" draw:text-style-name="P4" draw:layer="layout" svg:width="1.563cm" svg:height="0.027cm" svg:x="10.6cm" svg:y="21.034cm" svg:viewBox="0 0 1564 28" draw:points="0,0 1564,0 1564,28 0,28">
          <text:p/>
        </draw:polygon>
        <draw:polygon draw:style-name="gr3" draw:text-style-name="P4" draw:layer="layout" svg:width="0.027cm" svg:height="0.556cm" svg:x="12.136cm" svg:y="20.505cm" svg:viewBox="0 0 28 557" draw:points="0,0 28,0 28,557 0,557">
          <text:p/>
        </draw:polygon>
        <draw:polygon draw:style-name="gr3" draw:text-style-name="P4" draw:layer="layout" svg:width="1.06cm" svg:height="0.027cm" svg:x="9.567cm" svg:y="21.034cm" svg:viewBox="0 0 1061 28" draw:points="0,0 1061,0 1061,28 0,28">
          <text:p/>
        </draw:polygon>
        <draw:polygon draw:style-name="gr3" draw:text-style-name="P4" draw:layer="layout" svg:width="0.027cm" svg:height="0.556cm" svg:x="10.6cm" svg:y="20.505cm" svg:viewBox="0 0 28 557" draw:points="0,0 28,0 28,557 0,557">
          <text:p/>
        </draw:polygon>
        <draw:polygon draw:style-name="gr3" draw:text-style-name="P4" draw:layer="layout" svg:width="7.574cm" svg:height="0.027cm" svg:x="2.02cm" svg:y="21.034cm" svg:viewBox="0 0 7575 28" draw:points="0,0 7575,0 7575,28 0,28">
          <text:p/>
        </draw:polygon>
        <draw:polygon draw:style-name="gr3" draw:text-style-name="P4" draw:layer="layout" svg:width="0.027cm" svg:height="0.556cm" svg:x="9.567cm" svg:y="20.505cm" svg:viewBox="0 0 28 557" draw:points="0,0 28,0 28,557 0,557">
          <text:p/>
        </draw:polygon>
        <draw:polygon draw:style-name="gr3" draw:text-style-name="P4" draw:layer="layout" svg:width="1.06cm" svg:height="0.027cm" svg:x="0.987cm" svg:y="21.034cm" svg:viewBox="0 0 1061 28" draw:points="0,0 1061,0 1061,28 0,28">
          <text:p/>
        </draw:polygon>
        <draw:polygon draw:style-name="gr3" draw:text-style-name="P4" draw:layer="layout" svg:width="0.027cm" svg:height="0.556cm" svg:x="0.987cm" svg:y="20.505cm" svg:viewBox="0 0 28 557" draw:points="0,0 28,0 28,557 0,557">
          <text:p/>
        </draw:polygon>
        <draw:polygon draw:style-name="gr3" draw:text-style-name="P4" draw:layer="layout" svg:width="0.027cm" svg:height="0.556cm" svg:x="2.02cm" svg:y="20.505cm" svg:viewBox="0 0 28 557" draw:points="0,0 28,0 28,557 0,557">
          <text:p/>
        </draw:polygon>
        <draw:polygon draw:style-name="gr3" draw:text-style-name="P4" draw:layer="layout" svg:width="6.568cm" svg:height="0.026cm" svg:x="13.169cm" svg:y="20.505cm" svg:viewBox="0 0 6569 27" draw:points="0,0 6569,0 6569,27 0,27">
          <text:p/>
        </draw:polygon>
        <draw:polygon draw:style-name="gr3" draw:text-style-name="P4" draw:layer="layout" svg:width="0.027cm" svg:height="0.53cm" svg:x="19.71cm" svg:y="19.975cm" svg:viewBox="0 0 28 531" draw:points="0,0 28,0 28,531 0,531">
          <text:p/>
        </draw:polygon>
        <draw:polygon draw:style-name="gr3" draw:text-style-name="P4" draw:layer="layout" svg:width="1.06cm" svg:height="0.026cm" svg:x="12.136cm" svg:y="20.505cm" svg:viewBox="0 0 1061 27" draw:points="0,0 1061,0 1061,27 0,27">
          <text:p/>
        </draw:polygon>
        <draw:polygon draw:style-name="gr3" draw:text-style-name="P4" draw:layer="layout" svg:width="0.027cm" svg:height="0.556cm" svg:x="13.169cm" svg:y="19.975cm" svg:viewBox="0 0 28 557" draw:points="0,0 28,0 28,557 0,557">
          <text:p/>
        </draw:polygon>
        <draw:polygon draw:style-name="gr3" draw:text-style-name="P4" draw:layer="layout" svg:width="1.563cm" svg:height="0.026cm" svg:x="10.6cm" svg:y="20.505cm" svg:viewBox="0 0 1564 27" draw:points="0,0 1564,0 1564,27 0,27">
          <text:p/>
        </draw:polygon>
        <draw:polygon draw:style-name="gr3" draw:text-style-name="P4" draw:layer="layout" svg:width="0.027cm" svg:height="0.556cm" svg:x="12.136cm" svg:y="19.975cm" svg:viewBox="0 0 28 557" draw:points="0,0 28,0 28,557 0,557">
          <text:p/>
        </draw:polygon>
        <draw:polygon draw:style-name="gr3" draw:text-style-name="P4" draw:layer="layout" svg:width="1.06cm" svg:height="0.026cm" svg:x="9.567cm" svg:y="20.505cm" svg:viewBox="0 0 1061 27" draw:points="0,0 1061,0 1061,27 0,27">
          <text:p/>
        </draw:polygon>
        <draw:polygon draw:style-name="gr3" draw:text-style-name="P4" draw:layer="layout" svg:width="0.027cm" svg:height="0.556cm" svg:x="10.6cm" svg:y="19.975cm" svg:viewBox="0 0 28 557" draw:points="0,0 28,0 28,557 0,557">
          <text:p/>
        </draw:polygon>
        <draw:polygon draw:style-name="gr3" draw:text-style-name="P4" draw:layer="layout" svg:width="7.574cm" svg:height="0.026cm" svg:x="2.02cm" svg:y="20.505cm" svg:viewBox="0 0 7575 27" draw:points="0,0 7575,0 7575,27 0,27">
          <text:p/>
        </draw:polygon>
        <draw:polygon draw:style-name="gr3" draw:text-style-name="P4" draw:layer="layout" svg:width="0.027cm" svg:height="0.556cm" svg:x="9.567cm" svg:y="19.975cm" svg:viewBox="0 0 28 557" draw:points="0,0 28,0 28,557 0,557">
          <text:p/>
        </draw:polygon>
        <draw:polygon draw:style-name="gr3" draw:text-style-name="P4" draw:layer="layout" svg:width="1.06cm" svg:height="0.026cm" svg:x="0.987cm" svg:y="20.505cm" svg:viewBox="0 0 1061 27" draw:points="0,0 1061,0 1061,27 0,27">
          <text:p/>
        </draw:polygon>
        <draw:polygon draw:style-name="gr3" draw:text-style-name="P4" draw:layer="layout" svg:width="0.027cm" svg:height="0.556cm" svg:x="0.987cm" svg:y="19.975cm" svg:viewBox="0 0 28 557" draw:points="0,0 28,0 28,557 0,557">
          <text:p/>
        </draw:polygon>
        <draw:polygon draw:style-name="gr3" draw:text-style-name="P4" draw:layer="layout" svg:width="0.027cm" svg:height="0.556cm" svg:x="2.02cm" svg:y="19.975cm" svg:viewBox="0 0 28 557" draw:points="0,0 28,0 28,557 0,557">
          <text:p/>
        </draw:polygon>
        <draw:polygon draw:style-name="gr3" draw:text-style-name="P4" draw:layer="layout" svg:width="6.568cm" svg:height="0.026cm" svg:x="13.169cm" svg:y="19.975cm" svg:viewBox="0 0 6569 27" draw:points="0,0 6569,0 6569,27 0,27">
          <text:p/>
        </draw:polygon>
        <draw:polygon draw:style-name="gr3" draw:text-style-name="P4" draw:layer="layout" svg:width="0.027cm" svg:height="0.53cm" svg:x="19.71cm" svg:y="19.445cm" svg:viewBox="0 0 28 531" draw:points="0,0 28,0 28,531 0,531">
          <text:p/>
        </draw:polygon>
        <draw:polygon draw:style-name="gr3" draw:text-style-name="P4" draw:layer="layout" svg:width="1.06cm" svg:height="0.026cm" svg:x="12.136cm" svg:y="19.975cm" svg:viewBox="0 0 1061 27" draw:points="0,0 1061,0 1061,27 0,27">
          <text:p/>
        </draw:polygon>
        <draw:polygon draw:style-name="gr3" draw:text-style-name="P4" draw:layer="layout" svg:width="0.027cm" svg:height="0.556cm" svg:x="13.169cm" svg:y="19.445cm" svg:viewBox="0 0 28 557" draw:points="0,0 28,0 28,557 0,557">
          <text:p/>
        </draw:polygon>
        <draw:polygon draw:style-name="gr3" draw:text-style-name="P4" draw:layer="layout" svg:width="1.563cm" svg:height="0.026cm" svg:x="10.6cm" svg:y="19.975cm" svg:viewBox="0 0 1564 27" draw:points="0,0 1564,0 1564,27 0,27">
          <text:p/>
        </draw:polygon>
        <draw:polygon draw:style-name="gr3" draw:text-style-name="P4" draw:layer="layout" svg:width="0.027cm" svg:height="0.556cm" svg:x="12.136cm" svg:y="19.445cm" svg:viewBox="0 0 28 557" draw:points="0,0 28,0 28,557 0,557">
          <text:p/>
        </draw:polygon>
        <draw:polygon draw:style-name="gr3" draw:text-style-name="P4" draw:layer="layout" svg:width="1.06cm" svg:height="0.026cm" svg:x="9.567cm" svg:y="19.975cm" svg:viewBox="0 0 1061 27" draw:points="0,0 1061,0 1061,27 0,27">
          <text:p/>
        </draw:polygon>
        <draw:polygon draw:style-name="gr3" draw:text-style-name="P4" draw:layer="layout" svg:width="0.027cm" svg:height="0.556cm" svg:x="10.6cm" svg:y="19.445cm" svg:viewBox="0 0 28 557" draw:points="0,0 28,0 28,557 0,557">
          <text:p/>
        </draw:polygon>
        <draw:polygon draw:style-name="gr3" draw:text-style-name="P4" draw:layer="layout" svg:width="7.574cm" svg:height="0.026cm" svg:x="2.02cm" svg:y="19.975cm" svg:viewBox="0 0 7575 27" draw:points="0,0 7575,0 7575,27 0,27">
          <text:p/>
        </draw:polygon>
        <draw:polygon draw:style-name="gr3" draw:text-style-name="P4" draw:layer="layout" svg:width="0.027cm" svg:height="0.556cm" svg:x="9.567cm" svg:y="19.445cm" svg:viewBox="0 0 28 557" draw:points="0,0 28,0 28,557 0,557">
          <text:p/>
        </draw:polygon>
        <draw:polygon draw:style-name="gr3" draw:text-style-name="P4" draw:layer="layout" svg:width="1.06cm" svg:height="0.026cm" svg:x="0.987cm" svg:y="19.975cm" svg:viewBox="0 0 1061 27" draw:points="0,0 1061,0 1061,27 0,27">
          <text:p/>
        </draw:polygon>
        <draw:polygon draw:style-name="gr3" draw:text-style-name="P4" draw:layer="layout" svg:width="0.027cm" svg:height="0.556cm" svg:x="0.987cm" svg:y="19.445cm" svg:viewBox="0 0 28 557" draw:points="0,0 28,0 28,557 0,557">
          <text:p/>
        </draw:polygon>
        <draw:polygon draw:style-name="gr3" draw:text-style-name="P4" draw:layer="layout" svg:width="0.027cm" svg:height="0.556cm" svg:x="2.02cm" svg:y="19.445cm" svg:viewBox="0 0 28 557" draw:points="0,0 28,0 28,557 0,557">
          <text:p/>
        </draw:polygon>
        <draw:polygon draw:style-name="gr3" draw:text-style-name="P4" draw:layer="layout" svg:width="6.568cm" svg:height="0.027cm" svg:x="13.169cm" svg:y="19.445cm" svg:viewBox="0 0 6569 28" draw:points="0,0 6569,0 6569,28 0,28">
          <text:p/>
        </draw:polygon>
        <draw:polygon draw:style-name="gr3" draw:text-style-name="P4" draw:layer="layout" svg:width="0.027cm" svg:height="0.927cm" svg:x="19.71cm" svg:y="18.518cm" svg:viewBox="0 0 28 928" draw:points="0,0 28,0 28,928 0,928">
          <text:p/>
        </draw:polygon>
        <draw:polygon draw:style-name="gr3" draw:text-style-name="P4" draw:layer="layout" svg:width="1.06cm" svg:height="0.027cm" svg:x="12.136cm" svg:y="19.445cm" svg:viewBox="0 0 1061 28" draw:points="0,0 1061,0 1061,28 0,28">
          <text:p/>
        </draw:polygon>
        <draw:polygon draw:style-name="gr3" draw:text-style-name="P4" draw:layer="layout" svg:width="0.027cm" svg:height="0.954cm" svg:x="13.169cm" svg:y="18.518cm" svg:viewBox="0 0 28 955" draw:points="0,0 28,0 28,955 0,955">
          <text:p/>
        </draw:polygon>
        <draw:polygon draw:style-name="gr3" draw:text-style-name="P4" draw:layer="layout" svg:width="1.563cm" svg:height="0.027cm" svg:x="10.6cm" svg:y="19.445cm" svg:viewBox="0 0 1564 28" draw:points="0,0 1564,0 1564,28 0,28">
          <text:p/>
        </draw:polygon>
        <draw:polygon draw:style-name="gr3" draw:text-style-name="P4" draw:layer="layout" svg:width="0.027cm" svg:height="0.954cm" svg:x="12.136cm" svg:y="18.518cm" svg:viewBox="0 0 28 955" draw:points="0,0 28,0 28,955 0,955">
          <text:p/>
        </draw:polygon>
        <draw:polygon draw:style-name="gr3" draw:text-style-name="P4" draw:layer="layout" svg:width="1.06cm" svg:height="0.027cm" svg:x="9.567cm" svg:y="19.445cm" svg:viewBox="0 0 1061 28" draw:points="0,0 1061,0 1061,28 0,28">
          <text:p/>
        </draw:polygon>
        <draw:polygon draw:style-name="gr3" draw:text-style-name="P4" draw:layer="layout" svg:width="0.027cm" svg:height="0.954cm" svg:x="10.6cm" svg:y="18.518cm" svg:viewBox="0 0 28 955" draw:points="0,0 28,0 28,955 0,955">
          <text:p/>
        </draw:polygon>
        <draw:polygon draw:style-name="gr3" draw:text-style-name="P4" draw:layer="layout" svg:width="7.574cm" svg:height="0.027cm" svg:x="2.02cm" svg:y="19.445cm" svg:viewBox="0 0 7575 28" draw:points="0,0 7575,0 7575,28 0,28">
          <text:p/>
        </draw:polygon>
        <draw:polygon draw:style-name="gr3" draw:text-style-name="P4" draw:layer="layout" svg:width="0.027cm" svg:height="0.954cm" svg:x="9.567cm" svg:y="18.518cm" svg:viewBox="0 0 28 955" draw:points="0,0 28,0 28,955 0,955">
          <text:p/>
        </draw:polygon>
        <draw:polygon draw:style-name="gr3" draw:text-style-name="P4" draw:layer="layout" svg:width="1.06cm" svg:height="0.027cm" svg:x="0.987cm" svg:y="19.445cm" svg:viewBox="0 0 1061 28" draw:points="0,0 1061,0 1061,28 0,28">
          <text:p/>
        </draw:polygon>
        <draw:polygon draw:style-name="gr3" draw:text-style-name="P4" draw:layer="layout" svg:width="0.027cm" svg:height="0.954cm" svg:x="0.987cm" svg:y="18.518cm" svg:viewBox="0 0 28 955" draw:points="0,0 28,0 28,955 0,955">
          <text:p/>
        </draw:polygon>
        <draw:polygon draw:style-name="gr3" draw:text-style-name="P4" draw:layer="layout" svg:width="0.027cm" svg:height="0.954cm" svg:x="2.02cm" svg:y="18.518cm" svg:viewBox="0 0 28 955" draw:points="0,0 28,0 28,955 0,955">
          <text:p/>
        </draw:polygon>
        <draw:polygon draw:style-name="gr3" draw:text-style-name="P4" draw:layer="layout" svg:width="6.568cm" svg:height="0.027cm" svg:x="13.169cm" svg:y="18.518cm" svg:viewBox="0 0 6569 28" draw:points="0,0 6569,0 6569,28 0,28">
          <text:p/>
        </draw:polygon>
        <draw:polygon draw:style-name="gr3" draw:text-style-name="P4" draw:layer="layout" svg:width="0.027cm" svg:height="0.529cm" svg:x="19.71cm" svg:y="17.989cm" svg:viewBox="0 0 28 530" draw:points="0,0 28,0 28,530 0,530">
          <text:p/>
        </draw:polygon>
        <draw:polygon draw:style-name="gr3" draw:text-style-name="P4" draw:layer="layout" svg:width="1.06cm" svg:height="0.027cm" svg:x="12.136cm" svg:y="18.518cm" svg:viewBox="0 0 1061 28" draw:points="0,0 1061,0 1061,28 0,28">
          <text:p/>
        </draw:polygon>
        <draw:polygon draw:style-name="gr3" draw:text-style-name="P4" draw:layer="layout" svg:width="0.027cm" svg:height="0.556cm" svg:x="13.169cm" svg:y="17.989cm" svg:viewBox="0 0 28 557" draw:points="0,0 28,0 28,557 0,557">
          <text:p/>
        </draw:polygon>
        <draw:polygon draw:style-name="gr3" draw:text-style-name="P4" draw:layer="layout" svg:width="1.563cm" svg:height="0.027cm" svg:x="10.6cm" svg:y="18.518cm" svg:viewBox="0 0 1564 28" draw:points="0,0 1564,0 1564,28 0,28">
          <text:p/>
        </draw:polygon>
        <draw:polygon draw:style-name="gr3" draw:text-style-name="P4" draw:layer="layout" svg:width="0.027cm" svg:height="0.556cm" svg:x="12.136cm" svg:y="17.989cm" svg:viewBox="0 0 28 557" draw:points="0,0 28,0 28,557 0,557">
          <text:p/>
        </draw:polygon>
        <draw:polygon draw:style-name="gr3" draw:text-style-name="P4" draw:layer="layout" svg:width="1.06cm" svg:height="0.027cm" svg:x="9.567cm" svg:y="18.518cm" svg:viewBox="0 0 1061 28" draw:points="0,0 1061,0 1061,28 0,28">
          <text:p/>
        </draw:polygon>
        <draw:polygon draw:style-name="gr3" draw:text-style-name="P4" draw:layer="layout" svg:width="0.027cm" svg:height="0.556cm" svg:x="10.6cm" svg:y="17.989cm" svg:viewBox="0 0 28 557" draw:points="0,0 28,0 28,557 0,557">
          <text:p/>
        </draw:polygon>
        <draw:polygon draw:style-name="gr3" draw:text-style-name="P4" draw:layer="layout" svg:width="7.574cm" svg:height="0.027cm" svg:x="2.02cm" svg:y="18.518cm" svg:viewBox="0 0 7575 28" draw:points="0,0 7575,0 7575,28 0,28">
          <text:p/>
        </draw:polygon>
        <draw:polygon draw:style-name="gr3" draw:text-style-name="P4" draw:layer="layout" svg:width="0.027cm" svg:height="0.556cm" svg:x="9.567cm" svg:y="17.989cm" svg:viewBox="0 0 28 557" draw:points="0,0 28,0 28,557 0,557">
          <text:p/>
        </draw:polygon>
        <draw:polygon draw:style-name="gr3" draw:text-style-name="P4" draw:layer="layout" svg:width="1.06cm" svg:height="0.027cm" svg:x="0.987cm" svg:y="18.518cm" svg:viewBox="0 0 1061 28" draw:points="0,0 1061,0 1061,28 0,28">
          <text:p/>
        </draw:polygon>
        <draw:polygon draw:style-name="gr3" draw:text-style-name="P4" draw:layer="layout" svg:width="0.027cm" svg:height="0.556cm" svg:x="0.987cm" svg:y="17.989cm" svg:viewBox="0 0 28 557" draw:points="0,0 28,0 28,557 0,557">
          <text:p/>
        </draw:polygon>
        <draw:polygon draw:style-name="gr3" draw:text-style-name="P4" draw:layer="layout" svg:width="0.027cm" svg:height="0.556cm" svg:x="2.02cm" svg:y="17.989cm" svg:viewBox="0 0 28 557" draw:points="0,0 28,0 28,557 0,557">
          <text:p/>
        </draw:polygon>
        <draw:polygon draw:style-name="gr3" draw:text-style-name="P4" draw:layer="layout" svg:width="6.568cm" svg:height="0.026cm" svg:x="13.169cm" svg:y="17.989cm" svg:viewBox="0 0 6569 27" draw:points="0,0 6569,0 6569,27 0,27">
          <text:p/>
        </draw:polygon>
        <draw:polygon draw:style-name="gr3" draw:text-style-name="P4" draw:layer="layout" svg:width="0.027cm" svg:height="0.53cm" svg:x="19.71cm" svg:y="17.459cm" svg:viewBox="0 0 28 531" draw:points="0,0 28,0 28,531 0,531">
          <text:p/>
        </draw:polygon>
        <draw:polygon draw:style-name="gr3" draw:text-style-name="P4" draw:layer="layout" svg:width="1.06cm" svg:height="0.026cm" svg:x="12.136cm" svg:y="17.989cm" svg:viewBox="0 0 1061 27" draw:points="0,0 1061,0 1061,27 0,27">
          <text:p/>
        </draw:polygon>
        <draw:polygon draw:style-name="gr3" draw:text-style-name="P4" draw:layer="layout" svg:width="0.027cm" svg:height="0.556cm" svg:x="13.169cm" svg:y="17.459cm" svg:viewBox="0 0 28 557" draw:points="0,0 28,0 28,557 0,557">
          <text:p/>
        </draw:polygon>
        <draw:polygon draw:style-name="gr3" draw:text-style-name="P4" draw:layer="layout" svg:width="1.563cm" svg:height="0.026cm" svg:x="10.6cm" svg:y="17.989cm" svg:viewBox="0 0 1564 27" draw:points="0,0 1564,0 1564,27 0,27">
          <text:p/>
        </draw:polygon>
        <draw:polygon draw:style-name="gr3" draw:text-style-name="P4" draw:layer="layout" svg:width="0.027cm" svg:height="0.556cm" svg:x="12.136cm" svg:y="17.459cm" svg:viewBox="0 0 28 557" draw:points="0,0 28,0 28,557 0,557">
          <text:p/>
        </draw:polygon>
        <draw:polygon draw:style-name="gr3" draw:text-style-name="P4" draw:layer="layout" svg:width="1.06cm" svg:height="0.026cm" svg:x="9.567cm" svg:y="17.989cm" svg:viewBox="0 0 1061 27" draw:points="0,0 1061,0 1061,27 0,27">
          <text:p/>
        </draw:polygon>
        <draw:polygon draw:style-name="gr3" draw:text-style-name="P4" draw:layer="layout" svg:width="0.027cm" svg:height="0.556cm" svg:x="10.6cm" svg:y="17.459cm" svg:viewBox="0 0 28 557" draw:points="0,0 28,0 28,557 0,557">
          <text:p/>
        </draw:polygon>
        <draw:polygon draw:style-name="gr3" draw:text-style-name="P4" draw:layer="layout" svg:width="7.574cm" svg:height="0.026cm" svg:x="2.02cm" svg:y="17.989cm" svg:viewBox="0 0 7575 27" draw:points="0,0 7575,0 7575,27 0,27">
          <text:p/>
        </draw:polygon>
        <draw:polygon draw:style-name="gr3" draw:text-style-name="P4" draw:layer="layout" svg:width="0.027cm" svg:height="0.556cm" svg:x="9.567cm" svg:y="17.459cm" svg:viewBox="0 0 28 557" draw:points="0,0 28,0 28,557 0,557">
          <text:p/>
        </draw:polygon>
        <draw:polygon draw:style-name="gr3" draw:text-style-name="P4" draw:layer="layout" svg:width="1.06cm" svg:height="0.026cm" svg:x="0.987cm" svg:y="17.989cm" svg:viewBox="0 0 1061 27" draw:points="0,0 1061,0 1061,27 0,27">
          <text:p/>
        </draw:polygon>
        <draw:polygon draw:style-name="gr3" draw:text-style-name="P4" draw:layer="layout" svg:width="0.027cm" svg:height="0.556cm" svg:x="0.987cm" svg:y="17.459cm" svg:viewBox="0 0 28 557" draw:points="0,0 28,0 28,557 0,557">
          <text:p/>
        </draw:polygon>
        <draw:polygon draw:style-name="gr3" draw:text-style-name="P4" draw:layer="layout" svg:width="0.027cm" svg:height="0.556cm" svg:x="2.02cm" svg:y="17.459cm" svg:viewBox="0 0 28 557" draw:points="0,0 28,0 28,557 0,557">
          <text:p/>
        </draw:polygon>
        <draw:polygon draw:style-name="gr3" draw:text-style-name="P4" draw:layer="layout" svg:width="6.568cm" svg:height="0.027cm" svg:x="13.169cm" svg:y="17.459cm" svg:viewBox="0 0 6569 28" draw:points="0,0 6569,0 6569,28 0,28">
          <text:p/>
        </draw:polygon>
        <draw:polygon draw:style-name="gr3" draw:text-style-name="P4" draw:layer="layout" svg:width="0.027cm" svg:height="0.529cm" svg:x="19.71cm" svg:y="16.93cm" svg:viewBox="0 0 28 530" draw:points="0,0 28,0 28,530 0,530">
          <text:p/>
        </draw:polygon>
        <draw:polygon draw:style-name="gr3" draw:text-style-name="P4" draw:layer="layout" svg:width="1.06cm" svg:height="0.027cm" svg:x="12.136cm" svg:y="17.459cm" svg:viewBox="0 0 1061 28" draw:points="0,0 1061,0 1061,28 0,28">
          <text:p/>
        </draw:polygon>
        <draw:polygon draw:style-name="gr3" draw:text-style-name="P4" draw:layer="layout" svg:width="0.027cm" svg:height="0.556cm" svg:x="13.169cm" svg:y="16.93cm" svg:viewBox="0 0 28 557" draw:points="0,0 28,0 28,557 0,557">
          <text:p/>
        </draw:polygon>
        <draw:polygon draw:style-name="gr3" draw:text-style-name="P4" draw:layer="layout" svg:width="1.563cm" svg:height="0.027cm" svg:x="10.6cm" svg:y="17.459cm" svg:viewBox="0 0 1564 28" draw:points="0,0 1564,0 1564,28 0,28">
          <text:p/>
        </draw:polygon>
        <draw:polygon draw:style-name="gr3" draw:text-style-name="P4" draw:layer="layout" svg:width="0.027cm" svg:height="0.556cm" svg:x="12.136cm" svg:y="16.93cm" svg:viewBox="0 0 28 557" draw:points="0,0 28,0 28,557 0,557">
          <text:p/>
        </draw:polygon>
        <draw:polygon draw:style-name="gr3" draw:text-style-name="P4" draw:layer="layout" svg:width="1.06cm" svg:height="0.027cm" svg:x="9.567cm" svg:y="17.459cm" svg:viewBox="0 0 1061 28" draw:points="0,0 1061,0 1061,28 0,28">
          <text:p/>
        </draw:polygon>
        <draw:polygon draw:style-name="gr3" draw:text-style-name="P4" draw:layer="layout" svg:width="0.027cm" svg:height="0.556cm" svg:x="10.6cm" svg:y="16.93cm" svg:viewBox="0 0 28 557" draw:points="0,0 28,0 28,557 0,557">
          <text:p/>
        </draw:polygon>
        <draw:polygon draw:style-name="gr3" draw:text-style-name="P4" draw:layer="layout" svg:width="7.574cm" svg:height="0.027cm" svg:x="2.02cm" svg:y="17.459cm" svg:viewBox="0 0 7575 28" draw:points="0,0 7575,0 7575,28 0,28">
          <text:p/>
        </draw:polygon>
        <draw:polygon draw:style-name="gr3" draw:text-style-name="P4" draw:layer="layout" svg:width="0.027cm" svg:height="0.556cm" svg:x="9.567cm" svg:y="16.93cm" svg:viewBox="0 0 28 557" draw:points="0,0 28,0 28,557 0,557">
          <text:p/>
        </draw:polygon>
        <draw:polygon draw:style-name="gr3" draw:text-style-name="P4" draw:layer="layout" svg:width="1.06cm" svg:height="0.027cm" svg:x="0.987cm" svg:y="17.459cm" svg:viewBox="0 0 1061 28" draw:points="0,0 1061,0 1061,28 0,28">
          <text:p/>
        </draw:polygon>
        <draw:polygon draw:style-name="gr3" draw:text-style-name="P4" draw:layer="layout" svg:width="0.027cm" svg:height="0.556cm" svg:x="0.987cm" svg:y="16.93cm" svg:viewBox="0 0 28 557" draw:points="0,0 28,0 28,557 0,557">
          <text:p/>
        </draw:polygon>
        <draw:polygon draw:style-name="gr3" draw:text-style-name="P4" draw:layer="layout" svg:width="0.027cm" svg:height="0.556cm" svg:x="2.02cm" svg:y="16.93cm" svg:viewBox="0 0 28 557" draw:points="0,0 28,0 28,557 0,557">
          <text:p/>
        </draw:polygon>
        <draw:polygon draw:style-name="gr3" draw:text-style-name="P4" draw:layer="layout" svg:width="6.568cm" svg:height="0.026cm" svg:x="13.169cm" svg:y="16.93cm" svg:viewBox="0 0 6569 27" draw:points="0,0 6569,0 6569,27 0,27">
          <text:p/>
        </draw:polygon>
        <draw:polygon draw:style-name="gr3" draw:text-style-name="P4" draw:layer="layout" svg:width="0.027cm" svg:height="0.53cm" svg:x="19.71cm" svg:y="16.4cm" svg:viewBox="0 0 28 531" draw:points="0,0 28,0 28,531 0,531">
          <text:p/>
        </draw:polygon>
        <draw:polygon draw:style-name="gr3" draw:text-style-name="P4" draw:layer="layout" svg:width="1.06cm" svg:height="0.026cm" svg:x="12.136cm" svg:y="16.93cm" svg:viewBox="0 0 1061 27" draw:points="0,0 1061,0 1061,27 0,27">
          <text:p/>
        </draw:polygon>
        <draw:polygon draw:style-name="gr3" draw:text-style-name="P4" draw:layer="layout" svg:width="0.027cm" svg:height="0.556cm" svg:x="13.169cm" svg:y="16.4cm" svg:viewBox="0 0 28 557" draw:points="0,0 28,0 28,557 0,557">
          <text:p/>
        </draw:polygon>
        <draw:polygon draw:style-name="gr3" draw:text-style-name="P4" draw:layer="layout" svg:width="1.563cm" svg:height="0.026cm" svg:x="10.6cm" svg:y="16.93cm" svg:viewBox="0 0 1564 27" draw:points="0,0 1564,0 1564,27 0,27">
          <text:p/>
        </draw:polygon>
        <draw:polygon draw:style-name="gr3" draw:text-style-name="P4" draw:layer="layout" svg:width="0.027cm" svg:height="0.556cm" svg:x="12.136cm" svg:y="16.4cm" svg:viewBox="0 0 28 557" draw:points="0,0 28,0 28,557 0,557">
          <text:p/>
        </draw:polygon>
        <draw:polygon draw:style-name="gr3" draw:text-style-name="P4" draw:layer="layout" svg:width="1.06cm" svg:height="0.026cm" svg:x="9.567cm" svg:y="16.93cm" svg:viewBox="0 0 1061 27" draw:points="0,0 1061,0 1061,27 0,27">
          <text:p/>
        </draw:polygon>
        <draw:polygon draw:style-name="gr3" draw:text-style-name="P4" draw:layer="layout" svg:width="0.027cm" svg:height="0.556cm" svg:x="10.6cm" svg:y="16.4cm" svg:viewBox="0 0 28 557" draw:points="0,0 28,0 28,557 0,557">
          <text:p/>
        </draw:polygon>
        <draw:polygon draw:style-name="gr3" draw:text-style-name="P4" draw:layer="layout" svg:width="7.574cm" svg:height="0.026cm" svg:x="2.02cm" svg:y="16.93cm" svg:viewBox="0 0 7575 27" draw:points="0,0 7575,0 7575,27 0,27">
          <text:p/>
        </draw:polygon>
        <draw:polygon draw:style-name="gr3" draw:text-style-name="P4" draw:layer="layout" svg:width="0.027cm" svg:height="0.556cm" svg:x="9.567cm" svg:y="16.4cm" svg:viewBox="0 0 28 557" draw:points="0,0 28,0 28,557 0,557">
          <text:p/>
        </draw:polygon>
        <draw:polygon draw:style-name="gr3" draw:text-style-name="P4" draw:layer="layout" svg:width="1.06cm" svg:height="0.026cm" svg:x="0.987cm" svg:y="16.93cm" svg:viewBox="0 0 1061 27" draw:points="0,0 1061,0 1061,27 0,27">
          <text:p/>
        </draw:polygon>
        <draw:polygon draw:style-name="gr3" draw:text-style-name="P4" draw:layer="layout" svg:width="0.027cm" svg:height="0.556cm" svg:x="0.987cm" svg:y="16.4cm" svg:viewBox="0 0 28 557" draw:points="0,0 28,0 28,557 0,557">
          <text:p/>
        </draw:polygon>
        <draw:polygon draw:style-name="gr3" draw:text-style-name="P4" draw:layer="layout" svg:width="0.027cm" svg:height="0.556cm" svg:x="2.02cm" svg:y="16.4cm" svg:viewBox="0 0 28 557" draw:points="0,0 28,0 28,557 0,557">
          <text:p/>
        </draw:polygon>
        <draw:polygon draw:style-name="gr3" draw:text-style-name="P4" draw:layer="layout" svg:width="6.568cm" svg:height="0.026cm" svg:x="13.169cm" svg:y="16.4cm" svg:viewBox="0 0 6569 27" draw:points="0,0 6569,0 6569,27 0,27">
          <text:p/>
        </draw:polygon>
        <draw:polygon draw:style-name="gr3" draw:text-style-name="P4" draw:layer="layout" svg:width="0.027cm" svg:height="0.53cm" svg:x="19.71cm" svg:y="15.87cm" svg:viewBox="0 0 28 531" draw:points="0,0 28,0 28,531 0,531">
          <text:p/>
        </draw:polygon>
        <draw:polygon draw:style-name="gr3" draw:text-style-name="P4" draw:layer="layout" svg:width="1.06cm" svg:height="0.026cm" svg:x="12.136cm" svg:y="16.4cm" svg:viewBox="0 0 1061 27" draw:points="0,0 1061,0 1061,27 0,27">
          <text:p/>
        </draw:polygon>
        <draw:polygon draw:style-name="gr3" draw:text-style-name="P4" draw:layer="layout" svg:width="0.027cm" svg:height="0.556cm" svg:x="13.169cm" svg:y="15.87cm" svg:viewBox="0 0 28 557" draw:points="0,0 28,0 28,557 0,557">
          <text:p/>
        </draw:polygon>
        <draw:polygon draw:style-name="gr3" draw:text-style-name="P4" draw:layer="layout" svg:width="1.563cm" svg:height="0.026cm" svg:x="10.6cm" svg:y="16.4cm" svg:viewBox="0 0 1564 27" draw:points="0,0 1564,0 1564,27 0,27">
          <text:p/>
        </draw:polygon>
        <draw:polygon draw:style-name="gr3" draw:text-style-name="P4" draw:layer="layout" svg:width="0.027cm" svg:height="0.556cm" svg:x="12.136cm" svg:y="15.87cm" svg:viewBox="0 0 28 557" draw:points="0,0 28,0 28,557 0,557">
          <text:p/>
        </draw:polygon>
        <draw:polygon draw:style-name="gr3" draw:text-style-name="P4" draw:layer="layout" svg:width="1.06cm" svg:height="0.026cm" svg:x="9.567cm" svg:y="16.4cm" svg:viewBox="0 0 1061 27" draw:points="0,0 1061,0 1061,27 0,27">
          <text:p/>
        </draw:polygon>
        <draw:polygon draw:style-name="gr3" draw:text-style-name="P4" draw:layer="layout" svg:width="0.027cm" svg:height="0.556cm" svg:x="10.6cm" svg:y="15.87cm" svg:viewBox="0 0 28 557" draw:points="0,0 28,0 28,557 0,557">
          <text:p/>
        </draw:polygon>
        <draw:polygon draw:style-name="gr3" draw:text-style-name="P4" draw:layer="layout" svg:width="7.574cm" svg:height="0.026cm" svg:x="2.02cm" svg:y="16.4cm" svg:viewBox="0 0 7575 27" draw:points="0,0 7575,0 7575,27 0,27">
          <text:p/>
        </draw:polygon>
        <draw:polygon draw:style-name="gr3" draw:text-style-name="P4" draw:layer="layout" svg:width="0.027cm" svg:height="0.556cm" svg:x="9.567cm" svg:y="15.87cm" svg:viewBox="0 0 28 557" draw:points="0,0 28,0 28,557 0,557">
          <text:p/>
        </draw:polygon>
        <draw:polygon draw:style-name="gr3" draw:text-style-name="P4" draw:layer="layout" svg:width="1.06cm" svg:height="0.026cm" svg:x="0.987cm" svg:y="16.4cm" svg:viewBox="0 0 1061 27" draw:points="0,0 1061,0 1061,27 0,27">
          <text:p/>
        </draw:polygon>
        <draw:polygon draw:style-name="gr3" draw:text-style-name="P4" draw:layer="layout" svg:width="0.027cm" svg:height="0.556cm" svg:x="0.987cm" svg:y="15.87cm" svg:viewBox="0 0 28 557" draw:points="0,0 28,0 28,557 0,557">
          <text:p/>
        </draw:polygon>
        <draw:polygon draw:style-name="gr3" draw:text-style-name="P4" draw:layer="layout" svg:width="0.027cm" svg:height="0.556cm" svg:x="2.02cm" svg:y="15.87cm" svg:viewBox="0 0 28 557" draw:points="0,0 28,0 28,557 0,557">
          <text:p/>
        </draw:polygon>
        <draw:polygon draw:style-name="gr3" draw:text-style-name="P4" draw:layer="layout" svg:width="6.568cm" svg:height="0.027cm" svg:x="13.169cm" svg:y="15.87cm" svg:viewBox="0 0 6569 28" draw:points="0,0 6569,0 6569,28 0,28">
          <text:p/>
        </draw:polygon>
        <draw:polygon draw:style-name="gr3" draw:text-style-name="P4" draw:layer="layout" svg:width="0.027cm" svg:height="0.529cm" svg:x="19.71cm" svg:y="15.341cm" svg:viewBox="0 0 28 530" draw:points="0,0 28,0 28,530 0,530">
          <text:p/>
        </draw:polygon>
        <draw:polygon draw:style-name="gr3" draw:text-style-name="P4" draw:layer="layout" svg:width="1.06cm" svg:height="0.027cm" svg:x="12.136cm" svg:y="15.87cm" svg:viewBox="0 0 1061 28" draw:points="0,0 1061,0 1061,28 0,28">
          <text:p/>
        </draw:polygon>
        <draw:polygon draw:style-name="gr3" draw:text-style-name="P4" draw:layer="layout" svg:width="0.027cm" svg:height="0.556cm" svg:x="13.169cm" svg:y="15.341cm" svg:viewBox="0 0 28 557" draw:points="0,0 28,0 28,557 0,557">
          <text:p/>
        </draw:polygon>
        <draw:polygon draw:style-name="gr3" draw:text-style-name="P4" draw:layer="layout" svg:width="1.563cm" svg:height="0.027cm" svg:x="10.6cm" svg:y="15.87cm" svg:viewBox="0 0 1564 28" draw:points="0,0 1564,0 1564,28 0,28">
          <text:p/>
        </draw:polygon>
        <draw:polygon draw:style-name="gr3" draw:text-style-name="P4" draw:layer="layout" svg:width="0.027cm" svg:height="0.556cm" svg:x="12.136cm" svg:y="15.341cm" svg:viewBox="0 0 28 557" draw:points="0,0 28,0 28,557 0,557">
          <text:p/>
        </draw:polygon>
        <draw:polygon draw:style-name="gr3" draw:text-style-name="P4" draw:layer="layout" svg:width="1.06cm" svg:height="0.027cm" svg:x="9.567cm" svg:y="15.87cm" svg:viewBox="0 0 1061 28" draw:points="0,0 1061,0 1061,28 0,28">
          <text:p/>
        </draw:polygon>
        <draw:polygon draw:style-name="gr3" draw:text-style-name="P4" draw:layer="layout" svg:width="0.027cm" svg:height="0.556cm" svg:x="10.6cm" svg:y="15.341cm" svg:viewBox="0 0 28 557" draw:points="0,0 28,0 28,557 0,557">
          <text:p/>
        </draw:polygon>
        <draw:polygon draw:style-name="gr3" draw:text-style-name="P4" draw:layer="layout" svg:width="7.574cm" svg:height="0.027cm" svg:x="2.02cm" svg:y="15.87cm" svg:viewBox="0 0 7575 28" draw:points="0,0 7575,0 7575,28 0,28">
          <text:p/>
        </draw:polygon>
        <draw:polygon draw:style-name="gr3" draw:text-style-name="P4" draw:layer="layout" svg:width="0.027cm" svg:height="0.556cm" svg:x="9.567cm" svg:y="15.341cm" svg:viewBox="0 0 28 557" draw:points="0,0 28,0 28,557 0,557">
          <text:p/>
        </draw:polygon>
        <draw:polygon draw:style-name="gr3" draw:text-style-name="P4" draw:layer="layout" svg:width="1.06cm" svg:height="0.027cm" svg:x="0.987cm" svg:y="15.87cm" svg:viewBox="0 0 1061 28" draw:points="0,0 1061,0 1061,28 0,28">
          <text:p/>
        </draw:polygon>
        <draw:polygon draw:style-name="gr3" draw:text-style-name="P4" draw:layer="layout" svg:width="0.027cm" svg:height="0.556cm" svg:x="0.987cm" svg:y="15.341cm" svg:viewBox="0 0 28 557" draw:points="0,0 28,0 28,557 0,557">
          <text:p/>
        </draw:polygon>
        <draw:polygon draw:style-name="gr3" draw:text-style-name="P4" draw:layer="layout" svg:width="0.027cm" svg:height="0.556cm" svg:x="2.02cm" svg:y="15.341cm" svg:viewBox="0 0 28 557" draw:points="0,0 28,0 28,557 0,557">
          <text:p/>
        </draw:polygon>
        <draw:polygon draw:style-name="gr3" draw:text-style-name="P4" draw:layer="layout" svg:width="6.568cm" svg:height="0.026cm" svg:x="13.169cm" svg:y="15.341cm" svg:viewBox="0 0 6569 27" draw:points="0,0 6569,0 6569,27 0,27">
          <text:p/>
        </draw:polygon>
        <draw:polygon draw:style-name="gr3" draw:text-style-name="P4" draw:layer="layout" svg:width="0.027cm" svg:height="0.53cm" svg:x="19.71cm" svg:y="14.811cm" svg:viewBox="0 0 28 531" draw:points="0,0 28,0 28,531 0,531">
          <text:p/>
        </draw:polygon>
        <draw:polygon draw:style-name="gr3" draw:text-style-name="P4" draw:layer="layout" svg:width="1.06cm" svg:height="0.026cm" svg:x="12.136cm" svg:y="15.341cm" svg:viewBox="0 0 1061 27" draw:points="0,0 1061,0 1061,27 0,27">
          <text:p/>
        </draw:polygon>
        <draw:polygon draw:style-name="gr3" draw:text-style-name="P4" draw:layer="layout" svg:width="0.027cm" svg:height="0.556cm" svg:x="13.169cm" svg:y="14.811cm" svg:viewBox="0 0 28 557" draw:points="0,0 28,0 28,557 0,557">
          <text:p/>
        </draw:polygon>
        <draw:polygon draw:style-name="gr3" draw:text-style-name="P4" draw:layer="layout" svg:width="1.563cm" svg:height="0.026cm" svg:x="10.6cm" svg:y="15.341cm" svg:viewBox="0 0 1564 27" draw:points="0,0 1564,0 1564,27 0,27">
          <text:p/>
        </draw:polygon>
        <draw:polygon draw:style-name="gr3" draw:text-style-name="P4" draw:layer="layout" svg:width="0.027cm" svg:height="0.556cm" svg:x="12.136cm" svg:y="14.811cm" svg:viewBox="0 0 28 557" draw:points="0,0 28,0 28,557 0,557">
          <text:p/>
        </draw:polygon>
        <draw:polygon draw:style-name="gr3" draw:text-style-name="P4" draw:layer="layout" svg:width="1.06cm" svg:height="0.026cm" svg:x="9.567cm" svg:y="15.341cm" svg:viewBox="0 0 1061 27" draw:points="0,0 1061,0 1061,27 0,27">
          <text:p/>
        </draw:polygon>
        <draw:polygon draw:style-name="gr3" draw:text-style-name="P4" draw:layer="layout" svg:width="0.027cm" svg:height="0.556cm" svg:x="10.6cm" svg:y="14.811cm" svg:viewBox="0 0 28 557" draw:points="0,0 28,0 28,557 0,557">
          <text:p/>
        </draw:polygon>
        <draw:polygon draw:style-name="gr3" draw:text-style-name="P4" draw:layer="layout" svg:width="7.574cm" svg:height="0.026cm" svg:x="2.02cm" svg:y="15.341cm" svg:viewBox="0 0 7575 27" draw:points="0,0 7575,0 7575,27 0,27">
          <text:p/>
        </draw:polygon>
        <draw:polygon draw:style-name="gr3" draw:text-style-name="P4" draw:layer="layout" svg:width="0.027cm" svg:height="0.556cm" svg:x="9.567cm" svg:y="14.811cm" svg:viewBox="0 0 28 557" draw:points="0,0 28,0 28,557 0,557">
          <text:p/>
        </draw:polygon>
        <draw:polygon draw:style-name="gr3" draw:text-style-name="P4" draw:layer="layout" svg:width="1.06cm" svg:height="0.026cm" svg:x="0.987cm" svg:y="15.341cm" svg:viewBox="0 0 1061 27" draw:points="0,0 1061,0 1061,27 0,27">
          <text:p/>
        </draw:polygon>
        <draw:polygon draw:style-name="gr3" draw:text-style-name="P4" draw:layer="layout" svg:width="0.027cm" svg:height="0.556cm" svg:x="0.987cm" svg:y="14.811cm" svg:viewBox="0 0 28 557" draw:points="0,0 28,0 28,557 0,557">
          <text:p/>
        </draw:polygon>
        <draw:polygon draw:style-name="gr3" draw:text-style-name="P4" draw:layer="layout" svg:width="0.027cm" svg:height="0.556cm" svg:x="2.02cm" svg:y="14.811cm" svg:viewBox="0 0 28 557" draw:points="0,0 28,0 28,557 0,557">
          <text:p/>
        </draw:polygon>
        <draw:polygon draw:style-name="gr3" draw:text-style-name="P4" draw:layer="layout" svg:width="6.568cm" svg:height="0.026cm" svg:x="13.169cm" svg:y="14.811cm" svg:viewBox="0 0 6569 27" draw:points="0,0 6569,0 6569,27 0,27">
          <text:p/>
        </draw:polygon>
        <draw:polygon draw:style-name="gr3" draw:text-style-name="P4" draw:layer="layout" svg:width="0.027cm" svg:height="0.53cm" svg:x="19.71cm" svg:y="14.281cm" svg:viewBox="0 0 28 531" draw:points="0,0 28,0 28,531 0,531">
          <text:p/>
        </draw:polygon>
        <draw:polygon draw:style-name="gr3" draw:text-style-name="P4" draw:layer="layout" svg:width="1.06cm" svg:height="0.026cm" svg:x="12.136cm" svg:y="14.811cm" svg:viewBox="0 0 1061 27" draw:points="0,0 1061,0 1061,27 0,27">
          <text:p/>
        </draw:polygon>
        <draw:polygon draw:style-name="gr3" draw:text-style-name="P4" draw:layer="layout" svg:width="0.027cm" svg:height="0.556cm" svg:x="13.169cm" svg:y="14.281cm" svg:viewBox="0 0 28 557" draw:points="0,0 28,0 28,557 0,557">
          <text:p/>
        </draw:polygon>
        <draw:polygon draw:style-name="gr3" draw:text-style-name="P4" draw:layer="layout" svg:width="1.563cm" svg:height="0.026cm" svg:x="10.6cm" svg:y="14.811cm" svg:viewBox="0 0 1564 27" draw:points="0,0 1564,0 1564,27 0,27">
          <text:p/>
        </draw:polygon>
        <draw:polygon draw:style-name="gr3" draw:text-style-name="P4" draw:layer="layout" svg:width="0.027cm" svg:height="0.556cm" svg:x="12.136cm" svg:y="14.281cm" svg:viewBox="0 0 28 557" draw:points="0,0 28,0 28,557 0,557">
          <text:p/>
        </draw:polygon>
        <draw:polygon draw:style-name="gr3" draw:text-style-name="P4" draw:layer="layout" svg:width="1.06cm" svg:height="0.026cm" svg:x="9.567cm" svg:y="14.811cm" svg:viewBox="0 0 1061 27" draw:points="0,0 1061,0 1061,27 0,27">
          <text:p/>
        </draw:polygon>
        <draw:polygon draw:style-name="gr3" draw:text-style-name="P4" draw:layer="layout" svg:width="0.027cm" svg:height="0.556cm" svg:x="10.6cm" svg:y="14.281cm" svg:viewBox="0 0 28 557" draw:points="0,0 28,0 28,557 0,557">
          <text:p/>
        </draw:polygon>
        <draw:polygon draw:style-name="gr3" draw:text-style-name="P4" draw:layer="layout" svg:width="7.574cm" svg:height="0.026cm" svg:x="2.02cm" svg:y="14.811cm" svg:viewBox="0 0 7575 27" draw:points="0,0 7575,0 7575,27 0,27">
          <text:p/>
        </draw:polygon>
        <draw:polygon draw:style-name="gr3" draw:text-style-name="P4" draw:layer="layout" svg:width="0.027cm" svg:height="0.556cm" svg:x="9.567cm" svg:y="14.281cm" svg:viewBox="0 0 28 557" draw:points="0,0 28,0 28,557 0,557">
          <text:p/>
        </draw:polygon>
        <draw:polygon draw:style-name="gr3" draw:text-style-name="P4" draw:layer="layout" svg:width="1.06cm" svg:height="0.026cm" svg:x="0.987cm" svg:y="14.811cm" svg:viewBox="0 0 1061 27" draw:points="0,0 1061,0 1061,27 0,27">
          <text:p/>
        </draw:polygon>
        <draw:polygon draw:style-name="gr3" draw:text-style-name="P4" draw:layer="layout" svg:width="0.027cm" svg:height="0.556cm" svg:x="0.987cm" svg:y="14.281cm" svg:viewBox="0 0 28 557" draw:points="0,0 28,0 28,557 0,557">
          <text:p/>
        </draw:polygon>
        <draw:polygon draw:style-name="gr3" draw:text-style-name="P4" draw:layer="layout" svg:width="0.027cm" svg:height="0.556cm" svg:x="2.02cm" svg:y="14.281cm" svg:viewBox="0 0 28 557" draw:points="0,0 28,0 28,557 0,557">
          <text:p/>
        </draw:polygon>
        <draw:polygon draw:style-name="gr3" draw:text-style-name="P4" draw:layer="layout" svg:width="6.568cm" svg:height="0.027cm" svg:x="13.169cm" svg:y="14.281cm" svg:viewBox="0 0 6569 28" draw:points="0,0 6569,0 6569,28 0,28">
          <text:p/>
        </draw:polygon>
        <draw:polygon draw:style-name="gr3" draw:text-style-name="P4" draw:layer="layout" svg:width="0.027cm" svg:height="0.529cm" svg:x="19.71cm" svg:y="13.752cm" svg:viewBox="0 0 28 530" draw:points="0,0 28,0 28,530 0,530">
          <text:p/>
        </draw:polygon>
        <draw:polygon draw:style-name="gr3" draw:text-style-name="P4" draw:layer="layout" svg:width="1.06cm" svg:height="0.027cm" svg:x="12.136cm" svg:y="14.281cm" svg:viewBox="0 0 1061 28" draw:points="0,0 1061,0 1061,28 0,28">
          <text:p/>
        </draw:polygon>
        <draw:polygon draw:style-name="gr3" draw:text-style-name="P4" draw:layer="layout" svg:width="0.027cm" svg:height="0.556cm" svg:x="13.169cm" svg:y="13.752cm" svg:viewBox="0 0 28 557" draw:points="0,0 28,0 28,557 0,557">
          <text:p/>
        </draw:polygon>
        <draw:polygon draw:style-name="gr3" draw:text-style-name="P4" draw:layer="layout" svg:width="1.563cm" svg:height="0.027cm" svg:x="10.6cm" svg:y="14.281cm" svg:viewBox="0 0 1564 28" draw:points="0,0 1564,0 1564,28 0,28">
          <text:p/>
        </draw:polygon>
        <draw:polygon draw:style-name="gr3" draw:text-style-name="P4" draw:layer="layout" svg:width="0.027cm" svg:height="0.556cm" svg:x="12.136cm" svg:y="13.752cm" svg:viewBox="0 0 28 557" draw:points="0,0 28,0 28,557 0,557">
          <text:p/>
        </draw:polygon>
        <draw:polygon draw:style-name="gr3" draw:text-style-name="P4" draw:layer="layout" svg:width="1.06cm" svg:height="0.027cm" svg:x="9.567cm" svg:y="14.281cm" svg:viewBox="0 0 1061 28" draw:points="0,0 1061,0 1061,28 0,28">
          <text:p/>
        </draw:polygon>
        <draw:polygon draw:style-name="gr3" draw:text-style-name="P4" draw:layer="layout" svg:width="0.027cm" svg:height="0.556cm" svg:x="10.6cm" svg:y="13.752cm" svg:viewBox="0 0 28 557" draw:points="0,0 28,0 28,557 0,557">
          <text:p/>
        </draw:polygon>
        <draw:polygon draw:style-name="gr3" draw:text-style-name="P4" draw:layer="layout" svg:width="7.574cm" svg:height="0.027cm" svg:x="2.02cm" svg:y="14.281cm" svg:viewBox="0 0 7575 28" draw:points="0,0 7575,0 7575,28 0,28">
          <text:p/>
        </draw:polygon>
        <draw:polygon draw:style-name="gr3" draw:text-style-name="P4" draw:layer="layout" svg:width="0.027cm" svg:height="0.556cm" svg:x="9.567cm" svg:y="13.752cm" svg:viewBox="0 0 28 557" draw:points="0,0 28,0 28,557 0,557">
          <text:p/>
        </draw:polygon>
        <draw:polygon draw:style-name="gr3" draw:text-style-name="P4" draw:layer="layout" svg:width="1.06cm" svg:height="0.027cm" svg:x="0.987cm" svg:y="14.281cm" svg:viewBox="0 0 1061 28" draw:points="0,0 1061,0 1061,28 0,28">
          <text:p/>
        </draw:polygon>
        <draw:polygon draw:style-name="gr3" draw:text-style-name="P4" draw:layer="layout" svg:width="0.027cm" svg:height="0.556cm" svg:x="0.987cm" svg:y="13.752cm" svg:viewBox="0 0 28 557" draw:points="0,0 28,0 28,557 0,557">
          <text:p/>
        </draw:polygon>
        <draw:polygon draw:style-name="gr3" draw:text-style-name="P4" draw:layer="layout" svg:width="0.027cm" svg:height="0.556cm" svg:x="2.02cm" svg:y="13.752cm" svg:viewBox="0 0 28 557" draw:points="0,0 28,0 28,557 0,557">
          <text:p/>
        </draw:polygon>
        <draw:polygon draw:style-name="gr3" draw:text-style-name="P4" draw:layer="layout" svg:width="6.568cm" svg:height="0.026cm" svg:x="13.169cm" svg:y="13.752cm" svg:viewBox="0 0 6569 27" draw:points="0,0 6569,0 6569,27 0,27">
          <text:p/>
        </draw:polygon>
        <draw:polygon draw:style-name="gr3" draw:text-style-name="P4" draw:layer="layout" svg:width="0.027cm" svg:height="0.53cm" svg:x="19.71cm" svg:y="13.222cm" svg:viewBox="0 0 28 531" draw:points="0,0 28,0 28,531 0,531">
          <text:p/>
        </draw:polygon>
        <draw:polygon draw:style-name="gr3" draw:text-style-name="P4" draw:layer="layout" svg:width="1.06cm" svg:height="0.026cm" svg:x="12.136cm" svg:y="13.752cm" svg:viewBox="0 0 1061 27" draw:points="0,0 1061,0 1061,27 0,27">
          <text:p/>
        </draw:polygon>
        <draw:polygon draw:style-name="gr3" draw:text-style-name="P4" draw:layer="layout" svg:width="0.027cm" svg:height="0.556cm" svg:x="13.169cm" svg:y="13.222cm" svg:viewBox="0 0 28 557" draw:points="0,0 28,0 28,557 0,557">
          <text:p/>
        </draw:polygon>
        <draw:polygon draw:style-name="gr3" draw:text-style-name="P4" draw:layer="layout" svg:width="1.563cm" svg:height="0.026cm" svg:x="10.6cm" svg:y="13.752cm" svg:viewBox="0 0 1564 27" draw:points="0,0 1564,0 1564,27 0,27">
          <text:p/>
        </draw:polygon>
        <draw:polygon draw:style-name="gr3" draw:text-style-name="P4" draw:layer="layout" svg:width="0.027cm" svg:height="0.556cm" svg:x="12.136cm" svg:y="13.222cm" svg:viewBox="0 0 28 557" draw:points="0,0 28,0 28,557 0,557">
          <text:p/>
        </draw:polygon>
        <draw:polygon draw:style-name="gr3" draw:text-style-name="P4" draw:layer="layout" svg:width="1.06cm" svg:height="0.026cm" svg:x="9.567cm" svg:y="13.752cm" svg:viewBox="0 0 1061 27" draw:points="0,0 1061,0 1061,27 0,27">
          <text:p/>
        </draw:polygon>
        <draw:polygon draw:style-name="gr3" draw:text-style-name="P4" draw:layer="layout" svg:width="0.027cm" svg:height="0.556cm" svg:x="10.6cm" svg:y="13.222cm" svg:viewBox="0 0 28 557" draw:points="0,0 28,0 28,557 0,557">
          <text:p/>
        </draw:polygon>
        <draw:polygon draw:style-name="gr3" draw:text-style-name="P4" draw:layer="layout" svg:width="7.574cm" svg:height="0.026cm" svg:x="2.02cm" svg:y="13.752cm" svg:viewBox="0 0 7575 27" draw:points="0,0 7575,0 7575,27 0,27">
          <text:p/>
        </draw:polygon>
        <draw:polygon draw:style-name="gr3" draw:text-style-name="P4" draw:layer="layout" svg:width="0.027cm" svg:height="0.556cm" svg:x="9.567cm" svg:y="13.222cm" svg:viewBox="0 0 28 557" draw:points="0,0 28,0 28,557 0,557">
          <text:p/>
        </draw:polygon>
        <draw:polygon draw:style-name="gr3" draw:text-style-name="P4" draw:layer="layout" svg:width="1.06cm" svg:height="0.026cm" svg:x="0.987cm" svg:y="13.752cm" svg:viewBox="0 0 1061 27" draw:points="0,0 1061,0 1061,27 0,27">
          <text:p/>
        </draw:polygon>
        <draw:polygon draw:style-name="gr3" draw:text-style-name="P4" draw:layer="layout" svg:width="0.027cm" svg:height="0.556cm" svg:x="0.987cm" svg:y="13.222cm" svg:viewBox="0 0 28 557" draw:points="0,0 28,0 28,557 0,557">
          <text:p/>
        </draw:polygon>
        <draw:polygon draw:style-name="gr3" draw:text-style-name="P4" draw:layer="layout" svg:width="0.027cm" svg:height="0.556cm" svg:x="2.02cm" svg:y="13.222cm" svg:viewBox="0 0 28 557" draw:points="0,0 28,0 28,557 0,557">
          <text:p/>
        </draw:polygon>
        <draw:polygon draw:style-name="gr3" draw:text-style-name="P4" draw:layer="layout" svg:width="6.568cm" svg:height="0.026cm" svg:x="13.169cm" svg:y="13.222cm" svg:viewBox="0 0 6569 27" draw:points="0,0 6569,0 6569,27 0,27">
          <text:p/>
        </draw:polygon>
        <draw:polygon draw:style-name="gr3" draw:text-style-name="P4" draw:layer="layout" svg:width="0.027cm" svg:height="0.53cm" svg:x="19.71cm" svg:y="12.692cm" svg:viewBox="0 0 28 531" draw:points="0,0 28,0 28,531 0,531">
          <text:p/>
        </draw:polygon>
        <draw:polygon draw:style-name="gr3" draw:text-style-name="P4" draw:layer="layout" svg:width="1.06cm" svg:height="0.026cm" svg:x="12.136cm" svg:y="13.222cm" svg:viewBox="0 0 1061 27" draw:points="0,0 1061,0 1061,27 0,27">
          <text:p/>
        </draw:polygon>
        <draw:polygon draw:style-name="gr3" draw:text-style-name="P4" draw:layer="layout" svg:width="0.027cm" svg:height="0.556cm" svg:x="13.169cm" svg:y="12.692cm" svg:viewBox="0 0 28 557" draw:points="0,0 28,0 28,557 0,557">
          <text:p/>
        </draw:polygon>
        <draw:polygon draw:style-name="gr3" draw:text-style-name="P4" draw:layer="layout" svg:width="1.563cm" svg:height="0.026cm" svg:x="10.6cm" svg:y="13.222cm" svg:viewBox="0 0 1564 27" draw:points="0,0 1564,0 1564,27 0,27">
          <text:p/>
        </draw:polygon>
        <draw:polygon draw:style-name="gr3" draw:text-style-name="P4" draw:layer="layout" svg:width="0.027cm" svg:height="0.556cm" svg:x="12.136cm" svg:y="12.692cm" svg:viewBox="0 0 28 557" draw:points="0,0 28,0 28,557 0,557">
          <text:p/>
        </draw:polygon>
        <draw:polygon draw:style-name="gr3" draw:text-style-name="P4" draw:layer="layout" svg:width="1.06cm" svg:height="0.026cm" svg:x="9.567cm" svg:y="13.222cm" svg:viewBox="0 0 1061 27" draw:points="0,0 1061,0 1061,27 0,27">
          <text:p/>
        </draw:polygon>
        <draw:polygon draw:style-name="gr3" draw:text-style-name="P4" draw:layer="layout" svg:width="0.027cm" svg:height="0.556cm" svg:x="10.6cm" svg:y="12.692cm" svg:viewBox="0 0 28 557" draw:points="0,0 28,0 28,557 0,557">
          <text:p/>
        </draw:polygon>
        <draw:polygon draw:style-name="gr3" draw:text-style-name="P4" draw:layer="layout" svg:width="7.574cm" svg:height="0.026cm" svg:x="2.02cm" svg:y="13.222cm" svg:viewBox="0 0 7575 27" draw:points="0,0 7575,0 7575,27 0,27">
          <text:p/>
        </draw:polygon>
        <draw:polygon draw:style-name="gr3" draw:text-style-name="P4" draw:layer="layout" svg:width="0.027cm" svg:height="0.556cm" svg:x="9.567cm" svg:y="12.692cm" svg:viewBox="0 0 28 557" draw:points="0,0 28,0 28,557 0,557">
          <text:p/>
        </draw:polygon>
        <draw:polygon draw:style-name="gr3" draw:text-style-name="P4" draw:layer="layout" svg:width="1.06cm" svg:height="0.026cm" svg:x="0.987cm" svg:y="13.222cm" svg:viewBox="0 0 1061 27" draw:points="0,0 1061,0 1061,27 0,27">
          <text:p/>
        </draw:polygon>
        <draw:polygon draw:style-name="gr3" draw:text-style-name="P4" draw:layer="layout" svg:width="0.027cm" svg:height="0.556cm" svg:x="0.987cm" svg:y="12.692cm" svg:viewBox="0 0 28 557" draw:points="0,0 28,0 28,557 0,557">
          <text:p/>
        </draw:polygon>
        <draw:polygon draw:style-name="gr3" draw:text-style-name="P4" draw:layer="layout" svg:width="0.027cm" svg:height="0.556cm" svg:x="2.02cm" svg:y="12.692cm" svg:viewBox="0 0 28 557" draw:points="0,0 28,0 28,557 0,557">
          <text:p/>
        </draw:polygon>
        <draw:polygon draw:style-name="gr3" draw:text-style-name="P4" draw:layer="layout" svg:width="6.568cm" svg:height="0.027cm" svg:x="13.169cm" svg:y="12.692cm" svg:viewBox="0 0 6569 28" draw:points="0,0 6569,0 6569,28 0,28">
          <text:p/>
        </draw:polygon>
        <draw:polygon draw:style-name="gr3" draw:text-style-name="P4" draw:layer="layout" svg:width="0.027cm" svg:height="0.529cm" svg:x="19.71cm" svg:y="12.163cm" svg:viewBox="0 0 28 530" draw:points="0,0 28,0 28,530 0,530">
          <text:p/>
        </draw:polygon>
        <draw:polygon draw:style-name="gr3" draw:text-style-name="P4" draw:layer="layout" svg:width="1.06cm" svg:height="0.027cm" svg:x="12.136cm" svg:y="12.692cm" svg:viewBox="0 0 1061 28" draw:points="0,0 1061,0 1061,28 0,28">
          <text:p/>
        </draw:polygon>
        <draw:polygon draw:style-name="gr3" draw:text-style-name="P4" draw:layer="layout" svg:width="0.027cm" svg:height="0.556cm" svg:x="13.169cm" svg:y="12.163cm" svg:viewBox="0 0 28 557" draw:points="0,0 28,0 28,557 0,557">
          <text:p/>
        </draw:polygon>
        <draw:polygon draw:style-name="gr3" draw:text-style-name="P4" draw:layer="layout" svg:width="1.563cm" svg:height="0.027cm" svg:x="10.6cm" svg:y="12.692cm" svg:viewBox="0 0 1564 28" draw:points="0,0 1564,0 1564,28 0,28">
          <text:p/>
        </draw:polygon>
        <draw:polygon draw:style-name="gr3" draw:text-style-name="P4" draw:layer="layout" svg:width="0.027cm" svg:height="0.556cm" svg:x="12.136cm" svg:y="12.163cm" svg:viewBox="0 0 28 557" draw:points="0,0 28,0 28,557 0,557">
          <text:p/>
        </draw:polygon>
        <draw:polygon draw:style-name="gr3" draw:text-style-name="P4" draw:layer="layout" svg:width="1.06cm" svg:height="0.027cm" svg:x="9.567cm" svg:y="12.692cm" svg:viewBox="0 0 1061 28" draw:points="0,0 1061,0 1061,28 0,28">
          <text:p/>
        </draw:polygon>
        <draw:polygon draw:style-name="gr3" draw:text-style-name="P4" draw:layer="layout" svg:width="0.027cm" svg:height="0.556cm" svg:x="10.6cm" svg:y="12.163cm" svg:viewBox="0 0 28 557" draw:points="0,0 28,0 28,557 0,557">
          <text:p/>
        </draw:polygon>
        <draw:polygon draw:style-name="gr3" draw:text-style-name="P4" draw:layer="layout" svg:width="7.574cm" svg:height="0.027cm" svg:x="2.02cm" svg:y="12.692cm" svg:viewBox="0 0 7575 28" draw:points="0,0 7575,0 7575,28 0,28">
          <text:p/>
        </draw:polygon>
        <draw:polygon draw:style-name="gr3" draw:text-style-name="P4" draw:layer="layout" svg:width="0.027cm" svg:height="0.556cm" svg:x="9.567cm" svg:y="12.163cm" svg:viewBox="0 0 28 557" draw:points="0,0 28,0 28,557 0,557">
          <text:p/>
        </draw:polygon>
        <draw:polygon draw:style-name="gr3" draw:text-style-name="P4" draw:layer="layout" svg:width="1.06cm" svg:height="0.027cm" svg:x="0.987cm" svg:y="12.692cm" svg:viewBox="0 0 1061 28" draw:points="0,0 1061,0 1061,28 0,28">
          <text:p/>
        </draw:polygon>
        <draw:polygon draw:style-name="gr3" draw:text-style-name="P4" draw:layer="layout" svg:width="0.027cm" svg:height="0.556cm" svg:x="0.987cm" svg:y="12.163cm" svg:viewBox="0 0 28 557" draw:points="0,0 28,0 28,557 0,557">
          <text:p/>
        </draw:polygon>
        <draw:polygon draw:style-name="gr3" draw:text-style-name="P4" draw:layer="layout" svg:width="0.027cm" svg:height="0.556cm" svg:x="2.02cm" svg:y="12.163cm" svg:viewBox="0 0 28 557" draw:points="0,0 28,0 28,557 0,557">
          <text:p/>
        </draw:polygon>
        <draw:polygon draw:style-name="gr3" draw:text-style-name="P4" draw:layer="layout" svg:width="6.568cm" svg:height="0.026cm" svg:x="13.169cm" svg:y="12.163cm" svg:viewBox="0 0 6569 27" draw:points="0,0 6569,0 6569,27 0,27">
          <text:p/>
        </draw:polygon>
        <draw:polygon draw:style-name="gr3" draw:text-style-name="P4" draw:layer="layout" svg:width="0.027cm" svg:height="0.53cm" svg:x="19.71cm" svg:y="11.633cm" svg:viewBox="0 0 28 531" draw:points="0,0 28,0 28,531 0,531">
          <text:p/>
        </draw:polygon>
        <draw:polygon draw:style-name="gr3" draw:text-style-name="P4" draw:layer="layout" svg:width="1.06cm" svg:height="0.026cm" svg:x="12.136cm" svg:y="12.163cm" svg:viewBox="0 0 1061 27" draw:points="0,0 1061,0 1061,27 0,27">
          <text:p/>
        </draw:polygon>
        <draw:polygon draw:style-name="gr3" draw:text-style-name="P4" draw:layer="layout" svg:width="0.027cm" svg:height="0.556cm" svg:x="13.169cm" svg:y="11.633cm" svg:viewBox="0 0 28 557" draw:points="0,0 28,0 28,557 0,557">
          <text:p/>
        </draw:polygon>
        <draw:polygon draw:style-name="gr3" draw:text-style-name="P4" draw:layer="layout" svg:width="1.563cm" svg:height="0.026cm" svg:x="10.6cm" svg:y="12.163cm" svg:viewBox="0 0 1564 27" draw:points="0,0 1564,0 1564,27 0,27">
          <text:p/>
        </draw:polygon>
        <draw:polygon draw:style-name="gr3" draw:text-style-name="P4" draw:layer="layout" svg:width="0.027cm" svg:height="0.556cm" svg:x="12.136cm" svg:y="11.633cm" svg:viewBox="0 0 28 557" draw:points="0,0 28,0 28,557 0,557">
          <text:p/>
        </draw:polygon>
        <draw:polygon draw:style-name="gr3" draw:text-style-name="P4" draw:layer="layout" svg:width="1.06cm" svg:height="0.026cm" svg:x="9.567cm" svg:y="12.163cm" svg:viewBox="0 0 1061 27" draw:points="0,0 1061,0 1061,27 0,27">
          <text:p/>
        </draw:polygon>
        <draw:polygon draw:style-name="gr3" draw:text-style-name="P4" draw:layer="layout" svg:width="0.027cm" svg:height="0.556cm" svg:x="10.6cm" svg:y="11.633cm" svg:viewBox="0 0 28 557" draw:points="0,0 28,0 28,557 0,557">
          <text:p/>
        </draw:polygon>
        <draw:polygon draw:style-name="gr3" draw:text-style-name="P4" draw:layer="layout" svg:width="7.574cm" svg:height="0.026cm" svg:x="2.02cm" svg:y="12.163cm" svg:viewBox="0 0 7575 27" draw:points="0,0 7575,0 7575,27 0,27">
          <text:p/>
        </draw:polygon>
        <draw:polygon draw:style-name="gr3" draw:text-style-name="P4" draw:layer="layout" svg:width="0.027cm" svg:height="0.556cm" svg:x="9.567cm" svg:y="11.633cm" svg:viewBox="0 0 28 557" draw:points="0,0 28,0 28,557 0,557">
          <text:p/>
        </draw:polygon>
        <draw:polygon draw:style-name="gr3" draw:text-style-name="P4" draw:layer="layout" svg:width="1.06cm" svg:height="0.026cm" svg:x="0.987cm" svg:y="12.163cm" svg:viewBox="0 0 1061 27" draw:points="0,0 1061,0 1061,27 0,27">
          <text:p/>
        </draw:polygon>
        <draw:polygon draw:style-name="gr3" draw:text-style-name="P4" draw:layer="layout" svg:width="0.027cm" svg:height="0.556cm" svg:x="0.987cm" svg:y="11.633cm" svg:viewBox="0 0 28 557" draw:points="0,0 28,0 28,557 0,557">
          <text:p/>
        </draw:polygon>
        <draw:polygon draw:style-name="gr3" draw:text-style-name="P4" draw:layer="layout" svg:width="0.027cm" svg:height="0.556cm" svg:x="2.02cm" svg:y="11.633cm" svg:viewBox="0 0 28 557" draw:points="0,0 28,0 28,557 0,557">
          <text:p/>
        </draw:polygon>
        <draw:polygon draw:style-name="gr3" draw:text-style-name="P4" draw:layer="layout" svg:width="6.568cm" svg:height="0.027cm" svg:x="13.169cm" svg:y="11.633cm" svg:viewBox="0 0 6569 28" draw:points="0,0 6569,0 6569,28 0,28">
          <text:p/>
        </draw:polygon>
        <draw:polygon draw:style-name="gr3" draw:text-style-name="P4" draw:layer="layout" svg:width="0.027cm" svg:height="0.53cm" svg:x="19.71cm" svg:y="11.103cm" svg:viewBox="0 0 28 531" draw:points="0,0 28,0 28,531 0,531">
          <text:p/>
        </draw:polygon>
        <draw:polygon draw:style-name="gr3" draw:text-style-name="P4" draw:layer="layout" svg:width="1.06cm" svg:height="0.027cm" svg:x="12.136cm" svg:y="11.633cm" svg:viewBox="0 0 1061 28" draw:points="0,0 1061,0 1061,28 0,28">
          <text:p/>
        </draw:polygon>
        <draw:polygon draw:style-name="gr3" draw:text-style-name="P4" draw:layer="layout" svg:width="0.027cm" svg:height="0.557cm" svg:x="13.169cm" svg:y="11.103cm" svg:viewBox="0 0 28 558" draw:points="0,0 28,0 28,558 0,558">
          <text:p/>
        </draw:polygon>
        <draw:polygon draw:style-name="gr3" draw:text-style-name="P4" draw:layer="layout" svg:width="1.563cm" svg:height="0.027cm" svg:x="10.6cm" svg:y="11.633cm" svg:viewBox="0 0 1564 28" draw:points="0,0 1564,0 1564,28 0,28">
          <text:p/>
        </draw:polygon>
        <draw:polygon draw:style-name="gr3" draw:text-style-name="P4" draw:layer="layout" svg:width="0.027cm" svg:height="0.557cm" svg:x="12.136cm" svg:y="11.103cm" svg:viewBox="0 0 28 558" draw:points="0,0 28,0 28,558 0,558">
          <text:p/>
        </draw:polygon>
        <draw:polygon draw:style-name="gr3" draw:text-style-name="P4" draw:layer="layout" svg:width="1.06cm" svg:height="0.027cm" svg:x="9.567cm" svg:y="11.633cm" svg:viewBox="0 0 1061 28" draw:points="0,0 1061,0 1061,28 0,28">
          <text:p/>
        </draw:polygon>
        <draw:polygon draw:style-name="gr3" draw:text-style-name="P4" draw:layer="layout" svg:width="0.027cm" svg:height="0.557cm" svg:x="10.6cm" svg:y="11.103cm" svg:viewBox="0 0 28 558" draw:points="0,0 28,0 28,558 0,558">
          <text:p/>
        </draw:polygon>
        <draw:polygon draw:style-name="gr3" draw:text-style-name="P4" draw:layer="layout" svg:width="7.574cm" svg:height="0.027cm" svg:x="2.02cm" svg:y="11.633cm" svg:viewBox="0 0 7575 28" draw:points="0,0 7575,0 7575,28 0,28">
          <text:p/>
        </draw:polygon>
        <draw:polygon draw:style-name="gr3" draw:text-style-name="P4" draw:layer="layout" svg:width="0.027cm" svg:height="0.557cm" svg:x="9.567cm" svg:y="11.103cm" svg:viewBox="0 0 28 558" draw:points="0,0 28,0 28,558 0,558">
          <text:p/>
        </draw:polygon>
        <draw:polygon draw:style-name="gr3" draw:text-style-name="P4" draw:layer="layout" svg:width="1.06cm" svg:height="0.027cm" svg:x="0.987cm" svg:y="11.633cm" svg:viewBox="0 0 1061 28" draw:points="0,0 1061,0 1061,28 0,28">
          <text:p/>
        </draw:polygon>
        <draw:polygon draw:style-name="gr3" draw:text-style-name="P4" draw:layer="layout" svg:width="0.027cm" svg:height="0.557cm" svg:x="0.987cm" svg:y="11.103cm" svg:viewBox="0 0 28 558" draw:points="0,0 28,0 28,558 0,558">
          <text:p/>
        </draw:polygon>
        <draw:polygon draw:style-name="gr3" draw:text-style-name="P4" draw:layer="layout" svg:width="0.027cm" svg:height="0.557cm" svg:x="2.02cm" svg:y="11.103cm" svg:viewBox="0 0 28 558" draw:points="0,0 28,0 28,558 0,558">
          <text:p/>
        </draw:polygon>
        <draw:polygon draw:style-name="gr3" draw:text-style-name="P4" draw:layer="layout" svg:width="6.568cm" svg:height="0.027cm" svg:x="13.169cm" svg:y="11.103cm" svg:viewBox="0 0 6569 28" draw:points="0,0 6569,0 6569,28 0,28">
          <text:p/>
        </draw:polygon>
        <draw:polygon draw:style-name="gr3" draw:text-style-name="P4" draw:layer="layout" svg:width="0.027cm" svg:height="0.529cm" svg:x="19.71cm" svg:y="10.574cm" svg:viewBox="0 0 28 530" draw:points="0,0 28,0 28,530 0,530">
          <text:p/>
        </draw:polygon>
        <draw:polygon draw:style-name="gr3" draw:text-style-name="P4" draw:layer="layout" svg:width="1.06cm" svg:height="0.027cm" svg:x="12.136cm" svg:y="11.103cm" svg:viewBox="0 0 1061 28" draw:points="0,0 1061,0 1061,28 0,28">
          <text:p/>
        </draw:polygon>
        <draw:polygon draw:style-name="gr3" draw:text-style-name="P4" draw:layer="layout" svg:width="0.027cm" svg:height="0.556cm" svg:x="13.169cm" svg:y="10.574cm" svg:viewBox="0 0 28 557" draw:points="0,0 28,0 28,557 0,557">
          <text:p/>
        </draw:polygon>
        <draw:polygon draw:style-name="gr3" draw:text-style-name="P4" draw:layer="layout" svg:width="1.563cm" svg:height="0.027cm" svg:x="10.6cm" svg:y="11.103cm" svg:viewBox="0 0 1564 28" draw:points="0,0 1564,0 1564,28 0,28">
          <text:p/>
        </draw:polygon>
        <draw:polygon draw:style-name="gr3" draw:text-style-name="P4" draw:layer="layout" svg:width="0.027cm" svg:height="0.556cm" svg:x="12.136cm" svg:y="10.574cm" svg:viewBox="0 0 28 557" draw:points="0,0 28,0 28,557 0,557">
          <text:p/>
        </draw:polygon>
        <draw:polygon draw:style-name="gr3" draw:text-style-name="P4" draw:layer="layout" svg:width="1.06cm" svg:height="0.027cm" svg:x="9.567cm" svg:y="11.103cm" svg:viewBox="0 0 1061 28" draw:points="0,0 1061,0 1061,28 0,28">
          <text:p/>
        </draw:polygon>
        <draw:polygon draw:style-name="gr3" draw:text-style-name="P4" draw:layer="layout" svg:width="0.027cm" svg:height="0.556cm" svg:x="10.6cm" svg:y="10.574cm" svg:viewBox="0 0 28 557" draw:points="0,0 28,0 28,557 0,557">
          <text:p/>
        </draw:polygon>
        <draw:polygon draw:style-name="gr3" draw:text-style-name="P4" draw:layer="layout" svg:width="7.574cm" svg:height="0.027cm" svg:x="2.02cm" svg:y="11.103cm" svg:viewBox="0 0 7575 28" draw:points="0,0 7575,0 7575,28 0,28">
          <text:p/>
        </draw:polygon>
        <draw:polygon draw:style-name="gr3" draw:text-style-name="P4" draw:layer="layout" svg:width="0.027cm" svg:height="0.556cm" svg:x="9.567cm" svg:y="10.574cm" svg:viewBox="0 0 28 557" draw:points="0,0 28,0 28,557 0,557">
          <text:p/>
        </draw:polygon>
        <draw:polygon draw:style-name="gr3" draw:text-style-name="P4" draw:layer="layout" svg:width="1.06cm" svg:height="0.027cm" svg:x="0.987cm" svg:y="11.103cm" svg:viewBox="0 0 1061 28" draw:points="0,0 1061,0 1061,28 0,28">
          <text:p/>
        </draw:polygon>
        <draw:polygon draw:style-name="gr3" draw:text-style-name="P4" draw:layer="layout" svg:width="0.027cm" svg:height="0.556cm" svg:x="0.987cm" svg:y="10.574cm" svg:viewBox="0 0 28 557" draw:points="0,0 28,0 28,557 0,557">
          <text:p/>
        </draw:polygon>
        <draw:polygon draw:style-name="gr3" draw:text-style-name="P4" draw:layer="layout" svg:width="0.027cm" svg:height="0.556cm" svg:x="2.02cm" svg:y="10.574cm" svg:viewBox="0 0 28 557" draw:points="0,0 28,0 28,557 0,557">
          <text:p/>
        </draw:polygon>
        <draw:polygon draw:style-name="gr3" draw:text-style-name="P4" draw:layer="layout" svg:width="6.568cm" svg:height="0.026cm" svg:x="13.169cm" svg:y="10.574cm" svg:viewBox="0 0 6569 27" draw:points="0,0 6569,0 6569,27 0,27">
          <text:p/>
        </draw:polygon>
        <draw:polygon draw:style-name="gr3" draw:text-style-name="P4" draw:layer="layout" svg:width="0.027cm" svg:height="0.53cm" svg:x="19.71cm" svg:y="10.044cm" svg:viewBox="0 0 28 531" draw:points="0,0 28,0 28,531 0,531">
          <text:p/>
        </draw:polygon>
        <draw:polygon draw:style-name="gr3" draw:text-style-name="P4" draw:layer="layout" svg:width="1.06cm" svg:height="0.026cm" svg:x="12.136cm" svg:y="10.574cm" svg:viewBox="0 0 1061 27" draw:points="0,0 1061,0 1061,27 0,27">
          <text:p/>
        </draw:polygon>
        <draw:polygon draw:style-name="gr3" draw:text-style-name="P4" draw:layer="layout" svg:width="0.027cm" svg:height="0.556cm" svg:x="13.169cm" svg:y="10.044cm" svg:viewBox="0 0 28 557" draw:points="0,0 28,0 28,557 0,557">
          <text:p/>
        </draw:polygon>
        <draw:polygon draw:style-name="gr3" draw:text-style-name="P4" draw:layer="layout" svg:width="1.563cm" svg:height="0.026cm" svg:x="10.6cm" svg:y="10.574cm" svg:viewBox="0 0 1564 27" draw:points="0,0 1564,0 1564,27 0,27">
          <text:p/>
        </draw:polygon>
        <draw:polygon draw:style-name="gr3" draw:text-style-name="P4" draw:layer="layout" svg:width="0.027cm" svg:height="0.556cm" svg:x="12.136cm" svg:y="10.044cm" svg:viewBox="0 0 28 557" draw:points="0,0 28,0 28,557 0,557">
          <text:p/>
        </draw:polygon>
        <draw:polygon draw:style-name="gr3" draw:text-style-name="P4" draw:layer="layout" svg:width="1.06cm" svg:height="0.026cm" svg:x="9.567cm" svg:y="10.574cm" svg:viewBox="0 0 1061 27" draw:points="0,0 1061,0 1061,27 0,27">
          <text:p/>
        </draw:polygon>
        <draw:polygon draw:style-name="gr3" draw:text-style-name="P4" draw:layer="layout" svg:width="0.027cm" svg:height="0.556cm" svg:x="10.6cm" svg:y="10.044cm" svg:viewBox="0 0 28 557" draw:points="0,0 28,0 28,557 0,557">
          <text:p/>
        </draw:polygon>
        <draw:polygon draw:style-name="gr3" draw:text-style-name="P4" draw:layer="layout" svg:width="7.574cm" svg:height="0.026cm" svg:x="2.02cm" svg:y="10.574cm" svg:viewBox="0 0 7575 27" draw:points="0,0 7575,0 7575,27 0,27">
          <text:p/>
        </draw:polygon>
        <draw:polygon draw:style-name="gr3" draw:text-style-name="P4" draw:layer="layout" svg:width="0.027cm" svg:height="0.556cm" svg:x="9.567cm" svg:y="10.044cm" svg:viewBox="0 0 28 557" draw:points="0,0 28,0 28,557 0,557">
          <text:p/>
        </draw:polygon>
        <draw:polygon draw:style-name="gr3" draw:text-style-name="P4" draw:layer="layout" svg:width="1.06cm" svg:height="0.026cm" svg:x="0.987cm" svg:y="10.574cm" svg:viewBox="0 0 1061 27" draw:points="0,0 1061,0 1061,27 0,27">
          <text:p/>
        </draw:polygon>
        <draw:polygon draw:style-name="gr3" draw:text-style-name="P4" draw:layer="layout" svg:width="0.027cm" svg:height="0.556cm" svg:x="0.987cm" svg:y="10.044cm" svg:viewBox="0 0 28 557" draw:points="0,0 28,0 28,557 0,557">
          <text:p/>
        </draw:polygon>
        <draw:polygon draw:style-name="gr3" draw:text-style-name="P4" draw:layer="layout" svg:width="0.027cm" svg:height="0.556cm" svg:x="2.02cm" svg:y="10.044cm" svg:viewBox="0 0 28 557" draw:points="0,0 28,0 28,557 0,557">
          <text:p/>
        </draw:polygon>
        <draw:polygon draw:style-name="gr3" draw:text-style-name="P4" draw:layer="layout" svg:width="6.568cm" svg:height="0.027cm" svg:x="13.169cm" svg:y="10.044cm" svg:viewBox="0 0 6569 28" draw:points="0,0 6569,0 6569,28 0,28">
          <text:p/>
        </draw:polygon>
        <draw:polygon draw:style-name="gr3" draw:text-style-name="P4" draw:layer="layout" svg:width="0.027cm" svg:height="0.529cm" svg:x="19.71cm" svg:y="9.515cm" svg:viewBox="0 0 28 530" draw:points="0,0 28,0 28,530 0,530">
          <text:p/>
        </draw:polygon>
        <draw:polygon draw:style-name="gr3" draw:text-style-name="P4" draw:layer="layout" svg:width="1.06cm" svg:height="0.027cm" svg:x="12.136cm" svg:y="10.044cm" svg:viewBox="0 0 1061 28" draw:points="0,0 1061,0 1061,28 0,28">
          <text:p/>
        </draw:polygon>
        <draw:polygon draw:style-name="gr3" draw:text-style-name="P4" draw:layer="layout" svg:width="0.027cm" svg:height="0.556cm" svg:x="13.169cm" svg:y="9.515cm" svg:viewBox="0 0 28 557" draw:points="0,0 28,0 28,557 0,557">
          <text:p/>
        </draw:polygon>
        <draw:polygon draw:style-name="gr3" draw:text-style-name="P4" draw:layer="layout" svg:width="1.563cm" svg:height="0.027cm" svg:x="10.6cm" svg:y="10.044cm" svg:viewBox="0 0 1564 28" draw:points="0,0 1564,0 1564,28 0,28">
          <text:p/>
        </draw:polygon>
        <draw:polygon draw:style-name="gr3" draw:text-style-name="P4" draw:layer="layout" svg:width="0.027cm" svg:height="0.556cm" svg:x="12.136cm" svg:y="9.515cm" svg:viewBox="0 0 28 557" draw:points="0,0 28,0 28,557 0,557">
          <text:p/>
        </draw:polygon>
        <draw:polygon draw:style-name="gr3" draw:text-style-name="P4" draw:layer="layout" svg:width="1.06cm" svg:height="0.027cm" svg:x="9.567cm" svg:y="10.044cm" svg:viewBox="0 0 1061 28" draw:points="0,0 1061,0 1061,28 0,28">
          <text:p/>
        </draw:polygon>
        <draw:polygon draw:style-name="gr3" draw:text-style-name="P4" draw:layer="layout" svg:width="0.027cm" svg:height="0.556cm" svg:x="10.6cm" svg:y="9.515cm" svg:viewBox="0 0 28 557" draw:points="0,0 28,0 28,557 0,557">
          <text:p/>
        </draw:polygon>
        <draw:polygon draw:style-name="gr3" draw:text-style-name="P4" draw:layer="layout" svg:width="7.574cm" svg:height="0.027cm" svg:x="2.02cm" svg:y="10.044cm" svg:viewBox="0 0 7575 28" draw:points="0,0 7575,0 7575,28 0,28">
          <text:p/>
        </draw:polygon>
        <draw:polygon draw:style-name="gr3" draw:text-style-name="P4" draw:layer="layout" svg:width="0.027cm" svg:height="0.556cm" svg:x="9.567cm" svg:y="9.515cm" svg:viewBox="0 0 28 557" draw:points="0,0 28,0 28,557 0,557">
          <text:p/>
        </draw:polygon>
        <draw:polygon draw:style-name="gr3" draw:text-style-name="P4" draw:layer="layout" svg:width="1.06cm" svg:height="0.027cm" svg:x="0.987cm" svg:y="10.044cm" svg:viewBox="0 0 1061 28" draw:points="0,0 1061,0 1061,28 0,28">
          <text:p/>
        </draw:polygon>
        <draw:polygon draw:style-name="gr3" draw:text-style-name="P4" draw:layer="layout" svg:width="0.027cm" svg:height="0.556cm" svg:x="0.987cm" svg:y="9.515cm" svg:viewBox="0 0 28 557" draw:points="0,0 28,0 28,557 0,557">
          <text:p/>
        </draw:polygon>
        <draw:polygon draw:style-name="gr3" draw:text-style-name="P4" draw:layer="layout" svg:width="0.027cm" svg:height="0.556cm" svg:x="2.02cm" svg:y="9.515cm" svg:viewBox="0 0 28 557" draw:points="0,0 28,0 28,557 0,557">
          <text:p/>
        </draw:polygon>
        <draw:polygon draw:style-name="gr3" draw:text-style-name="P4" draw:layer="layout" svg:width="6.568cm" svg:height="0.026cm" svg:x="13.169cm" svg:y="9.515cm" svg:viewBox="0 0 6569 27" draw:points="0,0 6569,0 6569,27 0,27">
          <text:p/>
        </draw:polygon>
        <draw:polygon draw:style-name="gr3" draw:text-style-name="P4" draw:layer="layout" svg:width="0.027cm" svg:height="0.53cm" svg:x="19.71cm" svg:y="8.985cm" svg:viewBox="0 0 28 531" draw:points="0,0 28,0 28,531 0,531">
          <text:p/>
        </draw:polygon>
        <draw:polygon draw:style-name="gr3" draw:text-style-name="P4" draw:layer="layout" svg:width="1.06cm" svg:height="0.026cm" svg:x="12.136cm" svg:y="9.515cm" svg:viewBox="0 0 1061 27" draw:points="0,0 1061,0 1061,27 0,27">
          <text:p/>
        </draw:polygon>
        <draw:polygon draw:style-name="gr3" draw:text-style-name="P4" draw:layer="layout" svg:width="0.027cm" svg:height="0.556cm" svg:x="13.169cm" svg:y="8.985cm" svg:viewBox="0 0 28 557" draw:points="0,0 28,0 28,557 0,557">
          <text:p/>
        </draw:polygon>
        <draw:polygon draw:style-name="gr3" draw:text-style-name="P4" draw:layer="layout" svg:width="1.563cm" svg:height="0.026cm" svg:x="10.6cm" svg:y="9.515cm" svg:viewBox="0 0 1564 27" draw:points="0,0 1564,0 1564,27 0,27">
          <text:p/>
        </draw:polygon>
        <draw:polygon draw:style-name="gr3" draw:text-style-name="P4" draw:layer="layout" svg:width="0.027cm" svg:height="0.556cm" svg:x="12.136cm" svg:y="8.985cm" svg:viewBox="0 0 28 557" draw:points="0,0 28,0 28,557 0,557">
          <text:p/>
        </draw:polygon>
        <draw:polygon draw:style-name="gr3" draw:text-style-name="P4" draw:layer="layout" svg:width="1.06cm" svg:height="0.026cm" svg:x="9.567cm" svg:y="9.515cm" svg:viewBox="0 0 1061 27" draw:points="0,0 1061,0 1061,27 0,27">
          <text:p/>
        </draw:polygon>
        <draw:polygon draw:style-name="gr3" draw:text-style-name="P4" draw:layer="layout" svg:width="0.027cm" svg:height="0.556cm" svg:x="10.6cm" svg:y="8.985cm" svg:viewBox="0 0 28 557" draw:points="0,0 28,0 28,557 0,557">
          <text:p/>
        </draw:polygon>
        <draw:polygon draw:style-name="gr3" draw:text-style-name="P4" draw:layer="layout" svg:width="7.574cm" svg:height="0.026cm" svg:x="2.02cm" svg:y="9.515cm" svg:viewBox="0 0 7575 27" draw:points="0,0 7575,0 7575,27 0,27">
          <text:p/>
        </draw:polygon>
        <draw:polygon draw:style-name="gr3" draw:text-style-name="P4" draw:layer="layout" svg:width="0.027cm" svg:height="0.556cm" svg:x="9.567cm" svg:y="8.985cm" svg:viewBox="0 0 28 557" draw:points="0,0 28,0 28,557 0,557">
          <text:p/>
        </draw:polygon>
        <draw:polygon draw:style-name="gr3" draw:text-style-name="P4" draw:layer="layout" svg:width="1.06cm" svg:height="0.026cm" svg:x="0.987cm" svg:y="9.515cm" svg:viewBox="0 0 1061 27" draw:points="0,0 1061,0 1061,27 0,27">
          <text:p/>
        </draw:polygon>
        <draw:polygon draw:style-name="gr3" draw:text-style-name="P4" draw:layer="layout" svg:width="0.027cm" svg:height="0.556cm" svg:x="0.987cm" svg:y="8.985cm" svg:viewBox="0 0 28 557" draw:points="0,0 28,0 28,557 0,557">
          <text:p/>
        </draw:polygon>
        <draw:polygon draw:style-name="gr3" draw:text-style-name="P4" draw:layer="layout" svg:width="0.027cm" svg:height="0.556cm" svg:x="2.02cm" svg:y="8.985cm" svg:viewBox="0 0 28 557" draw:points="0,0 28,0 28,557 0,557">
          <text:p/>
        </draw:polygon>
        <draw:polygon draw:style-name="gr3" draw:text-style-name="P4" draw:layer="layout" svg:width="6.568cm" svg:height="0.026cm" svg:x="13.169cm" svg:y="8.985cm" svg:viewBox="0 0 6569 27" draw:points="0,0 6569,0 6569,27 0,27">
          <text:p/>
        </draw:polygon>
        <draw:polygon draw:style-name="gr3" draw:text-style-name="P4" draw:layer="layout" svg:width="0.027cm" svg:height="0.53cm" svg:x="19.71cm" svg:y="8.455cm" svg:viewBox="0 0 28 531" draw:points="0,0 28,0 28,531 0,531">
          <text:p/>
        </draw:polygon>
        <draw:polygon draw:style-name="gr3" draw:text-style-name="P4" draw:layer="layout" svg:width="1.06cm" svg:height="0.026cm" svg:x="12.136cm" svg:y="8.985cm" svg:viewBox="0 0 1061 27" draw:points="0,0 1061,0 1061,27 0,27">
          <text:p/>
        </draw:polygon>
        <draw:polygon draw:style-name="gr3" draw:text-style-name="P4" draw:layer="layout" svg:width="0.027cm" svg:height="0.556cm" svg:x="13.169cm" svg:y="8.455cm" svg:viewBox="0 0 28 557" draw:points="0,0 28,0 28,557 0,557">
          <text:p/>
        </draw:polygon>
        <draw:polygon draw:style-name="gr3" draw:text-style-name="P4" draw:layer="layout" svg:width="1.563cm" svg:height="0.026cm" svg:x="10.6cm" svg:y="8.985cm" svg:viewBox="0 0 1564 27" draw:points="0,0 1564,0 1564,27 0,27">
          <text:p/>
        </draw:polygon>
        <draw:polygon draw:style-name="gr3" draw:text-style-name="P4" draw:layer="layout" svg:width="0.027cm" svg:height="0.556cm" svg:x="12.136cm" svg:y="8.455cm" svg:viewBox="0 0 28 557" draw:points="0,0 28,0 28,557 0,557">
          <text:p/>
        </draw:polygon>
        <draw:polygon draw:style-name="gr3" draw:text-style-name="P4" draw:layer="layout" svg:width="1.06cm" svg:height="0.026cm" svg:x="9.567cm" svg:y="8.985cm" svg:viewBox="0 0 1061 27" draw:points="0,0 1061,0 1061,27 0,27">
          <text:p/>
        </draw:polygon>
        <draw:polygon draw:style-name="gr3" draw:text-style-name="P4" draw:layer="layout" svg:width="0.027cm" svg:height="0.556cm" svg:x="10.6cm" svg:y="8.455cm" svg:viewBox="0 0 28 557" draw:points="0,0 28,0 28,557 0,557">
          <text:p/>
        </draw:polygon>
        <draw:polygon draw:style-name="gr3" draw:text-style-name="P4" draw:layer="layout" svg:width="7.574cm" svg:height="0.026cm" svg:x="2.02cm" svg:y="8.985cm" svg:viewBox="0 0 7575 27" draw:points="0,0 7575,0 7575,27 0,27">
          <text:p/>
        </draw:polygon>
        <draw:polygon draw:style-name="gr3" draw:text-style-name="P4" draw:layer="layout" svg:width="0.027cm" svg:height="0.556cm" svg:x="9.567cm" svg:y="8.455cm" svg:viewBox="0 0 28 557" draw:points="0,0 28,0 28,557 0,557">
          <text:p/>
        </draw:polygon>
        <draw:polygon draw:style-name="gr3" draw:text-style-name="P4" draw:layer="layout" svg:width="1.06cm" svg:height="0.026cm" svg:x="0.987cm" svg:y="8.985cm" svg:viewBox="0 0 1061 27" draw:points="0,0 1061,0 1061,27 0,27">
          <text:p/>
        </draw:polygon>
        <draw:polygon draw:style-name="gr3" draw:text-style-name="P4" draw:layer="layout" svg:width="0.027cm" svg:height="0.556cm" svg:x="0.987cm" svg:y="8.455cm" svg:viewBox="0 0 28 557" draw:points="0,0 28,0 28,557 0,557">
          <text:p/>
        </draw:polygon>
        <draw:polygon draw:style-name="gr3" draw:text-style-name="P4" draw:layer="layout" svg:width="0.027cm" svg:height="0.556cm" svg:x="2.02cm" svg:y="8.455cm" svg:viewBox="0 0 28 557" draw:points="0,0 28,0 28,557 0,557">
          <text:p/>
        </draw:polygon>
        <draw:polygon draw:style-name="gr3" draw:text-style-name="P4" draw:layer="layout" svg:width="6.568cm" svg:height="0.027cm" svg:x="13.169cm" svg:y="8.455cm" svg:viewBox="0 0 6569 28" draw:points="0,0 6569,0 6569,28 0,28">
          <text:p/>
        </draw:polygon>
        <draw:polygon draw:style-name="gr3" draw:text-style-name="P4" draw:layer="layout" svg:width="0.027cm" svg:height="0.529cm" svg:x="19.71cm" svg:y="7.926cm" svg:viewBox="0 0 28 530" draw:points="0,0 28,0 28,530 0,530">
          <text:p/>
        </draw:polygon>
        <draw:polygon draw:style-name="gr3" draw:text-style-name="P4" draw:layer="layout" svg:width="1.06cm" svg:height="0.027cm" svg:x="12.136cm" svg:y="8.455cm" svg:viewBox="0 0 1061 28" draw:points="0,0 1061,0 1061,28 0,28">
          <text:p/>
        </draw:polygon>
        <draw:polygon draw:style-name="gr3" draw:text-style-name="P4" draw:layer="layout" svg:width="0.027cm" svg:height="0.556cm" svg:x="13.169cm" svg:y="7.926cm" svg:viewBox="0 0 28 557" draw:points="0,0 28,0 28,557 0,557">
          <text:p/>
        </draw:polygon>
        <draw:polygon draw:style-name="gr3" draw:text-style-name="P4" draw:layer="layout" svg:width="1.563cm" svg:height="0.027cm" svg:x="10.6cm" svg:y="8.455cm" svg:viewBox="0 0 1564 28" draw:points="0,0 1564,0 1564,28 0,28">
          <text:p/>
        </draw:polygon>
        <draw:polygon draw:style-name="gr3" draw:text-style-name="P4" draw:layer="layout" svg:width="0.027cm" svg:height="0.556cm" svg:x="12.136cm" svg:y="7.926cm" svg:viewBox="0 0 28 557" draw:points="0,0 28,0 28,557 0,557">
          <text:p/>
        </draw:polygon>
        <draw:polygon draw:style-name="gr3" draw:text-style-name="P4" draw:layer="layout" svg:width="1.06cm" svg:height="0.027cm" svg:x="9.567cm" svg:y="8.455cm" svg:viewBox="0 0 1061 28" draw:points="0,0 1061,0 1061,28 0,28">
          <text:p/>
        </draw:polygon>
        <draw:polygon draw:style-name="gr3" draw:text-style-name="P4" draw:layer="layout" svg:width="0.027cm" svg:height="0.556cm" svg:x="10.6cm" svg:y="7.926cm" svg:viewBox="0 0 28 557" draw:points="0,0 28,0 28,557 0,557">
          <text:p/>
        </draw:polygon>
        <draw:polygon draw:style-name="gr3" draw:text-style-name="P4" draw:layer="layout" svg:width="7.574cm" svg:height="0.027cm" svg:x="2.02cm" svg:y="8.455cm" svg:viewBox="0 0 7575 28" draw:points="0,0 7575,0 7575,28 0,28">
          <text:p/>
        </draw:polygon>
        <draw:polygon draw:style-name="gr3" draw:text-style-name="P4" draw:layer="layout" svg:width="0.027cm" svg:height="0.556cm" svg:x="9.567cm" svg:y="7.926cm" svg:viewBox="0 0 28 557" draw:points="0,0 28,0 28,557 0,557">
          <text:p/>
        </draw:polygon>
        <draw:polygon draw:style-name="gr3" draw:text-style-name="P4" draw:layer="layout" svg:width="1.06cm" svg:height="0.027cm" svg:x="0.987cm" svg:y="8.455cm" svg:viewBox="0 0 1061 28" draw:points="0,0 1061,0 1061,28 0,28">
          <text:p/>
        </draw:polygon>
        <draw:polygon draw:style-name="gr3" draw:text-style-name="P4" draw:layer="layout" svg:width="0.027cm" svg:height="0.556cm" svg:x="0.987cm" svg:y="7.926cm" svg:viewBox="0 0 28 557" draw:points="0,0 28,0 28,557 0,557">
          <text:p/>
        </draw:polygon>
        <draw:polygon draw:style-name="gr3" draw:text-style-name="P4" draw:layer="layout" svg:width="0.027cm" svg:height="0.556cm" svg:x="2.02cm" svg:y="7.926cm" svg:viewBox="0 0 28 557" draw:points="0,0 28,0 28,557 0,557">
          <text:p/>
        </draw:polygon>
        <draw:polygon draw:style-name="gr3" draw:text-style-name="P4" draw:layer="layout" svg:width="6.568cm" svg:height="0.026cm" svg:x="13.169cm" svg:y="7.926cm" svg:viewBox="0 0 6569 27" draw:points="0,0 6569,0 6569,27 0,27">
          <text:p/>
        </draw:polygon>
        <draw:polygon draw:style-name="gr3" draw:text-style-name="P4" draw:layer="layout" svg:width="0.027cm" svg:height="0.53cm" svg:x="19.71cm" svg:y="7.396cm" svg:viewBox="0 0 28 531" draw:points="0,0 28,0 28,531 0,531">
          <text:p/>
        </draw:polygon>
        <draw:polygon draw:style-name="gr3" draw:text-style-name="P4" draw:layer="layout" svg:width="1.06cm" svg:height="0.026cm" svg:x="12.136cm" svg:y="7.926cm" svg:viewBox="0 0 1061 27" draw:points="0,0 1061,0 1061,27 0,27">
          <text:p/>
        </draw:polygon>
        <draw:polygon draw:style-name="gr3" draw:text-style-name="P4" draw:layer="layout" svg:width="0.027cm" svg:height="0.556cm" svg:x="13.169cm" svg:y="7.396cm" svg:viewBox="0 0 28 557" draw:points="0,0 28,0 28,557 0,557">
          <text:p/>
        </draw:polygon>
        <draw:polygon draw:style-name="gr3" draw:text-style-name="P4" draw:layer="layout" svg:width="1.563cm" svg:height="0.026cm" svg:x="10.6cm" svg:y="7.926cm" svg:viewBox="0 0 1564 27" draw:points="0,0 1564,0 1564,27 0,27">
          <text:p/>
        </draw:polygon>
        <draw:polygon draw:style-name="gr3" draw:text-style-name="P4" draw:layer="layout" svg:width="0.027cm" svg:height="0.556cm" svg:x="12.136cm" svg:y="7.396cm" svg:viewBox="0 0 28 557" draw:points="0,0 28,0 28,557 0,557">
          <text:p/>
        </draw:polygon>
        <draw:polygon draw:style-name="gr3" draw:text-style-name="P4" draw:layer="layout" svg:width="1.06cm" svg:height="0.026cm" svg:x="9.567cm" svg:y="7.926cm" svg:viewBox="0 0 1061 27" draw:points="0,0 1061,0 1061,27 0,27">
          <text:p/>
        </draw:polygon>
        <draw:polygon draw:style-name="gr3" draw:text-style-name="P4" draw:layer="layout" svg:width="0.027cm" svg:height="0.556cm" svg:x="10.6cm" svg:y="7.396cm" svg:viewBox="0 0 28 557" draw:points="0,0 28,0 28,557 0,557">
          <text:p/>
        </draw:polygon>
        <draw:polygon draw:style-name="gr3" draw:text-style-name="P4" draw:layer="layout" svg:width="7.574cm" svg:height="0.026cm" svg:x="2.02cm" svg:y="7.926cm" svg:viewBox="0 0 7575 27" draw:points="0,0 7575,0 7575,27 0,27">
          <text:p/>
        </draw:polygon>
        <draw:polygon draw:style-name="gr3" draw:text-style-name="P4" draw:layer="layout" svg:width="0.027cm" svg:height="0.556cm" svg:x="9.567cm" svg:y="7.396cm" svg:viewBox="0 0 28 557" draw:points="0,0 28,0 28,557 0,557">
          <text:p/>
        </draw:polygon>
        <draw:polygon draw:style-name="gr3" draw:text-style-name="P4" draw:layer="layout" svg:width="1.06cm" svg:height="0.026cm" svg:x="0.987cm" svg:y="7.926cm" svg:viewBox="0 0 1061 27" draw:points="0,0 1061,0 1061,27 0,27">
          <text:p/>
        </draw:polygon>
        <draw:polygon draw:style-name="gr3" draw:text-style-name="P4" draw:layer="layout" svg:width="0.027cm" svg:height="0.556cm" svg:x="0.987cm" svg:y="7.396cm" svg:viewBox="0 0 28 557" draw:points="0,0 28,0 28,557 0,557">
          <text:p/>
        </draw:polygon>
        <draw:polygon draw:style-name="gr3" draw:text-style-name="P4" draw:layer="layout" svg:width="0.027cm" svg:height="0.556cm" svg:x="2.02cm" svg:y="7.396cm" svg:viewBox="0 0 28 557" draw:points="0,0 28,0 28,557 0,557">
          <text:p/>
        </draw:polygon>
        <draw:polygon draw:style-name="gr3" draw:text-style-name="P4" draw:layer="layout" svg:width="6.568cm" svg:height="0.026cm" svg:x="13.169cm" svg:y="7.396cm" svg:viewBox="0 0 6569 27" draw:points="0,0 6569,0 6569,27 0,27">
          <text:p/>
        </draw:polygon>
        <draw:polygon draw:style-name="gr3" draw:text-style-name="P4" draw:layer="layout" svg:width="0.027cm" svg:height="0.53cm" svg:x="19.71cm" svg:y="6.866cm" svg:viewBox="0 0 28 531" draw:points="0,0 28,0 28,531 0,531">
          <text:p/>
        </draw:polygon>
        <draw:polygon draw:style-name="gr3" draw:text-style-name="P4" draw:layer="layout" svg:width="1.06cm" svg:height="0.026cm" svg:x="12.136cm" svg:y="7.396cm" svg:viewBox="0 0 1061 27" draw:points="0,0 1061,0 1061,27 0,27">
          <text:p/>
        </draw:polygon>
        <draw:polygon draw:style-name="gr3" draw:text-style-name="P4" draw:layer="layout" svg:width="0.027cm" svg:height="0.556cm" svg:x="13.169cm" svg:y="6.866cm" svg:viewBox="0 0 28 557" draw:points="0,0 28,0 28,557 0,557">
          <text:p/>
        </draw:polygon>
        <draw:polygon draw:style-name="gr3" draw:text-style-name="P4" draw:layer="layout" svg:width="1.563cm" svg:height="0.026cm" svg:x="10.6cm" svg:y="7.396cm" svg:viewBox="0 0 1564 27" draw:points="0,0 1564,0 1564,27 0,27">
          <text:p/>
        </draw:polygon>
        <draw:polygon draw:style-name="gr3" draw:text-style-name="P4" draw:layer="layout" svg:width="0.027cm" svg:height="0.556cm" svg:x="12.136cm" svg:y="6.866cm" svg:viewBox="0 0 28 557" draw:points="0,0 28,0 28,557 0,557">
          <text:p/>
        </draw:polygon>
        <draw:polygon draw:style-name="gr3" draw:text-style-name="P4" draw:layer="layout" svg:width="1.06cm" svg:height="0.026cm" svg:x="9.567cm" svg:y="7.396cm" svg:viewBox="0 0 1061 27" draw:points="0,0 1061,0 1061,27 0,27">
          <text:p/>
        </draw:polygon>
        <draw:polygon draw:style-name="gr3" draw:text-style-name="P4" draw:layer="layout" svg:width="0.027cm" svg:height="0.556cm" svg:x="10.6cm" svg:y="6.866cm" svg:viewBox="0 0 28 557" draw:points="0,0 28,0 28,557 0,557">
          <text:p/>
        </draw:polygon>
        <draw:polygon draw:style-name="gr3" draw:text-style-name="P4" draw:layer="layout" svg:width="7.574cm" svg:height="0.026cm" svg:x="2.02cm" svg:y="7.396cm" svg:viewBox="0 0 7575 27" draw:points="0,0 7575,0 7575,27 0,27">
          <text:p/>
        </draw:polygon>
        <draw:polygon draw:style-name="gr3" draw:text-style-name="P4" draw:layer="layout" svg:width="0.027cm" svg:height="0.556cm" svg:x="9.567cm" svg:y="6.866cm" svg:viewBox="0 0 28 557" draw:points="0,0 28,0 28,557 0,557">
          <text:p/>
        </draw:polygon>
        <draw:polygon draw:style-name="gr3" draw:text-style-name="P4" draw:layer="layout" svg:width="1.06cm" svg:height="0.026cm" svg:x="0.987cm" svg:y="7.396cm" svg:viewBox="0 0 1061 27" draw:points="0,0 1061,0 1061,27 0,27">
          <text:p/>
        </draw:polygon>
        <draw:polygon draw:style-name="gr3" draw:text-style-name="P4" draw:layer="layout" svg:width="0.027cm" svg:height="0.556cm" svg:x="0.987cm" svg:y="6.866cm" svg:viewBox="0 0 28 557" draw:points="0,0 28,0 28,557 0,557">
          <text:p/>
        </draw:polygon>
        <draw:polygon draw:style-name="gr3" draw:text-style-name="P4" draw:layer="layout" svg:width="0.027cm" svg:height="0.556cm" svg:x="2.02cm" svg:y="6.866cm" svg:viewBox="0 0 28 557" draw:points="0,0 28,0 28,557 0,557">
          <text:p/>
        </draw:polygon>
        <draw:polygon draw:style-name="gr3" draw:text-style-name="P4" draw:layer="layout" svg:width="6.568cm" svg:height="0.027cm" svg:x="13.169cm" svg:y="6.866cm" svg:viewBox="0 0 6569 28" draw:points="0,0 6569,0 6569,28 0,28">
          <text:p/>
        </draw:polygon>
        <draw:polygon draw:style-name="gr3" draw:text-style-name="P4" draw:layer="layout" svg:width="0.027cm" svg:height="0.529cm" svg:x="19.71cm" svg:y="6.337cm" svg:viewBox="0 0 28 530" draw:points="0,0 28,0 28,530 0,530">
          <text:p/>
        </draw:polygon>
        <draw:polygon draw:style-name="gr3" draw:text-style-name="P4" draw:layer="layout" svg:width="1.06cm" svg:height="0.027cm" svg:x="12.136cm" svg:y="6.866cm" svg:viewBox="0 0 1061 28" draw:points="0,0 1061,0 1061,28 0,28">
          <text:p/>
        </draw:polygon>
        <draw:polygon draw:style-name="gr3" draw:text-style-name="P4" draw:layer="layout" svg:width="0.027cm" svg:height="0.556cm" svg:x="13.169cm" svg:y="6.337cm" svg:viewBox="0 0 28 557" draw:points="0,0 28,0 28,557 0,557">
          <text:p/>
        </draw:polygon>
        <draw:polygon draw:style-name="gr3" draw:text-style-name="P4" draw:layer="layout" svg:width="1.563cm" svg:height="0.027cm" svg:x="10.6cm" svg:y="6.866cm" svg:viewBox="0 0 1564 28" draw:points="0,0 1564,0 1564,28 0,28">
          <text:p/>
        </draw:polygon>
        <draw:polygon draw:style-name="gr3" draw:text-style-name="P4" draw:layer="layout" svg:width="0.027cm" svg:height="0.556cm" svg:x="12.136cm" svg:y="6.337cm" svg:viewBox="0 0 28 557" draw:points="0,0 28,0 28,557 0,557">
          <text:p/>
        </draw:polygon>
        <draw:polygon draw:style-name="gr3" draw:text-style-name="P4" draw:layer="layout" svg:width="1.06cm" svg:height="0.027cm" svg:x="9.567cm" svg:y="6.866cm" svg:viewBox="0 0 1061 28" draw:points="0,0 1061,0 1061,28 0,28">
          <text:p/>
        </draw:polygon>
        <draw:polygon draw:style-name="gr3" draw:text-style-name="P4" draw:layer="layout" svg:width="0.027cm" svg:height="0.556cm" svg:x="10.6cm" svg:y="6.337cm" svg:viewBox="0 0 28 557" draw:points="0,0 28,0 28,557 0,557">
          <text:p/>
        </draw:polygon>
        <draw:polygon draw:style-name="gr3" draw:text-style-name="P4" draw:layer="layout" svg:width="7.574cm" svg:height="0.027cm" svg:x="2.02cm" svg:y="6.866cm" svg:viewBox="0 0 7575 28" draw:points="0,0 7575,0 7575,28 0,28">
          <text:p/>
        </draw:polygon>
        <draw:polygon draw:style-name="gr3" draw:text-style-name="P4" draw:layer="layout" svg:width="0.027cm" svg:height="0.556cm" svg:x="9.567cm" svg:y="6.337cm" svg:viewBox="0 0 28 557" draw:points="0,0 28,0 28,557 0,557">
          <text:p/>
        </draw:polygon>
        <draw:polygon draw:style-name="gr3" draw:text-style-name="P4" draw:layer="layout" svg:width="1.06cm" svg:height="0.027cm" svg:x="0.987cm" svg:y="6.866cm" svg:viewBox="0 0 1061 28" draw:points="0,0 1061,0 1061,28 0,28">
          <text:p/>
        </draw:polygon>
        <draw:polygon draw:style-name="gr3" draw:text-style-name="P4" draw:layer="layout" svg:width="0.027cm" svg:height="0.556cm" svg:x="0.987cm" svg:y="6.337cm" svg:viewBox="0 0 28 557" draw:points="0,0 28,0 28,557 0,557">
          <text:p/>
        </draw:polygon>
        <draw:polygon draw:style-name="gr3" draw:text-style-name="P4" draw:layer="layout" svg:width="0.027cm" svg:height="0.556cm" svg:x="2.02cm" svg:y="6.337cm" svg:viewBox="0 0 28 557" draw:points="0,0 28,0 28,557 0,557">
          <text:p/>
        </draw:polygon>
        <draw:polygon draw:style-name="gr3" draw:text-style-name="P4" draw:layer="layout" svg:width="6.568cm" svg:height="0.026cm" svg:x="13.169cm" svg:y="6.337cm" svg:viewBox="0 0 6569 27" draw:points="0,0 6569,0 6569,27 0,27">
          <text:p/>
        </draw:polygon>
        <draw:polygon draw:style-name="gr3" draw:text-style-name="P4" draw:layer="layout" svg:width="0.027cm" svg:height="0.53cm" svg:x="19.71cm" svg:y="5.807cm" svg:viewBox="0 0 28 531" draw:points="0,0 28,0 28,531 0,531">
          <text:p/>
        </draw:polygon>
        <draw:polygon draw:style-name="gr3" draw:text-style-name="P4" draw:layer="layout" svg:width="1.06cm" svg:height="0.026cm" svg:x="12.136cm" svg:y="6.337cm" svg:viewBox="0 0 1061 27" draw:points="0,0 1061,0 1061,27 0,27">
          <text:p/>
        </draw:polygon>
        <draw:polygon draw:style-name="gr3" draw:text-style-name="P4" draw:layer="layout" svg:width="0.027cm" svg:height="0.556cm" svg:x="13.169cm" svg:y="5.807cm" svg:viewBox="0 0 28 557" draw:points="0,0 28,0 28,557 0,557">
          <text:p/>
        </draw:polygon>
        <draw:polygon draw:style-name="gr3" draw:text-style-name="P4" draw:layer="layout" svg:width="1.563cm" svg:height="0.026cm" svg:x="10.6cm" svg:y="6.337cm" svg:viewBox="0 0 1564 27" draw:points="0,0 1564,0 1564,27 0,27">
          <text:p/>
        </draw:polygon>
        <draw:polygon draw:style-name="gr3" draw:text-style-name="P4" draw:layer="layout" svg:width="0.027cm" svg:height="0.556cm" svg:x="12.136cm" svg:y="5.807cm" svg:viewBox="0 0 28 557" draw:points="0,0 28,0 28,557 0,557">
          <text:p/>
        </draw:polygon>
        <draw:polygon draw:style-name="gr3" draw:text-style-name="P4" draw:layer="layout" svg:width="1.06cm" svg:height="0.026cm" svg:x="9.567cm" svg:y="6.337cm" svg:viewBox="0 0 1061 27" draw:points="0,0 1061,0 1061,27 0,27">
          <text:p/>
        </draw:polygon>
        <draw:polygon draw:style-name="gr3" draw:text-style-name="P4" draw:layer="layout" svg:width="0.027cm" svg:height="0.556cm" svg:x="10.6cm" svg:y="5.807cm" svg:viewBox="0 0 28 557" draw:points="0,0 28,0 28,557 0,557">
          <text:p/>
        </draw:polygon>
        <draw:polygon draw:style-name="gr3" draw:text-style-name="P4" draw:layer="layout" svg:width="7.574cm" svg:height="0.026cm" svg:x="2.02cm" svg:y="6.337cm" svg:viewBox="0 0 7575 27" draw:points="0,0 7575,0 7575,27 0,27">
          <text:p/>
        </draw:polygon>
        <draw:polygon draw:style-name="gr3" draw:text-style-name="P4" draw:layer="layout" svg:width="0.027cm" svg:height="0.556cm" svg:x="9.567cm" svg:y="5.807cm" svg:viewBox="0 0 28 557" draw:points="0,0 28,0 28,557 0,557">
          <text:p/>
        </draw:polygon>
        <draw:polygon draw:style-name="gr3" draw:text-style-name="P4" draw:layer="layout" svg:width="1.06cm" svg:height="0.026cm" svg:x="0.987cm" svg:y="6.337cm" svg:viewBox="0 0 1061 27" draw:points="0,0 1061,0 1061,27 0,27">
          <text:p/>
        </draw:polygon>
        <draw:polygon draw:style-name="gr3" draw:text-style-name="P4" draw:layer="layout" svg:width="0.027cm" svg:height="0.556cm" svg:x="0.987cm" svg:y="5.807cm" svg:viewBox="0 0 28 557" draw:points="0,0 28,0 28,557 0,557">
          <text:p/>
        </draw:polygon>
        <draw:polygon draw:style-name="gr3" draw:text-style-name="P4" draw:layer="layout" svg:width="0.027cm" svg:height="0.556cm" svg:x="2.02cm" svg:y="5.807cm" svg:viewBox="0 0 28 557" draw:points="0,0 28,0 28,557 0,557">
          <text:p/>
        </draw:polygon>
        <draw:polygon draw:style-name="gr3" draw:text-style-name="P4" draw:layer="layout" svg:width="6.568cm" svg:height="0.027cm" svg:x="13.169cm" svg:y="5.807cm" svg:viewBox="0 0 6569 28" draw:points="0,0 6569,0 6569,28 0,28">
          <text:p/>
        </draw:polygon>
        <draw:polygon draw:style-name="gr3" draw:text-style-name="P4" draw:layer="layout" svg:width="0.027cm" svg:height="0.53cm" svg:x="19.71cm" svg:y="5.277cm" svg:viewBox="0 0 28 531" draw:points="0,0 28,0 28,531 0,531">
          <text:p/>
        </draw:polygon>
        <draw:polygon draw:style-name="gr3" draw:text-style-name="P4" draw:layer="layout" svg:width="1.06cm" svg:height="0.027cm" svg:x="12.136cm" svg:y="5.807cm" svg:viewBox="0 0 1061 28" draw:points="0,0 1061,0 1061,28 0,28">
          <text:p/>
        </draw:polygon>
        <draw:polygon draw:style-name="gr3" draw:text-style-name="P4" draw:layer="layout" svg:width="0.027cm" svg:height="0.557cm" svg:x="13.169cm" svg:y="5.277cm" svg:viewBox="0 0 28 558" draw:points="0,0 28,0 28,558 0,558">
          <text:p/>
        </draw:polygon>
        <draw:polygon draw:style-name="gr3" draw:text-style-name="P4" draw:layer="layout" svg:width="1.563cm" svg:height="0.027cm" svg:x="10.6cm" svg:y="5.807cm" svg:viewBox="0 0 1564 28" draw:points="0,0 1564,0 1564,28 0,28">
          <text:p/>
        </draw:polygon>
        <draw:polygon draw:style-name="gr3" draw:text-style-name="P4" draw:layer="layout" svg:width="0.027cm" svg:height="0.557cm" svg:x="12.136cm" svg:y="5.277cm" svg:viewBox="0 0 28 558" draw:points="0,0 28,0 28,558 0,558">
          <text:p/>
        </draw:polygon>
        <draw:polygon draw:style-name="gr3" draw:text-style-name="P4" draw:layer="layout" svg:width="1.06cm" svg:height="0.027cm" svg:x="9.567cm" svg:y="5.807cm" svg:viewBox="0 0 1061 28" draw:points="0,0 1061,0 1061,28 0,28">
          <text:p/>
        </draw:polygon>
        <draw:polygon draw:style-name="gr3" draw:text-style-name="P4" draw:layer="layout" svg:width="0.027cm" svg:height="0.557cm" svg:x="10.6cm" svg:y="5.277cm" svg:viewBox="0 0 28 558" draw:points="0,0 28,0 28,558 0,558">
          <text:p/>
        </draw:polygon>
        <draw:polygon draw:style-name="gr3" draw:text-style-name="P4" draw:layer="layout" svg:width="7.574cm" svg:height="0.027cm" svg:x="2.02cm" svg:y="5.807cm" svg:viewBox="0 0 7575 28" draw:points="0,0 7575,0 7575,28 0,28">
          <text:p/>
        </draw:polygon>
        <draw:polygon draw:style-name="gr3" draw:text-style-name="P4" draw:layer="layout" svg:width="0.027cm" svg:height="0.557cm" svg:x="9.567cm" svg:y="5.277cm" svg:viewBox="0 0 28 558" draw:points="0,0 28,0 28,558 0,558">
          <text:p/>
        </draw:polygon>
        <draw:polygon draw:style-name="gr3" draw:text-style-name="P4" draw:layer="layout" svg:width="1.06cm" svg:height="0.027cm" svg:x="0.987cm" svg:y="5.807cm" svg:viewBox="0 0 1061 28" draw:points="0,0 1061,0 1061,28 0,28">
          <text:p/>
        </draw:polygon>
        <draw:polygon draw:style-name="gr3" draw:text-style-name="P4" draw:layer="layout" svg:width="0.027cm" svg:height="0.557cm" svg:x="0.987cm" svg:y="5.277cm" svg:viewBox="0 0 28 558" draw:points="0,0 28,0 28,558 0,558">
          <text:p/>
        </draw:polygon>
        <draw:polygon draw:style-name="gr3" draw:text-style-name="P4" draw:layer="layout" svg:width="0.027cm" svg:height="0.557cm" svg:x="2.02cm" svg:y="5.277cm" svg:viewBox="0 0 28 558" draw:points="0,0 28,0 28,558 0,558">
          <text:p/>
        </draw:polygon>
        <draw:polygon draw:style-name="gr3" draw:text-style-name="P4" draw:layer="layout" svg:width="6.568cm" svg:height="0.027cm" svg:x="13.169cm" svg:y="5.277cm" svg:viewBox="0 0 6569 28" draw:points="0,0 6569,0 6569,28 0,28">
          <text:p/>
        </draw:polygon>
        <draw:polygon draw:style-name="gr3" draw:text-style-name="P4" draw:layer="layout" svg:width="0.027cm" svg:height="0.529cm" svg:x="19.71cm" svg:y="4.748cm" svg:viewBox="0 0 28 530" draw:points="0,0 28,0 28,530 0,530">
          <text:p/>
        </draw:polygon>
        <draw:polygon draw:style-name="gr3" draw:text-style-name="P4" draw:layer="layout" svg:width="1.06cm" svg:height="0.027cm" svg:x="12.136cm" svg:y="5.277cm" svg:viewBox="0 0 1061 28" draw:points="0,0 1061,0 1061,28 0,28">
          <text:p/>
        </draw:polygon>
        <draw:polygon draw:style-name="gr3" draw:text-style-name="P4" draw:layer="layout" svg:width="0.027cm" svg:height="0.556cm" svg:x="13.169cm" svg:y="4.748cm" svg:viewBox="0 0 28 557" draw:points="0,0 28,0 28,557 0,557">
          <text:p/>
        </draw:polygon>
        <draw:polygon draw:style-name="gr3" draw:text-style-name="P4" draw:layer="layout" svg:width="1.563cm" svg:height="0.027cm" svg:x="10.6cm" svg:y="5.277cm" svg:viewBox="0 0 1564 28" draw:points="0,0 1564,0 1564,28 0,28">
          <text:p/>
        </draw:polygon>
        <draw:polygon draw:style-name="gr3" draw:text-style-name="P4" draw:layer="layout" svg:width="0.027cm" svg:height="0.556cm" svg:x="12.136cm" svg:y="4.748cm" svg:viewBox="0 0 28 557" draw:points="0,0 28,0 28,557 0,557">
          <text:p/>
        </draw:polygon>
        <draw:polygon draw:style-name="gr3" draw:text-style-name="P4" draw:layer="layout" svg:width="1.06cm" svg:height="0.027cm" svg:x="9.567cm" svg:y="5.277cm" svg:viewBox="0 0 1061 28" draw:points="0,0 1061,0 1061,28 0,28">
          <text:p/>
        </draw:polygon>
        <draw:polygon draw:style-name="gr3" draw:text-style-name="P4" draw:layer="layout" svg:width="0.027cm" svg:height="0.556cm" svg:x="10.6cm" svg:y="4.748cm" svg:viewBox="0 0 28 557" draw:points="0,0 28,0 28,557 0,557">
          <text:p/>
        </draw:polygon>
        <draw:polygon draw:style-name="gr3" draw:text-style-name="P4" draw:layer="layout" svg:width="7.574cm" svg:height="0.027cm" svg:x="2.02cm" svg:y="5.277cm" svg:viewBox="0 0 7575 28" draw:points="0,0 7575,0 7575,28 0,28">
          <text:p/>
        </draw:polygon>
        <draw:polygon draw:style-name="gr3" draw:text-style-name="P4" draw:layer="layout" svg:width="0.027cm" svg:height="0.556cm" svg:x="9.567cm" svg:y="4.748cm" svg:viewBox="0 0 28 557" draw:points="0,0 28,0 28,557 0,557">
          <text:p/>
        </draw:polygon>
        <draw:polygon draw:style-name="gr3" draw:text-style-name="P4" draw:layer="layout" svg:width="1.06cm" svg:height="0.027cm" svg:x="0.987cm" svg:y="5.277cm" svg:viewBox="0 0 1061 28" draw:points="0,0 1061,0 1061,28 0,28">
          <text:p/>
        </draw:polygon>
        <draw:polygon draw:style-name="gr3" draw:text-style-name="P4" draw:layer="layout" svg:width="0.027cm" svg:height="0.556cm" svg:x="0.987cm" svg:y="4.748cm" svg:viewBox="0 0 28 557" draw:points="0,0 28,0 28,557 0,557">
          <text:p/>
        </draw:polygon>
        <draw:polygon draw:style-name="gr3" draw:text-style-name="P4" draw:layer="layout" svg:width="0.027cm" svg:height="0.556cm" svg:x="2.02cm" svg:y="4.748cm" svg:viewBox="0 0 28 557" draw:points="0,0 28,0 28,557 0,557">
          <text:p/>
        </draw:polygon>
        <draw:polygon draw:style-name="gr3" draw:text-style-name="P4" draw:layer="layout" svg:width="6.568cm" svg:height="0.026cm" svg:x="13.169cm" svg:y="4.748cm" svg:viewBox="0 0 6569 27" draw:points="0,0 6569,0 6569,27 0,27">
          <text:p/>
        </draw:polygon>
        <draw:polygon draw:style-name="gr3" draw:text-style-name="P4" draw:layer="layout" svg:width="0.027cm" svg:height="0.53cm" svg:x="19.71cm" svg:y="4.218cm" svg:viewBox="0 0 28 531" draw:points="0,0 28,0 28,531 0,531">
          <text:p/>
        </draw:polygon>
        <draw:polygon draw:style-name="gr3" draw:text-style-name="P4" draw:layer="layout" svg:width="1.06cm" svg:height="0.027cm" svg:x="12.136cm" svg:y="4.218cm" svg:viewBox="0 0 1061 28" draw:points="0,0 1061,0 1061,28 0,28">
          <text:p/>
        </draw:polygon>
        <draw:polygon draw:style-name="gr3" draw:text-style-name="P4" draw:layer="layout" svg:width="1.06cm" svg:height="0.026cm" svg:x="12.136cm" svg:y="4.748cm" svg:viewBox="0 0 1061 27" draw:points="0,0 1061,0 1061,27 0,27">
          <text:p/>
        </draw:polygon>
        <draw:polygon draw:style-name="gr3" draw:text-style-name="P4" draw:layer="layout" svg:width="0.027cm" svg:height="0.556cm" svg:x="13.169cm" svg:y="4.218cm" svg:viewBox="0 0 28 557" draw:points="0,0 28,0 28,557 0,557">
          <text:p/>
        </draw:polygon>
        <draw:polygon draw:style-name="gr3" draw:text-style-name="P4" draw:layer="layout" svg:width="1.563cm" svg:height="0.026cm" svg:x="10.6cm" svg:y="4.748cm" svg:viewBox="0 0 1564 27" draw:points="0,0 1564,0 1564,27 0,27">
          <text:p/>
        </draw:polygon>
        <draw:polygon draw:style-name="gr3" draw:text-style-name="P4" draw:layer="layout" svg:width="0.027cm" svg:height="0.556cm" svg:x="12.136cm" svg:y="4.218cm" svg:viewBox="0 0 28 557" draw:points="0,0 28,0 28,557 0,557">
          <text:p/>
        </draw:polygon>
        <draw:polygon draw:style-name="gr3" draw:text-style-name="P4" draw:layer="layout" svg:width="1.06cm" svg:height="0.026cm" svg:x="9.567cm" svg:y="4.748cm" svg:viewBox="0 0 1061 27" draw:points="0,0 1061,0 1061,27 0,27">
          <text:p/>
        </draw:polygon>
        <draw:polygon draw:style-name="gr3" draw:text-style-name="P4" draw:layer="layout" svg:width="0.027cm" svg:height="0.556cm" svg:x="10.6cm" svg:y="4.218cm" svg:viewBox="0 0 28 557" draw:points="0,0 28,0 28,557 0,557">
          <text:p/>
        </draw:polygon>
        <draw:polygon draw:style-name="gr3" draw:text-style-name="P4" draw:layer="layout" svg:width="7.574cm" svg:height="0.026cm" svg:x="2.02cm" svg:y="4.748cm" svg:viewBox="0 0 7575 27" draw:points="0,0 7575,0 7575,27 0,27">
          <text:p/>
        </draw:polygon>
        <draw:polygon draw:style-name="gr3" draw:text-style-name="P4" draw:layer="layout" svg:width="0.027cm" svg:height="0.556cm" svg:x="9.567cm" svg:y="4.218cm" svg:viewBox="0 0 28 557" draw:points="0,0 28,0 28,557 0,557">
          <text:p/>
        </draw:polygon>
        <draw:polygon draw:style-name="gr3" draw:text-style-name="P4" draw:layer="layout" svg:width="1.06cm" svg:height="0.026cm" svg:x="0.987cm" svg:y="4.748cm" svg:viewBox="0 0 1061 27" draw:points="0,0 1061,0 1061,27 0,27">
          <text:p/>
        </draw:polygon>
        <draw:polygon draw:style-name="gr3" draw:text-style-name="P4" draw:layer="layout" svg:width="0.027cm" svg:height="0.556cm" svg:x="0.987cm" svg:y="4.218cm" svg:viewBox="0 0 28 557" draw:points="0,0 28,0 28,557 0,557">
          <text:p/>
        </draw:polygon>
        <draw:polygon draw:style-name="gr3" draw:text-style-name="P4" draw:layer="layout" svg:width="0.027cm" svg:height="0.556cm" svg:x="2.02cm" svg:y="4.218cm" svg:viewBox="0 0 28 557" draw:points="0,0 28,0 28,557 0,557">
          <text:p/>
        </draw:polygon>
        <draw:polygon draw:style-name="gr3" draw:text-style-name="P4" draw:layer="layout" svg:width="6.568cm" svg:height="0.027cm" svg:x="13.169cm" svg:y="3.344cm" svg:viewBox="0 0 6569 28" draw:points="0,0 6569,0 6569,28 0,28">
          <text:p/>
        </draw:polygon>
        <draw:polygon draw:style-name="gr3" draw:text-style-name="P4" draw:layer="layout" svg:width="6.568cm" svg:height="0.027cm" svg:x="13.169cm" svg:y="4.218cm" svg:viewBox="0 0 6569 28" draw:points="0,0 6569,0 6569,28 0,28">
          <text:p/>
        </draw:polygon>
        <draw:polygon draw:style-name="gr3" draw:text-style-name="P4" draw:layer="layout" svg:width="0.027cm" svg:height="0.847cm" svg:x="19.71cm" svg:y="3.371cm" svg:viewBox="0 0 28 848" draw:points="0,0 28,0 28,848 0,848">
          <text:p/>
        </draw:polygon>
        <draw:polygon draw:style-name="gr3" draw:text-style-name="P4" draw:layer="layout" svg:width="2.596cm" svg:height="0.027cm" svg:x="10.6cm" svg:y="3.344cm" svg:viewBox="0 0 2597 28" draw:points="0,0 2597,0 2597,28 0,28">
          <text:p/>
        </draw:polygon>
        <draw:polygon draw:style-name="gr3" draw:text-style-name="P4" draw:layer="layout" svg:width="2.596cm" svg:height="0.027cm" svg:x="10.6cm" svg:y="4.218cm" svg:viewBox="0 0 2597 28" draw:points="0,0 2597,0 2597,28 0,28">
          <text:p/>
        </draw:polygon>
        <draw:polygon draw:style-name="gr3" draw:text-style-name="P4" draw:layer="layout" svg:width="0.027cm" svg:height="0.901cm" svg:x="13.169cm" svg:y="3.344cm" svg:viewBox="0 0 28 902" draw:points="0,0 28,0 28,902 0,902">
          <text:p/>
        </draw:polygon>
        <draw:polygon draw:style-name="gr3" draw:text-style-name="P4" draw:layer="layout" svg:width="1.06cm" svg:height="0.027cm" svg:x="9.567cm" svg:y="3.344cm" svg:viewBox="0 0 1061 28" draw:points="0,0 1061,0 1061,28 0,28">
          <text:p/>
        </draw:polygon>
        <draw:polygon draw:style-name="gr3" draw:text-style-name="P4" draw:layer="layout" svg:width="1.06cm" svg:height="0.027cm" svg:x="9.567cm" svg:y="4.218cm" svg:viewBox="0 0 1061 28" draw:points="0,0 1061,0 1061,28 0,28">
          <text:p/>
        </draw:polygon>
        <draw:polygon draw:style-name="gr3" draw:text-style-name="P4" draw:layer="layout" svg:width="0.027cm" svg:height="0.901cm" svg:x="10.6cm" svg:y="3.344cm" svg:viewBox="0 0 28 902" draw:points="0,0 28,0 28,902 0,902">
          <text:p/>
        </draw:polygon>
        <draw:polygon draw:style-name="gr3" draw:text-style-name="P4" draw:layer="layout" svg:width="7.574cm" svg:height="0.027cm" svg:x="2.02cm" svg:y="3.344cm" svg:viewBox="0 0 7575 28" draw:points="0,0 7575,0 7575,28 0,28">
          <text:p/>
        </draw:polygon>
        <draw:polygon draw:style-name="gr3" draw:text-style-name="P4" draw:layer="layout" svg:width="7.574cm" svg:height="0.027cm" svg:x="2.02cm" svg:y="4.218cm" svg:viewBox="0 0 7575 28" draw:points="0,0 7575,0 7575,28 0,28">
          <text:p/>
        </draw:polygon>
        <draw:polygon draw:style-name="gr3" draw:text-style-name="P4" draw:layer="layout" svg:width="0.027cm" svg:height="0.901cm" svg:x="9.567cm" svg:y="3.344cm" svg:viewBox="0 0 28 902" draw:points="0,0 28,0 28,902 0,902">
          <text:p/>
        </draw:polygon>
        <draw:polygon draw:style-name="gr3" draw:text-style-name="P4" draw:layer="layout" svg:width="1.06cm" svg:height="0.027cm" svg:x="0.987cm" svg:y="3.344cm" svg:viewBox="0 0 1061 28" draw:points="0,0 1061,0 1061,28 0,28">
          <text:p/>
        </draw:polygon>
        <draw:polygon draw:style-name="gr3" draw:text-style-name="P4" draw:layer="layout" svg:width="1.06cm" svg:height="0.027cm" svg:x="0.987cm" svg:y="4.218cm" svg:viewBox="0 0 1061 28" draw:points="0,0 1061,0 1061,28 0,28">
          <text:p/>
        </draw:polygon>
        <draw:polygon draw:style-name="gr3" draw:text-style-name="P4" draw:layer="layout" svg:width="0.027cm" svg:height="0.901cm" svg:x="0.987cm" svg:y="3.344cm" svg:viewBox="0 0 28 902" draw:points="0,0 28,0 28,902 0,902">
          <text:p/>
        </draw:polygon>
        <draw:polygon draw:style-name="gr3" draw:text-style-name="P4" draw:layer="layout" svg:width="0.027cm" svg:height="0.901cm" svg:x="2.02cm" svg:y="3.344cm" svg:viewBox="0 0 28 902" draw:points="0,0 28,0 28,902 0,902">
          <text:p/>
        </draw:polygon>
        <draw:polygon draw:style-name="gr3" draw:text-style-name="P4" draw:layer="layout" svg:width="6.568cm" svg:height="0.027cm" svg:x="13.169cm" svg:y="26.966cm" svg:viewBox="0 0 6569 28" draw:points="0,0 6569,0 6569,28 0,28">
          <text:p/>
        </draw:polygon>
        <draw:polygon draw:style-name="gr3" draw:text-style-name="P4" draw:layer="layout" svg:width="2.596cm" svg:height="0.027cm" svg:x="10.6cm" svg:y="26.966cm" svg:viewBox="0 0 2597 28" draw:points="0,0 2597,0 2597,28 0,28">
          <text:p/>
        </draw:polygon>
        <draw:polygon draw:style-name="gr3" draw:text-style-name="P4" draw:layer="layout" svg:width="0.027cm" svg:height="0.901cm" svg:x="13.169cm" svg:y="26.966cm" svg:viewBox="0 0 28 902" draw:points="0,0 28,0 28,902 0,902">
          <text:p/>
        </draw:polygon>
        <draw:polygon draw:style-name="gr3" draw:text-style-name="P4" draw:layer="layout" svg:width="1.06cm" svg:height="0.027cm" svg:x="9.567cm" svg:y="26.966cm" svg:viewBox="0 0 1061 28" draw:points="0,0 1061,0 1061,28 0,28">
          <text:p/>
        </draw:polygon>
        <draw:polygon draw:style-name="gr3" draw:text-style-name="P4" draw:layer="layout" svg:width="0.027cm" svg:height="0.901cm" svg:x="10.6cm" svg:y="26.966cm" svg:viewBox="0 0 28 902" draw:points="0,0 28,0 28,902 0,902">
          <text:p/>
        </draw:polygon>
        <draw:polygon draw:style-name="gr3" draw:text-style-name="P4" draw:layer="layout" svg:width="7.574cm" svg:height="0.027cm" svg:x="2.02cm" svg:y="26.966cm" svg:viewBox="0 0 7575 28" draw:points="0,0 7575,0 7575,28 0,28">
          <text:p/>
        </draw:polygon>
        <draw:polygon draw:style-name="gr3" draw:text-style-name="P4" draw:layer="layout" svg:width="0.027cm" svg:height="0.901cm" svg:x="9.567cm" svg:y="26.966cm" svg:viewBox="0 0 28 902" draw:points="0,0 28,0 28,902 0,902">
          <text:p/>
        </draw:polygon>
        <draw:polygon draw:style-name="gr3" draw:text-style-name="P4" draw:layer="layout" svg:width="1.06cm" svg:height="0.027cm" svg:x="0.987cm" svg:y="26.966cm" svg:viewBox="0 0 1061 28" draw:points="0,0 1061,0 1061,28 0,28">
          <text:p/>
        </draw:polygon>
        <draw:polygon draw:style-name="gr3" draw:text-style-name="P4" draw:layer="layout" svg:width="0.027cm" svg:height="0.901cm" svg:x="0.987cm" svg:y="26.966cm" svg:viewBox="0 0 28 902" draw:points="0,0 28,0 28,902 0,902">
          <text:p/>
        </draw:polygon>
        <draw:polygon draw:style-name="gr3" draw:text-style-name="P4" draw:layer="layout" svg:width="0.027cm" svg:height="0.901cm" svg:x="2.02cm" svg:y="26.966cm" svg:viewBox="0 0 28 902" draw:points="0,0 28,0 28,902 0,902">
          <text:p/>
        </draw:polygon>
        <draw:frame draw:style-name="gr2" draw:text-style-name="P3" draw:layer="layout" svg:width="1.674cm" svg:height="0.412cm" svg:x="18.168cm" svg:y="2.011cm">
          <draw:text-box>
            <text:p text:style-name="P2"><text:span text:style-name="T2">Re</text:span><text:span text:style-name="T2">vi</text:span><text:span text:style-name="T2">si</text:span><text:span text:style-name="T2">on</text:span></text:p>
          </draw:text-box>
        </draw:frame>
        <draw:frame draw:style-name="gr4" draw:text-style-name="P5" draw:layer="layout" svg:width="0.317cm" svg:height="0.374cm" svg:x="1.47cm" svg:y="3.60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2.051cm" svg:height="0.374cm" svg:x="4.338cm" svg:y="3.606cm">
          <draw:text-box>
            <text:p text:style-name="P2"><text:span text:style-name="T3">Co</text:span><text:span text:style-name="T3">m</text:span><text:span text:style-name="T3">po</text:span><text:span text:style-name="T3">ne</text:span><text:span text:style-name="T3">nt</text:span></text:p>
          </draw:text-box>
        </draw:frame>
        <draw:frame draw:style-name="gr4" draw:text-style-name="P5" draw:layer="layout" svg:width="0.671cm" svg:height="0.374cm" svg:x="9.754cm" svg:y="3.601cm">
          <draw:text-box>
            <text:p text:style-name="P2"><text:span text:style-name="T3">Re</text:span><text:span text:style-name="T3">v</text:span></text:p>
          </draw:text-box>
        </draw:frame>
        <draw:frame draw:style-name="gr4" draw:text-style-name="P5" draw:layer="layout" svg:width="1.56cm" svg:height="0.374cm" svg:x="10.952cm" svg:y="3.606cm">
          <draw:text-box>
            <text:p text:style-name="P2"><text:span text:style-name="T3">Qu</text:span><text:span text:style-name="T3">an</text:span><text:span text:style-name="T3">tit</text:span><text:span text:style-name="T3">y</text:span></text:p>
          </draw:text-box>
        </draw:frame>
        <draw:frame draw:style-name="gr4" draw:text-style-name="P5" draw:layer="layout" svg:width="1.467cm" svg:height="0.374cm" svg:x="15.609cm" svg:y="3.606cm">
          <draw:text-box>
            <text:p text:style-name="P2"><text:span text:style-name="T3">Ma</text:span><text:span text:style-name="T3">rki</text:span><text:span text:style-name="T3">ng</text:span></text:p>
          </draw:text-box>
        </draw:frame>
        <draw:frame draw:style-name="gr2" draw:text-style-name="P3" draw:layer="layout" svg:width="0.352cm" svg:height="0.412cm" svg:x="1.12cm" svg:y="4.288cm">
          <draw:text-box>
            <text:p text:style-name="P2"><text:span text:style-name="T1">1</text:span></text:p>
          </draw:text-box>
        </draw:frame>
        <draw:frame draw:style-name="gr2" draw:text-style-name="P3" draw:layer="layout" svg:width="2.999cm" svg:height="0.412cm" svg:x="2.153cm" svg:y="4.288cm">
          <draw:text-box>
            <text:p text:style-name="P2"><text:span text:style-name="T1">M</text:span><text:span text:style-name="T1">OD</text:span><text:span text:style-name="T1">-</text:span><text:span text:style-name="T1">RT</text:span><text:span text:style-name="T1">L8</text:span><text:span text:style-name="T1">72</text:span><text:span text:style-name="T1">3B</text:span><text:span text:style-name="T1">S</text:span></text:p>
          </draw:text-box>
        </draw:frame>
        <draw:frame draw:style-name="gr2" draw:text-style-name="P3" draw:layer="layout" svg:width="0.352cm" svg:height="0.412cm" svg:x="9.7cm" svg:y="4.288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1.018cm" svg:height="0.412cm" svg:x="10.995cm" svg:y="4.288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709cm" svg:height="0.412cm" svg:x="13.302cm" svg:y="4.288cm">
          <draw:text-box>
            <text:p text:style-name="P2"><text:span text:style-name="T1">U1</text:span><text:span text:style-name="T1">1</text:span></text:p>
          </draw:text-box>
        </draw:frame>
        <draw:frame draw:style-name="gr2" draw:text-style-name="P3" draw:layer="layout" svg:width="0.352cm" svg:height="0.412cm" svg:x="1.12cm" svg:y="4.818cm">
          <draw:text-box>
            <text:p text:style-name="P2"><text:span text:style-name="T1">2</text:span></text:p>
          </draw:text-box>
        </draw:frame>
        <draw:frame draw:style-name="gr2" draw:text-style-name="P3" draw:layer="layout" svg:width="5.654cm" svg:height="0.412cm" svg:x="2.153cm" svg:y="4.818cm">
          <draw:text-box>
            <text:p text:style-name="P2"><text:span text:style-name="T1">SM</text:span><text:span text:style-name="T1">D </text:span><text:span text:style-name="T1">CA</text:span><text:span text:style-name="T1">P </text:span><text:span text:style-name="T1">04</text:span><text:span text:style-name="T1">02 </text:span><text:span text:style-name="T1">0.</text:span><text:span text:style-name="T1">8 </text:span><text:span text:style-name="T1">PF </text:span><text:span text:style-name="T1">+-</text:span><text:span text:style-name="T1">0.</text:span><text:span text:style-name="T1">25 </text:span><text:span text:style-name="T1">PF</text:span></text:p>
          </draw:text-box>
        </draw:frame>
        <draw:frame draw:style-name="gr2" draw:text-style-name="P3" draw:layer="layout" svg:width="0.352cm" svg:height="0.412cm" svg:x="9.7cm" svg:y="4.81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4.818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921cm" svg:height="0.412cm" svg:x="13.302cm" svg:y="4.818cm">
          <draw:text-box>
            <text:p text:style-name="P2"><text:span text:style-name="T1">C1</text:span><text:span text:style-name="T1">06</text:span></text:p>
          </draw:text-box>
        </draw:frame>
        <draw:frame draw:style-name="gr2" draw:text-style-name="P3" draw:layer="layout" svg:width="0.352cm" svg:height="0.412cm" svg:x="1.12cm" svg:y="5.348cm">
          <draw:text-box>
            <text:p text:style-name="P2"><text:span text:style-name="T1">3</text:span></text:p>
          </draw:text-box>
        </draw:frame>
        <draw:frame draw:style-name="gr2" draw:text-style-name="P3" draw:layer="layout" svg:width="5.543cm" svg:height="0.412cm" svg:x="2.153cm" svg:y="5.348cm">
          <draw:text-box>
            <text:p text:style-name="P2"><text:span text:style-name="T1">SM</text:span><text:span text:style-name="T1">D </text:span><text:span text:style-name="T1">CA</text:span><text:span text:style-name="T1">P </text:span><text:span text:style-name="T1">04</text:span><text:span text:style-name="T1">02 </text:span><text:span text:style-name="T1">1.</text:span><text:span text:style-name="T1">5 </text:span><text:span text:style-name="T1">PF </text:span><text:span text:style-name="T1">+-</text:span><text:span text:style-name="T1">0.</text:span><text:span text:style-name="T1">25</text:span><text:span text:style-name="T1">PF</text:span></text:p>
          </draw:text-box>
        </draw:frame>
        <draw:frame draw:style-name="gr2" draw:text-style-name="P3" draw:layer="layout" svg:width="0.352cm" svg:height="0.412cm" svg:x="9.7cm" svg:y="5.34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5.348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921cm" svg:height="0.412cm" svg:x="13.302cm" svg:y="5.348cm">
          <draw:text-box>
            <text:p text:style-name="P2"><text:span text:style-name="T1">C1</text:span><text:span text:style-name="T1">07</text:span></text:p>
          </draw:text-box>
        </draw:frame>
        <draw:frame draw:style-name="gr2" draw:text-style-name="P3" draw:layer="layout" svg:width="0.352cm" svg:height="0.412cm" svg:x="1.12cm" svg:y="5.877cm">
          <draw:text-box>
            <text:p text:style-name="P2"><text:span text:style-name="T1">4</text:span></text:p>
          </draw:text-box>
        </draw:frame>
        <draw:frame draw:style-name="gr2" draw:text-style-name="P3" draw:layer="layout" svg:width="5.891cm" svg:height="0.412cm" svg:x="2.153cm" svg:y="5.877cm">
          <draw:text-box>
            <text:p text:style-name="P2"><text:span text:style-name="T1">SM</text:span><text:span text:style-name="T1">D </text:span><text:span text:style-name="T1">CA</text:span><text:span text:style-name="T1">P </text:span><text:span text:style-name="T1">04</text:span><text:span text:style-name="T1">02 </text:span><text:span text:style-name="T1">10 </text:span><text:span text:style-name="T1">NF </text:span><text:span text:style-name="T1">X7</text:span><text:span text:style-name="T1">R </text:span><text:span text:style-name="T1">50</text:span><text:span text:style-name="T1">VD</text:span><text:span text:style-name="T1">C</text:span></text:p>
          </draw:text-box>
        </draw:frame>
        <draw:frame draw:style-name="gr2" draw:text-style-name="P3" draw:layer="layout" svg:width="0.352cm" svg:height="0.412cm" svg:x="9.7cm" svg:y="5.87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5.877cm">
          <draw:text-box>
            <text:p text:style-name="P2"><text:span text:style-name="T1">4 </text:span><text:span text:style-name="T1">р.</text:span></text:p>
          </draw:text-box>
        </draw:frame>
        <draw:frame draw:style-name="gr2" draw:text-style-name="P3" draw:layer="layout" svg:width="3.664cm" svg:height="0.412cm" svg:x="13.302cm" svg:y="5.877cm">
          <draw:text-box>
            <text:p text:style-name="P2"><text:span text:style-name="T1">C5</text:span><text:span text:style-name="T1">8, </text:span><text:span text:style-name="T1">C8</text:span><text:span text:style-name="T1">0, </text:span><text:span text:style-name="T1">C9</text:span><text:span text:style-name="T1">7, </text:span><text:span text:style-name="T1">C1</text:span><text:span text:style-name="T1">11</text:span></text:p>
          </draw:text-box>
        </draw:frame>
        <draw:frame draw:style-name="gr2" draw:text-style-name="P3" draw:layer="layout" svg:width="0.352cm" svg:height="0.412cm" svg:x="1.12cm" svg:y="6.407cm">
          <draw:text-box>
            <text:p text:style-name="P2"><text:span text:style-name="T1">5</text:span></text:p>
          </draw:text-box>
        </draw:frame>
        <draw:frame draw:style-name="gr2" draw:text-style-name="P3" draw:layer="layout" svg:width="5.827cm" svg:height="0.412cm" svg:x="2.153cm" svg:y="6.407cm">
          <draw:text-box>
            <text:p text:style-name="P2"><text:span text:style-name="T1">SM</text:span><text:span text:style-name="T1">D </text:span><text:span text:style-name="T1">CA</text:span><text:span text:style-name="T1">P </text:span><text:span text:style-name="T1">04</text:span><text:span text:style-name="T1">02 </text:span><text:span text:style-name="T1">10 </text:span><text:span text:style-name="T1">PF </text:span><text:span text:style-name="T1">NP</text:span><text:span text:style-name="T1">0 </text:span><text:span text:style-name="T1">50</text:span><text:span text:style-name="T1">VD</text:span><text:span text:style-name="T1">C</text:span></text:p>
          </draw:text-box>
        </draw:frame>
        <draw:frame draw:style-name="gr2" draw:text-style-name="P3" draw:layer="layout" svg:width="0.352cm" svg:height="0.412cm" svg:x="9.7cm" svg:y="6.4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6.407cm">
          <draw:text-box>
            <text:p text:style-name="P2"><text:span text:style-name="T1">3 </text:span><text:span text:style-name="T1">р.</text:span></text:p>
          </draw:text-box>
        </draw:frame>
        <draw:frame draw:style-name="gr2" draw:text-style-name="P3" draw:layer="layout" svg:width="3.198cm" svg:height="0.412cm" svg:x="13.302cm" svg:y="6.407cm">
          <draw:text-box>
            <text:p text:style-name="P2"><text:span text:style-name="T1">C1</text:span><text:span text:style-name="T1">05</text:span><text:span text:style-name="T1">, </text:span><text:span text:style-name="T1">C1</text:span><text:span text:style-name="T1">83</text:span><text:span text:style-name="T1">, </text:span><text:span text:style-name="T1">C1</text:span><text:span text:style-name="T1">84</text:span></text:p>
          </draw:text-box>
        </draw:frame>
        <draw:frame draw:style-name="gr2" draw:text-style-name="P3" draw:layer="layout" svg:width="0.352cm" svg:height="0.412cm" svg:x="1.12cm" svg:y="6.936cm">
          <draw:text-box>
            <text:p text:style-name="P2"><text:span text:style-name="T1">6</text:span></text:p>
          </draw:text-box>
        </draw:frame>
        <draw:frame draw:style-name="gr2" draw:text-style-name="P3" draw:layer="layout" svg:width="6.187cm" svg:height="0.412cm" svg:x="2.153cm" svg:y="6.936cm">
          <draw:text-box>
            <text:p text:style-name="P2"><text:span text:style-name="T1">SM</text:span><text:span text:style-name="T1">D </text:span><text:span text:style-name="T1">CA</text:span><text:span text:style-name="T1">P </text:span><text:span text:style-name="T1">04</text:span><text:span text:style-name="T1">02 </text:span><text:span text:style-name="T1">10</text:span><text:span text:style-name="T1">0 </text:span><text:span text:style-name="T1">NF </text:span><text:span text:style-name="T1">10</text:span><text:span text:style-name="T1">% </text:span><text:span text:style-name="T1">10</text:span><text:span text:style-name="T1">VD</text:span><text:span text:style-name="T1">C</text:span></text:p>
          </draw:text-box>
        </draw:frame>
        <draw:frame draw:style-name="gr2" draw:text-style-name="P3" draw:layer="layout" svg:width="0.352cm" svg:height="0.412cm" svg:x="9.7cm" svg:y="6.93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895cm" svg:height="0.412cm" svg:x="10.83cm" svg:y="6.936cm">
          <draw:text-box>
            <text:p text:style-name="P2"><text:span text:style-name="T1">86 </text:span><text:span text:style-name="T1">р.</text:span></text:p>
          </draw:text-box>
        </draw:frame>
        <draw:frame draw:style-name="gr2" draw:text-style-name="P3" draw:layer="layout" svg:width="6.936cm" svg:height="0.412cm" svg:x="13.302cm" svg:y="6.936cm">
          <draw:text-box>
            <text:p text:style-name="P2"><text:span text:style-name="T1">C1</text:span><text:span text:style-name="T1">--</text:span><text:span text:style-name="T1">C4</text:span><text:span text:style-name="T1">,C</text:span><text:span text:style-name="T1">6--</text:span><text:span text:style-name="T1">C9</text:span><text:span text:style-name="T1">,C</text:span><text:span text:style-name="T1">11</text:span><text:span text:style-name="T1">--</text:span><text:span text:style-name="T1">C1</text:span><text:span text:style-name="T1">5,</text:span><text:span text:style-name="T1">C1</text:span><text:span text:style-name="T1">7--</text:span><text:span text:style-name="T1">C2</text:span><text:span text:style-name="T1">0,</text:span><text:span text:style-name="T1">C2</text:span><text:span text:style-name="T1">2-</text:span></text:p>
          </draw:text-box>
        </draw:frame>
        <draw:frame draw:style-name="gr2" draw:text-style-name="P3" draw:layer="layout" svg:width="0.352cm" svg:height="0.412cm" svg:x="1.12cm" svg:y="7.466cm">
          <draw:text-box>
            <text:p text:style-name="P2"><text:span text:style-name="T1">7</text:span></text:p>
          </draw:text-box>
        </draw:frame>
        <draw:frame draw:style-name="gr2" draw:text-style-name="P3" draw:layer="layout" svg:width="5.577cm" svg:height="0.412cm" svg:x="2.153cm" svg:y="7.466cm">
          <draw:text-box>
            <text:p text:style-name="P2"><text:span text:style-name="T1">SM</text:span><text:span text:style-name="T1">D </text:span><text:span text:style-name="T1">CA</text:span><text:span text:style-name="T1">P </text:span><text:span text:style-name="T1">04</text:span><text:span text:style-name="T1">02 </text:span><text:span text:style-name="T1">10</text:span><text:span text:style-name="T1">0 </text:span><text:span text:style-name="T1">PF </text:span><text:span text:style-name="T1">50</text:span><text:span text:style-name="T1">V </text:span><text:span text:style-name="T1">C0</text:span><text:span text:style-name="T1">G</text:span></text:p>
          </draw:text-box>
        </draw:frame>
        <draw:frame draw:style-name="gr2" draw:text-style-name="P3" draw:layer="layout" svg:width="0.352cm" svg:height="0.412cm" svg:x="9.7cm" svg:y="7.46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7.466cm">
          <draw:text-box>
            <text:p text:style-name="P2"><text:span text:style-name="T1">2 </text:span><text:span text:style-name="T1">р.</text:span></text:p>
          </draw:text-box>
        </draw:frame>
        <draw:frame draw:style-name="gr2" draw:text-style-name="P3" draw:layer="layout" svg:width="2.059cm" svg:height="0.412cm" svg:x="13.302cm" svg:y="7.466cm">
          <draw:text-box>
            <text:p text:style-name="P2"><text:span text:style-name="T1">C1</text:span><text:span text:style-name="T1">99</text:span><text:span text:style-name="T1">, </text:span><text:span text:style-name="T1">C2</text:span><text:span text:style-name="T1">00</text:span></text:p>
          </draw:text-box>
        </draw:frame>
        <draw:frame draw:style-name="gr2" draw:text-style-name="P3" draw:layer="layout" svg:width="0.352cm" svg:height="0.412cm" svg:x="1.12cm" svg:y="7.996cm">
          <draw:text-box>
            <text:p text:style-name="P2"><text:span text:style-name="T1">8</text:span></text:p>
          </draw:text-box>
        </draw:frame>
        <draw:frame draw:style-name="gr2" draw:text-style-name="P3" draw:layer="layout" svg:width="5.179cm" svg:height="0.412cm" svg:x="2.153cm" svg:y="7.996cm">
          <draw:text-box>
            <text:p text:style-name="P2"><text:span text:style-name="T1">SM</text:span><text:span text:style-name="T1">D </text:span><text:span text:style-name="T1">CA</text:span><text:span text:style-name="T1">P </text:span><text:span text:style-name="T1">04</text:span><text:span text:style-name="T1">02 </text:span><text:span text:style-name="T1">22 </text:span><text:span text:style-name="T1">PF </text:span><text:span text:style-name="T1">NP</text:span><text:span text:style-name="T1">0 </text:span><text:span text:style-name="T1">5</text:span><text:span text:style-name="T1">%</text:span></text:p>
          </draw:text-box>
        </draw:frame>
        <draw:frame draw:style-name="gr2" draw:text-style-name="P3" draw:layer="layout" svg:width="0.352cm" svg:height="0.412cm" svg:x="9.7cm" svg:y="7.99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7.996cm">
          <draw:text-box>
            <text:p text:style-name="P2"><text:span text:style-name="T1">2 </text:span><text:span text:style-name="T1">р.</text:span></text:p>
          </draw:text-box>
        </draw:frame>
        <draw:frame draw:style-name="gr2" draw:text-style-name="P3" draw:layer="layout" svg:width="1.835cm" svg:height="0.412cm" svg:x="13.302cm" svg:y="7.996cm">
          <draw:text-box>
            <text:p text:style-name="P2"><text:span text:style-name="T1">C9</text:span><text:span text:style-name="T1">9, </text:span><text:span text:style-name="T1">C1</text:span><text:span text:style-name="T1">00</text:span></text:p>
          </draw:text-box>
        </draw:frame>
        <draw:frame draw:style-name="gr2" draw:text-style-name="P3" draw:layer="layout" svg:width="0.352cm" svg:height="0.412cm" svg:x="1.12cm" svg:y="8.525cm">
          <draw:text-box>
            <text:p text:style-name="P2"><text:span text:style-name="T1">9</text:span></text:p>
          </draw:text-box>
        </draw:frame>
        <draw:frame draw:style-name="gr2" draw:text-style-name="P3" draw:layer="layout" svg:width="5.687cm" svg:height="0.412cm" svg:x="2.153cm" svg:y="8.525cm">
          <draw:text-box>
            <text:p text:style-name="P2"><text:span text:style-name="T1">SM</text:span><text:span text:style-name="T1">D </text:span><text:span text:style-name="T1">CA</text:span><text:span text:style-name="T1">P </text:span><text:span text:style-name="T1">04</text:span><text:span text:style-name="T1">02 </text:span><text:span text:style-name="T1">33 </text:span><text:span text:style-name="T1">PF </text:span><text:span text:style-name="T1">50</text:span><text:span text:style-name="T1">VD</text:span><text:span text:style-name="T1">C </text:span><text:span text:style-name="T1">5</text:span><text:span text:style-name="T1">%</text:span></text:p>
          </draw:text-box>
        </draw:frame>
        <draw:frame draw:style-name="gr2" draw:text-style-name="P3" draw:layer="layout" svg:width="0.352cm" svg:height="0.412cm" svg:x="9.7cm" svg:y="8.52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8.525cm">
          <draw:text-box>
            <text:p text:style-name="P2"><text:span text:style-name="T1">4 </text:span><text:span text:style-name="T1">р.</text:span></text:p>
          </draw:text-box>
        </draw:frame>
        <draw:frame draw:style-name="gr2" draw:text-style-name="P3" draw:layer="layout" svg:width="3.998cm" svg:height="0.412cm" svg:x="13.302cm" svg:y="8.525cm">
          <draw:text-box>
            <text:p text:style-name="P2"><text:span text:style-name="T1">C8</text:span><text:span text:style-name="T1">8, </text:span><text:span text:style-name="T1">C9</text:span><text:span text:style-name="T1">4, </text:span><text:span text:style-name="T1">C1</text:span><text:span text:style-name="T1">85</text:span><text:span text:style-name="T1">, </text:span><text:span text:style-name="T1">C1</text:span><text:span text:style-name="T1">87 </text:span></text:p>
          </draw:text-box>
        </draw:frame>
        <draw:frame draw:style-name="gr2" draw:text-style-name="P3" draw:layer="layout" svg:width="0.451cm" svg:height="0.412cm" svg:x="1.12cm" svg:y="9.055cm">
          <draw:text-box>
            <text:p text:style-name="P2"><text:span text:style-name="T1">10</text:span></text:p>
          </draw:text-box>
        </draw:frame>
        <draw:frame draw:style-name="gr2" draw:text-style-name="P3" draw:layer="layout" svg:width="5.146cm" svg:height="0.412cm" svg:x="2.153cm" svg:y="9.055cm">
          <draw:text-box>
            <text:p text:style-name="P2"><text:span text:style-name="T1">SM</text:span><text:span text:style-name="T1">D </text:span><text:span text:style-name="T1">CA</text:span><text:span text:style-name="T1">P </text:span><text:span text:style-name="T1">06</text:span><text:span text:style-name="T1">03 </text:span><text:span text:style-name="T1">1 </text:span><text:span text:style-name="T1">UF </text:span><text:span text:style-name="T1">10</text:span><text:span text:style-name="T1">V </text:span><text:span text:style-name="T1">X5</text:span><text:span text:style-name="T1">R</text:span></text:p>
          </draw:text-box>
        </draw:frame>
        <draw:frame draw:style-name="gr2" draw:text-style-name="P3" draw:layer="layout" svg:width="0.352cm" svg:height="0.412cm" svg:x="9.7cm" svg:y="9.05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895cm" svg:height="0.412cm" svg:x="10.83cm" svg:y="9.055cm">
          <draw:text-box>
            <text:p text:style-name="P2"><text:span text:style-name="T1">25 </text:span><text:span text:style-name="T1">р.</text:span></text:p>
          </draw:text-box>
        </draw:frame>
        <draw:frame draw:style-name="gr2" draw:text-style-name="P3" draw:layer="layout" svg:width="7.131cm" svg:height="0.412cm" svg:x="13.302cm" svg:y="9.055cm">
          <draw:text-box>
            <text:p text:style-name="P2"><text:span text:style-name="T1">C2</text:span><text:span text:style-name="T1">7,</text:span><text:span text:style-name="T1">C3</text:span><text:span text:style-name="T1">6,</text:span><text:span text:style-name="T1">C3</text:span><text:span text:style-name="T1">8,</text:span><text:span text:style-name="T1">C4</text:span><text:span text:style-name="T1">3,</text:span><text:span text:style-name="T1">C4</text:span><text:span text:style-name="T1">5,</text:span><text:span text:style-name="T1">C5</text:span><text:span text:style-name="T1">5,</text:span><text:span text:style-name="T1">C7</text:span><text:span text:style-name="T1">1,</text:span><text:span text:style-name="T1">C7</text:span><text:span text:style-name="T1">2,</text:span><text:span text:style-name="T1">C8</text:span><text:span text:style-name="T1">7</text:span></text:p>
          </draw:text-box>
        </draw:frame>
        <draw:frame draw:style-name="gr2" draw:text-style-name="P3" draw:layer="layout" svg:width="0.451cm" svg:height="0.412cm" svg:x="1.12cm" svg:y="9.585cm">
          <draw:text-box>
            <text:p text:style-name="P2"><text:span text:style-name="T1">11</text:span></text:p>
          </draw:text-box>
        </draw:frame>
        <draw:frame draw:style-name="gr2" draw:text-style-name="P3" draw:layer="layout" svg:width="4.659cm" svg:height="0.412cm" svg:x="2.153cm" svg:y="9.585cm">
          <draw:text-box>
            <text:p text:style-name="P2"><text:span text:style-name="T1">SM</text:span><text:span text:style-name="T1">D </text:span><text:span text:style-name="T1">CA</text:span><text:span text:style-name="T1">P </text:span><text:span text:style-name="T1">06</text:span><text:span text:style-name="T1">03 </text:span><text:span text:style-name="T1">10 </text:span><text:span text:style-name="T1">UF </text:span><text:span text:style-name="T1">6.</text:span><text:span text:style-name="T1">3V</text:span></text:p>
          </draw:text-box>
        </draw:frame>
        <draw:frame draw:style-name="gr2" draw:text-style-name="P3" draw:layer="layout" svg:width="0.352cm" svg:height="0.412cm" svg:x="9.7cm" svg:y="9.58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895cm" svg:height="0.412cm" svg:x="10.83cm" svg:y="9.585cm">
          <draw:text-box>
            <text:p text:style-name="P2"><text:span text:style-name="T1">62 </text:span><text:span text:style-name="T1">p.</text:span></text:p>
          </draw:text-box>
        </draw:frame>
        <draw:frame draw:style-name="gr2" draw:text-style-name="P3" draw:layer="layout" svg:width="6.907cm" svg:height="0.412cm" svg:x="13.302cm" svg:y="9.585cm">
          <draw:text-box>
            <text:p text:style-name="P2"><text:span text:style-name="T1">C5</text:span><text:span text:style-name="T1">,C</text:span><text:span text:style-name="T1">10</text:span><text:span text:style-name="T1">,C</text:span><text:span text:style-name="T1">16</text:span><text:span text:style-name="T1">,C</text:span><text:span text:style-name="T1">21</text:span><text:span text:style-name="T1">,C</text:span><text:span text:style-name="T1">26</text:span><text:span text:style-name="T1">,C</text:span><text:span text:style-name="T1">42</text:span><text:span text:style-name="T1">,C</text:span><text:span text:style-name="T1">47</text:span><text:span text:style-name="T1">,C</text:span><text:span text:style-name="T1">49</text:span><text:span text:style-name="T1">,C</text:span><text:span text:style-name="T1">53</text:span></text:p>
          </draw:text-box>
        </draw:frame>
        <draw:frame draw:style-name="gr2" draw:text-style-name="P3" draw:layer="layout" svg:width="0.451cm" svg:height="0.412cm" svg:x="1.12cm" svg:y="10.114cm">
          <draw:text-box>
            <text:p text:style-name="P2"><text:span text:style-name="T1">12</text:span></text:p>
          </draw:text-box>
        </draw:frame>
        <draw:frame draw:style-name="gr2" draw:text-style-name="P3" draw:layer="layout" svg:width="7cm" svg:height="0.412cm" svg:x="2.153cm" svg:y="10.114cm">
          <draw:text-box>
            <text:p text:style-name="P2"><text:span text:style-name="T1">SM</text:span><text:span text:style-name="T1">D </text:span><text:span text:style-name="T1">CA</text:span><text:span text:style-name="T1">P </text:span><text:span text:style-name="T1">06</text:span><text:span text:style-name="T1">03 </text:span><text:span text:style-name="T1">2.</text:span><text:span text:style-name="T1">2 </text:span><text:span text:style-name="T1">UF </text:span><text:span text:style-name="T1">X5</text:span><text:span text:style-name="T1">R </text:span><text:span text:style-name="T1">6.</text:span><text:span text:style-name="T1">3V</text:span><text:span text:style-name="T1">DC </text:span><text:span text:style-name="T1">10</text:span><text:span text:style-name="T1">%</text:span></text:p>
          </draw:text-box>
        </draw:frame>
        <draw:frame draw:style-name="gr2" draw:text-style-name="P3" draw:layer="layout" svg:width="0.352cm" svg:height="0.412cm" svg:x="9.7cm" svg:y="10.11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0.926cm" svg:y="10.114cm">
          <draw:text-box>
            <text:p text:style-name="P2"><text:span text:style-name="T1">2 </text:span><text:span text:style-name="T1">р.</text:span></text:p>
          </draw:text-box>
        </draw:frame>
        <draw:frame draw:style-name="gr2" draw:text-style-name="P3" draw:layer="layout" svg:width="1.611cm" svg:height="0.412cm" svg:x="13.302cm" svg:y="10.114cm">
          <draw:text-box>
            <text:p text:style-name="P2"><text:span text:style-name="T1">C5</text:span><text:span text:style-name="T1">6, </text:span><text:span text:style-name="T1">C6</text:span><text:span text:style-name="T1">1</text:span></text:p>
          </draw:text-box>
        </draw:frame>
        <draw:frame draw:style-name="gr2" draw:text-style-name="P3" draw:layer="layout" svg:width="0.451cm" svg:height="0.412cm" svg:x="1.12cm" svg:y="10.644cm">
          <draw:text-box>
            <text:p text:style-name="P2"><text:span text:style-name="T1">13</text:span></text:p>
          </draw:text-box>
        </draw:frame>
        <draw:frame draw:style-name="gr2" draw:text-style-name="P3" draw:layer="layout" svg:width="4.659cm" svg:height="0.412cm" svg:x="2.153cm" svg:y="10.644cm">
          <draw:text-box>
            <text:p text:style-name="P2"><text:span text:style-name="T1">SM</text:span><text:span text:style-name="T1">D </text:span><text:span text:style-name="T1">CA</text:span><text:span text:style-name="T1">P </text:span><text:span text:style-name="T1">06</text:span><text:span text:style-name="T1">03 </text:span><text:span text:style-name="T1">22 </text:span><text:span text:style-name="T1">UF </text:span><text:span text:style-name="T1">6.</text:span><text:span text:style-name="T1">3V</text:span></text:p>
          </draw:text-box>
        </draw:frame>
        <draw:frame draw:style-name="gr2" draw:text-style-name="P3" draw:layer="layout" svg:width="0.352cm" svg:height="0.412cm" svg:x="9.7cm" svg:y="10.64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0.926cm" svg:y="10.644cm">
          <draw:text-box>
            <text:p text:style-name="P2"><text:span text:style-name="T1">5 </text:span><text:span text:style-name="T1">р.</text:span></text:p>
          </draw:text-box>
        </draw:frame>
        <draw:frame draw:style-name="gr2" draw:text-style-name="P3" draw:layer="layout" svg:width="5.027cm" svg:height="0.412cm" svg:x="13.302cm" svg:y="10.644cm">
          <draw:text-box>
            <text:p text:style-name="P2"><text:span text:style-name="T1">C8</text:span><text:span text:style-name="T1">4, </text:span><text:span text:style-name="T1">C9</text:span><text:span text:style-name="T1">5, </text:span><text:span text:style-name="T1">C1</text:span><text:span text:style-name="T1">03</text:span><text:span text:style-name="T1">, </text:span><text:span text:style-name="T1">C1</text:span><text:span text:style-name="T1">08</text:span><text:span text:style-name="T1">, </text:span><text:span text:style-name="T1">C2</text:span><text:span text:style-name="T1">05</text:span></text:p>
          </draw:text-box>
        </draw:frame>
        <draw:frame draw:style-name="gr2" draw:text-style-name="P3" draw:layer="layout" svg:width="0.451cm" svg:height="0.412cm" svg:x="1.12cm" svg:y="11.174cm">
          <draw:text-box>
            <text:p text:style-name="P2"><text:span text:style-name="T1">14</text:span></text:p>
          </draw:text-box>
        </draw:frame>
        <draw:frame draw:style-name="gr2" draw:text-style-name="P3" draw:layer="layout" svg:width="4.769cm" svg:height="0.412cm" svg:x="2.153cm" svg:y="11.174cm">
          <draw:text-box>
            <text:p text:style-name="P2"><text:span text:style-name="T1">SM</text:span><text:span text:style-name="T1">D </text:span><text:span text:style-name="T1">CA</text:span><text:span text:style-name="T1">P </text:span><text:span text:style-name="T1">06</text:span><text:span text:style-name="T1">03 </text:span><text:span text:style-name="T1">4.</text:span><text:span text:style-name="T1">7 </text:span><text:span text:style-name="T1">UF </text:span><text:span text:style-name="T1">6.</text:span><text:span text:style-name="T1">3V</text:span></text:p>
          </draw:text-box>
        </draw:frame>
        <draw:frame draw:style-name="gr2" draw:text-style-name="P3" draw:layer="layout" svg:width="0.352cm" svg:height="0.412cm" svg:x="9.7cm" svg:y="11.17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0.926cm" svg:y="11.174cm">
          <draw:text-box>
            <text:p text:style-name="P2"><text:span text:style-name="T1">4 </text:span><text:span text:style-name="T1">р.</text:span></text:p>
          </draw:text-box>
        </draw:frame>
        <draw:frame draw:style-name="gr2" draw:text-style-name="P3" draw:layer="layout" svg:width="3.664cm" svg:height="0.412cm" svg:x="13.302cm" svg:y="11.174cm">
          <draw:text-box>
            <text:p text:style-name="P2"><text:span text:style-name="T1">C4</text:span><text:span text:style-name="T1">1, </text:span><text:span text:style-name="T1">C6</text:span><text:span text:style-name="T1">2, </text:span><text:span text:style-name="T1">C9</text:span><text:span text:style-name="T1">3, </text:span><text:span text:style-name="T1">C1</text:span><text:span text:style-name="T1">01</text:span></text:p>
          </draw:text-box>
        </draw:frame>
        <draw:frame draw:style-name="gr2" draw:text-style-name="P3" draw:layer="layout" svg:width="0.451cm" svg:height="0.412cm" svg:x="1.12cm" svg:y="11.703cm">
          <draw:text-box>
            <text:p text:style-name="P2"><text:span text:style-name="T1">15</text:span></text:p>
          </draw:text-box>
        </draw:frame>
        <draw:frame draw:style-name="gr2" draw:text-style-name="P3" draw:layer="layout" svg:width="5.552cm" svg:height="0.412cm" svg:x="2.153cm" svg:y="11.703cm">
          <draw:text-box>
            <text:p text:style-name="P2"><text:span text:style-name="T1">SM</text:span><text:span text:style-name="T1">D </text:span><text:span text:style-name="T1">CA</text:span><text:span text:style-name="T1">P </text:span><text:span text:style-name="T1">08</text:span><text:span text:style-name="T1">05 </text:span><text:span text:style-name="T1">47 </text:span><text:span text:style-name="T1">UF </text:span><text:span text:style-name="T1">6.</text:span><text:span text:style-name="T1">3V </text:span><text:span text:style-name="T1">20</text:span><text:span text:style-name="T1">%</text:span></text:p>
          </draw:text-box>
        </draw:frame>
        <draw:frame draw:style-name="gr2" draw:text-style-name="P3" draw:layer="layout" svg:width="0.352cm" svg:height="0.412cm" svg:x="9.7cm" svg:y="11.70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895cm" svg:height="0.412cm" svg:x="10.73cm" svg:y="11.703cm">
          <draw:text-box>
            <text:p text:style-name="P2"><text:span text:style-name="T1">12 </text:span><text:span text:style-name="T1">р.</text:span></text:p>
          </draw:text-box>
        </draw:frame>
        <draw:frame draw:style-name="gr2" draw:text-style-name="P3" draw:layer="layout" svg:width="7.211cm" svg:height="0.412cm" svg:x="13.302cm" svg:y="11.703cm">
          <draw:text-box>
            <text:p text:style-name="P2"><text:span text:style-name="T1">C6</text:span><text:span text:style-name="T1">4, </text:span><text:span text:style-name="T1">C6</text:span><text:span text:style-name="T1">8,</text:span><text:span text:style-name="T1">C7</text:span><text:span text:style-name="T1">7, </text:span><text:span text:style-name="T1">C7</text:span><text:span text:style-name="T1">8, </text:span><text:span text:style-name="T1">C1</text:span><text:span text:style-name="T1">18</text:span><text:span text:style-name="T1">. </text:span><text:span text:style-name="T1">C1</text:span><text:span text:style-name="T1">19</text:span><text:span text:style-name="T1">. </text:span><text:span text:style-name="T1">C1</text:span><text:span text:style-name="T1">80</text:span><text:span text:style-name="T1">, C</text:span></text:p>
          </draw:text-box>
        </draw:frame>
        <draw:frame draw:style-name="gr2" draw:text-style-name="P3" draw:layer="layout" svg:width="0.451cm" svg:height="0.412cm" svg:x="1.12cm" svg:y="12.233cm">
          <draw:text-box>
            <text:p text:style-name="P2"><text:span text:style-name="T1">16</text:span></text:p>
          </draw:text-box>
        </draw:frame>
        <draw:frame draw:style-name="gr2" draw:text-style-name="P3" draw:layer="layout" svg:width="5.886cm" svg:height="0.412cm" svg:x="2.153cm" svg:y="12.233cm">
          <draw:text-box>
            <text:p text:style-name="P2"><text:span text:style-name="T1">SM</text:span><text:span text:style-name="T1">D </text:span><text:span text:style-name="T1">CA</text:span><text:span text:style-name="T1">P </text:span><text:span text:style-name="T1">12</text:span><text:span text:style-name="T1">06 </text:span><text:span text:style-name="T1">22 </text:span><text:span text:style-name="T1">UF </text:span><text:span text:style-name="T1">25</text:span><text:span text:style-name="T1">VD</text:span><text:span text:style-name="T1">C </text:span><text:span text:style-name="T1">X7</text:span><text:span text:style-name="T1">R</text:span></text:p>
          </draw:text-box>
        </draw:frame>
        <draw:frame draw:style-name="gr2" draw:text-style-name="P3" draw:layer="layout" svg:width="0.352cm" svg:height="0.412cm" svg:x="9.7cm" svg:y="12.2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0.926cm" svg:y="12.233cm">
          <draw:text-box>
            <text:p text:style-name="P2"><text:span text:style-name="T1">1 </text:span><text:span text:style-name="T1">p.</text:span></text:p>
          </draw:text-box>
        </draw:frame>
        <draw:frame draw:style-name="gr2" draw:text-style-name="P3" draw:layer="layout" svg:width="0.921cm" svg:height="0.412cm" svg:x="13.302cm" svg:y="12.233cm">
          <draw:text-box>
            <text:p text:style-name="P2"><text:span text:style-name="T1">C2</text:span><text:span text:style-name="T1">06</text:span></text:p>
          </draw:text-box>
        </draw:frame>
        <draw:frame draw:style-name="gr2" draw:text-style-name="P3" draw:layer="layout" svg:width="0.451cm" svg:height="0.412cm" svg:x="1.12cm" svg:y="12.763cm">
          <draw:text-box>
            <text:p text:style-name="P2"><text:span text:style-name="T1">17</text:span></text:p>
          </draw:text-box>
        </draw:frame>
        <draw:frame draw:style-name="gr2" draw:text-style-name="P3" draw:layer="layout" svg:width="6.111cm" svg:height="0.412cm" svg:x="2.153cm" svg:y="12.763cm">
          <draw:text-box>
            <text:p text:style-name="P2"><text:span text:style-name="T1">SM</text:span><text:span text:style-name="T1">D </text:span><text:span text:style-name="T1">CA</text:span><text:span text:style-name="T1">P </text:span><text:span text:style-name="T1">12</text:span><text:span text:style-name="T1">10 </text:span><text:span text:style-name="T1">10</text:span><text:span text:style-name="T1">0 </text:span><text:span text:style-name="T1">UF </text:span><text:span text:style-name="T1">16</text:span><text:span text:style-name="T1">VD</text:span><text:span text:style-name="T1">C </text:span><text:span text:style-name="T1">X5</text:span><text:span text:style-name="T1">R</text:span></text:p>
          </draw:text-box>
        </draw:frame>
        <draw:frame draw:style-name="gr2" draw:text-style-name="P3" draw:layer="layout" svg:width="0.352cm" svg:height="0.412cm" svg:x="9.7cm" svg:y="12.76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0.926cm" svg:y="12.763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921cm" svg:height="0.412cm" svg:x="13.302cm" svg:y="12.763cm">
          <draw:text-box>
            <text:p text:style-name="P2"><text:span text:style-name="T1">C2</text:span><text:span text:style-name="T1">04</text:span></text:p>
          </draw:text-box>
        </draw:frame>
        <draw:frame draw:style-name="gr2" draw:text-style-name="P3" draw:layer="layout" svg:width="0.451cm" svg:height="0.412cm" svg:x="1.12cm" svg:y="13.292cm">
          <draw:text-box>
            <text:p text:style-name="P2"><text:span text:style-name="T1">18</text:span></text:p>
          </draw:text-box>
        </draw:frame>
        <draw:frame draw:style-name="gr2" draw:text-style-name="P3" draw:layer="layout" svg:width="5.107cm" svg:height="0.412cm" svg:x="2.153cm" svg:y="13.292cm">
          <draw:text-box>
            <text:p text:style-name="P2"><text:span text:style-name="T1">SM</text:span><text:span text:style-name="T1">D </text:span><text:span text:style-name="T1">CO</text:span><text:span text:style-name="T1">N </text:span><text:span text:style-name="T1">53</text:span><text:span text:style-name="T1">26</text:span><text:span text:style-name="T1">10</text:span><text:span text:style-name="T1">21 </text:span><text:span text:style-name="T1">(T</text:span><text:span text:style-name="T1">ER</text:span><text:span text:style-name="T1">ES</text:span><text:span text:style-name="T1">)</text:span></text:p>
          </draw:text-box>
        </draw:frame>
        <draw:frame draw:style-name="gr2" draw:text-style-name="P3" draw:layer="layout" svg:width="0.352cm" svg:height="0.412cm" svg:x="9.7cm" svg:y="13.29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0.926cm" svg:y="13.292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891cm" svg:height="0.412cm" svg:x="13.302cm" svg:y="13.292cm">
          <draw:text-box>
            <text:p text:style-name="P2"><text:span text:style-name="T1">SP</text:span><text:span text:style-name="T1">K1</text:span></text:p>
          </draw:text-box>
        </draw:frame>
        <draw:frame draw:style-name="gr2" draw:text-style-name="P3" draw:layer="layout" svg:width="0.451cm" svg:height="0.412cm" svg:x="1.12cm" svg:y="13.822cm">
          <draw:text-box>
            <text:p text:style-name="P2"><text:span text:style-name="T1">19</text:span></text:p>
          </draw:text-box>
        </draw:frame>
        <draw:frame draw:style-name="gr2" draw:text-style-name="P3" draw:layer="layout" svg:width="5.374cm" svg:height="0.412cm" svg:x="2.153cm" svg:y="13.822cm">
          <draw:text-box>
            <text:p text:style-name="P2"><text:span text:style-name="T1">SM</text:span><text:span text:style-name="T1">D </text:span><text:span text:style-name="T1">CO</text:span><text:span text:style-name="T1">N </text:span><text:span text:style-name="T1">A1</text:span><text:span text:style-name="T1">25</text:span><text:span text:style-name="T1">4-</text:span><text:span text:style-name="T1">W</text:span><text:span text:style-name="T1">09 </text:span><text:span text:style-name="T1">(T</text:span><text:span text:style-name="T1">ER</text:span><text:span text:style-name="T1">ES</text:span><text:span text:style-name="T1">)</text:span></text:p>
          </draw:text-box>
        </draw:frame>
        <draw:frame draw:style-name="gr2" draw:text-style-name="P3" draw:layer="layout" svg:width="0.352cm" svg:height="0.412cm" svg:x="9.7cm" svg:y="13.82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0.926cm" svg:y="13.822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1.822cm" svg:height="0.412cm" svg:x="13.302cm" svg:y="13.822cm">
          <draw:text-box>
            <text:p text:style-name="P2"><text:span text:style-name="T1">BA</text:span><text:span text:style-name="T1">TT</text:span><text:span text:style-name="T1">ER</text:span><text:span text:style-name="T1">Y1</text:span></text:p>
          </draw:text-box>
        </draw:frame>
        <draw:frame draw:style-name="gr2" draw:text-style-name="P3" draw:layer="layout" svg:width="0.451cm" svg:height="0.412cm" svg:x="1.12cm" svg:y="14.351cm">
          <draw:text-box>
            <text:p text:style-name="P2"><text:span text:style-name="T1">20</text:span></text:p>
          </draw:text-box>
        </draw:frame>
        <draw:frame draw:style-name="gr2" draw:text-style-name="P3" draw:layer="layout" svg:width="6.475cm" svg:height="0.412cm" svg:x="2.153cm" svg:y="14.351cm">
          <draw:text-box>
            <text:p text:style-name="P2"><text:span text:style-name="T1">SM</text:span><text:span text:style-name="T1">D </text:span><text:span text:style-name="T1">CO</text:span><text:span text:style-name="T1">N </text:span><text:span text:style-name="T1">FP</text:span><text:span text:style-name="T1">V-</text:span><text:span text:style-name="T1">W</text:span><text:span text:style-name="T1">ZA</text:span><text:span text:style-name="T1">21</text:span><text:span text:style-name="T1">-</text:span><text:span text:style-name="T1">06</text:span><text:span text:style-name="T1">-LF </text:span><text:span text:style-name="T1">(T</text:span><text:span text:style-name="T1">ER</text:span><text:span text:style-name="T1">ES</text:span><text:span text:style-name="T1">)</text:span></text:p>
          </draw:text-box>
        </draw:frame>
        <draw:frame draw:style-name="gr2" draw:text-style-name="P3" draw:layer="layout" svg:width="0.352cm" svg:height="0.412cm" svg:x="9.7cm" svg:y="14.35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0.926cm" svg:y="14.351cm">
          <draw:text-box>
            <text:p text:style-name="P2"><text:span text:style-name="T1">2 </text:span><text:span text:style-name="T1">р.</text:span></text:p>
          </draw:text-box>
        </draw:frame>
        <draw:frame draw:style-name="gr2" draw:text-style-name="P3" draw:layer="layout" svg:width="2.178cm" svg:height="0.412cm" svg:x="13.302cm" svg:y="14.351cm">
          <draw:text-box>
            <text:p text:style-name="P2"><text:span text:style-name="T1">CO</text:span><text:span text:style-name="T1">N2</text:span><text:span text:style-name="T1">, </text:span><text:span text:style-name="T1">US</text:span><text:span text:style-name="T1">B3</text:span></text:p>
          </draw:text-box>
        </draw:frame>
        <draw:frame draw:style-name="gr2" draw:text-style-name="P3" draw:layer="layout" svg:width="0.451cm" svg:height="0.412cm" svg:x="1.12cm" svg:y="14.881cm">
          <draw:text-box>
            <text:p text:style-name="P2"><text:span text:style-name="T1">21</text:span></text:p>
          </draw:text-box>
        </draw:frame>
        <draw:frame draw:style-name="gr2" draw:text-style-name="P3" draw:layer="layout" svg:width="4.443cm" svg:height="0.412cm" svg:x="2.153cm" svg:y="14.881cm">
          <draw:text-box>
            <text:p text:style-name="P2"><text:span text:style-name="T1">SM</text:span><text:span text:style-name="T1">D </text:span><text:span text:style-name="T1">CO</text:span><text:span text:style-name="T1">N </text:span><text:span text:style-name="T1">FP</text:span><text:span text:style-name="T1">V-</text:span><text:span text:style-name="T1">W</text:span><text:span text:style-name="T1">ZA</text:span><text:span text:style-name="T1">21</text:span><text:span text:style-name="T1">-</text:span><text:span text:style-name="T1">20</text:span></text:p>
          </draw:text-box>
        </draw:frame>
        <draw:frame draw:style-name="gr2" draw:text-style-name="P3" draw:layer="layout" svg:width="0.352cm" svg:height="0.412cm" svg:x="9.7cm" svg:y="14.88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0.926cm" svg:y="14.881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1.01cm" svg:height="0.412cm" svg:x="13.302cm" svg:y="14.881cm">
          <draw:text-box>
            <text:p text:style-name="P2"><text:span text:style-name="T1">CO</text:span><text:span text:style-name="T1">N3</text:span></text:p>
          </draw:text-box>
        </draw:frame>
        <draw:frame draw:style-name="gr2" draw:text-style-name="P3" draw:layer="layout" svg:width="0.451cm" svg:height="0.412cm" svg:x="1.12cm" svg:y="15.411cm">
          <draw:text-box>
            <text:p text:style-name="P2"><text:span text:style-name="T1">22</text:span></text:p>
          </draw:text-box>
        </draw:frame>
        <draw:frame draw:style-name="gr2" draw:text-style-name="P3" draw:layer="layout" svg:width="4.841cm" svg:height="0.412cm" svg:x="2.153cm" svg:y="15.411cm">
          <draw:text-box>
            <text:p text:style-name="P2"><text:span text:style-name="T1">SM</text:span><text:span text:style-name="T1">D </text:span><text:span text:style-name="T1">CO</text:span><text:span text:style-name="T1">N </text:span><text:span text:style-name="T1">FP</text:span><text:span text:style-name="T1">V-</text:span><text:span text:style-name="T1">W</text:span><text:span text:style-name="T1">ZA</text:span><text:span text:style-name="T1">21</text:span><text:span text:style-name="T1">-</text:span><text:span text:style-name="T1">40</text:span><text:span text:style-name="T1">LF</text:span></text:p>
          </draw:text-box>
        </draw:frame>
        <draw:frame draw:style-name="gr2" draw:text-style-name="P3" draw:layer="layout" svg:width="0.352cm" svg:height="0.412cm" svg:x="9.7cm" svg:y="15.41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0.926cm" svg:y="15.411cm">
          <draw:text-box>
            <text:p text:style-name="P2"><text:span text:style-name="T1">2 </text:span><text:span text:style-name="T1">р.</text:span></text:p>
          </draw:text-box>
        </draw:frame>
        <draw:frame draw:style-name="gr2" draw:text-style-name="P3" draw:layer="layout" svg:width="2.237cm" svg:height="0.412cm" svg:x="13.302cm" svg:y="15.411cm">
          <draw:text-box>
            <text:p text:style-name="P2"><text:span text:style-name="T1">CO</text:span><text:span text:style-name="T1">N1</text:span><text:span text:style-name="T1">, </text:span><text:span text:style-name="T1">CO</text:span><text:span text:style-name="T1">N4</text:span></text:p>
          </draw:text-box>
        </draw:frame>
        <draw:frame draw:style-name="gr2" draw:text-style-name="P3" draw:layer="layout" svg:width="0.451cm" svg:height="0.412cm" svg:x="1.12cm" svg:y="15.94cm">
          <draw:text-box>
            <text:p text:style-name="P2"><text:span text:style-name="T1">23</text:span></text:p>
          </draw:text-box>
        </draw:frame>
        <draw:frame draw:style-name="gr2" draw:text-style-name="P3" draw:layer="layout" svg:width="6.483cm" svg:height="0.412cm" svg:x="2.153cm" svg:y="15.94cm">
          <draw:text-box>
            <text:p text:style-name="P2"><text:span text:style-name="T1">SM</text:span><text:span text:style-name="T1">D </text:span><text:span text:style-name="T1">CO</text:span><text:span text:style-name="T1">N </text:span><text:span text:style-name="T1">HD</text:span><text:span text:style-name="T1">MI-</text:span><text:span text:style-name="T1">1.</text:span><text:span text:style-name="T1">55</text:span><text:span text:style-name="T1">M</text:span><text:span text:style-name="T1">M-</text:span><text:span text:style-name="T1">DI</text:span><text:span text:style-name="T1">P </text:span><text:span text:style-name="T1">(T</text:span><text:span text:style-name="T1">ER</text:span><text:span text:style-name="T1">ES</text:span><text:span text:style-name="T1">)</text:span></text:p>
          </draw:text-box>
        </draw:frame>
        <draw:frame draw:style-name="gr2" draw:text-style-name="P3" draw:layer="layout" svg:width="0.352cm" svg:height="0.412cm" svg:x="9.7cm" svg:y="15.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0.926cm" svg:y="15.94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1.166cm" svg:height="0.412cm" svg:x="13.302cm" svg:y="15.94cm">
          <draw:text-box>
            <text:p text:style-name="P2"><text:span text:style-name="T1">HD</text:span><text:span text:style-name="T1">MI</text:span><text:span text:style-name="T1">1</text:span></text:p>
          </draw:text-box>
        </draw:frame>
        <draw:frame draw:style-name="gr2" draw:text-style-name="P3" draw:layer="layout" svg:width="0.451cm" svg:height="0.412cm" svg:x="1.12cm" svg:y="16.47cm">
          <draw:text-box>
            <text:p text:style-name="P2"><text:span text:style-name="T1">24</text:span></text:p>
          </draw:text-box>
        </draw:frame>
        <draw:frame draw:style-name="gr2" draw:text-style-name="P3" draw:layer="layout" svg:width="5.048cm" svg:height="0.412cm" svg:x="2.153cm" svg:y="16.47cm">
          <draw:text-box>
            <text:p text:style-name="P2"><text:span text:style-name="T1">SM</text:span><text:span text:style-name="T1">D </text:span><text:span text:style-name="T1">CO</text:span><text:span text:style-name="T1">N </text:span><text:span text:style-name="T1">LC</text:span><text:span text:style-name="T1">D3</text:span><text:span text:style-name="T1">0P</text:span><text:span text:style-name="T1">-</text:span><text:span text:style-name="T1">0.</text:span><text:span text:style-name="T1">5M</text:span><text:span text:style-name="T1">M-</text:span><text:span text:style-name="T1">02</text:span></text:p>
          </draw:text-box>
        </draw:frame>
        <draw:frame draw:style-name="gr2" draw:text-style-name="P3" draw:layer="layout" svg:width="0.352cm" svg:height="0.412cm" svg:x="9.7cm" svg:y="16.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0.926cm" svg:y="16.47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925cm" svg:height="0.412cm" svg:x="13.302cm" svg:y="16.47cm">
          <draw:text-box>
            <text:p text:style-name="P2"><text:span text:style-name="T1">eD</text:span><text:span text:style-name="T1">P1</text:span></text:p>
          </draw:text-box>
        </draw:frame>
        <draw:frame draw:style-name="gr2" draw:text-style-name="P3" draw:layer="layout" svg:width="0.451cm" svg:height="0.412cm" svg:x="1.12cm" svg:y="17cm">
          <draw:text-box>
            <text:p text:style-name="P2"><text:span text:style-name="T1">25</text:span></text:p>
          </draw:text-box>
        </draw:frame>
        <draw:frame draw:style-name="gr2" draw:text-style-name="P3" draw:layer="layout" svg:width="4.168cm" svg:height="0.412cm" svg:x="2.153cm" svg:y="17cm">
          <draw:text-box>
            <text:p text:style-name="P2"><text:span text:style-name="T1">SM</text:span><text:span text:style-name="T1">D </text:span><text:span text:style-name="T1">CO</text:span><text:span text:style-name="T1">N </text:span><text:span text:style-name="T1">U.</text:span><text:span text:style-name="T1">FL-</text:span><text:span text:style-name="T1">R-</text:span><text:span text:style-name="T1">SM</text:span><text:span text:style-name="T1">T-</text:span><text:span text:style-name="T1">1</text:span></text:p>
          </draw:text-box>
        </draw:frame>
        <draw:frame draw:style-name="gr2" draw:text-style-name="P3" draw:layer="layout" svg:width="0.352cm" svg:height="0.412cm" svg:x="9.7cm" svg:y="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0.926cm" svg:y="17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352cm" svg:height="0.412cm" svg:x="13.302cm" svg:y="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51cm" svg:height="0.412cm" svg:x="1.12cm" svg:y="17.529cm">
          <draw:text-box>
            <text:p text:style-name="P2"><text:span text:style-name="T1">26</text:span></text:p>
          </draw:text-box>
        </draw:frame>
        <draw:frame draw:style-name="gr2" draw:text-style-name="P3" draw:layer="layout" svg:width="6.043cm" svg:height="0.412cm" svg:x="2.153cm" svg:y="17.529cm">
          <draw:text-box>
            <text:p text:style-name="P2"><text:span text:style-name="T1">SM</text:span><text:span text:style-name="T1">D </text:span><text:span text:style-name="T1">CO</text:span><text:span text:style-name="T1">N </text:span><text:span text:style-name="T1">US</text:span><text:span text:style-name="T1">B-</text:span><text:span text:style-name="T1">3.</text:span><text:span text:style-name="T1">5M</text:span><text:span text:style-name="T1">M-</text:span><text:span text:style-name="T1">DI</text:span><text:span text:style-name="T1">P </text:span><text:span text:style-name="T1">(T</text:span><text:span text:style-name="T1">ER</text:span><text:span text:style-name="T1">ES</text:span><text:span text:style-name="T1">)</text:span></text:p>
          </draw:text-box>
        </draw:frame>
        <draw:frame draw:style-name="gr2" draw:text-style-name="P3" draw:layer="layout" svg:width="0.352cm" svg:height="0.412cm" svg:x="9.7cm" svg:y="17.52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0.926cm" svg:y="17.529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95cm" svg:height="0.412cm" svg:x="13.302cm" svg:y="17.529cm">
          <draw:text-box>
            <text:p text:style-name="P2"><text:span text:style-name="T1">US</text:span><text:span text:style-name="T1">B1</text:span></text:p>
          </draw:text-box>
        </draw:frame>
        <draw:frame draw:style-name="gr2" draw:text-style-name="P3" draw:layer="layout" svg:width="0.451cm" svg:height="0.412cm" svg:x="1.12cm" svg:y="18.059cm">
          <draw:text-box>
            <text:p text:style-name="P2"><text:span text:style-name="T1">27</text:span></text:p>
          </draw:text-box>
        </draw:frame>
        <draw:frame draw:style-name="gr2" draw:text-style-name="P3" draw:layer="layout" svg:width="5.704cm" svg:height="0.412cm" svg:x="2.153cm" svg:y="18.059cm">
          <draw:text-box>
            <text:p text:style-name="P2"><text:span text:style-name="T1">SM</text:span><text:span text:style-name="T1">D </text:span><text:span text:style-name="T1">DI</text:span><text:span text:style-name="T1">OD</text:span><text:span text:style-name="T1">E </text:span><text:span text:style-name="T1">1N</text:span><text:span text:style-name="T1">58</text:span><text:span text:style-name="T1">22 </text:span><text:span text:style-name="T1">(S</text:span><text:span text:style-name="T1">S3</text:span><text:span text:style-name="T1">4) </text:span><text:span text:style-name="T1">SM</text:span><text:span text:style-name="T1">A</text:span></text:p>
          </draw:text-box>
        </draw:frame>
        <draw:frame draw:style-name="gr2" draw:text-style-name="P3" draw:layer="layout" svg:width="0.352cm" svg:height="0.412cm" svg:x="9.7cm" svg:y="18.05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0.926cm" svg:y="18.059cm">
          <draw:text-box>
            <text:p text:style-name="P2"><text:span text:style-name="T1">3 </text:span><text:span text:style-name="T1">р.</text:span></text:p>
          </draw:text-box>
        </draw:frame>
        <draw:frame draw:style-name="gr2" draw:text-style-name="P3" draw:layer="layout" svg:width="1.928cm" svg:height="0.412cm" svg:x="13.302cm" svg:y="18.059cm">
          <draw:text-box>
            <text:p text:style-name="P2"><text:span text:style-name="T1">D2</text:span><text:span text:style-name="T1">, </text:span><text:span text:style-name="T1">D3</text:span><text:span text:style-name="T1">, </text:span><text:span text:style-name="T1">D4</text:span></text:p>
          </draw:text-box>
        </draw:frame>
        <draw:frame draw:style-name="gr2" draw:text-style-name="P3" draw:layer="layout" svg:width="0.451cm" svg:height="0.412cm" svg:x="1.12cm" svg:y="18.589cm">
          <draw:text-box>
            <text:p text:style-name="P2"><text:span text:style-name="T1">28</text:span></text:p>
          </draw:text-box>
        </draw:frame>
        <draw:frame draw:style-name="gr2" draw:text-style-name="P3" draw:layer="layout" svg:width="4.629cm" svg:height="0.412cm" svg:x="2.153cm" svg:y="18.589cm">
          <draw:text-box>
            <text:p text:style-name="P2"><text:span text:style-name="T1">SM</text:span><text:span text:style-name="T1">D </text:span><text:span text:style-name="T1">FU</text:span><text:span text:style-name="T1">SE </text:span><text:span text:style-name="T1">FS</text:span><text:span text:style-name="T1">M</text:span><text:span text:style-name="T1">D0</text:span><text:span text:style-name="T1">35</text:span><text:span text:style-name="T1">-</text:span><text:span text:style-name="T1">12</text:span><text:span text:style-name="T1">06</text:span></text:p>
          </draw:text-box>
        </draw:frame>
        <draw:frame draw:style-name="gr2" draw:text-style-name="P3" draw:layer="layout" svg:width="3.588cm" svg:height="0.412cm" svg:x="2.153cm" svg:y="18.986cm">
          <draw:text-box>
            <text:p text:style-name="P2"><text:span text:style-name="T1">(N</text:span><text:span text:style-name="T1">AN</text:span><text:span text:style-name="T1">OS</text:span><text:span text:style-name="T1">M</text:span><text:span text:style-name="T1">DC</text:span><text:span text:style-name="T1">03</text:span><text:span text:style-name="T1">5F</text:span><text:span text:style-name="T1">-2)</text:span></text:p>
          </draw:text-box>
        </draw:frame>
        <draw:frame draw:style-name="gr2" draw:text-style-name="P3" draw:layer="layout" svg:width="0.352cm" svg:height="0.412cm" svg:x="9.7cm" svg:y="18.58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0.926cm" svg:y="18.589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1.132cm" svg:height="0.412cm" svg:x="13.302cm" svg:y="18.589cm">
          <draw:text-box>
            <text:p text:style-name="P2"><text:span text:style-name="T1">FU</text:span><text:span text:style-name="T1">SE</text:span><text:span text:style-name="T1">1</text:span></text:p>
          </draw:text-box>
        </draw:frame>
        <draw:frame draw:style-name="gr2" draw:text-style-name="P3" draw:layer="layout" svg:width="0.451cm" svg:height="0.412cm" svg:x="1.12cm" svg:y="19.515cm">
          <draw:text-box>
            <text:p text:style-name="P2"><text:span text:style-name="T1">29</text:span></text:p>
          </draw:text-box>
        </draw:frame>
        <draw:frame draw:style-name="gr2" draw:text-style-name="P3" draw:layer="layout" svg:width="2.059cm" svg:height="0.412cm" svg:x="2.153cm" svg:y="19.515cm">
          <draw:text-box>
            <text:p text:style-name="P2"><text:span text:style-name="T1">SM</text:span><text:span text:style-name="T1">D </text:span><text:span text:style-name="T1">IC </text:span><text:span text:style-name="T1">A6</text:span><text:span text:style-name="T1">4</text:span></text:p>
          </draw:text-box>
        </draw:frame>
        <draw:frame draw:style-name="gr2" draw:text-style-name="P3" draw:layer="layout" svg:width="0.352cm" svg:height="0.412cm" svg:x="9.7cm" svg:y="19.5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0.926cm" svg:y="19.515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485cm" svg:height="0.412cm" svg:x="13.302cm" svg:y="19.515cm">
          <draw:text-box>
            <text:p text:style-name="P2"><text:span text:style-name="T1">U1</text:span></text:p>
          </draw:text-box>
        </draw:frame>
        <draw:frame draw:style-name="gr2" draw:text-style-name="P3" draw:layer="layout" svg:width="0.451cm" svg:height="0.412cm" svg:x="1.12cm" svg:y="20.045cm">
          <draw:text-box>
            <text:p text:style-name="P2"><text:span text:style-name="T1">30</text:span></text:p>
          </draw:text-box>
        </draw:frame>
        <draw:frame draw:style-name="gr2" draw:text-style-name="P3" draw:layer="layout" svg:width="3.012cm" svg:height="0.412cm" svg:x="2.153cm" svg:y="20.045cm">
          <draw:text-box>
            <text:p text:style-name="P2"><text:span text:style-name="T1">SM</text:span><text:span text:style-name="T1">D </text:span><text:span text:style-name="T1">IC </text:span><text:span text:style-name="T1">AN</text:span><text:span text:style-name="T1">X6</text:span><text:span text:style-name="T1">34</text:span><text:span text:style-name="T1">5</text:span></text:p>
          </draw:text-box>
        </draw:frame>
        <draw:frame draw:style-name="gr2" draw:text-style-name="P3" draw:layer="layout" svg:width="0.352cm" svg:height="0.412cm" svg:x="9.7cm" svg:y="20.04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0.926cm" svg:y="20.045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709cm" svg:height="0.412cm" svg:x="13.302cm" svg:y="20.045cm">
          <draw:text-box>
            <text:p text:style-name="P2"><text:span text:style-name="T1">U1</text:span><text:span text:style-name="T1">7</text:span></text:p>
          </draw:text-box>
        </draw:frame>
        <draw:frame draw:style-name="gr2" draw:text-style-name="P3" draw:layer="layout" svg:width="0.451cm" svg:height="0.412cm" svg:x="1.12cm" svg:y="20.575cm">
          <draw:text-box>
            <text:p text:style-name="P2"><text:span text:style-name="T1">31</text:span></text:p>
          </draw:text-box>
        </draw:frame>
        <draw:frame draw:style-name="gr2" draw:text-style-name="P3" draw:layer="layout" svg:width="2.737cm" svg:height="0.412cm" svg:x="2.153cm" svg:y="20.575cm">
          <draw:text-box>
            <text:p text:style-name="P2"><text:span text:style-name="T1">SM</text:span><text:span text:style-name="T1">D </text:span><text:span text:style-name="T1">IC </text:span><text:span text:style-name="T1">AX</text:span><text:span text:style-name="T1">P8</text:span><text:span text:style-name="T1">03</text:span></text:p>
          </draw:text-box>
        </draw:frame>
        <draw:frame draw:style-name="gr2" draw:text-style-name="P3" draw:layer="layout" svg:width="0.352cm" svg:height="0.412cm" svg:x="9.7cm" svg:y="20.5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0.926cm" svg:y="20.575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709cm" svg:height="0.412cm" svg:x="13.302cm" svg:y="20.575cm">
          <draw:text-box>
            <text:p text:style-name="P2"><text:span text:style-name="T1">U1</text:span><text:span text:style-name="T1">4</text:span></text:p>
          </draw:text-box>
        </draw:frame>
        <draw:frame draw:style-name="gr2" draw:text-style-name="P3" draw:layer="layout" svg:width="0.451cm" svg:height="0.412cm" svg:x="1.12cm" svg:y="21.104cm">
          <draw:text-box>
            <text:p text:style-name="P2"><text:span text:style-name="T1">32</text:span></text:p>
          </draw:text-box>
        </draw:frame>
        <draw:frame draw:style-name="gr2" draw:text-style-name="P3" draw:layer="layout" svg:width="2.779cm" svg:height="0.412cm" svg:x="2.153cm" svg:y="21.104cm">
          <draw:text-box>
            <text:p text:style-name="P2"><text:span text:style-name="T1">SM</text:span><text:span text:style-name="T1">D </text:span><text:span text:style-name="T1">IC </text:span><text:span text:style-name="T1">GL</text:span><text:span text:style-name="T1">85</text:span><text:span text:style-name="T1">0G</text:span></text:p>
          </draw:text-box>
        </draw:frame>
        <draw:frame draw:style-name="gr2" draw:text-style-name="P3" draw:layer="layout" svg:width="0.352cm" svg:height="0.412cm" svg:x="9.7cm" svg:y="21.10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0.926cm" svg:y="21.104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709cm" svg:height="0.412cm" svg:x="13.302cm" svg:y="21.104cm">
          <draw:text-box>
            <text:p text:style-name="P2"><text:span text:style-name="T1">U1</text:span><text:span text:style-name="T1">2</text:span></text:p>
          </draw:text-box>
        </draw:frame>
        <draw:frame draw:style-name="gr2" draw:text-style-name="P3" draw:layer="layout" svg:width="0.451cm" svg:height="0.412cm" svg:x="1.12cm" svg:y="21.634cm">
          <draw:text-box>
            <text:p text:style-name="P2"><text:span text:style-name="T1">33</text:span></text:p>
          </draw:text-box>
        </draw:frame>
        <draw:frame draw:style-name="gr2" draw:text-style-name="P3" draw:layer="layout" svg:width="5.84cm" svg:height="0.412cm" svg:x="2.153cm" svg:y="21.634cm">
          <draw:text-box>
            <text:p text:style-name="P2"><text:span text:style-name="T1">SM</text:span><text:span text:style-name="T1">D </text:span><text:span text:style-name="T1">IC </text:span><text:span text:style-name="T1">H5</text:span><text:span text:style-name="T1">TC</text:span><text:span text:style-name="T1">8G</text:span><text:span text:style-name="T1">63</text:span><text:span text:style-name="T1">A</text:span><text:span text:style-name="T1">M</text:span><text:span text:style-name="T1">R-</text:span><text:span text:style-name="T1">PB</text:span><text:span text:style-name="T1">A </text:span><text:span text:style-name="T1">(8</text:span><text:span text:style-name="T1">Gb</text:span></text:p>
          </draw:text-box>
        </draw:frame>
        <draw:frame draw:style-name="gr2" draw:text-style-name="P3" draw:layer="layout" svg:width="2.013cm" svg:height="0.412cm" svg:x="2.153cm" svg:y="22.031cm">
          <draw:text-box>
            <text:p text:style-name="P2"><text:span text:style-name="T1">51</text:span><text:span text:style-name="T1">2M</text:span><text:span text:style-name="T1">Bx</text:span><text:span text:style-name="T1">16</text:span><text:span text:style-name="T1">)</text:span></text:p>
          </draw:text-box>
        </draw:frame>
        <draw:frame draw:style-name="gr2" draw:text-style-name="P3" draw:layer="layout" svg:width="0.352cm" svg:height="0.412cm" svg:x="9.7cm" svg:y="21.63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0.926cm" svg:y="21.634cm">
          <draw:text-box>
            <text:p text:style-name="P2"><text:span text:style-name="T1">2 </text:span><text:span text:style-name="T1">р.</text:span></text:p>
          </draw:text-box>
        </draw:frame>
        <draw:frame draw:style-name="gr2" draw:text-style-name="P3" draw:layer="layout" svg:width="1.187cm" svg:height="0.412cm" svg:x="13.302cm" svg:y="21.634cm">
          <draw:text-box>
            <text:p text:style-name="P2"><text:span text:style-name="T1">U2</text:span><text:span text:style-name="T1">, </text:span><text:span text:style-name="T1">U3</text:span></text:p>
          </draw:text-box>
        </draw:frame>
        <draw:frame draw:style-name="gr2" draw:text-style-name="P3" draw:layer="layout" svg:width="0.451cm" svg:height="0.412cm" svg:x="1.12cm" svg:y="22.561cm">
          <draw:text-box>
            <text:p text:style-name="P2"><text:span text:style-name="T1">34</text:span></text:p>
          </draw:text-box>
        </draw:frame>
        <draw:frame draw:style-name="gr2" draw:text-style-name="P3" draw:layer="layout" svg:width="2.788cm" svg:height="0.412cm" svg:x="2.153cm" svg:y="22.561cm">
          <draw:text-box>
            <text:p text:style-name="P2"><text:span text:style-name="T1">SM</text:span><text:span text:style-name="T1">D </text:span><text:span text:style-name="T1">IC </text:span><text:span text:style-name="T1">MT</text:span><text:span text:style-name="T1">36</text:span><text:span text:style-name="T1">08</text:span></text:p>
          </draw:text-box>
        </draw:frame>
        <draw:frame draw:style-name="gr2" draw:text-style-name="P3" draw:layer="layout" svg:width="0.352cm" svg:height="0.412cm" svg:x="9.7cm" svg:y="22.56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0.926cm" svg:y="22.561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709cm" svg:height="0.412cm" svg:x="13.302cm" svg:y="22.561cm">
          <draw:text-box>
            <text:p text:style-name="P2"><text:span text:style-name="T1">U1</text:span><text:span text:style-name="T1">3</text:span></text:p>
          </draw:text-box>
        </draw:frame>
        <draw:frame draw:style-name="gr2" draw:text-style-name="P3" draw:layer="layout" svg:width="0.451cm" svg:height="0.412cm" svg:x="1.12cm" svg:y="23.091cm">
          <draw:text-box>
            <text:p text:style-name="P2"><text:span text:style-name="T1">35</text:span></text:p>
          </draw:text-box>
        </draw:frame>
        <draw:frame draw:style-name="gr2" draw:text-style-name="P3" draw:layer="layout" svg:width="6.919cm" svg:height="0.412cm" svg:x="2.153cm" svg:y="23.091cm">
          <draw:text-box>
            <text:p text:style-name="P2"><text:span text:style-name="T1">SM</text:span><text:span text:style-name="T1">D </text:span><text:span text:style-name="T1">IC </text:span><text:span text:style-name="T1">MT</text:span><text:span text:style-name="T1">FC</text:span><text:span text:style-name="T1">16</text:span><text:span text:style-name="T1">GA</text:span><text:span text:style-name="T1">KA</text:span><text:span text:style-name="T1">EN</text:span><text:span text:style-name="T1">A-</text:span><text:span text:style-name="T1">4M </text:span><text:span text:style-name="T1">IT </text:span><text:span text:style-name="T1">(1</text:span><text:span text:style-name="T1">6G</text:span><text:span text:style-name="T1">B)</text:span></text:p>
          </draw:text-box>
        </draw:frame>
        <draw:frame draw:style-name="gr2" draw:text-style-name="P3" draw:layer="layout" svg:width="0.352cm" svg:height="0.412cm" svg:x="9.7cm" svg:y="23.09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0.926cm" svg:y="23.091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485cm" svg:height="0.412cm" svg:x="13.302cm" svg:y="23.091cm">
          <draw:text-box>
            <text:p text:style-name="P2"><text:span text:style-name="T1">U5</text:span></text:p>
          </draw:text-box>
        </draw:frame>
        <draw:frame draw:style-name="gr2" draw:text-style-name="P3" draw:layer="layout" svg:width="0.451cm" svg:height="0.412cm" svg:x="1.12cm" svg:y="23.62cm">
          <draw:text-box>
            <text:p text:style-name="P2"><text:span text:style-name="T1">36</text:span></text:p>
          </draw:text-box>
        </draw:frame>
        <draw:frame draw:style-name="gr2" draw:text-style-name="P3" draw:layer="layout" svg:width="3.435cm" svg:height="0.412cm" svg:x="2.153cm" svg:y="23.62cm">
          <draw:text-box>
            <text:p text:style-name="P2"><text:span text:style-name="T1">SM</text:span><text:span text:style-name="T1">D </text:span><text:span text:style-name="T1">IC </text:span><text:span text:style-name="T1">SY</text:span><text:span text:style-name="T1">62</text:span><text:span text:style-name="T1">80</text:span><text:span text:style-name="T1">AA</text:span><text:span text:style-name="T1">C</text:span></text:p>
          </draw:text-box>
        </draw:frame>
        <draw:frame draw:style-name="gr2" draw:text-style-name="P3" draw:layer="layout" svg:width="0.352cm" svg:height="0.412cm" svg:x="9.7cm" svg:y="23.6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0.926cm" svg:y="23.62cm">
          <draw:text-box>
            <text:p text:style-name="P2"><text:span text:style-name="T1">2 </text:span><text:span text:style-name="T1">р.</text:span></text:p>
          </draw:text-box>
        </draw:frame>
        <draw:frame draw:style-name="gr2" draw:text-style-name="P3" draw:layer="layout" svg:width="1.522cm" svg:height="0.412cm" svg:x="13.302cm" svg:y="23.62cm">
          <draw:text-box>
            <text:p text:style-name="P2"><text:span text:style-name="T1"><text:s/></text:span><text:span text:style-name="T1">U9</text:span><text:span text:style-name="T1">, </text:span><text:span text:style-name="T1">U2</text:span><text:span text:style-name="T1">1</text:span></text:p>
          </draw:text-box>
        </draw:frame>
        <draw:frame draw:style-name="gr2" draw:text-style-name="P3" draw:layer="layout" svg:width="0.451cm" svg:height="0.412cm" svg:x="1.12cm" svg:y="24.15cm">
          <draw:text-box>
            <text:p text:style-name="P2"><text:span text:style-name="T1">37</text:span></text:p>
          </draw:text-box>
        </draw:frame>
        <draw:frame draw:style-name="gr2" draw:text-style-name="P3" draw:layer="layout" svg:width="3.435cm" svg:height="0.412cm" svg:x="2.153cm" svg:y="24.15cm">
          <draw:text-box>
            <text:p text:style-name="P2"><text:span text:style-name="T1">SM</text:span><text:span text:style-name="T1">D </text:span><text:span text:style-name="T1">IC </text:span><text:span text:style-name="T1">SY</text:span><text:span text:style-name="T1">72</text:span><text:span text:style-name="T1">08</text:span><text:span text:style-name="T1">AA</text:span><text:span text:style-name="T1">C</text:span></text:p>
          </draw:text-box>
        </draw:frame>
        <draw:frame draw:style-name="gr2" draw:text-style-name="P3" draw:layer="layout" svg:width="0.352cm" svg:height="0.412cm" svg:x="9.7cm" svg:y="24.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0.926cm" svg:y="24.15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709cm" svg:height="0.412cm" svg:x="13.302cm" svg:y="24.15cm">
          <draw:text-box>
            <text:p text:style-name="P2"><text:span text:style-name="T1">U1</text:span><text:span text:style-name="T1">6</text:span></text:p>
          </draw:text-box>
        </draw:frame>
        <draw:frame draw:style-name="gr2" draw:text-style-name="P3" draw:layer="layout" svg:width="0.451cm" svg:height="0.412cm" svg:x="1.12cm" svg:y="24.679cm">
          <draw:text-box>
            <text:p text:style-name="P2"><text:span text:style-name="T1">38</text:span></text:p>
          </draw:text-box>
        </draw:frame>
        <draw:frame draw:style-name="gr2" draw:text-style-name="P3" draw:layer="layout" svg:width="3.74cm" svg:height="0.412cm" svg:x="2.153cm" svg:y="24.679cm">
          <draw:text-box>
            <text:p text:style-name="P2"><text:span text:style-name="T1">SM</text:span><text:span text:style-name="T1">D </text:span><text:span text:style-name="T1">IC </text:span><text:span text:style-name="T1">TC</text:span><text:span text:style-name="T1">S4</text:span><text:span text:style-name="T1">0D</text:span><text:span text:style-name="T1">PR</text:span><text:span text:style-name="T1">,LF</text:span></text:p>
          </draw:text-box>
        </draw:frame>
        <draw:frame draw:style-name="gr2" draw:text-style-name="P3" draw:layer="layout" svg:width="0.352cm" svg:height="0.412cm" svg:x="9.7cm" svg:y="24.67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0.926cm" svg:y="24.679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1.691cm" svg:height="0.412cm" svg:x="13.302cm" svg:y="24.679cm">
          <draw:text-box>
            <text:p text:style-name="P2"><text:span text:style-name="T1">HA</text:span><text:span text:style-name="T1">LL</text:span><text:span text:style-name="T1">S</text:span><text:span text:style-name="T1">W</text:span><text:span text:style-name="T1">1</text:span></text:p>
          </draw:text-box>
        </draw:frame>
        <draw:frame draw:style-name="gr2" draw:text-style-name="P3" draw:layer="layout" svg:width="0.451cm" svg:height="0.412cm" svg:x="1.12cm" svg:y="25.209cm">
          <draw:text-box>
            <text:p text:style-name="P2"><text:span text:style-name="T1">39</text:span></text:p>
          </draw:text-box>
        </draw:frame>
        <draw:frame draw:style-name="gr2" draw:text-style-name="P3" draw:layer="layout" svg:width="3.605cm" svg:height="0.412cm" svg:x="2.153cm" svg:y="25.209cm">
          <draw:text-box>
            <text:p text:style-name="P2"><text:span text:style-name="T1">SM</text:span><text:span text:style-name="T1">D </text:span><text:span text:style-name="T1">IC </text:span><text:span text:style-name="T1">TS</text:span><text:span text:style-name="T1">48</text:span><text:span text:style-name="T1">71</text:span><text:span text:style-name="T1">ID-</text:span><text:span text:style-name="T1">LF</text:span></text:p>
          </draw:text-box>
        </draw:frame>
        <draw:frame draw:style-name="gr2" draw:text-style-name="P3" draw:layer="layout" svg:width="0.352cm" svg:height="0.412cm" svg:x="9.7cm" svg:y="25.20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0.926cm" svg:y="25.209cm">
          <draw:text-box>
            <text:p text:style-name="P2"><text:span text:style-name="T1">2 </text:span><text:span text:style-name="T1">р.</text:span></text:p>
          </draw:text-box>
        </draw:frame>
        <draw:frame draw:style-name="gr2" draw:text-style-name="P3" draw:layer="layout" svg:width="1.636cm" svg:height="0.412cm" svg:x="13.302cm" svg:y="25.209cm">
          <draw:text-box>
            <text:p text:style-name="P2"><text:span text:style-name="T1">U1</text:span><text:span text:style-name="T1">8, </text:span><text:span text:style-name="T1">U1</text:span><text:span text:style-name="T1">9</text:span></text:p>
          </draw:text-box>
        </draw:frame>
        <draw:frame draw:style-name="gr2" draw:text-style-name="P3" draw:layer="layout" svg:width="0.451cm" svg:height="0.412cm" svg:x="1.12cm" svg:y="25.739cm">
          <draw:text-box>
            <text:p text:style-name="P2"><text:span text:style-name="T1">40</text:span></text:p>
          </draw:text-box>
        </draw:frame>
        <draw:frame draw:style-name="gr2" draw:text-style-name="P3" draw:layer="layout" svg:width="4.409cm" svg:height="0.412cm" svg:x="2.153cm" svg:y="25.739cm">
          <draw:text-box>
            <text:p text:style-name="P2"><text:span text:style-name="T1">SM</text:span><text:span text:style-name="T1">D </text:span><text:span text:style-name="T1">IC </text:span><text:span text:style-name="T1">TS</text:span><text:span text:style-name="T1">5A</text:span><text:span text:style-name="T1">23</text:span><text:span text:style-name="T1">15</text:span><text:span text:style-name="T1">9D</text:span><text:span text:style-name="T1">GS</text:span><text:span text:style-name="T1">R</text:span></text:p>
          </draw:text-box>
        </draw:frame>
        <draw:frame draw:style-name="gr2" draw:text-style-name="P3" draw:layer="layout" svg:width="0.352cm" svg:height="0.412cm" svg:x="9.7cm" svg:y="25.73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0.926cm" svg:y="25.739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485cm" svg:height="0.412cm" svg:x="13.302cm" svg:y="25.739cm">
          <draw:text-box>
            <text:p text:style-name="P2"><text:span text:style-name="T1">U6</text:span></text:p>
          </draw:text-box>
        </draw:frame>
        <draw:frame draw:style-name="gr2" draw:text-style-name="P3" draw:layer="layout" svg:width="0.451cm" svg:height="0.412cm" svg:x="1.12cm" svg:y="26.268cm">
          <draw:text-box>
            <text:p text:style-name="P2"><text:span text:style-name="T1">41</text:span></text:p>
          </draw:text-box>
        </draw:frame>
        <draw:frame draw:style-name="gr2" draw:text-style-name="P3" draw:layer="layout" svg:width="5.433cm" svg:height="0.412cm" svg:x="2.153cm" svg:y="26.268cm">
          <draw:text-box>
            <text:p text:style-name="P2"><text:span text:style-name="T1">SM</text:span><text:span text:style-name="T1">D </text:span><text:span text:style-name="T1">IC </text:span><text:span text:style-name="T1">W</text:span><text:span text:style-name="T1">25</text:span><text:span text:style-name="T1">Q1</text:span><text:span text:style-name="T1">28</text:span><text:span text:style-name="T1">JV</text:span><text:span text:style-name="T1">SI</text:span><text:span text:style-name="T1">Q </text:span><text:span text:style-name="T1">(1</text:span><text:span text:style-name="T1">6M</text:span><text:span text:style-name="T1">B)</text:span></text:p>
          </draw:text-box>
        </draw:frame>
        <draw:frame draw:style-name="gr2" draw:text-style-name="P3" draw:layer="layout" svg:width="0.352cm" svg:height="0.412cm" svg:x="9.7cm" svg:y="26.2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26.268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709cm" svg:height="0.412cm" svg:x="13.302cm" svg:y="26.268cm">
          <draw:text-box>
            <text:p text:style-name="P2"><text:span text:style-name="T1">U2</text:span><text:span text:style-name="T1">0</text:span></text:p>
          </draw:text-box>
        </draw:frame>
        <draw:frame draw:style-name="gr6" draw:text-style-name="P7" draw:layer="layout" svg:width="5.734cm" svg:height="0.738cm" svg:x="0.988cm" svg:y="1.007cm">
          <draw:text-box>
            <text:p text:style-name="P2"><text:span text:style-name="T4">B</text:span><text:span text:style-name="T4">il</text:span><text:span text:style-name="T4">l </text:span><text:span text:style-name="T4">O</text:span><text:span text:style-name="T4">f </text:span><text:span text:style-name="T4">M</text:span><text:span text:style-name="T4">a</text:span><text:span text:style-name="T4">t</text:span><text:span text:style-name="T4">e</text:span><text:span text:style-name="T4">ri</text:span><text:span text:style-name="T4">a</text:span><text:span text:style-name="T4">l</text:span><text:span text:style-name="T4">s</text:span></text:p>
          </draw:text-box>
        </draw:frame>
      </draw:page>
      <draw:page draw:name="page2" draw:style-name="dp1" draw:master-page-name="master-page30">
        <draw:polygon draw:style-name="gr1" draw:text-style-name="P1" draw:layer="layout" svg:width="19.65cm" svg:height="77.937cm" svg:x="0.987cm" svg:y="-24.992cm" svg:viewBox="0 0 19651 77938" draw:points="0,0 19651,0 19651,77938 0,77938">
          <text:p/>
        </draw:polygon>
        <draw:polygon draw:style-name="gr1" draw:text-style-name="P1" draw:layer="layout" svg:width="19.12cm" svg:height="53.653cm" svg:x="0.987cm" svg:y="-24.992cm" svg:viewBox="0 0 19121 53654" draw:points="0,0 19121,0 19121,53654 0,53654">
          <text:p/>
        </draw:polygon>
        <draw:polygon draw:style-name="gr3" draw:text-style-name="P4" draw:layer="layout" svg:width="6.568cm" svg:height="0.026cm" svg:x="13.169cm" svg:y="26.49cm" svg:viewBox="0 0 6569 27" draw:points="0,0 6569,0 6569,27 0,27">
          <text:p/>
        </draw:polygon>
        <draw:polygon draw:style-name="gr3" draw:text-style-name="P4" draw:layer="layout" svg:width="0.027cm" svg:height="0.53cm" svg:x="19.71cm" svg:y="25.96cm" svg:viewBox="0 0 28 531" draw:points="0,0 28,0 28,531 0,531">
          <text:p/>
        </draw:polygon>
        <draw:polygon draw:style-name="gr3" draw:text-style-name="P4" draw:layer="layout" svg:width="1.06cm" svg:height="0.026cm" svg:x="12.136cm" svg:y="26.49cm" svg:viewBox="0 0 1061 27" draw:points="0,0 1061,0 1061,27 0,27">
          <text:p/>
        </draw:polygon>
        <draw:polygon draw:style-name="gr3" draw:text-style-name="P4" draw:layer="layout" svg:width="0.027cm" svg:height="0.556cm" svg:x="13.169cm" svg:y="25.96cm" svg:viewBox="0 0 28 557" draw:points="0,0 28,0 28,557 0,557">
          <text:p/>
        </draw:polygon>
        <draw:polygon draw:style-name="gr3" draw:text-style-name="P4" draw:layer="layout" svg:width="1.563cm" svg:height="0.026cm" svg:x="10.6cm" svg:y="26.49cm" svg:viewBox="0 0 1564 27" draw:points="0,0 1564,0 1564,27 0,27">
          <text:p/>
        </draw:polygon>
        <draw:polygon draw:style-name="gr3" draw:text-style-name="P4" draw:layer="layout" svg:width="0.027cm" svg:height="0.556cm" svg:x="12.136cm" svg:y="25.96cm" svg:viewBox="0 0 28 557" draw:points="0,0 28,0 28,557 0,557">
          <text:p/>
        </draw:polygon>
        <draw:polygon draw:style-name="gr3" draw:text-style-name="P4" draw:layer="layout" svg:width="1.06cm" svg:height="0.026cm" svg:x="9.567cm" svg:y="26.49cm" svg:viewBox="0 0 1061 27" draw:points="0,0 1061,0 1061,27 0,27">
          <text:p/>
        </draw:polygon>
        <draw:polygon draw:style-name="gr3" draw:text-style-name="P4" draw:layer="layout" svg:width="0.027cm" svg:height="0.556cm" svg:x="10.6cm" svg:y="25.96cm" svg:viewBox="0 0 28 557" draw:points="0,0 28,0 28,557 0,557">
          <text:p/>
        </draw:polygon>
        <draw:polygon draw:style-name="gr3" draw:text-style-name="P4" draw:layer="layout" svg:width="7.574cm" svg:height="0.026cm" svg:x="2.02cm" svg:y="26.49cm" svg:viewBox="0 0 7575 27" draw:points="0,0 7575,0 7575,27 0,27">
          <text:p/>
        </draw:polygon>
        <draw:polygon draw:style-name="gr3" draw:text-style-name="P4" draw:layer="layout" svg:width="0.027cm" svg:height="0.556cm" svg:x="9.567cm" svg:y="25.96cm" svg:viewBox="0 0 28 557" draw:points="0,0 28,0 28,557 0,557">
          <text:p/>
        </draw:polygon>
        <draw:polygon draw:style-name="gr3" draw:text-style-name="P4" draw:layer="layout" svg:width="1.06cm" svg:height="0.026cm" svg:x="0.987cm" svg:y="26.49cm" svg:viewBox="0 0 1061 27" draw:points="0,0 1061,0 1061,27 0,27">
          <text:p/>
        </draw:polygon>
        <draw:polygon draw:style-name="gr3" draw:text-style-name="P4" draw:layer="layout" svg:width="0.027cm" svg:height="0.556cm" svg:x="0.987cm" svg:y="25.96cm" svg:viewBox="0 0 28 557" draw:points="0,0 28,0 28,557 0,557">
          <text:p/>
        </draw:polygon>
        <draw:polygon draw:style-name="gr3" draw:text-style-name="P4" draw:layer="layout" svg:width="0.027cm" svg:height="0.556cm" svg:x="2.02cm" svg:y="25.96cm" svg:viewBox="0 0 28 557" draw:points="0,0 28,0 28,557 0,557">
          <text:p/>
        </draw:polygon>
        <draw:polygon draw:style-name="gr3" draw:text-style-name="P4" draw:layer="layout" svg:width="6.568cm" svg:height="0.026cm" svg:x="13.169cm" svg:y="25.96cm" svg:viewBox="0 0 6569 27" draw:points="0,0 6569,0 6569,27 0,27">
          <text:p/>
        </draw:polygon>
        <draw:polygon draw:style-name="gr3" draw:text-style-name="P4" draw:layer="layout" svg:width="0.027cm" svg:height="0.53cm" svg:x="19.71cm" svg:y="25.43cm" svg:viewBox="0 0 28 531" draw:points="0,0 28,0 28,531 0,531">
          <text:p/>
        </draw:polygon>
        <draw:polygon draw:style-name="gr3" draw:text-style-name="P4" draw:layer="layout" svg:width="1.06cm" svg:height="0.026cm" svg:x="12.136cm" svg:y="25.96cm" svg:viewBox="0 0 1061 27" draw:points="0,0 1061,0 1061,27 0,27">
          <text:p/>
        </draw:polygon>
        <draw:polygon draw:style-name="gr3" draw:text-style-name="P4" draw:layer="layout" svg:width="0.027cm" svg:height="0.556cm" svg:x="13.169cm" svg:y="25.43cm" svg:viewBox="0 0 28 557" draw:points="0,0 28,0 28,557 0,557">
          <text:p/>
        </draw:polygon>
        <draw:polygon draw:style-name="gr3" draw:text-style-name="P4" draw:layer="layout" svg:width="1.563cm" svg:height="0.026cm" svg:x="10.6cm" svg:y="25.96cm" svg:viewBox="0 0 1564 27" draw:points="0,0 1564,0 1564,27 0,27">
          <text:p/>
        </draw:polygon>
        <draw:polygon draw:style-name="gr3" draw:text-style-name="P4" draw:layer="layout" svg:width="0.027cm" svg:height="0.556cm" svg:x="12.136cm" svg:y="25.43cm" svg:viewBox="0 0 28 557" draw:points="0,0 28,0 28,557 0,557">
          <text:p/>
        </draw:polygon>
        <draw:polygon draw:style-name="gr3" draw:text-style-name="P4" draw:layer="layout" svg:width="1.06cm" svg:height="0.026cm" svg:x="9.567cm" svg:y="25.96cm" svg:viewBox="0 0 1061 27" draw:points="0,0 1061,0 1061,27 0,27">
          <text:p/>
        </draw:polygon>
        <draw:polygon draw:style-name="gr3" draw:text-style-name="P4" draw:layer="layout" svg:width="0.027cm" svg:height="0.556cm" svg:x="10.6cm" svg:y="25.43cm" svg:viewBox="0 0 28 557" draw:points="0,0 28,0 28,557 0,557">
          <text:p/>
        </draw:polygon>
        <draw:polygon draw:style-name="gr3" draw:text-style-name="P4" draw:layer="layout" svg:width="7.574cm" svg:height="0.026cm" svg:x="2.02cm" svg:y="25.96cm" svg:viewBox="0 0 7575 27" draw:points="0,0 7575,0 7575,27 0,27">
          <text:p/>
        </draw:polygon>
        <draw:polygon draw:style-name="gr3" draw:text-style-name="P4" draw:layer="layout" svg:width="0.027cm" svg:height="0.556cm" svg:x="9.567cm" svg:y="25.43cm" svg:viewBox="0 0 28 557" draw:points="0,0 28,0 28,557 0,557">
          <text:p/>
        </draw:polygon>
        <draw:polygon draw:style-name="gr3" draw:text-style-name="P4" draw:layer="layout" svg:width="1.06cm" svg:height="0.026cm" svg:x="0.987cm" svg:y="25.96cm" svg:viewBox="0 0 1061 27" draw:points="0,0 1061,0 1061,27 0,27">
          <text:p/>
        </draw:polygon>
        <draw:polygon draw:style-name="gr3" draw:text-style-name="P4" draw:layer="layout" svg:width="0.027cm" svg:height="0.556cm" svg:x="0.987cm" svg:y="25.43cm" svg:viewBox="0 0 28 557" draw:points="0,0 28,0 28,557 0,557">
          <text:p/>
        </draw:polygon>
        <draw:polygon draw:style-name="gr3" draw:text-style-name="P4" draw:layer="layout" svg:width="0.027cm" svg:height="0.556cm" svg:x="2.02cm" svg:y="25.43cm" svg:viewBox="0 0 28 557" draw:points="0,0 28,0 28,557 0,557">
          <text:p/>
        </draw:polygon>
        <draw:polygon draw:style-name="gr3" draw:text-style-name="P4" draw:layer="layout" svg:width="6.568cm" svg:height="0.027cm" svg:x="13.169cm" svg:y="25.43cm" svg:viewBox="0 0 6569 28" draw:points="0,0 6569,0 6569,28 0,28">
          <text:p/>
        </draw:polygon>
        <draw:polygon draw:style-name="gr3" draw:text-style-name="P4" draw:layer="layout" svg:width="0.027cm" svg:height="0.529cm" svg:x="19.71cm" svg:y="24.901cm" svg:viewBox="0 0 28 530" draw:points="0,0 28,0 28,530 0,530">
          <text:p/>
        </draw:polygon>
        <draw:polygon draw:style-name="gr3" draw:text-style-name="P4" draw:layer="layout" svg:width="1.06cm" svg:height="0.027cm" svg:x="12.136cm" svg:y="25.43cm" svg:viewBox="0 0 1061 28" draw:points="0,0 1061,0 1061,28 0,28">
          <text:p/>
        </draw:polygon>
        <draw:polygon draw:style-name="gr3" draw:text-style-name="P4" draw:layer="layout" svg:width="0.027cm" svg:height="0.556cm" svg:x="13.169cm" svg:y="24.901cm" svg:viewBox="0 0 28 557" draw:points="0,0 28,0 28,557 0,557">
          <text:p/>
        </draw:polygon>
        <draw:polygon draw:style-name="gr3" draw:text-style-name="P4" draw:layer="layout" svg:width="1.563cm" svg:height="0.027cm" svg:x="10.6cm" svg:y="25.43cm" svg:viewBox="0 0 1564 28" draw:points="0,0 1564,0 1564,28 0,28">
          <text:p/>
        </draw:polygon>
        <draw:polygon draw:style-name="gr3" draw:text-style-name="P4" draw:layer="layout" svg:width="0.027cm" svg:height="0.556cm" svg:x="12.136cm" svg:y="24.901cm" svg:viewBox="0 0 28 557" draw:points="0,0 28,0 28,557 0,557">
          <text:p/>
        </draw:polygon>
        <draw:polygon draw:style-name="gr3" draw:text-style-name="P4" draw:layer="layout" svg:width="1.06cm" svg:height="0.027cm" svg:x="9.567cm" svg:y="25.43cm" svg:viewBox="0 0 1061 28" draw:points="0,0 1061,0 1061,28 0,28">
          <text:p/>
        </draw:polygon>
        <draw:polygon draw:style-name="gr3" draw:text-style-name="P4" draw:layer="layout" svg:width="0.027cm" svg:height="0.556cm" svg:x="10.6cm" svg:y="24.901cm" svg:viewBox="0 0 28 557" draw:points="0,0 28,0 28,557 0,557">
          <text:p/>
        </draw:polygon>
        <draw:polygon draw:style-name="gr3" draw:text-style-name="P4" draw:layer="layout" svg:width="7.574cm" svg:height="0.027cm" svg:x="2.02cm" svg:y="25.43cm" svg:viewBox="0 0 7575 28" draw:points="0,0 7575,0 7575,28 0,28">
          <text:p/>
        </draw:polygon>
        <draw:polygon draw:style-name="gr3" draw:text-style-name="P4" draw:layer="layout" svg:width="0.027cm" svg:height="0.556cm" svg:x="9.567cm" svg:y="24.901cm" svg:viewBox="0 0 28 557" draw:points="0,0 28,0 28,557 0,557">
          <text:p/>
        </draw:polygon>
        <draw:polygon draw:style-name="gr3" draw:text-style-name="P4" draw:layer="layout" svg:width="1.06cm" svg:height="0.027cm" svg:x="0.987cm" svg:y="25.43cm" svg:viewBox="0 0 1061 28" draw:points="0,0 1061,0 1061,28 0,28">
          <text:p/>
        </draw:polygon>
        <draw:polygon draw:style-name="gr3" draw:text-style-name="P4" draw:layer="layout" svg:width="0.027cm" svg:height="0.556cm" svg:x="0.987cm" svg:y="24.901cm" svg:viewBox="0 0 28 557" draw:points="0,0 28,0 28,557 0,557">
          <text:p/>
        </draw:polygon>
        <draw:polygon draw:style-name="gr3" draw:text-style-name="P4" draw:layer="layout" svg:width="0.027cm" svg:height="0.556cm" svg:x="2.02cm" svg:y="24.901cm" svg:viewBox="0 0 28 557" draw:points="0,0 28,0 28,557 0,557">
          <text:p/>
        </draw:polygon>
        <draw:polygon draw:style-name="gr3" draw:text-style-name="P4" draw:layer="layout" svg:width="6.568cm" svg:height="0.026cm" svg:x="13.169cm" svg:y="24.901cm" svg:viewBox="0 0 6569 27" draw:points="0,0 6569,0 6569,27 0,27">
          <text:p/>
        </draw:polygon>
        <draw:polygon draw:style-name="gr3" draw:text-style-name="P4" draw:layer="layout" svg:width="0.027cm" svg:height="0.53cm" svg:x="19.71cm" svg:y="24.371cm" svg:viewBox="0 0 28 531" draw:points="0,0 28,0 28,531 0,531">
          <text:p/>
        </draw:polygon>
        <draw:polygon draw:style-name="gr3" draw:text-style-name="P4" draw:layer="layout" svg:width="1.06cm" svg:height="0.026cm" svg:x="12.136cm" svg:y="24.901cm" svg:viewBox="0 0 1061 27" draw:points="0,0 1061,0 1061,27 0,27">
          <text:p/>
        </draw:polygon>
        <draw:polygon draw:style-name="gr3" draw:text-style-name="P4" draw:layer="layout" svg:width="0.027cm" svg:height="0.556cm" svg:x="13.169cm" svg:y="24.371cm" svg:viewBox="0 0 28 557" draw:points="0,0 28,0 28,557 0,557">
          <text:p/>
        </draw:polygon>
        <draw:polygon draw:style-name="gr3" draw:text-style-name="P4" draw:layer="layout" svg:width="1.563cm" svg:height="0.026cm" svg:x="10.6cm" svg:y="24.901cm" svg:viewBox="0 0 1564 27" draw:points="0,0 1564,0 1564,27 0,27">
          <text:p/>
        </draw:polygon>
        <draw:polygon draw:style-name="gr3" draw:text-style-name="P4" draw:layer="layout" svg:width="0.027cm" svg:height="0.556cm" svg:x="12.136cm" svg:y="24.371cm" svg:viewBox="0 0 28 557" draw:points="0,0 28,0 28,557 0,557">
          <text:p/>
        </draw:polygon>
        <draw:polygon draw:style-name="gr3" draw:text-style-name="P4" draw:layer="layout" svg:width="1.06cm" svg:height="0.026cm" svg:x="9.567cm" svg:y="24.901cm" svg:viewBox="0 0 1061 27" draw:points="0,0 1061,0 1061,27 0,27">
          <text:p/>
        </draw:polygon>
        <draw:polygon draw:style-name="gr3" draw:text-style-name="P4" draw:layer="layout" svg:width="0.027cm" svg:height="0.556cm" svg:x="10.6cm" svg:y="24.371cm" svg:viewBox="0 0 28 557" draw:points="0,0 28,0 28,557 0,557">
          <text:p/>
        </draw:polygon>
        <draw:polygon draw:style-name="gr3" draw:text-style-name="P4" draw:layer="layout" svg:width="7.574cm" svg:height="0.026cm" svg:x="2.02cm" svg:y="24.901cm" svg:viewBox="0 0 7575 27" draw:points="0,0 7575,0 7575,27 0,27">
          <text:p/>
        </draw:polygon>
        <draw:polygon draw:style-name="gr3" draw:text-style-name="P4" draw:layer="layout" svg:width="0.027cm" svg:height="0.556cm" svg:x="9.567cm" svg:y="24.371cm" svg:viewBox="0 0 28 557" draw:points="0,0 28,0 28,557 0,557">
          <text:p/>
        </draw:polygon>
        <draw:polygon draw:style-name="gr3" draw:text-style-name="P4" draw:layer="layout" svg:width="1.06cm" svg:height="0.026cm" svg:x="0.987cm" svg:y="24.901cm" svg:viewBox="0 0 1061 27" draw:points="0,0 1061,0 1061,27 0,27">
          <text:p/>
        </draw:polygon>
        <draw:polygon draw:style-name="gr3" draw:text-style-name="P4" draw:layer="layout" svg:width="0.027cm" svg:height="0.556cm" svg:x="0.987cm" svg:y="24.371cm" svg:viewBox="0 0 28 557" draw:points="0,0 28,0 28,557 0,557">
          <text:p/>
        </draw:polygon>
        <draw:polygon draw:style-name="gr3" draw:text-style-name="P4" draw:layer="layout" svg:width="0.027cm" svg:height="0.556cm" svg:x="2.02cm" svg:y="24.371cm" svg:viewBox="0 0 28 557" draw:points="0,0 28,0 28,557 0,557">
          <text:p/>
        </draw:polygon>
        <draw:polygon draw:style-name="gr3" draw:text-style-name="P4" draw:layer="layout" svg:width="6.568cm" svg:height="0.026cm" svg:x="13.169cm" svg:y="24.371cm" svg:viewBox="0 0 6569 27" draw:points="0,0 6569,0 6569,27 0,27">
          <text:p/>
        </draw:polygon>
        <draw:polygon draw:style-name="gr3" draw:text-style-name="P4" draw:layer="layout" svg:width="0.027cm" svg:height="0.53cm" svg:x="19.71cm" svg:y="23.841cm" svg:viewBox="0 0 28 531" draw:points="0,0 28,0 28,531 0,531">
          <text:p/>
        </draw:polygon>
        <draw:polygon draw:style-name="gr3" draw:text-style-name="P4" draw:layer="layout" svg:width="1.06cm" svg:height="0.026cm" svg:x="12.136cm" svg:y="24.371cm" svg:viewBox="0 0 1061 27" draw:points="0,0 1061,0 1061,27 0,27">
          <text:p/>
        </draw:polygon>
        <draw:polygon draw:style-name="gr3" draw:text-style-name="P4" draw:layer="layout" svg:width="0.027cm" svg:height="0.556cm" svg:x="13.169cm" svg:y="23.841cm" svg:viewBox="0 0 28 557" draw:points="0,0 28,0 28,557 0,557">
          <text:p/>
        </draw:polygon>
        <draw:polygon draw:style-name="gr3" draw:text-style-name="P4" draw:layer="layout" svg:width="1.563cm" svg:height="0.026cm" svg:x="10.6cm" svg:y="24.371cm" svg:viewBox="0 0 1564 27" draw:points="0,0 1564,0 1564,27 0,27">
          <text:p/>
        </draw:polygon>
        <draw:polygon draw:style-name="gr3" draw:text-style-name="P4" draw:layer="layout" svg:width="0.027cm" svg:height="0.556cm" svg:x="12.136cm" svg:y="23.841cm" svg:viewBox="0 0 28 557" draw:points="0,0 28,0 28,557 0,557">
          <text:p/>
        </draw:polygon>
        <draw:polygon draw:style-name="gr3" draw:text-style-name="P4" draw:layer="layout" svg:width="1.06cm" svg:height="0.026cm" svg:x="9.567cm" svg:y="24.371cm" svg:viewBox="0 0 1061 27" draw:points="0,0 1061,0 1061,27 0,27">
          <text:p/>
        </draw:polygon>
        <draw:polygon draw:style-name="gr3" draw:text-style-name="P4" draw:layer="layout" svg:width="0.027cm" svg:height="0.556cm" svg:x="10.6cm" svg:y="23.841cm" svg:viewBox="0 0 28 557" draw:points="0,0 28,0 28,557 0,557">
          <text:p/>
        </draw:polygon>
        <draw:polygon draw:style-name="gr3" draw:text-style-name="P4" draw:layer="layout" svg:width="7.574cm" svg:height="0.026cm" svg:x="2.02cm" svg:y="24.371cm" svg:viewBox="0 0 7575 27" draw:points="0,0 7575,0 7575,27 0,27">
          <text:p/>
        </draw:polygon>
        <draw:polygon draw:style-name="gr3" draw:text-style-name="P4" draw:layer="layout" svg:width="0.027cm" svg:height="0.556cm" svg:x="9.567cm" svg:y="23.841cm" svg:viewBox="0 0 28 557" draw:points="0,0 28,0 28,557 0,557">
          <text:p/>
        </draw:polygon>
        <draw:polygon draw:style-name="gr3" draw:text-style-name="P4" draw:layer="layout" svg:width="1.06cm" svg:height="0.026cm" svg:x="0.987cm" svg:y="24.371cm" svg:viewBox="0 0 1061 27" draw:points="0,0 1061,0 1061,27 0,27">
          <text:p/>
        </draw:polygon>
        <draw:polygon draw:style-name="gr3" draw:text-style-name="P4" draw:layer="layout" svg:width="0.027cm" svg:height="0.556cm" svg:x="0.987cm" svg:y="23.841cm" svg:viewBox="0 0 28 557" draw:points="0,0 28,0 28,557 0,557">
          <text:p/>
        </draw:polygon>
        <draw:polygon draw:style-name="gr3" draw:text-style-name="P4" draw:layer="layout" svg:width="0.027cm" svg:height="0.556cm" svg:x="2.02cm" svg:y="23.841cm" svg:viewBox="0 0 28 557" draw:points="0,0 28,0 28,557 0,557">
          <text:p/>
        </draw:polygon>
        <draw:polygon draw:style-name="gr3" draw:text-style-name="P4" draw:layer="layout" svg:width="6.568cm" svg:height="0.027cm" svg:x="13.169cm" svg:y="23.841cm" svg:viewBox="0 0 6569 28" draw:points="0,0 6569,0 6569,28 0,28">
          <text:p/>
        </draw:polygon>
        <draw:polygon draw:style-name="gr3" draw:text-style-name="P4" draw:layer="layout" svg:width="0.027cm" svg:height="0.927cm" svg:x="19.71cm" svg:y="22.914cm" svg:viewBox="0 0 28 928" draw:points="0,0 28,0 28,928 0,928">
          <text:p/>
        </draw:polygon>
        <draw:polygon draw:style-name="gr3" draw:text-style-name="P4" draw:layer="layout" svg:width="1.06cm" svg:height="0.027cm" svg:x="12.136cm" svg:y="23.841cm" svg:viewBox="0 0 1061 28" draw:points="0,0 1061,0 1061,28 0,28">
          <text:p/>
        </draw:polygon>
        <draw:polygon draw:style-name="gr3" draw:text-style-name="P4" draw:layer="layout" svg:width="0.027cm" svg:height="0.954cm" svg:x="13.169cm" svg:y="22.914cm" svg:viewBox="0 0 28 955" draw:points="0,0 28,0 28,955 0,955">
          <text:p/>
        </draw:polygon>
        <draw:polygon draw:style-name="gr3" draw:text-style-name="P4" draw:layer="layout" svg:width="1.563cm" svg:height="0.027cm" svg:x="10.6cm" svg:y="23.841cm" svg:viewBox="0 0 1564 28" draw:points="0,0 1564,0 1564,28 0,28">
          <text:p/>
        </draw:polygon>
        <draw:polygon draw:style-name="gr3" draw:text-style-name="P4" draw:layer="layout" svg:width="0.027cm" svg:height="0.954cm" svg:x="12.136cm" svg:y="22.914cm" svg:viewBox="0 0 28 955" draw:points="0,0 28,0 28,955 0,955">
          <text:p/>
        </draw:polygon>
        <draw:polygon draw:style-name="gr3" draw:text-style-name="P4" draw:layer="layout" svg:width="1.06cm" svg:height="0.027cm" svg:x="9.567cm" svg:y="23.841cm" svg:viewBox="0 0 1061 28" draw:points="0,0 1061,0 1061,28 0,28">
          <text:p/>
        </draw:polygon>
        <draw:polygon draw:style-name="gr3" draw:text-style-name="P4" draw:layer="layout" svg:width="0.027cm" svg:height="0.954cm" svg:x="10.6cm" svg:y="22.914cm" svg:viewBox="0 0 28 955" draw:points="0,0 28,0 28,955 0,955">
          <text:p/>
        </draw:polygon>
        <draw:polygon draw:style-name="gr3" draw:text-style-name="P4" draw:layer="layout" svg:width="7.574cm" svg:height="0.027cm" svg:x="2.02cm" svg:y="23.841cm" svg:viewBox="0 0 7575 28" draw:points="0,0 7575,0 7575,28 0,28">
          <text:p/>
        </draw:polygon>
        <draw:polygon draw:style-name="gr3" draw:text-style-name="P4" draw:layer="layout" svg:width="0.027cm" svg:height="0.954cm" svg:x="9.567cm" svg:y="22.914cm" svg:viewBox="0 0 28 955" draw:points="0,0 28,0 28,955 0,955">
          <text:p/>
        </draw:polygon>
        <draw:polygon draw:style-name="gr3" draw:text-style-name="P4" draw:layer="layout" svg:width="1.06cm" svg:height="0.027cm" svg:x="0.987cm" svg:y="23.841cm" svg:viewBox="0 0 1061 28" draw:points="0,0 1061,0 1061,28 0,28">
          <text:p/>
        </draw:polygon>
        <draw:polygon draw:style-name="gr3" draw:text-style-name="P4" draw:layer="layout" svg:width="0.027cm" svg:height="0.954cm" svg:x="0.987cm" svg:y="22.914cm" svg:viewBox="0 0 28 955" draw:points="0,0 28,0 28,955 0,955">
          <text:p/>
        </draw:polygon>
        <draw:polygon draw:style-name="gr3" draw:text-style-name="P4" draw:layer="layout" svg:width="0.027cm" svg:height="0.954cm" svg:x="2.02cm" svg:y="22.914cm" svg:viewBox="0 0 28 955" draw:points="0,0 28,0 28,955 0,955">
          <text:p/>
        </draw:polygon>
        <draw:polygon draw:style-name="gr3" draw:text-style-name="P4" draw:layer="layout" svg:width="6.568cm" svg:height="0.027cm" svg:x="13.169cm" svg:y="22.914cm" svg:viewBox="0 0 6569 28" draw:points="0,0 6569,0 6569,28 0,28">
          <text:p/>
        </draw:polygon>
        <draw:polygon draw:style-name="gr3" draw:text-style-name="P4" draw:layer="layout" svg:width="0.027cm" svg:height="0.529cm" svg:x="19.71cm" svg:y="22.385cm" svg:viewBox="0 0 28 530" draw:points="0,0 28,0 28,530 0,530">
          <text:p/>
        </draw:polygon>
        <draw:polygon draw:style-name="gr3" draw:text-style-name="P4" draw:layer="layout" svg:width="1.06cm" svg:height="0.027cm" svg:x="12.136cm" svg:y="22.914cm" svg:viewBox="0 0 1061 28" draw:points="0,0 1061,0 1061,28 0,28">
          <text:p/>
        </draw:polygon>
        <draw:polygon draw:style-name="gr3" draw:text-style-name="P4" draw:layer="layout" svg:width="0.027cm" svg:height="0.556cm" svg:x="13.169cm" svg:y="22.385cm" svg:viewBox="0 0 28 557" draw:points="0,0 28,0 28,557 0,557">
          <text:p/>
        </draw:polygon>
        <draw:polygon draw:style-name="gr3" draw:text-style-name="P4" draw:layer="layout" svg:width="1.563cm" svg:height="0.027cm" svg:x="10.6cm" svg:y="22.914cm" svg:viewBox="0 0 1564 28" draw:points="0,0 1564,0 1564,28 0,28">
          <text:p/>
        </draw:polygon>
        <draw:polygon draw:style-name="gr3" draw:text-style-name="P4" draw:layer="layout" svg:width="0.027cm" svg:height="0.556cm" svg:x="12.136cm" svg:y="22.385cm" svg:viewBox="0 0 28 557" draw:points="0,0 28,0 28,557 0,557">
          <text:p/>
        </draw:polygon>
        <draw:polygon draw:style-name="gr3" draw:text-style-name="P4" draw:layer="layout" svg:width="1.06cm" svg:height="0.027cm" svg:x="9.567cm" svg:y="22.914cm" svg:viewBox="0 0 1061 28" draw:points="0,0 1061,0 1061,28 0,28">
          <text:p/>
        </draw:polygon>
        <draw:polygon draw:style-name="gr3" draw:text-style-name="P4" draw:layer="layout" svg:width="0.027cm" svg:height="0.556cm" svg:x="10.6cm" svg:y="22.385cm" svg:viewBox="0 0 28 557" draw:points="0,0 28,0 28,557 0,557">
          <text:p/>
        </draw:polygon>
        <draw:polygon draw:style-name="gr3" draw:text-style-name="P4" draw:layer="layout" svg:width="7.574cm" svg:height="0.027cm" svg:x="2.02cm" svg:y="22.914cm" svg:viewBox="0 0 7575 28" draw:points="0,0 7575,0 7575,28 0,28">
          <text:p/>
        </draw:polygon>
        <draw:polygon draw:style-name="gr3" draw:text-style-name="P4" draw:layer="layout" svg:width="0.027cm" svg:height="0.556cm" svg:x="9.567cm" svg:y="22.385cm" svg:viewBox="0 0 28 557" draw:points="0,0 28,0 28,557 0,557">
          <text:p/>
        </draw:polygon>
        <draw:polygon draw:style-name="gr3" draw:text-style-name="P4" draw:layer="layout" svg:width="1.06cm" svg:height="0.027cm" svg:x="0.987cm" svg:y="22.914cm" svg:viewBox="0 0 1061 28" draw:points="0,0 1061,0 1061,28 0,28">
          <text:p/>
        </draw:polygon>
        <draw:polygon draw:style-name="gr3" draw:text-style-name="P4" draw:layer="layout" svg:width="0.027cm" svg:height="0.556cm" svg:x="0.987cm" svg:y="22.385cm" svg:viewBox="0 0 28 557" draw:points="0,0 28,0 28,557 0,557">
          <text:p/>
        </draw:polygon>
        <draw:polygon draw:style-name="gr3" draw:text-style-name="P4" draw:layer="layout" svg:width="0.027cm" svg:height="0.556cm" svg:x="2.02cm" svg:y="22.385cm" svg:viewBox="0 0 28 557" draw:points="0,0 28,0 28,557 0,557">
          <text:p/>
        </draw:polygon>
        <draw:polygon draw:style-name="gr3" draw:text-style-name="P4" draw:layer="layout" svg:width="6.568cm" svg:height="0.026cm" svg:x="13.169cm" svg:y="22.385cm" svg:viewBox="0 0 6569 27" draw:points="0,0 6569,0 6569,27 0,27">
          <text:p/>
        </draw:polygon>
        <draw:polygon draw:style-name="gr3" draw:text-style-name="P4" draw:layer="layout" svg:width="0.027cm" svg:height="0.53cm" svg:x="19.71cm" svg:y="21.855cm" svg:viewBox="0 0 28 531" draw:points="0,0 28,0 28,531 0,531">
          <text:p/>
        </draw:polygon>
        <draw:polygon draw:style-name="gr3" draw:text-style-name="P4" draw:layer="layout" svg:width="1.06cm" svg:height="0.026cm" svg:x="12.136cm" svg:y="22.385cm" svg:viewBox="0 0 1061 27" draw:points="0,0 1061,0 1061,27 0,27">
          <text:p/>
        </draw:polygon>
        <draw:polygon draw:style-name="gr3" draw:text-style-name="P4" draw:layer="layout" svg:width="0.027cm" svg:height="0.556cm" svg:x="13.169cm" svg:y="21.855cm" svg:viewBox="0 0 28 557" draw:points="0,0 28,0 28,557 0,557">
          <text:p/>
        </draw:polygon>
        <draw:polygon draw:style-name="gr3" draw:text-style-name="P4" draw:layer="layout" svg:width="1.563cm" svg:height="0.026cm" svg:x="10.6cm" svg:y="22.385cm" svg:viewBox="0 0 1564 27" draw:points="0,0 1564,0 1564,27 0,27">
          <text:p/>
        </draw:polygon>
        <draw:polygon draw:style-name="gr3" draw:text-style-name="P4" draw:layer="layout" svg:width="0.027cm" svg:height="0.556cm" svg:x="12.136cm" svg:y="21.855cm" svg:viewBox="0 0 28 557" draw:points="0,0 28,0 28,557 0,557">
          <text:p/>
        </draw:polygon>
        <draw:polygon draw:style-name="gr3" draw:text-style-name="P4" draw:layer="layout" svg:width="1.06cm" svg:height="0.026cm" svg:x="9.567cm" svg:y="22.385cm" svg:viewBox="0 0 1061 27" draw:points="0,0 1061,0 1061,27 0,27">
          <text:p/>
        </draw:polygon>
        <draw:polygon draw:style-name="gr3" draw:text-style-name="P4" draw:layer="layout" svg:width="0.027cm" svg:height="0.556cm" svg:x="10.6cm" svg:y="21.855cm" svg:viewBox="0 0 28 557" draw:points="0,0 28,0 28,557 0,557">
          <text:p/>
        </draw:polygon>
        <draw:polygon draw:style-name="gr3" draw:text-style-name="P4" draw:layer="layout" svg:width="7.574cm" svg:height="0.026cm" svg:x="2.02cm" svg:y="22.385cm" svg:viewBox="0 0 7575 27" draw:points="0,0 7575,0 7575,27 0,27">
          <text:p/>
        </draw:polygon>
        <draw:polygon draw:style-name="gr3" draw:text-style-name="P4" draw:layer="layout" svg:width="0.027cm" svg:height="0.556cm" svg:x="9.567cm" svg:y="21.855cm" svg:viewBox="0 0 28 557" draw:points="0,0 28,0 28,557 0,557">
          <text:p/>
        </draw:polygon>
        <draw:polygon draw:style-name="gr3" draw:text-style-name="P4" draw:layer="layout" svg:width="1.06cm" svg:height="0.026cm" svg:x="0.987cm" svg:y="22.385cm" svg:viewBox="0 0 1061 27" draw:points="0,0 1061,0 1061,27 0,27">
          <text:p/>
        </draw:polygon>
        <draw:polygon draw:style-name="gr3" draw:text-style-name="P4" draw:layer="layout" svg:width="0.027cm" svg:height="0.556cm" svg:x="0.987cm" svg:y="21.855cm" svg:viewBox="0 0 28 557" draw:points="0,0 28,0 28,557 0,557">
          <text:p/>
        </draw:polygon>
        <draw:polygon draw:style-name="gr3" draw:text-style-name="P4" draw:layer="layout" svg:width="0.027cm" svg:height="0.556cm" svg:x="2.02cm" svg:y="21.855cm" svg:viewBox="0 0 28 557" draw:points="0,0 28,0 28,557 0,557">
          <text:p/>
        </draw:polygon>
        <draw:polygon draw:style-name="gr3" draw:text-style-name="P4" draw:layer="layout" svg:width="6.568cm" svg:height="0.027cm" svg:x="13.169cm" svg:y="21.855cm" svg:viewBox="0 0 6569 28" draw:points="0,0 6569,0 6569,28 0,28">
          <text:p/>
        </draw:polygon>
        <draw:polygon draw:style-name="gr3" draw:text-style-name="P4" draw:layer="layout" svg:width="0.027cm" svg:height="0.529cm" svg:x="19.71cm" svg:y="21.326cm" svg:viewBox="0 0 28 530" draw:points="0,0 28,0 28,530 0,530">
          <text:p/>
        </draw:polygon>
        <draw:polygon draw:style-name="gr3" draw:text-style-name="P4" draw:layer="layout" svg:width="1.06cm" svg:height="0.027cm" svg:x="12.136cm" svg:y="21.855cm" svg:viewBox="0 0 1061 28" draw:points="0,0 1061,0 1061,28 0,28">
          <text:p/>
        </draw:polygon>
        <draw:polygon draw:style-name="gr3" draw:text-style-name="P4" draw:layer="layout" svg:width="0.027cm" svg:height="0.556cm" svg:x="13.169cm" svg:y="21.326cm" svg:viewBox="0 0 28 557" draw:points="0,0 28,0 28,557 0,557">
          <text:p/>
        </draw:polygon>
        <draw:polygon draw:style-name="gr3" draw:text-style-name="P4" draw:layer="layout" svg:width="1.563cm" svg:height="0.027cm" svg:x="10.6cm" svg:y="21.855cm" svg:viewBox="0 0 1564 28" draw:points="0,0 1564,0 1564,28 0,28">
          <text:p/>
        </draw:polygon>
        <draw:polygon draw:style-name="gr3" draw:text-style-name="P4" draw:layer="layout" svg:width="0.027cm" svg:height="0.556cm" svg:x="12.136cm" svg:y="21.326cm" svg:viewBox="0 0 28 557" draw:points="0,0 28,0 28,557 0,557">
          <text:p/>
        </draw:polygon>
        <draw:polygon draw:style-name="gr3" draw:text-style-name="P4" draw:layer="layout" svg:width="1.06cm" svg:height="0.027cm" svg:x="9.567cm" svg:y="21.855cm" svg:viewBox="0 0 1061 28" draw:points="0,0 1061,0 1061,28 0,28">
          <text:p/>
        </draw:polygon>
        <draw:polygon draw:style-name="gr3" draw:text-style-name="P4" draw:layer="layout" svg:width="0.027cm" svg:height="0.556cm" svg:x="10.6cm" svg:y="21.326cm" svg:viewBox="0 0 28 557" draw:points="0,0 28,0 28,557 0,557">
          <text:p/>
        </draw:polygon>
        <draw:polygon draw:style-name="gr3" draw:text-style-name="P4" draw:layer="layout" svg:width="7.574cm" svg:height="0.027cm" svg:x="2.02cm" svg:y="21.855cm" svg:viewBox="0 0 7575 28" draw:points="0,0 7575,0 7575,28 0,28">
          <text:p/>
        </draw:polygon>
        <draw:polygon draw:style-name="gr3" draw:text-style-name="P4" draw:layer="layout" svg:width="0.027cm" svg:height="0.556cm" svg:x="9.567cm" svg:y="21.326cm" svg:viewBox="0 0 28 557" draw:points="0,0 28,0 28,557 0,557">
          <text:p/>
        </draw:polygon>
        <draw:polygon draw:style-name="gr3" draw:text-style-name="P4" draw:layer="layout" svg:width="1.06cm" svg:height="0.027cm" svg:x="0.987cm" svg:y="21.855cm" svg:viewBox="0 0 1061 28" draw:points="0,0 1061,0 1061,28 0,28">
          <text:p/>
        </draw:polygon>
        <draw:polygon draw:style-name="gr3" draw:text-style-name="P4" draw:layer="layout" svg:width="0.027cm" svg:height="0.556cm" svg:x="0.987cm" svg:y="21.326cm" svg:viewBox="0 0 28 557" draw:points="0,0 28,0 28,557 0,557">
          <text:p/>
        </draw:polygon>
        <draw:polygon draw:style-name="gr3" draw:text-style-name="P4" draw:layer="layout" svg:width="0.027cm" svg:height="0.556cm" svg:x="2.02cm" svg:y="21.326cm" svg:viewBox="0 0 28 557" draw:points="0,0 28,0 28,557 0,557">
          <text:p/>
        </draw:polygon>
        <draw:polygon draw:style-name="gr3" draw:text-style-name="P4" draw:layer="layout" svg:width="6.568cm" svg:height="0.026cm" svg:x="13.169cm" svg:y="21.326cm" svg:viewBox="0 0 6569 27" draw:points="0,0 6569,0 6569,27 0,27">
          <text:p/>
        </draw:polygon>
        <draw:polygon draw:style-name="gr3" draw:text-style-name="P4" draw:layer="layout" svg:width="0.027cm" svg:height="0.53cm" svg:x="19.71cm" svg:y="20.796cm" svg:viewBox="0 0 28 531" draw:points="0,0 28,0 28,531 0,531">
          <text:p/>
        </draw:polygon>
        <draw:polygon draw:style-name="gr3" draw:text-style-name="P4" draw:layer="layout" svg:width="1.06cm" svg:height="0.026cm" svg:x="12.136cm" svg:y="21.326cm" svg:viewBox="0 0 1061 27" draw:points="0,0 1061,0 1061,27 0,27">
          <text:p/>
        </draw:polygon>
        <draw:polygon draw:style-name="gr3" draw:text-style-name="P4" draw:layer="layout" svg:width="0.027cm" svg:height="0.556cm" svg:x="13.169cm" svg:y="20.796cm" svg:viewBox="0 0 28 557" draw:points="0,0 28,0 28,557 0,557">
          <text:p/>
        </draw:polygon>
        <draw:polygon draw:style-name="gr3" draw:text-style-name="P4" draw:layer="layout" svg:width="1.563cm" svg:height="0.026cm" svg:x="10.6cm" svg:y="21.326cm" svg:viewBox="0 0 1564 27" draw:points="0,0 1564,0 1564,27 0,27">
          <text:p/>
        </draw:polygon>
        <draw:polygon draw:style-name="gr3" draw:text-style-name="P4" draw:layer="layout" svg:width="0.027cm" svg:height="0.556cm" svg:x="12.136cm" svg:y="20.796cm" svg:viewBox="0 0 28 557" draw:points="0,0 28,0 28,557 0,557">
          <text:p/>
        </draw:polygon>
        <draw:polygon draw:style-name="gr3" draw:text-style-name="P4" draw:layer="layout" svg:width="1.06cm" svg:height="0.026cm" svg:x="9.567cm" svg:y="21.326cm" svg:viewBox="0 0 1061 27" draw:points="0,0 1061,0 1061,27 0,27">
          <text:p/>
        </draw:polygon>
        <draw:polygon draw:style-name="gr3" draw:text-style-name="P4" draw:layer="layout" svg:width="0.027cm" svg:height="0.556cm" svg:x="10.6cm" svg:y="20.796cm" svg:viewBox="0 0 28 557" draw:points="0,0 28,0 28,557 0,557">
          <text:p/>
        </draw:polygon>
        <draw:polygon draw:style-name="gr3" draw:text-style-name="P4" draw:layer="layout" svg:width="7.574cm" svg:height="0.026cm" svg:x="2.02cm" svg:y="21.326cm" svg:viewBox="0 0 7575 27" draw:points="0,0 7575,0 7575,27 0,27">
          <text:p/>
        </draw:polygon>
        <draw:polygon draw:style-name="gr3" draw:text-style-name="P4" draw:layer="layout" svg:width="0.027cm" svg:height="0.556cm" svg:x="9.567cm" svg:y="20.796cm" svg:viewBox="0 0 28 557" draw:points="0,0 28,0 28,557 0,557">
          <text:p/>
        </draw:polygon>
        <draw:polygon draw:style-name="gr3" draw:text-style-name="P4" draw:layer="layout" svg:width="1.06cm" svg:height="0.026cm" svg:x="0.987cm" svg:y="21.326cm" svg:viewBox="0 0 1061 27" draw:points="0,0 1061,0 1061,27 0,27">
          <text:p/>
        </draw:polygon>
        <draw:polygon draw:style-name="gr3" draw:text-style-name="P4" draw:layer="layout" svg:width="0.027cm" svg:height="0.556cm" svg:x="0.987cm" svg:y="20.796cm" svg:viewBox="0 0 28 557" draw:points="0,0 28,0 28,557 0,557">
          <text:p/>
        </draw:polygon>
        <draw:polygon draw:style-name="gr3" draw:text-style-name="P4" draw:layer="layout" svg:width="0.027cm" svg:height="0.556cm" svg:x="2.02cm" svg:y="20.796cm" svg:viewBox="0 0 28 557" draw:points="0,0 28,0 28,557 0,557">
          <text:p/>
        </draw:polygon>
        <draw:polygon draw:style-name="gr3" draw:text-style-name="P4" draw:layer="layout" svg:width="6.568cm" svg:height="0.026cm" svg:x="13.169cm" svg:y="20.796cm" svg:viewBox="0 0 6569 27" draw:points="0,0 6569,0 6569,27 0,27">
          <text:p/>
        </draw:polygon>
        <draw:polygon draw:style-name="gr3" draw:text-style-name="P4" draw:layer="layout" svg:width="0.027cm" svg:height="0.53cm" svg:x="19.71cm" svg:y="20.266cm" svg:viewBox="0 0 28 531" draw:points="0,0 28,0 28,531 0,531">
          <text:p/>
        </draw:polygon>
        <draw:polygon draw:style-name="gr3" draw:text-style-name="P4" draw:layer="layout" svg:width="1.06cm" svg:height="0.026cm" svg:x="12.136cm" svg:y="20.796cm" svg:viewBox="0 0 1061 27" draw:points="0,0 1061,0 1061,27 0,27">
          <text:p/>
        </draw:polygon>
        <draw:polygon draw:style-name="gr3" draw:text-style-name="P4" draw:layer="layout" svg:width="0.027cm" svg:height="0.556cm" svg:x="13.169cm" svg:y="20.266cm" svg:viewBox="0 0 28 557" draw:points="0,0 28,0 28,557 0,557">
          <text:p/>
        </draw:polygon>
        <draw:polygon draw:style-name="gr3" draw:text-style-name="P4" draw:layer="layout" svg:width="1.563cm" svg:height="0.026cm" svg:x="10.6cm" svg:y="20.796cm" svg:viewBox="0 0 1564 27" draw:points="0,0 1564,0 1564,27 0,27">
          <text:p/>
        </draw:polygon>
        <draw:polygon draw:style-name="gr3" draw:text-style-name="P4" draw:layer="layout" svg:width="0.027cm" svg:height="0.556cm" svg:x="12.136cm" svg:y="20.266cm" svg:viewBox="0 0 28 557" draw:points="0,0 28,0 28,557 0,557">
          <text:p/>
        </draw:polygon>
        <draw:polygon draw:style-name="gr3" draw:text-style-name="P4" draw:layer="layout" svg:width="1.06cm" svg:height="0.026cm" svg:x="9.567cm" svg:y="20.796cm" svg:viewBox="0 0 1061 27" draw:points="0,0 1061,0 1061,27 0,27">
          <text:p/>
        </draw:polygon>
        <draw:polygon draw:style-name="gr3" draw:text-style-name="P4" draw:layer="layout" svg:width="0.027cm" svg:height="0.556cm" svg:x="10.6cm" svg:y="20.266cm" svg:viewBox="0 0 28 557" draw:points="0,0 28,0 28,557 0,557">
          <text:p/>
        </draw:polygon>
        <draw:polygon draw:style-name="gr3" draw:text-style-name="P4" draw:layer="layout" svg:width="7.574cm" svg:height="0.026cm" svg:x="2.02cm" svg:y="20.796cm" svg:viewBox="0 0 7575 27" draw:points="0,0 7575,0 7575,27 0,27">
          <text:p/>
        </draw:polygon>
        <draw:polygon draw:style-name="gr3" draw:text-style-name="P4" draw:layer="layout" svg:width="0.027cm" svg:height="0.556cm" svg:x="9.567cm" svg:y="20.266cm" svg:viewBox="0 0 28 557" draw:points="0,0 28,0 28,557 0,557">
          <text:p/>
        </draw:polygon>
        <draw:polygon draw:style-name="gr3" draw:text-style-name="P4" draw:layer="layout" svg:width="1.06cm" svg:height="0.026cm" svg:x="0.987cm" svg:y="20.796cm" svg:viewBox="0 0 1061 27" draw:points="0,0 1061,0 1061,27 0,27">
          <text:p/>
        </draw:polygon>
        <draw:polygon draw:style-name="gr3" draw:text-style-name="P4" draw:layer="layout" svg:width="0.027cm" svg:height="0.556cm" svg:x="0.987cm" svg:y="20.266cm" svg:viewBox="0 0 28 557" draw:points="0,0 28,0 28,557 0,557">
          <text:p/>
        </draw:polygon>
        <draw:polygon draw:style-name="gr3" draw:text-style-name="P4" draw:layer="layout" svg:width="0.027cm" svg:height="0.556cm" svg:x="2.02cm" svg:y="20.266cm" svg:viewBox="0 0 28 557" draw:points="0,0 28,0 28,557 0,557">
          <text:p/>
        </draw:polygon>
        <draw:polygon draw:style-name="gr3" draw:text-style-name="P4" draw:layer="layout" svg:width="6.568cm" svg:height="0.028cm" svg:x="13.169cm" svg:y="20.266cm" svg:viewBox="0 0 6569 29" draw:points="0,0 6569,0 6569,29 0,29">
          <text:p/>
        </draw:polygon>
        <draw:polygon draw:style-name="gr3" draw:text-style-name="P4" draw:layer="layout" svg:width="0.027cm" svg:height="0.529cm" svg:x="19.71cm" svg:y="19.737cm" svg:viewBox="0 0 28 530" draw:points="0,0 28,0 28,530 0,530">
          <text:p/>
        </draw:polygon>
        <draw:polygon draw:style-name="gr3" draw:text-style-name="P4" draw:layer="layout" svg:width="1.06cm" svg:height="0.028cm" svg:x="12.136cm" svg:y="20.266cm" svg:viewBox="0 0 1061 29" draw:points="0,0 1061,0 1061,29 0,29">
          <text:p/>
        </draw:polygon>
        <draw:polygon draw:style-name="gr3" draw:text-style-name="P4" draw:layer="layout" svg:width="0.027cm" svg:height="0.556cm" svg:x="13.169cm" svg:y="19.737cm" svg:viewBox="0 0 28 557" draw:points="0,0 28,0 28,557 0,557">
          <text:p/>
        </draw:polygon>
        <draw:polygon draw:style-name="gr3" draw:text-style-name="P4" draw:layer="layout" svg:width="1.563cm" svg:height="0.028cm" svg:x="10.6cm" svg:y="20.266cm" svg:viewBox="0 0 1564 29" draw:points="0,0 1564,0 1564,29 0,29">
          <text:p/>
        </draw:polygon>
        <draw:polygon draw:style-name="gr3" draw:text-style-name="P4" draw:layer="layout" svg:width="0.027cm" svg:height="0.556cm" svg:x="12.136cm" svg:y="19.737cm" svg:viewBox="0 0 28 557" draw:points="0,0 28,0 28,557 0,557">
          <text:p/>
        </draw:polygon>
        <draw:polygon draw:style-name="gr3" draw:text-style-name="P4" draw:layer="layout" svg:width="1.06cm" svg:height="0.028cm" svg:x="9.567cm" svg:y="20.266cm" svg:viewBox="0 0 1061 29" draw:points="0,0 1061,0 1061,29 0,29">
          <text:p/>
        </draw:polygon>
        <draw:polygon draw:style-name="gr3" draw:text-style-name="P4" draw:layer="layout" svg:width="0.027cm" svg:height="0.556cm" svg:x="10.6cm" svg:y="19.737cm" svg:viewBox="0 0 28 557" draw:points="0,0 28,0 28,557 0,557">
          <text:p/>
        </draw:polygon>
        <draw:polygon draw:style-name="gr3" draw:text-style-name="P4" draw:layer="layout" svg:width="7.574cm" svg:height="0.028cm" svg:x="2.02cm" svg:y="20.266cm" svg:viewBox="0 0 7575 29" draw:points="0,0 7575,0 7575,29 0,29">
          <text:p/>
        </draw:polygon>
        <draw:polygon draw:style-name="gr3" draw:text-style-name="P4" draw:layer="layout" svg:width="0.027cm" svg:height="0.556cm" svg:x="9.567cm" svg:y="19.737cm" svg:viewBox="0 0 28 557" draw:points="0,0 28,0 28,557 0,557">
          <text:p/>
        </draw:polygon>
        <draw:polygon draw:style-name="gr3" draw:text-style-name="P4" draw:layer="layout" svg:width="1.06cm" svg:height="0.028cm" svg:x="0.987cm" svg:y="20.266cm" svg:viewBox="0 0 1061 29" draw:points="0,0 1061,0 1061,29 0,29">
          <text:p/>
        </draw:polygon>
        <draw:polygon draw:style-name="gr3" draw:text-style-name="P4" draw:layer="layout" svg:width="0.027cm" svg:height="0.556cm" svg:x="0.987cm" svg:y="19.737cm" svg:viewBox="0 0 28 557" draw:points="0,0 28,0 28,557 0,557">
          <text:p/>
        </draw:polygon>
        <draw:polygon draw:style-name="gr3" draw:text-style-name="P4" draw:layer="layout" svg:width="0.027cm" svg:height="0.556cm" svg:x="2.02cm" svg:y="19.737cm" svg:viewBox="0 0 28 557" draw:points="0,0 28,0 28,557 0,557">
          <text:p/>
        </draw:polygon>
        <draw:polygon draw:style-name="gr3" draw:text-style-name="P4" draw:layer="layout" svg:width="6.568cm" svg:height="0.026cm" svg:x="13.169cm" svg:y="19.737cm" svg:viewBox="0 0 6569 27" draw:points="0,0 6569,0 6569,27 0,27">
          <text:p/>
        </draw:polygon>
        <draw:polygon draw:style-name="gr3" draw:text-style-name="P4" draw:layer="layout" svg:width="0.027cm" svg:height="0.53cm" svg:x="19.71cm" svg:y="19.207cm" svg:viewBox="0 0 28 531" draw:points="0,0 28,0 28,531 0,531">
          <text:p/>
        </draw:polygon>
        <draw:polygon draw:style-name="gr3" draw:text-style-name="P4" draw:layer="layout" svg:width="1.06cm" svg:height="0.026cm" svg:x="12.136cm" svg:y="19.737cm" svg:viewBox="0 0 1061 27" draw:points="0,0 1061,0 1061,27 0,27">
          <text:p/>
        </draw:polygon>
        <draw:polygon draw:style-name="gr3" draw:text-style-name="P4" draw:layer="layout" svg:width="0.027cm" svg:height="0.556cm" svg:x="13.169cm" svg:y="19.207cm" svg:viewBox="0 0 28 557" draw:points="0,0 28,0 28,557 0,557">
          <text:p/>
        </draw:polygon>
        <draw:polygon draw:style-name="gr3" draw:text-style-name="P4" draw:layer="layout" svg:width="1.563cm" svg:height="0.026cm" svg:x="10.6cm" svg:y="19.737cm" svg:viewBox="0 0 1564 27" draw:points="0,0 1564,0 1564,27 0,27">
          <text:p/>
        </draw:polygon>
        <draw:polygon draw:style-name="gr3" draw:text-style-name="P4" draw:layer="layout" svg:width="0.027cm" svg:height="0.556cm" svg:x="12.136cm" svg:y="19.207cm" svg:viewBox="0 0 28 557" draw:points="0,0 28,0 28,557 0,557">
          <text:p/>
        </draw:polygon>
        <draw:polygon draw:style-name="gr3" draw:text-style-name="P4" draw:layer="layout" svg:width="1.06cm" svg:height="0.026cm" svg:x="9.567cm" svg:y="19.737cm" svg:viewBox="0 0 1061 27" draw:points="0,0 1061,0 1061,27 0,27">
          <text:p/>
        </draw:polygon>
        <draw:polygon draw:style-name="gr3" draw:text-style-name="P4" draw:layer="layout" svg:width="0.027cm" svg:height="0.556cm" svg:x="10.6cm" svg:y="19.207cm" svg:viewBox="0 0 28 557" draw:points="0,0 28,0 28,557 0,557">
          <text:p/>
        </draw:polygon>
        <draw:polygon draw:style-name="gr3" draw:text-style-name="P4" draw:layer="layout" svg:width="7.574cm" svg:height="0.026cm" svg:x="2.02cm" svg:y="19.737cm" svg:viewBox="0 0 7575 27" draw:points="0,0 7575,0 7575,27 0,27">
          <text:p/>
        </draw:polygon>
        <draw:polygon draw:style-name="gr3" draw:text-style-name="P4" draw:layer="layout" svg:width="0.027cm" svg:height="0.556cm" svg:x="9.567cm" svg:y="19.207cm" svg:viewBox="0 0 28 557" draw:points="0,0 28,0 28,557 0,557">
          <text:p/>
        </draw:polygon>
        <draw:polygon draw:style-name="gr3" draw:text-style-name="P4" draw:layer="layout" svg:width="1.06cm" svg:height="0.026cm" svg:x="0.987cm" svg:y="19.737cm" svg:viewBox="0 0 1061 27" draw:points="0,0 1061,0 1061,27 0,27">
          <text:p/>
        </draw:polygon>
        <draw:polygon draw:style-name="gr3" draw:text-style-name="P4" draw:layer="layout" svg:width="0.027cm" svg:height="0.556cm" svg:x="0.987cm" svg:y="19.207cm" svg:viewBox="0 0 28 557" draw:points="0,0 28,0 28,557 0,557">
          <text:p/>
        </draw:polygon>
        <draw:polygon draw:style-name="gr3" draw:text-style-name="P4" draw:layer="layout" svg:width="0.027cm" svg:height="0.556cm" svg:x="2.02cm" svg:y="19.207cm" svg:viewBox="0 0 28 557" draw:points="0,0 28,0 28,557 0,557">
          <text:p/>
        </draw:polygon>
        <draw:polygon draw:style-name="gr3" draw:text-style-name="P4" draw:layer="layout" svg:width="6.568cm" svg:height="0.026cm" svg:x="13.169cm" svg:y="19.207cm" svg:viewBox="0 0 6569 27" draw:points="0,0 6569,0 6569,27 0,27">
          <text:p/>
        </draw:polygon>
        <draw:polygon draw:style-name="gr3" draw:text-style-name="P4" draw:layer="layout" svg:width="0.027cm" svg:height="0.53cm" svg:x="19.71cm" svg:y="18.677cm" svg:viewBox="0 0 28 531" draw:points="0,0 28,0 28,531 0,531">
          <text:p/>
        </draw:polygon>
        <draw:polygon draw:style-name="gr3" draw:text-style-name="P4" draw:layer="layout" svg:width="1.06cm" svg:height="0.026cm" svg:x="12.136cm" svg:y="19.207cm" svg:viewBox="0 0 1061 27" draw:points="0,0 1061,0 1061,27 0,27">
          <text:p/>
        </draw:polygon>
        <draw:polygon draw:style-name="gr3" draw:text-style-name="P4" draw:layer="layout" svg:width="0.027cm" svg:height="0.556cm" svg:x="13.169cm" svg:y="18.677cm" svg:viewBox="0 0 28 557" draw:points="0,0 28,0 28,557 0,557">
          <text:p/>
        </draw:polygon>
        <draw:polygon draw:style-name="gr3" draw:text-style-name="P4" draw:layer="layout" svg:width="1.563cm" svg:height="0.026cm" svg:x="10.6cm" svg:y="19.207cm" svg:viewBox="0 0 1564 27" draw:points="0,0 1564,0 1564,27 0,27">
          <text:p/>
        </draw:polygon>
        <draw:polygon draw:style-name="gr3" draw:text-style-name="P4" draw:layer="layout" svg:width="0.027cm" svg:height="0.556cm" svg:x="12.136cm" svg:y="18.677cm" svg:viewBox="0 0 28 557" draw:points="0,0 28,0 28,557 0,557">
          <text:p/>
        </draw:polygon>
        <draw:polygon draw:style-name="gr3" draw:text-style-name="P4" draw:layer="layout" svg:width="1.06cm" svg:height="0.026cm" svg:x="9.567cm" svg:y="19.207cm" svg:viewBox="0 0 1061 27" draw:points="0,0 1061,0 1061,27 0,27">
          <text:p/>
        </draw:polygon>
        <draw:polygon draw:style-name="gr3" draw:text-style-name="P4" draw:layer="layout" svg:width="0.027cm" svg:height="0.556cm" svg:x="10.6cm" svg:y="18.677cm" svg:viewBox="0 0 28 557" draw:points="0,0 28,0 28,557 0,557">
          <text:p/>
        </draw:polygon>
        <draw:polygon draw:style-name="gr3" draw:text-style-name="P4" draw:layer="layout" svg:width="7.574cm" svg:height="0.026cm" svg:x="2.02cm" svg:y="19.207cm" svg:viewBox="0 0 7575 27" draw:points="0,0 7575,0 7575,27 0,27">
          <text:p/>
        </draw:polygon>
        <draw:polygon draw:style-name="gr3" draw:text-style-name="P4" draw:layer="layout" svg:width="0.027cm" svg:height="0.556cm" svg:x="9.567cm" svg:y="18.677cm" svg:viewBox="0 0 28 557" draw:points="0,0 28,0 28,557 0,557">
          <text:p/>
        </draw:polygon>
        <draw:polygon draw:style-name="gr3" draw:text-style-name="P4" draw:layer="layout" svg:width="1.06cm" svg:height="0.026cm" svg:x="0.987cm" svg:y="19.207cm" svg:viewBox="0 0 1061 27" draw:points="0,0 1061,0 1061,27 0,27">
          <text:p/>
        </draw:polygon>
        <draw:polygon draw:style-name="gr3" draw:text-style-name="P4" draw:layer="layout" svg:width="0.027cm" svg:height="0.556cm" svg:x="0.987cm" svg:y="18.677cm" svg:viewBox="0 0 28 557" draw:points="0,0 28,0 28,557 0,557">
          <text:p/>
        </draw:polygon>
        <draw:polygon draw:style-name="gr3" draw:text-style-name="P4" draw:layer="layout" svg:width="0.027cm" svg:height="0.556cm" svg:x="2.02cm" svg:y="18.677cm" svg:viewBox="0 0 28 557" draw:points="0,0 28,0 28,557 0,557">
          <text:p/>
        </draw:polygon>
        <draw:polygon draw:style-name="gr3" draw:text-style-name="P4" draw:layer="layout" svg:width="6.568cm" svg:height="0.027cm" svg:x="13.169cm" svg:y="18.677cm" svg:viewBox="0 0 6569 28" draw:points="0,0 6569,0 6569,28 0,28">
          <text:p/>
        </draw:polygon>
        <draw:polygon draw:style-name="gr3" draw:text-style-name="P4" draw:layer="layout" svg:width="0.027cm" svg:height="0.529cm" svg:x="19.71cm" svg:y="18.148cm" svg:viewBox="0 0 28 530" draw:points="0,0 28,0 28,530 0,530">
          <text:p/>
        </draw:polygon>
        <draw:polygon draw:style-name="gr3" draw:text-style-name="P4" draw:layer="layout" svg:width="1.06cm" svg:height="0.027cm" svg:x="12.136cm" svg:y="18.677cm" svg:viewBox="0 0 1061 28" draw:points="0,0 1061,0 1061,28 0,28">
          <text:p/>
        </draw:polygon>
        <draw:polygon draw:style-name="gr3" draw:text-style-name="P4" draw:layer="layout" svg:width="0.027cm" svg:height="0.556cm" svg:x="13.169cm" svg:y="18.148cm" svg:viewBox="0 0 28 557" draw:points="0,0 28,0 28,557 0,557">
          <text:p/>
        </draw:polygon>
        <draw:polygon draw:style-name="gr3" draw:text-style-name="P4" draw:layer="layout" svg:width="1.563cm" svg:height="0.027cm" svg:x="10.6cm" svg:y="18.677cm" svg:viewBox="0 0 1564 28" draw:points="0,0 1564,0 1564,28 0,28">
          <text:p/>
        </draw:polygon>
        <draw:polygon draw:style-name="gr3" draw:text-style-name="P4" draw:layer="layout" svg:width="0.027cm" svg:height="0.556cm" svg:x="12.136cm" svg:y="18.148cm" svg:viewBox="0 0 28 557" draw:points="0,0 28,0 28,557 0,557">
          <text:p/>
        </draw:polygon>
        <draw:polygon draw:style-name="gr3" draw:text-style-name="P4" draw:layer="layout" svg:width="1.06cm" svg:height="0.027cm" svg:x="9.567cm" svg:y="18.677cm" svg:viewBox="0 0 1061 28" draw:points="0,0 1061,0 1061,28 0,28">
          <text:p/>
        </draw:polygon>
        <draw:polygon draw:style-name="gr3" draw:text-style-name="P4" draw:layer="layout" svg:width="0.027cm" svg:height="0.556cm" svg:x="10.6cm" svg:y="18.148cm" svg:viewBox="0 0 28 557" draw:points="0,0 28,0 28,557 0,557">
          <text:p/>
        </draw:polygon>
        <draw:polygon draw:style-name="gr3" draw:text-style-name="P4" draw:layer="layout" svg:width="7.574cm" svg:height="0.027cm" svg:x="2.02cm" svg:y="18.677cm" svg:viewBox="0 0 7575 28" draw:points="0,0 7575,0 7575,28 0,28">
          <text:p/>
        </draw:polygon>
        <draw:polygon draw:style-name="gr3" draw:text-style-name="P4" draw:layer="layout" svg:width="0.027cm" svg:height="0.556cm" svg:x="9.567cm" svg:y="18.148cm" svg:viewBox="0 0 28 557" draw:points="0,0 28,0 28,557 0,557">
          <text:p/>
        </draw:polygon>
        <draw:polygon draw:style-name="gr3" draw:text-style-name="P4" draw:layer="layout" svg:width="1.06cm" svg:height="0.027cm" svg:x="0.987cm" svg:y="18.677cm" svg:viewBox="0 0 1061 28" draw:points="0,0 1061,0 1061,28 0,28">
          <text:p/>
        </draw:polygon>
        <draw:polygon draw:style-name="gr3" draw:text-style-name="P4" draw:layer="layout" svg:width="0.027cm" svg:height="0.556cm" svg:x="0.987cm" svg:y="18.148cm" svg:viewBox="0 0 28 557" draw:points="0,0 28,0 28,557 0,557">
          <text:p/>
        </draw:polygon>
        <draw:polygon draw:style-name="gr3" draw:text-style-name="P4" draw:layer="layout" svg:width="0.027cm" svg:height="0.556cm" svg:x="2.02cm" svg:y="18.148cm" svg:viewBox="0 0 28 557" draw:points="0,0 28,0 28,557 0,557">
          <text:p/>
        </draw:polygon>
        <draw:polygon draw:style-name="gr3" draw:text-style-name="P4" draw:layer="layout" svg:width="6.568cm" svg:height="0.026cm" svg:x="13.169cm" svg:y="18.148cm" svg:viewBox="0 0 6569 27" draw:points="0,0 6569,0 6569,27 0,27">
          <text:p/>
        </draw:polygon>
        <draw:polygon draw:style-name="gr3" draw:text-style-name="P4" draw:layer="layout" svg:width="0.027cm" svg:height="0.53cm" svg:x="19.71cm" svg:y="17.618cm" svg:viewBox="0 0 28 531" draw:points="0,0 28,0 28,531 0,531">
          <text:p/>
        </draw:polygon>
        <draw:polygon draw:style-name="gr3" draw:text-style-name="P4" draw:layer="layout" svg:width="1.06cm" svg:height="0.026cm" svg:x="12.136cm" svg:y="18.148cm" svg:viewBox="0 0 1061 27" draw:points="0,0 1061,0 1061,27 0,27">
          <text:p/>
        </draw:polygon>
        <draw:polygon draw:style-name="gr3" draw:text-style-name="P4" draw:layer="layout" svg:width="0.027cm" svg:height="0.556cm" svg:x="13.169cm" svg:y="17.618cm" svg:viewBox="0 0 28 557" draw:points="0,0 28,0 28,557 0,557">
          <text:p/>
        </draw:polygon>
        <draw:polygon draw:style-name="gr3" draw:text-style-name="P4" draw:layer="layout" svg:width="1.563cm" svg:height="0.026cm" svg:x="10.6cm" svg:y="18.148cm" svg:viewBox="0 0 1564 27" draw:points="0,0 1564,0 1564,27 0,27">
          <text:p/>
        </draw:polygon>
        <draw:polygon draw:style-name="gr3" draw:text-style-name="P4" draw:layer="layout" svg:width="0.027cm" svg:height="0.556cm" svg:x="12.136cm" svg:y="17.618cm" svg:viewBox="0 0 28 557" draw:points="0,0 28,0 28,557 0,557">
          <text:p/>
        </draw:polygon>
        <draw:polygon draw:style-name="gr3" draw:text-style-name="P4" draw:layer="layout" svg:width="1.06cm" svg:height="0.026cm" svg:x="9.567cm" svg:y="18.148cm" svg:viewBox="0 0 1061 27" draw:points="0,0 1061,0 1061,27 0,27">
          <text:p/>
        </draw:polygon>
        <draw:polygon draw:style-name="gr3" draw:text-style-name="P4" draw:layer="layout" svg:width="0.027cm" svg:height="0.556cm" svg:x="10.6cm" svg:y="17.618cm" svg:viewBox="0 0 28 557" draw:points="0,0 28,0 28,557 0,557">
          <text:p/>
        </draw:polygon>
        <draw:polygon draw:style-name="gr3" draw:text-style-name="P4" draw:layer="layout" svg:width="7.574cm" svg:height="0.026cm" svg:x="2.02cm" svg:y="18.148cm" svg:viewBox="0 0 7575 27" draw:points="0,0 7575,0 7575,27 0,27">
          <text:p/>
        </draw:polygon>
        <draw:polygon draw:style-name="gr3" draw:text-style-name="P4" draw:layer="layout" svg:width="0.027cm" svg:height="0.556cm" svg:x="9.567cm" svg:y="17.618cm" svg:viewBox="0 0 28 557" draw:points="0,0 28,0 28,557 0,557">
          <text:p/>
        </draw:polygon>
        <draw:polygon draw:style-name="gr3" draw:text-style-name="P4" draw:layer="layout" svg:width="1.06cm" svg:height="0.026cm" svg:x="0.987cm" svg:y="18.148cm" svg:viewBox="0 0 1061 27" draw:points="0,0 1061,0 1061,27 0,27">
          <text:p/>
        </draw:polygon>
        <draw:polygon draw:style-name="gr3" draw:text-style-name="P4" draw:layer="layout" svg:width="0.027cm" svg:height="0.556cm" svg:x="0.987cm" svg:y="17.618cm" svg:viewBox="0 0 28 557" draw:points="0,0 28,0 28,557 0,557">
          <text:p/>
        </draw:polygon>
        <draw:polygon draw:style-name="gr3" draw:text-style-name="P4" draw:layer="layout" svg:width="0.027cm" svg:height="0.556cm" svg:x="2.02cm" svg:y="17.618cm" svg:viewBox="0 0 28 557" draw:points="0,0 28,0 28,557 0,557">
          <text:p/>
        </draw:polygon>
        <draw:polygon draw:style-name="gr3" draw:text-style-name="P4" draw:layer="layout" svg:width="6.568cm" svg:height="0.027cm" svg:x="13.169cm" svg:y="17.618cm" svg:viewBox="0 0 6569 28" draw:points="0,0 6569,0 6569,28 0,28">
          <text:p/>
        </draw:polygon>
        <draw:polygon draw:style-name="gr3" draw:text-style-name="P4" draw:layer="layout" svg:width="0.027cm" svg:height="0.53cm" svg:x="19.71cm" svg:y="17.088cm" svg:viewBox="0 0 28 531" draw:points="0,0 28,0 28,531 0,531">
          <text:p/>
        </draw:polygon>
        <draw:polygon draw:style-name="gr3" draw:text-style-name="P4" draw:layer="layout" svg:width="1.06cm" svg:height="0.027cm" svg:x="12.136cm" svg:y="17.618cm" svg:viewBox="0 0 1061 28" draw:points="0,0 1061,0 1061,28 0,28">
          <text:p/>
        </draw:polygon>
        <draw:polygon draw:style-name="gr3" draw:text-style-name="P4" draw:layer="layout" svg:width="0.027cm" svg:height="0.557cm" svg:x="13.169cm" svg:y="17.088cm" svg:viewBox="0 0 28 558" draw:points="0,0 28,0 28,558 0,558">
          <text:p/>
        </draw:polygon>
        <draw:polygon draw:style-name="gr3" draw:text-style-name="P4" draw:layer="layout" svg:width="1.563cm" svg:height="0.027cm" svg:x="10.6cm" svg:y="17.618cm" svg:viewBox="0 0 1564 28" draw:points="0,0 1564,0 1564,28 0,28">
          <text:p/>
        </draw:polygon>
        <draw:polygon draw:style-name="gr3" draw:text-style-name="P4" draw:layer="layout" svg:width="0.027cm" svg:height="0.557cm" svg:x="12.136cm" svg:y="17.088cm" svg:viewBox="0 0 28 558" draw:points="0,0 28,0 28,558 0,558">
          <text:p/>
        </draw:polygon>
        <draw:polygon draw:style-name="gr3" draw:text-style-name="P4" draw:layer="layout" svg:width="1.06cm" svg:height="0.027cm" svg:x="9.567cm" svg:y="17.618cm" svg:viewBox="0 0 1061 28" draw:points="0,0 1061,0 1061,28 0,28">
          <text:p/>
        </draw:polygon>
        <draw:polygon draw:style-name="gr3" draw:text-style-name="P4" draw:layer="layout" svg:width="0.027cm" svg:height="0.557cm" svg:x="10.6cm" svg:y="17.088cm" svg:viewBox="0 0 28 558" draw:points="0,0 28,0 28,558 0,558">
          <text:p/>
        </draw:polygon>
        <draw:polygon draw:style-name="gr3" draw:text-style-name="P4" draw:layer="layout" svg:width="7.574cm" svg:height="0.027cm" svg:x="2.02cm" svg:y="17.618cm" svg:viewBox="0 0 7575 28" draw:points="0,0 7575,0 7575,28 0,28">
          <text:p/>
        </draw:polygon>
        <draw:polygon draw:style-name="gr3" draw:text-style-name="P4" draw:layer="layout" svg:width="0.027cm" svg:height="0.557cm" svg:x="9.567cm" svg:y="17.088cm" svg:viewBox="0 0 28 558" draw:points="0,0 28,0 28,558 0,558">
          <text:p/>
        </draw:polygon>
        <draw:polygon draw:style-name="gr3" draw:text-style-name="P4" draw:layer="layout" svg:width="1.06cm" svg:height="0.027cm" svg:x="0.987cm" svg:y="17.618cm" svg:viewBox="0 0 1061 28" draw:points="0,0 1061,0 1061,28 0,28">
          <text:p/>
        </draw:polygon>
        <draw:polygon draw:style-name="gr3" draw:text-style-name="P4" draw:layer="layout" svg:width="0.027cm" svg:height="0.557cm" svg:x="0.987cm" svg:y="17.088cm" svg:viewBox="0 0 28 558" draw:points="0,0 28,0 28,558 0,558">
          <text:p/>
        </draw:polygon>
        <draw:polygon draw:style-name="gr3" draw:text-style-name="P4" draw:layer="layout" svg:width="0.027cm" svg:height="0.557cm" svg:x="2.02cm" svg:y="17.088cm" svg:viewBox="0 0 28 558" draw:points="0,0 28,0 28,558 0,558">
          <text:p/>
        </draw:polygon>
        <draw:polygon draw:style-name="gr3" draw:text-style-name="P4" draw:layer="layout" svg:width="6.568cm" svg:height="0.027cm" svg:x="13.169cm" svg:y="17.088cm" svg:viewBox="0 0 6569 28" draw:points="0,0 6569,0 6569,28 0,28">
          <text:p/>
        </draw:polygon>
        <draw:polygon draw:style-name="gr3" draw:text-style-name="P4" draw:layer="layout" svg:width="0.027cm" svg:height="0.529cm" svg:x="19.71cm" svg:y="16.559cm" svg:viewBox="0 0 28 530" draw:points="0,0 28,0 28,530 0,530">
          <text:p/>
        </draw:polygon>
        <draw:polygon draw:style-name="gr3" draw:text-style-name="P4" draw:layer="layout" svg:width="1.06cm" svg:height="0.027cm" svg:x="12.136cm" svg:y="17.088cm" svg:viewBox="0 0 1061 28" draw:points="0,0 1061,0 1061,28 0,28">
          <text:p/>
        </draw:polygon>
        <draw:polygon draw:style-name="gr3" draw:text-style-name="P4" draw:layer="layout" svg:width="0.027cm" svg:height="0.556cm" svg:x="13.169cm" svg:y="16.559cm" svg:viewBox="0 0 28 557" draw:points="0,0 28,0 28,557 0,557">
          <text:p/>
        </draw:polygon>
        <draw:polygon draw:style-name="gr3" draw:text-style-name="P4" draw:layer="layout" svg:width="1.563cm" svg:height="0.027cm" svg:x="10.6cm" svg:y="17.088cm" svg:viewBox="0 0 1564 28" draw:points="0,0 1564,0 1564,28 0,28">
          <text:p/>
        </draw:polygon>
        <draw:polygon draw:style-name="gr3" draw:text-style-name="P4" draw:layer="layout" svg:width="0.027cm" svg:height="0.556cm" svg:x="12.136cm" svg:y="16.559cm" svg:viewBox="0 0 28 557" draw:points="0,0 28,0 28,557 0,557">
          <text:p/>
        </draw:polygon>
        <draw:polygon draw:style-name="gr3" draw:text-style-name="P4" draw:layer="layout" svg:width="1.06cm" svg:height="0.027cm" svg:x="9.567cm" svg:y="17.088cm" svg:viewBox="0 0 1061 28" draw:points="0,0 1061,0 1061,28 0,28">
          <text:p/>
        </draw:polygon>
        <draw:polygon draw:style-name="gr3" draw:text-style-name="P4" draw:layer="layout" svg:width="0.027cm" svg:height="0.556cm" svg:x="10.6cm" svg:y="16.559cm" svg:viewBox="0 0 28 557" draw:points="0,0 28,0 28,557 0,557">
          <text:p/>
        </draw:polygon>
        <draw:polygon draw:style-name="gr3" draw:text-style-name="P4" draw:layer="layout" svg:width="7.574cm" svg:height="0.027cm" svg:x="2.02cm" svg:y="17.088cm" svg:viewBox="0 0 7575 28" draw:points="0,0 7575,0 7575,28 0,28">
          <text:p/>
        </draw:polygon>
        <draw:polygon draw:style-name="gr3" draw:text-style-name="P4" draw:layer="layout" svg:width="0.027cm" svg:height="0.556cm" svg:x="9.567cm" svg:y="16.559cm" svg:viewBox="0 0 28 557" draw:points="0,0 28,0 28,557 0,557">
          <text:p/>
        </draw:polygon>
        <draw:polygon draw:style-name="gr3" draw:text-style-name="P4" draw:layer="layout" svg:width="1.06cm" svg:height="0.027cm" svg:x="0.987cm" svg:y="17.088cm" svg:viewBox="0 0 1061 28" draw:points="0,0 1061,0 1061,28 0,28">
          <text:p/>
        </draw:polygon>
        <draw:polygon draw:style-name="gr3" draw:text-style-name="P4" draw:layer="layout" svg:width="0.027cm" svg:height="0.556cm" svg:x="0.987cm" svg:y="16.559cm" svg:viewBox="0 0 28 557" draw:points="0,0 28,0 28,557 0,557">
          <text:p/>
        </draw:polygon>
        <draw:polygon draw:style-name="gr3" draw:text-style-name="P4" draw:layer="layout" svg:width="0.027cm" svg:height="0.556cm" svg:x="2.02cm" svg:y="16.559cm" svg:viewBox="0 0 28 557" draw:points="0,0 28,0 28,557 0,557">
          <text:p/>
        </draw:polygon>
        <draw:polygon draw:style-name="gr3" draw:text-style-name="P4" draw:layer="layout" svg:width="6.568cm" svg:height="0.026cm" svg:x="13.169cm" svg:y="16.559cm" svg:viewBox="0 0 6569 27" draw:points="0,0 6569,0 6569,27 0,27">
          <text:p/>
        </draw:polygon>
        <draw:polygon draw:style-name="gr3" draw:text-style-name="P4" draw:layer="layout" svg:width="0.027cm" svg:height="0.53cm" svg:x="19.71cm" svg:y="16.029cm" svg:viewBox="0 0 28 531" draw:points="0,0 28,0 28,531 0,531">
          <text:p/>
        </draw:polygon>
        <draw:polygon draw:style-name="gr3" draw:text-style-name="P4" draw:layer="layout" svg:width="1.06cm" svg:height="0.026cm" svg:x="12.136cm" svg:y="16.559cm" svg:viewBox="0 0 1061 27" draw:points="0,0 1061,0 1061,27 0,27">
          <text:p/>
        </draw:polygon>
        <draw:polygon draw:style-name="gr3" draw:text-style-name="P4" draw:layer="layout" svg:width="0.027cm" svg:height="0.556cm" svg:x="13.169cm" svg:y="16.029cm" svg:viewBox="0 0 28 557" draw:points="0,0 28,0 28,557 0,557">
          <text:p/>
        </draw:polygon>
        <draw:polygon draw:style-name="gr3" draw:text-style-name="P4" draw:layer="layout" svg:width="1.563cm" svg:height="0.026cm" svg:x="10.6cm" svg:y="16.559cm" svg:viewBox="0 0 1564 27" draw:points="0,0 1564,0 1564,27 0,27">
          <text:p/>
        </draw:polygon>
        <draw:polygon draw:style-name="gr3" draw:text-style-name="P4" draw:layer="layout" svg:width="0.027cm" svg:height="0.556cm" svg:x="12.136cm" svg:y="16.029cm" svg:viewBox="0 0 28 557" draw:points="0,0 28,0 28,557 0,557">
          <text:p/>
        </draw:polygon>
        <draw:polygon draw:style-name="gr3" draw:text-style-name="P4" draw:layer="layout" svg:width="1.06cm" svg:height="0.026cm" svg:x="9.567cm" svg:y="16.559cm" svg:viewBox="0 0 1061 27" draw:points="0,0 1061,0 1061,27 0,27">
          <text:p/>
        </draw:polygon>
        <draw:polygon draw:style-name="gr3" draw:text-style-name="P4" draw:layer="layout" svg:width="0.027cm" svg:height="0.556cm" svg:x="10.6cm" svg:y="16.029cm" svg:viewBox="0 0 28 557" draw:points="0,0 28,0 28,557 0,557">
          <text:p/>
        </draw:polygon>
        <draw:polygon draw:style-name="gr3" draw:text-style-name="P4" draw:layer="layout" svg:width="7.574cm" svg:height="0.026cm" svg:x="2.02cm" svg:y="16.559cm" svg:viewBox="0 0 7575 27" draw:points="0,0 7575,0 7575,27 0,27">
          <text:p/>
        </draw:polygon>
        <draw:polygon draw:style-name="gr3" draw:text-style-name="P4" draw:layer="layout" svg:width="0.027cm" svg:height="0.556cm" svg:x="9.567cm" svg:y="16.029cm" svg:viewBox="0 0 28 557" draw:points="0,0 28,0 28,557 0,557">
          <text:p/>
        </draw:polygon>
        <draw:polygon draw:style-name="gr3" draw:text-style-name="P4" draw:layer="layout" svg:width="1.06cm" svg:height="0.026cm" svg:x="0.987cm" svg:y="16.559cm" svg:viewBox="0 0 1061 27" draw:points="0,0 1061,0 1061,27 0,27">
          <text:p/>
        </draw:polygon>
        <draw:polygon draw:style-name="gr3" draw:text-style-name="P4" draw:layer="layout" svg:width="0.027cm" svg:height="0.556cm" svg:x="0.987cm" svg:y="16.029cm" svg:viewBox="0 0 28 557" draw:points="0,0 28,0 28,557 0,557">
          <text:p/>
        </draw:polygon>
        <draw:polygon draw:style-name="gr3" draw:text-style-name="P4" draw:layer="layout" svg:width="0.027cm" svg:height="0.556cm" svg:x="2.02cm" svg:y="16.029cm" svg:viewBox="0 0 28 557" draw:points="0,0 28,0 28,557 0,557">
          <text:p/>
        </draw:polygon>
        <draw:polygon draw:style-name="gr3" draw:text-style-name="P4" draw:layer="layout" svg:width="6.568cm" svg:height="0.027cm" svg:x="13.169cm" svg:y="16.029cm" svg:viewBox="0 0 6569 28" draw:points="0,0 6569,0 6569,28 0,28">
          <text:p/>
        </draw:polygon>
        <draw:polygon draw:style-name="gr3" draw:text-style-name="P4" draw:layer="layout" svg:width="0.027cm" svg:height="0.53cm" svg:x="19.71cm" svg:y="15.499cm" svg:viewBox="0 0 28 531" draw:points="0,0 28,0 28,531 0,531">
          <text:p/>
        </draw:polygon>
        <draw:polygon draw:style-name="gr3" draw:text-style-name="P4" draw:layer="layout" svg:width="1.06cm" svg:height="0.027cm" svg:x="12.136cm" svg:y="16.029cm" svg:viewBox="0 0 1061 28" draw:points="0,0 1061,0 1061,28 0,28">
          <text:p/>
        </draw:polygon>
        <draw:polygon draw:style-name="gr3" draw:text-style-name="P4" draw:layer="layout" svg:width="0.027cm" svg:height="0.557cm" svg:x="13.169cm" svg:y="15.499cm" svg:viewBox="0 0 28 558" draw:points="0,0 28,0 28,558 0,558">
          <text:p/>
        </draw:polygon>
        <draw:polygon draw:style-name="gr3" draw:text-style-name="P4" draw:layer="layout" svg:width="1.563cm" svg:height="0.027cm" svg:x="10.6cm" svg:y="16.029cm" svg:viewBox="0 0 1564 28" draw:points="0,0 1564,0 1564,28 0,28">
          <text:p/>
        </draw:polygon>
        <draw:polygon draw:style-name="gr3" draw:text-style-name="P4" draw:layer="layout" svg:width="0.027cm" svg:height="0.557cm" svg:x="12.136cm" svg:y="15.499cm" svg:viewBox="0 0 28 558" draw:points="0,0 28,0 28,558 0,558">
          <text:p/>
        </draw:polygon>
        <draw:polygon draw:style-name="gr3" draw:text-style-name="P4" draw:layer="layout" svg:width="1.06cm" svg:height="0.027cm" svg:x="9.567cm" svg:y="16.029cm" svg:viewBox="0 0 1061 28" draw:points="0,0 1061,0 1061,28 0,28">
          <text:p/>
        </draw:polygon>
        <draw:polygon draw:style-name="gr3" draw:text-style-name="P4" draw:layer="layout" svg:width="0.027cm" svg:height="0.557cm" svg:x="10.6cm" svg:y="15.499cm" svg:viewBox="0 0 28 558" draw:points="0,0 28,0 28,558 0,558">
          <text:p/>
        </draw:polygon>
        <draw:polygon draw:style-name="gr3" draw:text-style-name="P4" draw:layer="layout" svg:width="7.574cm" svg:height="0.027cm" svg:x="2.02cm" svg:y="16.029cm" svg:viewBox="0 0 7575 28" draw:points="0,0 7575,0 7575,28 0,28">
          <text:p/>
        </draw:polygon>
        <draw:polygon draw:style-name="gr3" draw:text-style-name="P4" draw:layer="layout" svg:width="0.027cm" svg:height="0.557cm" svg:x="9.567cm" svg:y="15.499cm" svg:viewBox="0 0 28 558" draw:points="0,0 28,0 28,558 0,558">
          <text:p/>
        </draw:polygon>
        <draw:polygon draw:style-name="gr3" draw:text-style-name="P4" draw:layer="layout" svg:width="1.06cm" svg:height="0.027cm" svg:x="0.987cm" svg:y="16.029cm" svg:viewBox="0 0 1061 28" draw:points="0,0 1061,0 1061,28 0,28">
          <text:p/>
        </draw:polygon>
        <draw:polygon draw:style-name="gr3" draw:text-style-name="P4" draw:layer="layout" svg:width="0.027cm" svg:height="0.557cm" svg:x="0.987cm" svg:y="15.499cm" svg:viewBox="0 0 28 558" draw:points="0,0 28,0 28,558 0,558">
          <text:p/>
        </draw:polygon>
        <draw:polygon draw:style-name="gr3" draw:text-style-name="P4" draw:layer="layout" svg:width="0.027cm" svg:height="0.557cm" svg:x="2.02cm" svg:y="15.499cm" svg:viewBox="0 0 28 558" draw:points="0,0 28,0 28,558 0,558">
          <text:p/>
        </draw:polygon>
        <draw:polygon draw:style-name="gr3" draw:text-style-name="P4" draw:layer="layout" svg:width="6.568cm" svg:height="0.027cm" svg:x="13.169cm" svg:y="15.499cm" svg:viewBox="0 0 6569 28" draw:points="0,0 6569,0 6569,28 0,28">
          <text:p/>
        </draw:polygon>
        <draw:polygon draw:style-name="gr3" draw:text-style-name="P4" draw:layer="layout" svg:width="0.027cm" svg:height="0.529cm" svg:x="19.71cm" svg:y="14.97cm" svg:viewBox="0 0 28 530" draw:points="0,0 28,0 28,530 0,530">
          <text:p/>
        </draw:polygon>
        <draw:polygon draw:style-name="gr3" draw:text-style-name="P4" draw:layer="layout" svg:width="1.06cm" svg:height="0.027cm" svg:x="12.136cm" svg:y="15.499cm" svg:viewBox="0 0 1061 28" draw:points="0,0 1061,0 1061,28 0,28">
          <text:p/>
        </draw:polygon>
        <draw:polygon draw:style-name="gr3" draw:text-style-name="P4" draw:layer="layout" svg:width="0.027cm" svg:height="0.556cm" svg:x="13.169cm" svg:y="14.97cm" svg:viewBox="0 0 28 557" draw:points="0,0 28,0 28,557 0,557">
          <text:p/>
        </draw:polygon>
        <draw:polygon draw:style-name="gr3" draw:text-style-name="P4" draw:layer="layout" svg:width="1.563cm" svg:height="0.027cm" svg:x="10.6cm" svg:y="15.499cm" svg:viewBox="0 0 1564 28" draw:points="0,0 1564,0 1564,28 0,28">
          <text:p/>
        </draw:polygon>
        <draw:polygon draw:style-name="gr3" draw:text-style-name="P4" draw:layer="layout" svg:width="0.027cm" svg:height="0.556cm" svg:x="12.136cm" svg:y="14.97cm" svg:viewBox="0 0 28 557" draw:points="0,0 28,0 28,557 0,557">
          <text:p/>
        </draw:polygon>
        <draw:polygon draw:style-name="gr3" draw:text-style-name="P4" draw:layer="layout" svg:width="1.06cm" svg:height="0.027cm" svg:x="9.567cm" svg:y="15.499cm" svg:viewBox="0 0 1061 28" draw:points="0,0 1061,0 1061,28 0,28">
          <text:p/>
        </draw:polygon>
        <draw:polygon draw:style-name="gr3" draw:text-style-name="P4" draw:layer="layout" svg:width="0.027cm" svg:height="0.556cm" svg:x="10.6cm" svg:y="14.97cm" svg:viewBox="0 0 28 557" draw:points="0,0 28,0 28,557 0,557">
          <text:p/>
        </draw:polygon>
        <draw:polygon draw:style-name="gr3" draw:text-style-name="P4" draw:layer="layout" svg:width="7.574cm" svg:height="0.027cm" svg:x="2.02cm" svg:y="15.499cm" svg:viewBox="0 0 7575 28" draw:points="0,0 7575,0 7575,28 0,28">
          <text:p/>
        </draw:polygon>
        <draw:polygon draw:style-name="gr3" draw:text-style-name="P4" draw:layer="layout" svg:width="0.027cm" svg:height="0.556cm" svg:x="9.567cm" svg:y="14.97cm" svg:viewBox="0 0 28 557" draw:points="0,0 28,0 28,557 0,557">
          <text:p/>
        </draw:polygon>
        <draw:polygon draw:style-name="gr3" draw:text-style-name="P4" draw:layer="layout" svg:width="1.06cm" svg:height="0.027cm" svg:x="0.987cm" svg:y="15.499cm" svg:viewBox="0 0 1061 28" draw:points="0,0 1061,0 1061,28 0,28">
          <text:p/>
        </draw:polygon>
        <draw:polygon draw:style-name="gr3" draw:text-style-name="P4" draw:layer="layout" svg:width="0.027cm" svg:height="0.556cm" svg:x="0.987cm" svg:y="14.97cm" svg:viewBox="0 0 28 557" draw:points="0,0 28,0 28,557 0,557">
          <text:p/>
        </draw:polygon>
        <draw:polygon draw:style-name="gr3" draw:text-style-name="P4" draw:layer="layout" svg:width="0.027cm" svg:height="0.556cm" svg:x="2.02cm" svg:y="14.97cm" svg:viewBox="0 0 28 557" draw:points="0,0 28,0 28,557 0,557">
          <text:p/>
        </draw:polygon>
        <draw:polygon draw:style-name="gr3" draw:text-style-name="P4" draw:layer="layout" svg:width="6.568cm" svg:height="0.026cm" svg:x="13.169cm" svg:y="14.97cm" svg:viewBox="0 0 6569 27" draw:points="0,0 6569,0 6569,27 0,27">
          <text:p/>
        </draw:polygon>
        <draw:polygon draw:style-name="gr3" draw:text-style-name="P4" draw:layer="layout" svg:width="0.027cm" svg:height="0.53cm" svg:x="19.71cm" svg:y="14.44cm" svg:viewBox="0 0 28 531" draw:points="0,0 28,0 28,531 0,531">
          <text:p/>
        </draw:polygon>
        <draw:polygon draw:style-name="gr3" draw:text-style-name="P4" draw:layer="layout" svg:width="1.06cm" svg:height="0.026cm" svg:x="12.136cm" svg:y="14.97cm" svg:viewBox="0 0 1061 27" draw:points="0,0 1061,0 1061,27 0,27">
          <text:p/>
        </draw:polygon>
        <draw:polygon draw:style-name="gr3" draw:text-style-name="P4" draw:layer="layout" svg:width="0.027cm" svg:height="0.556cm" svg:x="13.169cm" svg:y="14.44cm" svg:viewBox="0 0 28 557" draw:points="0,0 28,0 28,557 0,557">
          <text:p/>
        </draw:polygon>
        <draw:polygon draw:style-name="gr3" draw:text-style-name="P4" draw:layer="layout" svg:width="1.563cm" svg:height="0.026cm" svg:x="10.6cm" svg:y="14.97cm" svg:viewBox="0 0 1564 27" draw:points="0,0 1564,0 1564,27 0,27">
          <text:p/>
        </draw:polygon>
        <draw:polygon draw:style-name="gr3" draw:text-style-name="P4" draw:layer="layout" svg:width="0.027cm" svg:height="0.556cm" svg:x="12.136cm" svg:y="14.44cm" svg:viewBox="0 0 28 557" draw:points="0,0 28,0 28,557 0,557">
          <text:p/>
        </draw:polygon>
        <draw:polygon draw:style-name="gr3" draw:text-style-name="P4" draw:layer="layout" svg:width="1.06cm" svg:height="0.026cm" svg:x="9.567cm" svg:y="14.97cm" svg:viewBox="0 0 1061 27" draw:points="0,0 1061,0 1061,27 0,27">
          <text:p/>
        </draw:polygon>
        <draw:polygon draw:style-name="gr3" draw:text-style-name="P4" draw:layer="layout" svg:width="0.027cm" svg:height="0.556cm" svg:x="10.6cm" svg:y="14.44cm" svg:viewBox="0 0 28 557" draw:points="0,0 28,0 28,557 0,557">
          <text:p/>
        </draw:polygon>
        <draw:polygon draw:style-name="gr3" draw:text-style-name="P4" draw:layer="layout" svg:width="7.574cm" svg:height="0.026cm" svg:x="2.02cm" svg:y="14.97cm" svg:viewBox="0 0 7575 27" draw:points="0,0 7575,0 7575,27 0,27">
          <text:p/>
        </draw:polygon>
        <draw:polygon draw:style-name="gr3" draw:text-style-name="P4" draw:layer="layout" svg:width="0.027cm" svg:height="0.556cm" svg:x="9.567cm" svg:y="14.44cm" svg:viewBox="0 0 28 557" draw:points="0,0 28,0 28,557 0,557">
          <text:p/>
        </draw:polygon>
        <draw:polygon draw:style-name="gr3" draw:text-style-name="P4" draw:layer="layout" svg:width="1.06cm" svg:height="0.026cm" svg:x="0.987cm" svg:y="14.97cm" svg:viewBox="0 0 1061 27" draw:points="0,0 1061,0 1061,27 0,27">
          <text:p/>
        </draw:polygon>
        <draw:polygon draw:style-name="gr3" draw:text-style-name="P4" draw:layer="layout" svg:width="0.027cm" svg:height="0.556cm" svg:x="0.987cm" svg:y="14.44cm" svg:viewBox="0 0 28 557" draw:points="0,0 28,0 28,557 0,557">
          <text:p/>
        </draw:polygon>
        <draw:polygon draw:style-name="gr3" draw:text-style-name="P4" draw:layer="layout" svg:width="0.027cm" svg:height="0.556cm" svg:x="2.02cm" svg:y="14.44cm" svg:viewBox="0 0 28 557" draw:points="0,0 28,0 28,557 0,557">
          <text:p/>
        </draw:polygon>
        <draw:polygon draw:style-name="gr3" draw:text-style-name="P4" draw:layer="layout" svg:width="6.568cm" svg:height="0.027cm" svg:x="13.169cm" svg:y="14.44cm" svg:viewBox="0 0 6569 28" draw:points="0,0 6569,0 6569,28 0,28">
          <text:p/>
        </draw:polygon>
        <draw:polygon draw:style-name="gr3" draw:text-style-name="P4" draw:layer="layout" svg:width="0.027cm" svg:height="0.529cm" svg:x="19.71cm" svg:y="13.911cm" svg:viewBox="0 0 28 530" draw:points="0,0 28,0 28,530 0,530">
          <text:p/>
        </draw:polygon>
        <draw:polygon draw:style-name="gr3" draw:text-style-name="P4" draw:layer="layout" svg:width="1.06cm" svg:height="0.027cm" svg:x="12.136cm" svg:y="14.44cm" svg:viewBox="0 0 1061 28" draw:points="0,0 1061,0 1061,28 0,28">
          <text:p/>
        </draw:polygon>
        <draw:polygon draw:style-name="gr3" draw:text-style-name="P4" draw:layer="layout" svg:width="0.027cm" svg:height="0.556cm" svg:x="13.169cm" svg:y="13.911cm" svg:viewBox="0 0 28 557" draw:points="0,0 28,0 28,557 0,557">
          <text:p/>
        </draw:polygon>
        <draw:polygon draw:style-name="gr3" draw:text-style-name="P4" draw:layer="layout" svg:width="1.563cm" svg:height="0.027cm" svg:x="10.6cm" svg:y="14.44cm" svg:viewBox="0 0 1564 28" draw:points="0,0 1564,0 1564,28 0,28">
          <text:p/>
        </draw:polygon>
        <draw:polygon draw:style-name="gr3" draw:text-style-name="P4" draw:layer="layout" svg:width="0.027cm" svg:height="0.556cm" svg:x="12.136cm" svg:y="13.911cm" svg:viewBox="0 0 28 557" draw:points="0,0 28,0 28,557 0,557">
          <text:p/>
        </draw:polygon>
        <draw:polygon draw:style-name="gr3" draw:text-style-name="P4" draw:layer="layout" svg:width="1.06cm" svg:height="0.027cm" svg:x="9.567cm" svg:y="14.44cm" svg:viewBox="0 0 1061 28" draw:points="0,0 1061,0 1061,28 0,28">
          <text:p/>
        </draw:polygon>
        <draw:polygon draw:style-name="gr3" draw:text-style-name="P4" draw:layer="layout" svg:width="0.027cm" svg:height="0.556cm" svg:x="10.6cm" svg:y="13.911cm" svg:viewBox="0 0 28 557" draw:points="0,0 28,0 28,557 0,557">
          <text:p/>
        </draw:polygon>
        <draw:polygon draw:style-name="gr3" draw:text-style-name="P4" draw:layer="layout" svg:width="7.574cm" svg:height="0.027cm" svg:x="2.02cm" svg:y="14.44cm" svg:viewBox="0 0 7575 28" draw:points="0,0 7575,0 7575,28 0,28">
          <text:p/>
        </draw:polygon>
        <draw:polygon draw:style-name="gr3" draw:text-style-name="P4" draw:layer="layout" svg:width="0.027cm" svg:height="0.556cm" svg:x="9.567cm" svg:y="13.911cm" svg:viewBox="0 0 28 557" draw:points="0,0 28,0 28,557 0,557">
          <text:p/>
        </draw:polygon>
        <draw:polygon draw:style-name="gr3" draw:text-style-name="P4" draw:layer="layout" svg:width="1.06cm" svg:height="0.027cm" svg:x="0.987cm" svg:y="14.44cm" svg:viewBox="0 0 1061 28" draw:points="0,0 1061,0 1061,28 0,28">
          <text:p/>
        </draw:polygon>
        <draw:polygon draw:style-name="gr3" draw:text-style-name="P4" draw:layer="layout" svg:width="0.027cm" svg:height="0.556cm" svg:x="0.987cm" svg:y="13.911cm" svg:viewBox="0 0 28 557" draw:points="0,0 28,0 28,557 0,557">
          <text:p/>
        </draw:polygon>
        <draw:polygon draw:style-name="gr3" draw:text-style-name="P4" draw:layer="layout" svg:width="0.027cm" svg:height="0.556cm" svg:x="2.02cm" svg:y="13.911cm" svg:viewBox="0 0 28 557" draw:points="0,0 28,0 28,557 0,557">
          <text:p/>
        </draw:polygon>
        <draw:polygon draw:style-name="gr3" draw:text-style-name="P4" draw:layer="layout" svg:width="6.568cm" svg:height="0.026cm" svg:x="13.169cm" svg:y="13.911cm" svg:viewBox="0 0 6569 27" draw:points="0,0 6569,0 6569,27 0,27">
          <text:p/>
        </draw:polygon>
        <draw:polygon draw:style-name="gr3" draw:text-style-name="P4" draw:layer="layout" svg:width="0.027cm" svg:height="0.53cm" svg:x="19.71cm" svg:y="13.381cm" svg:viewBox="0 0 28 531" draw:points="0,0 28,0 28,531 0,531">
          <text:p/>
        </draw:polygon>
        <draw:polygon draw:style-name="gr3" draw:text-style-name="P4" draw:layer="layout" svg:width="1.06cm" svg:height="0.026cm" svg:x="12.136cm" svg:y="13.911cm" svg:viewBox="0 0 1061 27" draw:points="0,0 1061,0 1061,27 0,27">
          <text:p/>
        </draw:polygon>
        <draw:polygon draw:style-name="gr3" draw:text-style-name="P4" draw:layer="layout" svg:width="0.027cm" svg:height="0.556cm" svg:x="13.169cm" svg:y="13.381cm" svg:viewBox="0 0 28 557" draw:points="0,0 28,0 28,557 0,557">
          <text:p/>
        </draw:polygon>
        <draw:polygon draw:style-name="gr3" draw:text-style-name="P4" draw:layer="layout" svg:width="1.563cm" svg:height="0.026cm" svg:x="10.6cm" svg:y="13.911cm" svg:viewBox="0 0 1564 27" draw:points="0,0 1564,0 1564,27 0,27">
          <text:p/>
        </draw:polygon>
        <draw:polygon draw:style-name="gr3" draw:text-style-name="P4" draw:layer="layout" svg:width="0.027cm" svg:height="0.556cm" svg:x="12.136cm" svg:y="13.381cm" svg:viewBox="0 0 28 557" draw:points="0,0 28,0 28,557 0,557">
          <text:p/>
        </draw:polygon>
        <draw:polygon draw:style-name="gr3" draw:text-style-name="P4" draw:layer="layout" svg:width="1.06cm" svg:height="0.026cm" svg:x="9.567cm" svg:y="13.911cm" svg:viewBox="0 0 1061 27" draw:points="0,0 1061,0 1061,27 0,27">
          <text:p/>
        </draw:polygon>
        <draw:polygon draw:style-name="gr3" draw:text-style-name="P4" draw:layer="layout" svg:width="0.027cm" svg:height="0.556cm" svg:x="10.6cm" svg:y="13.381cm" svg:viewBox="0 0 28 557" draw:points="0,0 28,0 28,557 0,557">
          <text:p/>
        </draw:polygon>
        <draw:polygon draw:style-name="gr3" draw:text-style-name="P4" draw:layer="layout" svg:width="7.574cm" svg:height="0.026cm" svg:x="2.02cm" svg:y="13.911cm" svg:viewBox="0 0 7575 27" draw:points="0,0 7575,0 7575,27 0,27">
          <text:p/>
        </draw:polygon>
        <draw:polygon draw:style-name="gr3" draw:text-style-name="P4" draw:layer="layout" svg:width="0.027cm" svg:height="0.556cm" svg:x="9.567cm" svg:y="13.381cm" svg:viewBox="0 0 28 557" draw:points="0,0 28,0 28,557 0,557">
          <text:p/>
        </draw:polygon>
        <draw:polygon draw:style-name="gr3" draw:text-style-name="P4" draw:layer="layout" svg:width="1.06cm" svg:height="0.026cm" svg:x="0.987cm" svg:y="13.911cm" svg:viewBox="0 0 1061 27" draw:points="0,0 1061,0 1061,27 0,27">
          <text:p/>
        </draw:polygon>
        <draw:polygon draw:style-name="gr3" draw:text-style-name="P4" draw:layer="layout" svg:width="0.027cm" svg:height="0.556cm" svg:x="0.987cm" svg:y="13.381cm" svg:viewBox="0 0 28 557" draw:points="0,0 28,0 28,557 0,557">
          <text:p/>
        </draw:polygon>
        <draw:polygon draw:style-name="gr3" draw:text-style-name="P4" draw:layer="layout" svg:width="0.027cm" svg:height="0.556cm" svg:x="2.02cm" svg:y="13.381cm" svg:viewBox="0 0 28 557" draw:points="0,0 28,0 28,557 0,557">
          <text:p/>
        </draw:polygon>
        <draw:polygon draw:style-name="gr3" draw:text-style-name="P4" draw:layer="layout" svg:width="6.568cm" svg:height="0.026cm" svg:x="13.169cm" svg:y="13.381cm" svg:viewBox="0 0 6569 27" draw:points="0,0 6569,0 6569,27 0,27">
          <text:p/>
        </draw:polygon>
        <draw:polygon draw:style-name="gr3" draw:text-style-name="P4" draw:layer="layout" svg:width="0.027cm" svg:height="0.53cm" svg:x="19.71cm" svg:y="12.851cm" svg:viewBox="0 0 28 531" draw:points="0,0 28,0 28,531 0,531">
          <text:p/>
        </draw:polygon>
        <draw:polygon draw:style-name="gr3" draw:text-style-name="P4" draw:layer="layout" svg:width="1.06cm" svg:height="0.026cm" svg:x="12.136cm" svg:y="13.381cm" svg:viewBox="0 0 1061 27" draw:points="0,0 1061,0 1061,27 0,27">
          <text:p/>
        </draw:polygon>
        <draw:polygon draw:style-name="gr3" draw:text-style-name="P4" draw:layer="layout" svg:width="0.027cm" svg:height="0.556cm" svg:x="13.169cm" svg:y="12.851cm" svg:viewBox="0 0 28 557" draw:points="0,0 28,0 28,557 0,557">
          <text:p/>
        </draw:polygon>
        <draw:polygon draw:style-name="gr3" draw:text-style-name="P4" draw:layer="layout" svg:width="1.563cm" svg:height="0.026cm" svg:x="10.6cm" svg:y="13.381cm" svg:viewBox="0 0 1564 27" draw:points="0,0 1564,0 1564,27 0,27">
          <text:p/>
        </draw:polygon>
        <draw:polygon draw:style-name="gr3" draw:text-style-name="P4" draw:layer="layout" svg:width="0.027cm" svg:height="0.556cm" svg:x="12.136cm" svg:y="12.851cm" svg:viewBox="0 0 28 557" draw:points="0,0 28,0 28,557 0,557">
          <text:p/>
        </draw:polygon>
        <draw:polygon draw:style-name="gr3" draw:text-style-name="P4" draw:layer="layout" svg:width="1.06cm" svg:height="0.026cm" svg:x="9.567cm" svg:y="13.381cm" svg:viewBox="0 0 1061 27" draw:points="0,0 1061,0 1061,27 0,27">
          <text:p/>
        </draw:polygon>
        <draw:polygon draw:style-name="gr3" draw:text-style-name="P4" draw:layer="layout" svg:width="0.027cm" svg:height="0.556cm" svg:x="10.6cm" svg:y="12.851cm" svg:viewBox="0 0 28 557" draw:points="0,0 28,0 28,557 0,557">
          <text:p/>
        </draw:polygon>
        <draw:polygon draw:style-name="gr3" draw:text-style-name="P4" draw:layer="layout" svg:width="7.574cm" svg:height="0.026cm" svg:x="2.02cm" svg:y="13.381cm" svg:viewBox="0 0 7575 27" draw:points="0,0 7575,0 7575,27 0,27">
          <text:p/>
        </draw:polygon>
        <draw:polygon draw:style-name="gr3" draw:text-style-name="P4" draw:layer="layout" svg:width="0.027cm" svg:height="0.556cm" svg:x="9.567cm" svg:y="12.851cm" svg:viewBox="0 0 28 557" draw:points="0,0 28,0 28,557 0,557">
          <text:p/>
        </draw:polygon>
        <draw:polygon draw:style-name="gr3" draw:text-style-name="P4" draw:layer="layout" svg:width="1.06cm" svg:height="0.026cm" svg:x="0.987cm" svg:y="13.381cm" svg:viewBox="0 0 1061 27" draw:points="0,0 1061,0 1061,27 0,27">
          <text:p/>
        </draw:polygon>
        <draw:polygon draw:style-name="gr3" draw:text-style-name="P4" draw:layer="layout" svg:width="0.027cm" svg:height="0.556cm" svg:x="0.987cm" svg:y="12.851cm" svg:viewBox="0 0 28 557" draw:points="0,0 28,0 28,557 0,557">
          <text:p/>
        </draw:polygon>
        <draw:polygon draw:style-name="gr3" draw:text-style-name="P4" draw:layer="layout" svg:width="0.027cm" svg:height="0.556cm" svg:x="2.02cm" svg:y="12.851cm" svg:viewBox="0 0 28 557" draw:points="0,0 28,0 28,557 0,557">
          <text:p/>
        </draw:polygon>
        <draw:polygon draw:style-name="gr3" draw:text-style-name="P4" draw:layer="layout" svg:width="6.568cm" svg:height="0.027cm" svg:x="13.169cm" svg:y="12.851cm" svg:viewBox="0 0 6569 28" draw:points="0,0 6569,0 6569,28 0,28">
          <text:p/>
        </draw:polygon>
        <draw:polygon draw:style-name="gr3" draw:text-style-name="P4" draw:layer="layout" svg:width="0.027cm" svg:height="0.529cm" svg:x="19.71cm" svg:y="12.322cm" svg:viewBox="0 0 28 530" draw:points="0,0 28,0 28,530 0,530">
          <text:p/>
        </draw:polygon>
        <draw:polygon draw:style-name="gr3" draw:text-style-name="P4" draw:layer="layout" svg:width="1.06cm" svg:height="0.027cm" svg:x="12.136cm" svg:y="12.851cm" svg:viewBox="0 0 1061 28" draw:points="0,0 1061,0 1061,28 0,28">
          <text:p/>
        </draw:polygon>
        <draw:polygon draw:style-name="gr3" draw:text-style-name="P4" draw:layer="layout" svg:width="0.027cm" svg:height="0.556cm" svg:x="13.169cm" svg:y="12.322cm" svg:viewBox="0 0 28 557" draw:points="0,0 28,0 28,557 0,557">
          <text:p/>
        </draw:polygon>
        <draw:polygon draw:style-name="gr3" draw:text-style-name="P4" draw:layer="layout" svg:width="1.563cm" svg:height="0.027cm" svg:x="10.6cm" svg:y="12.851cm" svg:viewBox="0 0 1564 28" draw:points="0,0 1564,0 1564,28 0,28">
          <text:p/>
        </draw:polygon>
        <draw:polygon draw:style-name="gr3" draw:text-style-name="P4" draw:layer="layout" svg:width="0.027cm" svg:height="0.556cm" svg:x="12.136cm" svg:y="12.322cm" svg:viewBox="0 0 28 557" draw:points="0,0 28,0 28,557 0,557">
          <text:p/>
        </draw:polygon>
        <draw:polygon draw:style-name="gr3" draw:text-style-name="P4" draw:layer="layout" svg:width="1.06cm" svg:height="0.027cm" svg:x="9.567cm" svg:y="12.851cm" svg:viewBox="0 0 1061 28" draw:points="0,0 1061,0 1061,28 0,28">
          <text:p/>
        </draw:polygon>
        <draw:polygon draw:style-name="gr3" draw:text-style-name="P4" draw:layer="layout" svg:width="0.027cm" svg:height="0.556cm" svg:x="10.6cm" svg:y="12.322cm" svg:viewBox="0 0 28 557" draw:points="0,0 28,0 28,557 0,557">
          <text:p/>
        </draw:polygon>
        <draw:polygon draw:style-name="gr3" draw:text-style-name="P4" draw:layer="layout" svg:width="7.574cm" svg:height="0.027cm" svg:x="2.02cm" svg:y="12.851cm" svg:viewBox="0 0 7575 28" draw:points="0,0 7575,0 7575,28 0,28">
          <text:p/>
        </draw:polygon>
        <draw:polygon draw:style-name="gr3" draw:text-style-name="P4" draw:layer="layout" svg:width="0.027cm" svg:height="0.556cm" svg:x="9.567cm" svg:y="12.322cm" svg:viewBox="0 0 28 557" draw:points="0,0 28,0 28,557 0,557">
          <text:p/>
        </draw:polygon>
        <draw:polygon draw:style-name="gr3" draw:text-style-name="P4" draw:layer="layout" svg:width="1.06cm" svg:height="0.027cm" svg:x="0.987cm" svg:y="12.851cm" svg:viewBox="0 0 1061 28" draw:points="0,0 1061,0 1061,28 0,28">
          <text:p/>
        </draw:polygon>
        <draw:polygon draw:style-name="gr3" draw:text-style-name="P4" draw:layer="layout" svg:width="0.027cm" svg:height="0.556cm" svg:x="0.987cm" svg:y="12.322cm" svg:viewBox="0 0 28 557" draw:points="0,0 28,0 28,557 0,557">
          <text:p/>
        </draw:polygon>
        <draw:polygon draw:style-name="gr3" draw:text-style-name="P4" draw:layer="layout" svg:width="0.027cm" svg:height="0.556cm" svg:x="2.02cm" svg:y="12.322cm" svg:viewBox="0 0 28 557" draw:points="0,0 28,0 28,557 0,557">
          <text:p/>
        </draw:polygon>
        <draw:polygon draw:style-name="gr3" draw:text-style-name="P4" draw:layer="layout" svg:width="6.568cm" svg:height="0.026cm" svg:x="13.169cm" svg:y="12.322cm" svg:viewBox="0 0 6569 27" draw:points="0,0 6569,0 6569,27 0,27">
          <text:p/>
        </draw:polygon>
        <draw:polygon draw:style-name="gr3" draw:text-style-name="P4" draw:layer="layout" svg:width="0.027cm" svg:height="0.53cm" svg:x="19.71cm" svg:y="11.792cm" svg:viewBox="0 0 28 531" draw:points="0,0 28,0 28,531 0,531">
          <text:p/>
        </draw:polygon>
        <draw:polygon draw:style-name="gr3" draw:text-style-name="P4" draw:layer="layout" svg:width="1.06cm" svg:height="0.026cm" svg:x="12.136cm" svg:y="12.322cm" svg:viewBox="0 0 1061 27" draw:points="0,0 1061,0 1061,27 0,27">
          <text:p/>
        </draw:polygon>
        <draw:polygon draw:style-name="gr3" draw:text-style-name="P4" draw:layer="layout" svg:width="0.027cm" svg:height="0.556cm" svg:x="13.169cm" svg:y="11.792cm" svg:viewBox="0 0 28 557" draw:points="0,0 28,0 28,557 0,557">
          <text:p/>
        </draw:polygon>
        <draw:polygon draw:style-name="gr3" draw:text-style-name="P4" draw:layer="layout" svg:width="1.563cm" svg:height="0.026cm" svg:x="10.6cm" svg:y="12.322cm" svg:viewBox="0 0 1564 27" draw:points="0,0 1564,0 1564,27 0,27">
          <text:p/>
        </draw:polygon>
        <draw:polygon draw:style-name="gr3" draw:text-style-name="P4" draw:layer="layout" svg:width="0.027cm" svg:height="0.556cm" svg:x="12.136cm" svg:y="11.792cm" svg:viewBox="0 0 28 557" draw:points="0,0 28,0 28,557 0,557">
          <text:p/>
        </draw:polygon>
        <draw:polygon draw:style-name="gr3" draw:text-style-name="P4" draw:layer="layout" svg:width="1.06cm" svg:height="0.026cm" svg:x="9.567cm" svg:y="12.322cm" svg:viewBox="0 0 1061 27" draw:points="0,0 1061,0 1061,27 0,27">
          <text:p/>
        </draw:polygon>
        <draw:polygon draw:style-name="gr3" draw:text-style-name="P4" draw:layer="layout" svg:width="0.027cm" svg:height="0.556cm" svg:x="10.6cm" svg:y="11.792cm" svg:viewBox="0 0 28 557" draw:points="0,0 28,0 28,557 0,557">
          <text:p/>
        </draw:polygon>
        <draw:polygon draw:style-name="gr3" draw:text-style-name="P4" draw:layer="layout" svg:width="7.574cm" svg:height="0.026cm" svg:x="2.02cm" svg:y="12.322cm" svg:viewBox="0 0 7575 27" draw:points="0,0 7575,0 7575,27 0,27">
          <text:p/>
        </draw:polygon>
        <draw:polygon draw:style-name="gr3" draw:text-style-name="P4" draw:layer="layout" svg:width="0.027cm" svg:height="0.556cm" svg:x="9.567cm" svg:y="11.792cm" svg:viewBox="0 0 28 557" draw:points="0,0 28,0 28,557 0,557">
          <text:p/>
        </draw:polygon>
        <draw:polygon draw:style-name="gr3" draw:text-style-name="P4" draw:layer="layout" svg:width="1.06cm" svg:height="0.026cm" svg:x="0.987cm" svg:y="12.322cm" svg:viewBox="0 0 1061 27" draw:points="0,0 1061,0 1061,27 0,27">
          <text:p/>
        </draw:polygon>
        <draw:polygon draw:style-name="gr3" draw:text-style-name="P4" draw:layer="layout" svg:width="0.027cm" svg:height="0.556cm" svg:x="0.987cm" svg:y="11.792cm" svg:viewBox="0 0 28 557" draw:points="0,0 28,0 28,557 0,557">
          <text:p/>
        </draw:polygon>
        <draw:polygon draw:style-name="gr3" draw:text-style-name="P4" draw:layer="layout" svg:width="0.027cm" svg:height="0.556cm" svg:x="2.02cm" svg:y="11.792cm" svg:viewBox="0 0 28 557" draw:points="0,0 28,0 28,557 0,557">
          <text:p/>
        </draw:polygon>
        <draw:polygon draw:style-name="gr3" draw:text-style-name="P4" draw:layer="layout" svg:width="6.568cm" svg:height="0.026cm" svg:x="13.169cm" svg:y="11.792cm" svg:viewBox="0 0 6569 27" draw:points="0,0 6569,0 6569,27 0,27">
          <text:p/>
        </draw:polygon>
        <draw:polygon draw:style-name="gr3" draw:text-style-name="P4" draw:layer="layout" svg:width="0.027cm" svg:height="0.53cm" svg:x="19.71cm" svg:y="11.262cm" svg:viewBox="0 0 28 531" draw:points="0,0 28,0 28,531 0,531">
          <text:p/>
        </draw:polygon>
        <draw:polygon draw:style-name="gr3" draw:text-style-name="P4" draw:layer="layout" svg:width="1.06cm" svg:height="0.026cm" svg:x="12.136cm" svg:y="11.792cm" svg:viewBox="0 0 1061 27" draw:points="0,0 1061,0 1061,27 0,27">
          <text:p/>
        </draw:polygon>
        <draw:polygon draw:style-name="gr3" draw:text-style-name="P4" draw:layer="layout" svg:width="0.027cm" svg:height="0.556cm" svg:x="13.169cm" svg:y="11.262cm" svg:viewBox="0 0 28 557" draw:points="0,0 28,0 28,557 0,557">
          <text:p/>
        </draw:polygon>
        <draw:polygon draw:style-name="gr3" draw:text-style-name="P4" draw:layer="layout" svg:width="1.563cm" svg:height="0.026cm" svg:x="10.6cm" svg:y="11.792cm" svg:viewBox="0 0 1564 27" draw:points="0,0 1564,0 1564,27 0,27">
          <text:p/>
        </draw:polygon>
        <draw:polygon draw:style-name="gr3" draw:text-style-name="P4" draw:layer="layout" svg:width="0.027cm" svg:height="0.556cm" svg:x="12.136cm" svg:y="11.262cm" svg:viewBox="0 0 28 557" draw:points="0,0 28,0 28,557 0,557">
          <text:p/>
        </draw:polygon>
        <draw:polygon draw:style-name="gr3" draw:text-style-name="P4" draw:layer="layout" svg:width="1.06cm" svg:height="0.026cm" svg:x="9.567cm" svg:y="11.792cm" svg:viewBox="0 0 1061 27" draw:points="0,0 1061,0 1061,27 0,27">
          <text:p/>
        </draw:polygon>
        <draw:polygon draw:style-name="gr3" draw:text-style-name="P4" draw:layer="layout" svg:width="0.027cm" svg:height="0.556cm" svg:x="10.6cm" svg:y="11.262cm" svg:viewBox="0 0 28 557" draw:points="0,0 28,0 28,557 0,557">
          <text:p/>
        </draw:polygon>
        <draw:polygon draw:style-name="gr3" draw:text-style-name="P4" draw:layer="layout" svg:width="7.574cm" svg:height="0.026cm" svg:x="2.02cm" svg:y="11.792cm" svg:viewBox="0 0 7575 27" draw:points="0,0 7575,0 7575,27 0,27">
          <text:p/>
        </draw:polygon>
        <draw:polygon draw:style-name="gr3" draw:text-style-name="P4" draw:layer="layout" svg:width="0.027cm" svg:height="0.556cm" svg:x="9.567cm" svg:y="11.262cm" svg:viewBox="0 0 28 557" draw:points="0,0 28,0 28,557 0,557">
          <text:p/>
        </draw:polygon>
        <draw:polygon draw:style-name="gr3" draw:text-style-name="P4" draw:layer="layout" svg:width="1.06cm" svg:height="0.026cm" svg:x="0.987cm" svg:y="11.792cm" svg:viewBox="0 0 1061 27" draw:points="0,0 1061,0 1061,27 0,27">
          <text:p/>
        </draw:polygon>
        <draw:polygon draw:style-name="gr3" draw:text-style-name="P4" draw:layer="layout" svg:width="0.027cm" svg:height="0.556cm" svg:x="0.987cm" svg:y="11.262cm" svg:viewBox="0 0 28 557" draw:points="0,0 28,0 28,557 0,557">
          <text:p/>
        </draw:polygon>
        <draw:polygon draw:style-name="gr3" draw:text-style-name="P4" draw:layer="layout" svg:width="0.027cm" svg:height="0.556cm" svg:x="2.02cm" svg:y="11.262cm" svg:viewBox="0 0 28 557" draw:points="0,0 28,0 28,557 0,557">
          <text:p/>
        </draw:polygon>
        <draw:polygon draw:style-name="gr3" draw:text-style-name="P4" draw:layer="layout" svg:width="6.568cm" svg:height="0.027cm" svg:x="13.169cm" svg:y="11.262cm" svg:viewBox="0 0 6569 28" draw:points="0,0 6569,0 6569,28 0,28">
          <text:p/>
        </draw:polygon>
        <draw:polygon draw:style-name="gr3" draw:text-style-name="P4" draw:layer="layout" svg:width="0.027cm" svg:height="0.529cm" svg:x="19.71cm" svg:y="10.733cm" svg:viewBox="0 0 28 530" draw:points="0,0 28,0 28,530 0,530">
          <text:p/>
        </draw:polygon>
        <draw:polygon draw:style-name="gr3" draw:text-style-name="P4" draw:layer="layout" svg:width="1.06cm" svg:height="0.027cm" svg:x="12.136cm" svg:y="11.262cm" svg:viewBox="0 0 1061 28" draw:points="0,0 1061,0 1061,28 0,28">
          <text:p/>
        </draw:polygon>
        <draw:polygon draw:style-name="gr3" draw:text-style-name="P4" draw:layer="layout" svg:width="0.027cm" svg:height="0.556cm" svg:x="13.169cm" svg:y="10.733cm" svg:viewBox="0 0 28 557" draw:points="0,0 28,0 28,557 0,557">
          <text:p/>
        </draw:polygon>
        <draw:polygon draw:style-name="gr3" draw:text-style-name="P4" draw:layer="layout" svg:width="1.563cm" svg:height="0.027cm" svg:x="10.6cm" svg:y="11.262cm" svg:viewBox="0 0 1564 28" draw:points="0,0 1564,0 1564,28 0,28">
          <text:p/>
        </draw:polygon>
        <draw:polygon draw:style-name="gr3" draw:text-style-name="P4" draw:layer="layout" svg:width="0.027cm" svg:height="0.556cm" svg:x="12.136cm" svg:y="10.733cm" svg:viewBox="0 0 28 557" draw:points="0,0 28,0 28,557 0,557">
          <text:p/>
        </draw:polygon>
        <draw:polygon draw:style-name="gr3" draw:text-style-name="P4" draw:layer="layout" svg:width="1.06cm" svg:height="0.027cm" svg:x="9.567cm" svg:y="11.262cm" svg:viewBox="0 0 1061 28" draw:points="0,0 1061,0 1061,28 0,28">
          <text:p/>
        </draw:polygon>
        <draw:polygon draw:style-name="gr3" draw:text-style-name="P4" draw:layer="layout" svg:width="0.027cm" svg:height="0.556cm" svg:x="10.6cm" svg:y="10.733cm" svg:viewBox="0 0 28 557" draw:points="0,0 28,0 28,557 0,557">
          <text:p/>
        </draw:polygon>
        <draw:polygon draw:style-name="gr3" draw:text-style-name="P4" draw:layer="layout" svg:width="7.574cm" svg:height="0.027cm" svg:x="2.02cm" svg:y="11.262cm" svg:viewBox="0 0 7575 28" draw:points="0,0 7575,0 7575,28 0,28">
          <text:p/>
        </draw:polygon>
        <draw:polygon draw:style-name="gr3" draw:text-style-name="P4" draw:layer="layout" svg:width="0.027cm" svg:height="0.556cm" svg:x="9.567cm" svg:y="10.733cm" svg:viewBox="0 0 28 557" draw:points="0,0 28,0 28,557 0,557">
          <text:p/>
        </draw:polygon>
        <draw:polygon draw:style-name="gr3" draw:text-style-name="P4" draw:layer="layout" svg:width="1.06cm" svg:height="0.027cm" svg:x="0.987cm" svg:y="11.262cm" svg:viewBox="0 0 1061 28" draw:points="0,0 1061,0 1061,28 0,28">
          <text:p/>
        </draw:polygon>
        <draw:polygon draw:style-name="gr3" draw:text-style-name="P4" draw:layer="layout" svg:width="0.027cm" svg:height="0.556cm" svg:x="0.987cm" svg:y="10.733cm" svg:viewBox="0 0 28 557" draw:points="0,0 28,0 28,557 0,557">
          <text:p/>
        </draw:polygon>
        <draw:polygon draw:style-name="gr3" draw:text-style-name="P4" draw:layer="layout" svg:width="0.027cm" svg:height="0.556cm" svg:x="2.02cm" svg:y="10.733cm" svg:viewBox="0 0 28 557" draw:points="0,0 28,0 28,557 0,557">
          <text:p/>
        </draw:polygon>
        <draw:polygon draw:style-name="gr3" draw:text-style-name="P4" draw:layer="layout" svg:width="6.568cm" svg:height="0.026cm" svg:x="13.169cm" svg:y="10.733cm" svg:viewBox="0 0 6569 27" draw:points="0,0 6569,0 6569,27 0,27">
          <text:p/>
        </draw:polygon>
        <draw:polygon draw:style-name="gr3" draw:text-style-name="P4" draw:layer="layout" svg:width="0.027cm" svg:height="0.53cm" svg:x="19.71cm" svg:y="10.203cm" svg:viewBox="0 0 28 531" draw:points="0,0 28,0 28,531 0,531">
          <text:p/>
        </draw:polygon>
        <draw:polygon draw:style-name="gr3" draw:text-style-name="P4" draw:layer="layout" svg:width="1.06cm" svg:height="0.026cm" svg:x="12.136cm" svg:y="10.733cm" svg:viewBox="0 0 1061 27" draw:points="0,0 1061,0 1061,27 0,27">
          <text:p/>
        </draw:polygon>
        <draw:polygon draw:style-name="gr3" draw:text-style-name="P4" draw:layer="layout" svg:width="0.027cm" svg:height="0.556cm" svg:x="13.169cm" svg:y="10.203cm" svg:viewBox="0 0 28 557" draw:points="0,0 28,0 28,557 0,557">
          <text:p/>
        </draw:polygon>
        <draw:polygon draw:style-name="gr3" draw:text-style-name="P4" draw:layer="layout" svg:width="1.563cm" svg:height="0.026cm" svg:x="10.6cm" svg:y="10.733cm" svg:viewBox="0 0 1564 27" draw:points="0,0 1564,0 1564,27 0,27">
          <text:p/>
        </draw:polygon>
        <draw:polygon draw:style-name="gr3" draw:text-style-name="P4" draw:layer="layout" svg:width="0.027cm" svg:height="0.556cm" svg:x="12.136cm" svg:y="10.203cm" svg:viewBox="0 0 28 557" draw:points="0,0 28,0 28,557 0,557">
          <text:p/>
        </draw:polygon>
        <draw:polygon draw:style-name="gr3" draw:text-style-name="P4" draw:layer="layout" svg:width="1.06cm" svg:height="0.026cm" svg:x="9.567cm" svg:y="10.733cm" svg:viewBox="0 0 1061 27" draw:points="0,0 1061,0 1061,27 0,27">
          <text:p/>
        </draw:polygon>
        <draw:polygon draw:style-name="gr3" draw:text-style-name="P4" draw:layer="layout" svg:width="0.027cm" svg:height="0.556cm" svg:x="10.6cm" svg:y="10.203cm" svg:viewBox="0 0 28 557" draw:points="0,0 28,0 28,557 0,557">
          <text:p/>
        </draw:polygon>
        <draw:polygon draw:style-name="gr3" draw:text-style-name="P4" draw:layer="layout" svg:width="7.574cm" svg:height="0.026cm" svg:x="2.02cm" svg:y="10.733cm" svg:viewBox="0 0 7575 27" draw:points="0,0 7575,0 7575,27 0,27">
          <text:p/>
        </draw:polygon>
        <draw:polygon draw:style-name="gr3" draw:text-style-name="P4" draw:layer="layout" svg:width="0.027cm" svg:height="0.556cm" svg:x="9.567cm" svg:y="10.203cm" svg:viewBox="0 0 28 557" draw:points="0,0 28,0 28,557 0,557">
          <text:p/>
        </draw:polygon>
        <draw:polygon draw:style-name="gr3" draw:text-style-name="P4" draw:layer="layout" svg:width="1.06cm" svg:height="0.026cm" svg:x="0.987cm" svg:y="10.733cm" svg:viewBox="0 0 1061 27" draw:points="0,0 1061,0 1061,27 0,27">
          <text:p/>
        </draw:polygon>
        <draw:polygon draw:style-name="gr3" draw:text-style-name="P4" draw:layer="layout" svg:width="0.027cm" svg:height="0.556cm" svg:x="0.987cm" svg:y="10.203cm" svg:viewBox="0 0 28 557" draw:points="0,0 28,0 28,557 0,557">
          <text:p/>
        </draw:polygon>
        <draw:polygon draw:style-name="gr3" draw:text-style-name="P4" draw:layer="layout" svg:width="0.027cm" svg:height="0.556cm" svg:x="2.02cm" svg:y="10.203cm" svg:viewBox="0 0 28 557" draw:points="0,0 28,0 28,557 0,557">
          <text:p/>
        </draw:polygon>
        <draw:polygon draw:style-name="gr3" draw:text-style-name="P4" draw:layer="layout" svg:width="6.568cm" svg:height="0.027cm" svg:x="13.169cm" svg:y="10.203cm" svg:viewBox="0 0 6569 28" draw:points="0,0 6569,0 6569,28 0,28">
          <text:p/>
        </draw:polygon>
        <draw:polygon draw:style-name="gr3" draw:text-style-name="P4" draw:layer="layout" svg:width="0.027cm" svg:height="0.927cm" svg:x="19.71cm" svg:y="9.276cm" svg:viewBox="0 0 28 928" draw:points="0,0 28,0 28,928 0,928">
          <text:p/>
        </draw:polygon>
        <draw:polygon draw:style-name="gr3" draw:text-style-name="P4" draw:layer="layout" svg:width="1.06cm" svg:height="0.027cm" svg:x="12.136cm" svg:y="10.203cm" svg:viewBox="0 0 1061 28" draw:points="0,0 1061,0 1061,28 0,28">
          <text:p/>
        </draw:polygon>
        <draw:polygon draw:style-name="gr3" draw:text-style-name="P4" draw:layer="layout" svg:width="0.027cm" svg:height="0.954cm" svg:x="13.169cm" svg:y="9.276cm" svg:viewBox="0 0 28 955" draw:points="0,0 28,0 28,955 0,955">
          <text:p/>
        </draw:polygon>
        <draw:polygon draw:style-name="gr3" draw:text-style-name="P4" draw:layer="layout" svg:width="1.563cm" svg:height="0.027cm" svg:x="10.6cm" svg:y="10.203cm" svg:viewBox="0 0 1564 28" draw:points="0,0 1564,0 1564,28 0,28">
          <text:p/>
        </draw:polygon>
        <draw:polygon draw:style-name="gr3" draw:text-style-name="P4" draw:layer="layout" svg:width="0.027cm" svg:height="0.954cm" svg:x="12.136cm" svg:y="9.276cm" svg:viewBox="0 0 28 955" draw:points="0,0 28,0 28,955 0,955">
          <text:p/>
        </draw:polygon>
        <draw:polygon draw:style-name="gr3" draw:text-style-name="P4" draw:layer="layout" svg:width="1.06cm" svg:height="0.027cm" svg:x="9.567cm" svg:y="10.203cm" svg:viewBox="0 0 1061 28" draw:points="0,0 1061,0 1061,28 0,28">
          <text:p/>
        </draw:polygon>
        <draw:polygon draw:style-name="gr3" draw:text-style-name="P4" draw:layer="layout" svg:width="0.027cm" svg:height="0.954cm" svg:x="10.6cm" svg:y="9.276cm" svg:viewBox="0 0 28 955" draw:points="0,0 28,0 28,955 0,955">
          <text:p/>
        </draw:polygon>
        <draw:polygon draw:style-name="gr3" draw:text-style-name="P4" draw:layer="layout" svg:width="7.574cm" svg:height="0.027cm" svg:x="2.02cm" svg:y="10.203cm" svg:viewBox="0 0 7575 28" draw:points="0,0 7575,0 7575,28 0,28">
          <text:p/>
        </draw:polygon>
        <draw:polygon draw:style-name="gr3" draw:text-style-name="P4" draw:layer="layout" svg:width="0.027cm" svg:height="0.954cm" svg:x="9.567cm" svg:y="9.276cm" svg:viewBox="0 0 28 955" draw:points="0,0 28,0 28,955 0,955">
          <text:p/>
        </draw:polygon>
        <draw:polygon draw:style-name="gr3" draw:text-style-name="P4" draw:layer="layout" svg:width="1.06cm" svg:height="0.027cm" svg:x="0.987cm" svg:y="10.203cm" svg:viewBox="0 0 1061 28" draw:points="0,0 1061,0 1061,28 0,28">
          <text:p/>
        </draw:polygon>
        <draw:polygon draw:style-name="gr3" draw:text-style-name="P4" draw:layer="layout" svg:width="0.027cm" svg:height="0.954cm" svg:x="0.987cm" svg:y="9.276cm" svg:viewBox="0 0 28 955" draw:points="0,0 28,0 28,955 0,955">
          <text:p/>
        </draw:polygon>
        <draw:polygon draw:style-name="gr3" draw:text-style-name="P4" draw:layer="layout" svg:width="0.027cm" svg:height="0.954cm" svg:x="2.02cm" svg:y="9.276cm" svg:viewBox="0 0 28 955" draw:points="0,0 28,0 28,955 0,955">
          <text:p/>
        </draw:polygon>
        <draw:polygon draw:style-name="gr3" draw:text-style-name="P4" draw:layer="layout" svg:width="6.568cm" svg:height="0.027cm" svg:x="13.169cm" svg:y="9.276cm" svg:viewBox="0 0 6569 28" draw:points="0,0 6569,0 6569,28 0,28">
          <text:p/>
        </draw:polygon>
        <draw:polygon draw:style-name="gr3" draw:text-style-name="P4" draw:layer="layout" svg:width="0.027cm" svg:height="0.927cm" svg:x="19.71cm" svg:y="8.349cm" svg:viewBox="0 0 28 928" draw:points="0,0 28,0 28,928 0,928">
          <text:p/>
        </draw:polygon>
        <draw:polygon draw:style-name="gr3" draw:text-style-name="P4" draw:layer="layout" svg:width="1.06cm" svg:height="0.027cm" svg:x="12.136cm" svg:y="9.276cm" svg:viewBox="0 0 1061 28" draw:points="0,0 1061,0 1061,28 0,28">
          <text:p/>
        </draw:polygon>
        <draw:polygon draw:style-name="gr3" draw:text-style-name="P4" draw:layer="layout" svg:width="0.027cm" svg:height="0.954cm" svg:x="13.169cm" svg:y="8.349cm" svg:viewBox="0 0 28 955" draw:points="0,0 28,0 28,955 0,955">
          <text:p/>
        </draw:polygon>
        <draw:polygon draw:style-name="gr3" draw:text-style-name="P4" draw:layer="layout" svg:width="1.563cm" svg:height="0.027cm" svg:x="10.6cm" svg:y="9.276cm" svg:viewBox="0 0 1564 28" draw:points="0,0 1564,0 1564,28 0,28">
          <text:p/>
        </draw:polygon>
        <draw:polygon draw:style-name="gr3" draw:text-style-name="P4" draw:layer="layout" svg:width="0.027cm" svg:height="0.954cm" svg:x="12.136cm" svg:y="8.349cm" svg:viewBox="0 0 28 955" draw:points="0,0 28,0 28,955 0,955">
          <text:p/>
        </draw:polygon>
        <draw:polygon draw:style-name="gr3" draw:text-style-name="P4" draw:layer="layout" svg:width="1.06cm" svg:height="0.027cm" svg:x="9.567cm" svg:y="9.276cm" svg:viewBox="0 0 1061 28" draw:points="0,0 1061,0 1061,28 0,28">
          <text:p/>
        </draw:polygon>
        <draw:polygon draw:style-name="gr3" draw:text-style-name="P4" draw:layer="layout" svg:width="0.027cm" svg:height="0.954cm" svg:x="10.6cm" svg:y="8.349cm" svg:viewBox="0 0 28 955" draw:points="0,0 28,0 28,955 0,955">
          <text:p/>
        </draw:polygon>
        <draw:polygon draw:style-name="gr3" draw:text-style-name="P4" draw:layer="layout" svg:width="7.574cm" svg:height="0.027cm" svg:x="2.02cm" svg:y="9.276cm" svg:viewBox="0 0 7575 28" draw:points="0,0 7575,0 7575,28 0,28">
          <text:p/>
        </draw:polygon>
        <draw:polygon draw:style-name="gr3" draw:text-style-name="P4" draw:layer="layout" svg:width="0.027cm" svg:height="0.954cm" svg:x="9.567cm" svg:y="8.349cm" svg:viewBox="0 0 28 955" draw:points="0,0 28,0 28,955 0,955">
          <text:p/>
        </draw:polygon>
        <draw:polygon draw:style-name="gr3" draw:text-style-name="P4" draw:layer="layout" svg:width="1.06cm" svg:height="0.027cm" svg:x="0.987cm" svg:y="9.276cm" svg:viewBox="0 0 1061 28" draw:points="0,0 1061,0 1061,28 0,28">
          <text:p/>
        </draw:polygon>
        <draw:polygon draw:style-name="gr3" draw:text-style-name="P4" draw:layer="layout" svg:width="0.027cm" svg:height="0.954cm" svg:x="0.987cm" svg:y="8.349cm" svg:viewBox="0 0 28 955" draw:points="0,0 28,0 28,955 0,955">
          <text:p/>
        </draw:polygon>
        <draw:polygon draw:style-name="gr3" draw:text-style-name="P4" draw:layer="layout" svg:width="0.027cm" svg:height="0.954cm" svg:x="2.02cm" svg:y="8.349cm" svg:viewBox="0 0 28 955" draw:points="0,0 28,0 28,955 0,955">
          <text:p/>
        </draw:polygon>
        <draw:polygon draw:style-name="gr3" draw:text-style-name="P4" draw:layer="layout" svg:width="6.568cm" svg:height="0.027cm" svg:x="13.169cm" svg:y="8.349cm" svg:viewBox="0 0 6569 28" draw:points="0,0 6569,0 6569,28 0,28">
          <text:p/>
        </draw:polygon>
        <draw:polygon draw:style-name="gr3" draw:text-style-name="P4" draw:layer="layout" svg:width="0.027cm" svg:height="0.529cm" svg:x="19.71cm" svg:y="7.82cm" svg:viewBox="0 0 28 530" draw:points="0,0 28,0 28,530 0,530">
          <text:p/>
        </draw:polygon>
        <draw:polygon draw:style-name="gr3" draw:text-style-name="P4" draw:layer="layout" svg:width="1.06cm" svg:height="0.027cm" svg:x="12.136cm" svg:y="8.349cm" svg:viewBox="0 0 1061 28" draw:points="0,0 1061,0 1061,28 0,28">
          <text:p/>
        </draw:polygon>
        <draw:polygon draw:style-name="gr3" draw:text-style-name="P4" draw:layer="layout" svg:width="0.027cm" svg:height="0.556cm" svg:x="13.169cm" svg:y="7.82cm" svg:viewBox="0 0 28 557" draw:points="0,0 28,0 28,557 0,557">
          <text:p/>
        </draw:polygon>
        <draw:polygon draw:style-name="gr3" draw:text-style-name="P4" draw:layer="layout" svg:width="1.563cm" svg:height="0.027cm" svg:x="10.6cm" svg:y="8.349cm" svg:viewBox="0 0 1564 28" draw:points="0,0 1564,0 1564,28 0,28">
          <text:p/>
        </draw:polygon>
        <draw:polygon draw:style-name="gr3" draw:text-style-name="P4" draw:layer="layout" svg:width="0.027cm" svg:height="0.556cm" svg:x="12.136cm" svg:y="7.82cm" svg:viewBox="0 0 28 557" draw:points="0,0 28,0 28,557 0,557">
          <text:p/>
        </draw:polygon>
        <draw:polygon draw:style-name="gr3" draw:text-style-name="P4" draw:layer="layout" svg:width="1.06cm" svg:height="0.027cm" svg:x="9.567cm" svg:y="8.349cm" svg:viewBox="0 0 1061 28" draw:points="0,0 1061,0 1061,28 0,28">
          <text:p/>
        </draw:polygon>
        <draw:polygon draw:style-name="gr3" draw:text-style-name="P4" draw:layer="layout" svg:width="0.027cm" svg:height="0.556cm" svg:x="10.6cm" svg:y="7.82cm" svg:viewBox="0 0 28 557" draw:points="0,0 28,0 28,557 0,557">
          <text:p/>
        </draw:polygon>
        <draw:polygon draw:style-name="gr3" draw:text-style-name="P4" draw:layer="layout" svg:width="7.574cm" svg:height="0.027cm" svg:x="2.02cm" svg:y="8.349cm" svg:viewBox="0 0 7575 28" draw:points="0,0 7575,0 7575,28 0,28">
          <text:p/>
        </draw:polygon>
        <draw:polygon draw:style-name="gr3" draw:text-style-name="P4" draw:layer="layout" svg:width="0.027cm" svg:height="0.556cm" svg:x="9.567cm" svg:y="7.82cm" svg:viewBox="0 0 28 557" draw:points="0,0 28,0 28,557 0,557">
          <text:p/>
        </draw:polygon>
        <draw:polygon draw:style-name="gr3" draw:text-style-name="P4" draw:layer="layout" svg:width="1.06cm" svg:height="0.027cm" svg:x="0.987cm" svg:y="8.349cm" svg:viewBox="0 0 1061 28" draw:points="0,0 1061,0 1061,28 0,28">
          <text:p/>
        </draw:polygon>
        <draw:polygon draw:style-name="gr3" draw:text-style-name="P4" draw:layer="layout" svg:width="0.027cm" svg:height="0.556cm" svg:x="0.987cm" svg:y="7.82cm" svg:viewBox="0 0 28 557" draw:points="0,0 28,0 28,557 0,557">
          <text:p/>
        </draw:polygon>
        <draw:polygon draw:style-name="gr3" draw:text-style-name="P4" draw:layer="layout" svg:width="0.027cm" svg:height="0.556cm" svg:x="2.02cm" svg:y="7.82cm" svg:viewBox="0 0 28 557" draw:points="0,0 28,0 28,557 0,557">
          <text:p/>
        </draw:polygon>
        <draw:polygon draw:style-name="gr3" draw:text-style-name="P4" draw:layer="layout" svg:width="6.568cm" svg:height="0.026cm" svg:x="13.169cm" svg:y="7.82cm" svg:viewBox="0 0 6569 27" draw:points="0,0 6569,0 6569,27 0,27">
          <text:p/>
        </draw:polygon>
        <draw:polygon draw:style-name="gr3" draw:text-style-name="P4" draw:layer="layout" svg:width="0.027cm" svg:height="0.927cm" svg:x="19.71cm" svg:y="6.893cm" svg:viewBox="0 0 28 928" draw:points="0,0 28,0 28,928 0,928">
          <text:p/>
        </draw:polygon>
        <draw:polygon draw:style-name="gr3" draw:text-style-name="P4" draw:layer="layout" svg:width="1.06cm" svg:height="0.026cm" svg:x="12.136cm" svg:y="7.82cm" svg:viewBox="0 0 1061 27" draw:points="0,0 1061,0 1061,27 0,27">
          <text:p/>
        </draw:polygon>
        <draw:polygon draw:style-name="gr3" draw:text-style-name="P4" draw:layer="layout" svg:width="0.027cm" svg:height="0.953cm" svg:x="13.169cm" svg:y="6.893cm" svg:viewBox="0 0 28 954" draw:points="0,0 28,0 28,954 0,954">
          <text:p/>
        </draw:polygon>
        <draw:polygon draw:style-name="gr3" draw:text-style-name="P4" draw:layer="layout" svg:width="1.563cm" svg:height="0.026cm" svg:x="10.6cm" svg:y="7.82cm" svg:viewBox="0 0 1564 27" draw:points="0,0 1564,0 1564,27 0,27">
          <text:p/>
        </draw:polygon>
        <draw:polygon draw:style-name="gr3" draw:text-style-name="P4" draw:layer="layout" svg:width="0.027cm" svg:height="0.953cm" svg:x="12.136cm" svg:y="6.893cm" svg:viewBox="0 0 28 954" draw:points="0,0 28,0 28,954 0,954">
          <text:p/>
        </draw:polygon>
        <draw:polygon draw:style-name="gr3" draw:text-style-name="P4" draw:layer="layout" svg:width="1.06cm" svg:height="0.026cm" svg:x="9.567cm" svg:y="7.82cm" svg:viewBox="0 0 1061 27" draw:points="0,0 1061,0 1061,27 0,27">
          <text:p/>
        </draw:polygon>
        <draw:polygon draw:style-name="gr3" draw:text-style-name="P4" draw:layer="layout" svg:width="0.027cm" svg:height="0.953cm" svg:x="10.6cm" svg:y="6.893cm" svg:viewBox="0 0 28 954" draw:points="0,0 28,0 28,954 0,954">
          <text:p/>
        </draw:polygon>
        <draw:polygon draw:style-name="gr3" draw:text-style-name="P4" draw:layer="layout" svg:width="7.574cm" svg:height="0.026cm" svg:x="2.02cm" svg:y="7.82cm" svg:viewBox="0 0 7575 27" draw:points="0,0 7575,0 7575,27 0,27">
          <text:p/>
        </draw:polygon>
        <draw:polygon draw:style-name="gr3" draw:text-style-name="P4" draw:layer="layout" svg:width="0.027cm" svg:height="0.953cm" svg:x="9.567cm" svg:y="6.893cm" svg:viewBox="0 0 28 954" draw:points="0,0 28,0 28,954 0,954">
          <text:p/>
        </draw:polygon>
        <draw:polygon draw:style-name="gr3" draw:text-style-name="P4" draw:layer="layout" svg:width="1.06cm" svg:height="0.026cm" svg:x="0.987cm" svg:y="7.82cm" svg:viewBox="0 0 1061 27" draw:points="0,0 1061,0 1061,27 0,27">
          <text:p/>
        </draw:polygon>
        <draw:polygon draw:style-name="gr3" draw:text-style-name="P4" draw:layer="layout" svg:width="0.027cm" svg:height="0.953cm" svg:x="0.987cm" svg:y="6.893cm" svg:viewBox="0 0 28 954" draw:points="0,0 28,0 28,954 0,954">
          <text:p/>
        </draw:polygon>
        <draw:polygon draw:style-name="gr3" draw:text-style-name="P4" draw:layer="layout" svg:width="0.027cm" svg:height="0.953cm" svg:x="2.02cm" svg:y="6.893cm" svg:viewBox="0 0 28 954" draw:points="0,0 28,0 28,954 0,954">
          <text:p/>
        </draw:polygon>
        <draw:polygon draw:style-name="gr3" draw:text-style-name="P4" draw:layer="layout" svg:width="6.568cm" svg:height="0.026cm" svg:x="13.169cm" svg:y="6.893cm" svg:viewBox="0 0 6569 27" draw:points="0,0 6569,0 6569,27 0,27">
          <text:p/>
        </draw:polygon>
        <draw:polygon draw:style-name="gr3" draw:text-style-name="P4" draw:layer="layout" svg:width="0.027cm" svg:height="0.53cm" svg:x="19.71cm" svg:y="6.363cm" svg:viewBox="0 0 28 531" draw:points="0,0 28,0 28,531 0,531">
          <text:p/>
        </draw:polygon>
        <draw:polygon draw:style-name="gr3" draw:text-style-name="P4" draw:layer="layout" svg:width="1.06cm" svg:height="0.026cm" svg:x="12.136cm" svg:y="6.893cm" svg:viewBox="0 0 1061 27" draw:points="0,0 1061,0 1061,27 0,27">
          <text:p/>
        </draw:polygon>
        <draw:polygon draw:style-name="gr3" draw:text-style-name="P4" draw:layer="layout" svg:width="0.027cm" svg:height="0.556cm" svg:x="13.169cm" svg:y="6.363cm" svg:viewBox="0 0 28 557" draw:points="0,0 28,0 28,557 0,557">
          <text:p/>
        </draw:polygon>
        <draw:polygon draw:style-name="gr3" draw:text-style-name="P4" draw:layer="layout" svg:width="1.563cm" svg:height="0.026cm" svg:x="10.6cm" svg:y="6.893cm" svg:viewBox="0 0 1564 27" draw:points="0,0 1564,0 1564,27 0,27">
          <text:p/>
        </draw:polygon>
        <draw:polygon draw:style-name="gr3" draw:text-style-name="P4" draw:layer="layout" svg:width="0.027cm" svg:height="0.556cm" svg:x="12.136cm" svg:y="6.363cm" svg:viewBox="0 0 28 557" draw:points="0,0 28,0 28,557 0,557">
          <text:p/>
        </draw:polygon>
        <draw:polygon draw:style-name="gr3" draw:text-style-name="P4" draw:layer="layout" svg:width="1.06cm" svg:height="0.026cm" svg:x="9.567cm" svg:y="6.893cm" svg:viewBox="0 0 1061 27" draw:points="0,0 1061,0 1061,27 0,27">
          <text:p/>
        </draw:polygon>
        <draw:polygon draw:style-name="gr3" draw:text-style-name="P4" draw:layer="layout" svg:width="0.027cm" svg:height="0.556cm" svg:x="10.6cm" svg:y="6.363cm" svg:viewBox="0 0 28 557" draw:points="0,0 28,0 28,557 0,557">
          <text:p/>
        </draw:polygon>
        <draw:polygon draw:style-name="gr3" draw:text-style-name="P4" draw:layer="layout" svg:width="7.574cm" svg:height="0.026cm" svg:x="2.02cm" svg:y="6.893cm" svg:viewBox="0 0 7575 27" draw:points="0,0 7575,0 7575,27 0,27">
          <text:p/>
        </draw:polygon>
        <draw:polygon draw:style-name="gr3" draw:text-style-name="P4" draw:layer="layout" svg:width="0.027cm" svg:height="0.556cm" svg:x="9.567cm" svg:y="6.363cm" svg:viewBox="0 0 28 557" draw:points="0,0 28,0 28,557 0,557">
          <text:p/>
        </draw:polygon>
        <draw:polygon draw:style-name="gr3" draw:text-style-name="P4" draw:layer="layout" svg:width="1.06cm" svg:height="0.026cm" svg:x="0.987cm" svg:y="6.893cm" svg:viewBox="0 0 1061 27" draw:points="0,0 1061,0 1061,27 0,27">
          <text:p/>
        </draw:polygon>
        <draw:polygon draw:style-name="gr3" draw:text-style-name="P4" draw:layer="layout" svg:width="0.027cm" svg:height="0.556cm" svg:x="0.987cm" svg:y="6.363cm" svg:viewBox="0 0 28 557" draw:points="0,0 28,0 28,557 0,557">
          <text:p/>
        </draw:polygon>
        <draw:polygon draw:style-name="gr3" draw:text-style-name="P4" draw:layer="layout" svg:width="0.027cm" svg:height="0.556cm" svg:x="2.02cm" svg:y="6.363cm" svg:viewBox="0 0 28 557" draw:points="0,0 28,0 28,557 0,557">
          <text:p/>
        </draw:polygon>
        <draw:polygon draw:style-name="gr3" draw:text-style-name="P4" draw:layer="layout" svg:width="6.568cm" svg:height="0.027cm" svg:x="13.169cm" svg:y="6.363cm" svg:viewBox="0 0 6569 28" draw:points="0,0 6569,0 6569,28 0,28">
          <text:p/>
        </draw:polygon>
        <draw:polygon draw:style-name="gr3" draw:text-style-name="P4" draw:layer="layout" svg:width="0.027cm" svg:height="0.529cm" svg:x="19.71cm" svg:y="5.834cm" svg:viewBox="0 0 28 530" draw:points="0,0 28,0 28,530 0,530">
          <text:p/>
        </draw:polygon>
        <draw:polygon draw:style-name="gr3" draw:text-style-name="P4" draw:layer="layout" svg:width="1.06cm" svg:height="0.027cm" svg:x="12.136cm" svg:y="6.363cm" svg:viewBox="0 0 1061 28" draw:points="0,0 1061,0 1061,28 0,28">
          <text:p/>
        </draw:polygon>
        <draw:polygon draw:style-name="gr3" draw:text-style-name="P4" draw:layer="layout" svg:width="0.027cm" svg:height="0.556cm" svg:x="13.169cm" svg:y="5.834cm" svg:viewBox="0 0 28 557" draw:points="0,0 28,0 28,557 0,557">
          <text:p/>
        </draw:polygon>
        <draw:polygon draw:style-name="gr3" draw:text-style-name="P4" draw:layer="layout" svg:width="1.563cm" svg:height="0.027cm" svg:x="10.6cm" svg:y="6.363cm" svg:viewBox="0 0 1564 28" draw:points="0,0 1564,0 1564,28 0,28">
          <text:p/>
        </draw:polygon>
        <draw:polygon draw:style-name="gr3" draw:text-style-name="P4" draw:layer="layout" svg:width="0.027cm" svg:height="0.556cm" svg:x="12.136cm" svg:y="5.834cm" svg:viewBox="0 0 28 557" draw:points="0,0 28,0 28,557 0,557">
          <text:p/>
        </draw:polygon>
        <draw:polygon draw:style-name="gr3" draw:text-style-name="P4" draw:layer="layout" svg:width="1.06cm" svg:height="0.027cm" svg:x="9.567cm" svg:y="6.363cm" svg:viewBox="0 0 1061 28" draw:points="0,0 1061,0 1061,28 0,28">
          <text:p/>
        </draw:polygon>
        <draw:polygon draw:style-name="gr3" draw:text-style-name="P4" draw:layer="layout" svg:width="0.027cm" svg:height="0.556cm" svg:x="10.6cm" svg:y="5.834cm" svg:viewBox="0 0 28 557" draw:points="0,0 28,0 28,557 0,557">
          <text:p/>
        </draw:polygon>
        <draw:polygon draw:style-name="gr3" draw:text-style-name="P4" draw:layer="layout" svg:width="7.574cm" svg:height="0.027cm" svg:x="2.02cm" svg:y="6.363cm" svg:viewBox="0 0 7575 28" draw:points="0,0 7575,0 7575,28 0,28">
          <text:p/>
        </draw:polygon>
        <draw:polygon draw:style-name="gr3" draw:text-style-name="P4" draw:layer="layout" svg:width="0.027cm" svg:height="0.556cm" svg:x="9.567cm" svg:y="5.834cm" svg:viewBox="0 0 28 557" draw:points="0,0 28,0 28,557 0,557">
          <text:p/>
        </draw:polygon>
        <draw:polygon draw:style-name="gr3" draw:text-style-name="P4" draw:layer="layout" svg:width="1.06cm" svg:height="0.027cm" svg:x="0.987cm" svg:y="6.363cm" svg:viewBox="0 0 1061 28" draw:points="0,0 1061,0 1061,28 0,28">
          <text:p/>
        </draw:polygon>
        <draw:polygon draw:style-name="gr3" draw:text-style-name="P4" draw:layer="layout" svg:width="0.027cm" svg:height="0.556cm" svg:x="0.987cm" svg:y="5.834cm" svg:viewBox="0 0 28 557" draw:points="0,0 28,0 28,557 0,557">
          <text:p/>
        </draw:polygon>
        <draw:polygon draw:style-name="gr3" draw:text-style-name="P4" draw:layer="layout" svg:width="0.027cm" svg:height="0.556cm" svg:x="2.02cm" svg:y="5.834cm" svg:viewBox="0 0 28 557" draw:points="0,0 28,0 28,557 0,557">
          <text:p/>
        </draw:polygon>
        <draw:polygon draw:style-name="gr3" draw:text-style-name="P4" draw:layer="layout" svg:width="6.568cm" svg:height="0.026cm" svg:x="13.169cm" svg:y="5.834cm" svg:viewBox="0 0 6569 27" draw:points="0,0 6569,0 6569,27 0,27">
          <text:p/>
        </draw:polygon>
        <draw:polygon draw:style-name="gr3" draw:text-style-name="P4" draw:layer="layout" svg:width="0.027cm" svg:height="0.53cm" svg:x="19.71cm" svg:y="5.304cm" svg:viewBox="0 0 28 531" draw:points="0,0 28,0 28,531 0,531">
          <text:p/>
        </draw:polygon>
        <draw:polygon draw:style-name="gr3" draw:text-style-name="P4" draw:layer="layout" svg:width="1.06cm" svg:height="0.026cm" svg:x="12.136cm" svg:y="5.834cm" svg:viewBox="0 0 1061 27" draw:points="0,0 1061,0 1061,27 0,27">
          <text:p/>
        </draw:polygon>
        <draw:polygon draw:style-name="gr3" draw:text-style-name="P4" draw:layer="layout" svg:width="0.027cm" svg:height="0.556cm" svg:x="13.169cm" svg:y="5.304cm" svg:viewBox="0 0 28 557" draw:points="0,0 28,0 28,557 0,557">
          <text:p/>
        </draw:polygon>
        <draw:polygon draw:style-name="gr3" draw:text-style-name="P4" draw:layer="layout" svg:width="1.563cm" svg:height="0.026cm" svg:x="10.6cm" svg:y="5.834cm" svg:viewBox="0 0 1564 27" draw:points="0,0 1564,0 1564,27 0,27">
          <text:p/>
        </draw:polygon>
        <draw:polygon draw:style-name="gr3" draw:text-style-name="P4" draw:layer="layout" svg:width="0.027cm" svg:height="0.556cm" svg:x="12.136cm" svg:y="5.304cm" svg:viewBox="0 0 28 557" draw:points="0,0 28,0 28,557 0,557">
          <text:p/>
        </draw:polygon>
        <draw:polygon draw:style-name="gr3" draw:text-style-name="P4" draw:layer="layout" svg:width="1.06cm" svg:height="0.026cm" svg:x="9.567cm" svg:y="5.834cm" svg:viewBox="0 0 1061 27" draw:points="0,0 1061,0 1061,27 0,27">
          <text:p/>
        </draw:polygon>
        <draw:polygon draw:style-name="gr3" draw:text-style-name="P4" draw:layer="layout" svg:width="0.027cm" svg:height="0.556cm" svg:x="10.6cm" svg:y="5.304cm" svg:viewBox="0 0 28 557" draw:points="0,0 28,0 28,557 0,557">
          <text:p/>
        </draw:polygon>
        <draw:polygon draw:style-name="gr3" draw:text-style-name="P4" draw:layer="layout" svg:width="7.574cm" svg:height="0.026cm" svg:x="2.02cm" svg:y="5.834cm" svg:viewBox="0 0 7575 27" draw:points="0,0 7575,0 7575,27 0,27">
          <text:p/>
        </draw:polygon>
        <draw:polygon draw:style-name="gr3" draw:text-style-name="P4" draw:layer="layout" svg:width="0.027cm" svg:height="0.556cm" svg:x="9.567cm" svg:y="5.304cm" svg:viewBox="0 0 28 557" draw:points="0,0 28,0 28,557 0,557">
          <text:p/>
        </draw:polygon>
        <draw:polygon draw:style-name="gr3" draw:text-style-name="P4" draw:layer="layout" svg:width="1.06cm" svg:height="0.026cm" svg:x="0.987cm" svg:y="5.834cm" svg:viewBox="0 0 1061 27" draw:points="0,0 1061,0 1061,27 0,27">
          <text:p/>
        </draw:polygon>
        <draw:polygon draw:style-name="gr3" draw:text-style-name="P4" draw:layer="layout" svg:width="0.027cm" svg:height="0.556cm" svg:x="0.987cm" svg:y="5.304cm" svg:viewBox="0 0 28 557" draw:points="0,0 28,0 28,557 0,557">
          <text:p/>
        </draw:polygon>
        <draw:polygon draw:style-name="gr3" draw:text-style-name="P4" draw:layer="layout" svg:width="0.027cm" svg:height="0.556cm" svg:x="2.02cm" svg:y="5.304cm" svg:viewBox="0 0 28 557" draw:points="0,0 28,0 28,557 0,557">
          <text:p/>
        </draw:polygon>
        <draw:polygon draw:style-name="gr3" draw:text-style-name="P4" draw:layer="layout" svg:width="6.568cm" svg:height="0.026cm" svg:x="13.169cm" svg:y="5.304cm" svg:viewBox="0 0 6569 27" draw:points="0,0 6569,0 6569,27 0,27">
          <text:p/>
        </draw:polygon>
        <draw:polygon draw:style-name="gr3" draw:text-style-name="P4" draw:layer="layout" svg:width="0.027cm" svg:height="0.53cm" svg:x="19.71cm" svg:y="4.774cm" svg:viewBox="0 0 28 531" draw:points="0,0 28,0 28,531 0,531">
          <text:p/>
        </draw:polygon>
        <draw:polygon draw:style-name="gr3" draw:text-style-name="P4" draw:layer="layout" svg:width="1.06cm" svg:height="0.026cm" svg:x="12.136cm" svg:y="5.304cm" svg:viewBox="0 0 1061 27" draw:points="0,0 1061,0 1061,27 0,27">
          <text:p/>
        </draw:polygon>
        <draw:polygon draw:style-name="gr3" draw:text-style-name="P4" draw:layer="layout" svg:width="0.027cm" svg:height="0.556cm" svg:x="13.169cm" svg:y="4.774cm" svg:viewBox="0 0 28 557" draw:points="0,0 28,0 28,557 0,557">
          <text:p/>
        </draw:polygon>
        <draw:polygon draw:style-name="gr3" draw:text-style-name="P4" draw:layer="layout" svg:width="1.563cm" svg:height="0.026cm" svg:x="10.6cm" svg:y="5.304cm" svg:viewBox="0 0 1564 27" draw:points="0,0 1564,0 1564,27 0,27">
          <text:p/>
        </draw:polygon>
        <draw:polygon draw:style-name="gr3" draw:text-style-name="P4" draw:layer="layout" svg:width="0.027cm" svg:height="0.556cm" svg:x="12.136cm" svg:y="4.774cm" svg:viewBox="0 0 28 557" draw:points="0,0 28,0 28,557 0,557">
          <text:p/>
        </draw:polygon>
        <draw:polygon draw:style-name="gr3" draw:text-style-name="P4" draw:layer="layout" svg:width="1.06cm" svg:height="0.026cm" svg:x="9.567cm" svg:y="5.304cm" svg:viewBox="0 0 1061 27" draw:points="0,0 1061,0 1061,27 0,27">
          <text:p/>
        </draw:polygon>
        <draw:polygon draw:style-name="gr3" draw:text-style-name="P4" draw:layer="layout" svg:width="0.027cm" svg:height="0.556cm" svg:x="10.6cm" svg:y="4.774cm" svg:viewBox="0 0 28 557" draw:points="0,0 28,0 28,557 0,557">
          <text:p/>
        </draw:polygon>
        <draw:polygon draw:style-name="gr3" draw:text-style-name="P4" draw:layer="layout" svg:width="7.574cm" svg:height="0.026cm" svg:x="2.02cm" svg:y="5.304cm" svg:viewBox="0 0 7575 27" draw:points="0,0 7575,0 7575,27 0,27">
          <text:p/>
        </draw:polygon>
        <draw:polygon draw:style-name="gr3" draw:text-style-name="P4" draw:layer="layout" svg:width="0.027cm" svg:height="0.556cm" svg:x="9.567cm" svg:y="4.774cm" svg:viewBox="0 0 28 557" draw:points="0,0 28,0 28,557 0,557">
          <text:p/>
        </draw:polygon>
        <draw:polygon draw:style-name="gr3" draw:text-style-name="P4" draw:layer="layout" svg:width="1.06cm" svg:height="0.026cm" svg:x="0.987cm" svg:y="5.304cm" svg:viewBox="0 0 1061 27" draw:points="0,0 1061,0 1061,27 0,27">
          <text:p/>
        </draw:polygon>
        <draw:polygon draw:style-name="gr3" draw:text-style-name="P4" draw:layer="layout" svg:width="0.027cm" svg:height="0.556cm" svg:x="0.987cm" svg:y="4.774cm" svg:viewBox="0 0 28 557" draw:points="0,0 28,0 28,557 0,557">
          <text:p/>
        </draw:polygon>
        <draw:polygon draw:style-name="gr3" draw:text-style-name="P4" draw:layer="layout" svg:width="0.027cm" svg:height="0.556cm" svg:x="2.02cm" svg:y="4.774cm" svg:viewBox="0 0 28 557" draw:points="0,0 28,0 28,557 0,557">
          <text:p/>
        </draw:polygon>
        <draw:polygon draw:style-name="gr3" draw:text-style-name="P4" draw:layer="layout" svg:width="6.568cm" svg:height="0.027cm" svg:x="13.169cm" svg:y="4.774cm" svg:viewBox="0 0 6569 28" draw:points="0,0 6569,0 6569,28 0,28">
          <text:p/>
        </draw:polygon>
        <draw:polygon draw:style-name="gr3" draw:text-style-name="P4" draw:layer="layout" svg:width="0.027cm" svg:height="0.529cm" svg:x="19.71cm" svg:y="4.245cm" svg:viewBox="0 0 28 530" draw:points="0,0 28,0 28,530 0,530">
          <text:p/>
        </draw:polygon>
        <draw:polygon draw:style-name="gr3" draw:text-style-name="P4" draw:layer="layout" svg:width="1.06cm" svg:height="0.027cm" svg:x="12.136cm" svg:y="4.774cm" svg:viewBox="0 0 1061 28" draw:points="0,0 1061,0 1061,28 0,28">
          <text:p/>
        </draw:polygon>
        <draw:polygon draw:style-name="gr3" draw:text-style-name="P4" draw:layer="layout" svg:width="0.027cm" svg:height="0.556cm" svg:x="13.169cm" svg:y="4.245cm" svg:viewBox="0 0 28 557" draw:points="0,0 28,0 28,557 0,557">
          <text:p/>
        </draw:polygon>
        <draw:polygon draw:style-name="gr3" draw:text-style-name="P4" draw:layer="layout" svg:width="1.563cm" svg:height="0.027cm" svg:x="10.6cm" svg:y="4.774cm" svg:viewBox="0 0 1564 28" draw:points="0,0 1564,0 1564,28 0,28">
          <text:p/>
        </draw:polygon>
        <draw:polygon draw:style-name="gr3" draw:text-style-name="P4" draw:layer="layout" svg:width="0.027cm" svg:height="0.556cm" svg:x="12.136cm" svg:y="4.245cm" svg:viewBox="0 0 28 557" draw:points="0,0 28,0 28,557 0,557">
          <text:p/>
        </draw:polygon>
        <draw:polygon draw:style-name="gr3" draw:text-style-name="P4" draw:layer="layout" svg:width="1.06cm" svg:height="0.027cm" svg:x="9.567cm" svg:y="4.774cm" svg:viewBox="0 0 1061 28" draw:points="0,0 1061,0 1061,28 0,28">
          <text:p/>
        </draw:polygon>
        <draw:polygon draw:style-name="gr3" draw:text-style-name="P4" draw:layer="layout" svg:width="0.027cm" svg:height="0.556cm" svg:x="10.6cm" svg:y="4.245cm" svg:viewBox="0 0 28 557" draw:points="0,0 28,0 28,557 0,557">
          <text:p/>
        </draw:polygon>
        <draw:polygon draw:style-name="gr3" draw:text-style-name="P4" draw:layer="layout" svg:width="7.574cm" svg:height="0.027cm" svg:x="2.02cm" svg:y="4.774cm" svg:viewBox="0 0 7575 28" draw:points="0,0 7575,0 7575,28 0,28">
          <text:p/>
        </draw:polygon>
        <draw:polygon draw:style-name="gr3" draw:text-style-name="P4" draw:layer="layout" svg:width="0.027cm" svg:height="0.556cm" svg:x="9.567cm" svg:y="4.245cm" svg:viewBox="0 0 28 557" draw:points="0,0 28,0 28,557 0,557">
          <text:p/>
        </draw:polygon>
        <draw:polygon draw:style-name="gr3" draw:text-style-name="P4" draw:layer="layout" svg:width="1.06cm" svg:height="0.027cm" svg:x="0.987cm" svg:y="4.774cm" svg:viewBox="0 0 1061 28" draw:points="0,0 1061,0 1061,28 0,28">
          <text:p/>
        </draw:polygon>
        <draw:polygon draw:style-name="gr3" draw:text-style-name="P4" draw:layer="layout" svg:width="0.027cm" svg:height="0.556cm" svg:x="0.987cm" svg:y="4.245cm" svg:viewBox="0 0 28 557" draw:points="0,0 28,0 28,557 0,557">
          <text:p/>
        </draw:polygon>
        <draw:polygon draw:style-name="gr3" draw:text-style-name="P4" draw:layer="layout" svg:width="0.027cm" svg:height="0.556cm" svg:x="2.02cm" svg:y="4.245cm" svg:viewBox="0 0 28 557" draw:points="0,0 28,0 28,557 0,557">
          <text:p/>
        </draw:polygon>
        <draw:polygon draw:style-name="gr3" draw:text-style-name="P4" draw:layer="layout" svg:width="6.568cm" svg:height="0.026cm" svg:x="13.169cm" svg:y="4.245cm" svg:viewBox="0 0 6569 27" draw:points="0,0 6569,0 6569,27 0,27">
          <text:p/>
        </draw:polygon>
        <draw:polygon draw:style-name="gr3" draw:text-style-name="P4" draw:layer="layout" svg:width="0.027cm" svg:height="0.927cm" svg:x="19.71cm" svg:y="3.318cm" svg:viewBox="0 0 28 928" draw:points="0,0 28,0 28,928 0,928">
          <text:p/>
        </draw:polygon>
        <draw:polygon draw:style-name="gr3" draw:text-style-name="P4" draw:layer="layout" svg:width="1.06cm" svg:height="0.026cm" svg:x="12.136cm" svg:y="4.245cm" svg:viewBox="0 0 1061 27" draw:points="0,0 1061,0 1061,27 0,27">
          <text:p/>
        </draw:polygon>
        <draw:polygon draw:style-name="gr3" draw:text-style-name="P4" draw:layer="layout" svg:width="0.027cm" svg:height="0.953cm" svg:x="13.169cm" svg:y="3.318cm" svg:viewBox="0 0 28 954" draw:points="0,0 28,0 28,954 0,954">
          <text:p/>
        </draw:polygon>
        <draw:polygon draw:style-name="gr3" draw:text-style-name="P4" draw:layer="layout" svg:width="1.563cm" svg:height="0.026cm" svg:x="10.6cm" svg:y="4.245cm" svg:viewBox="0 0 1564 27" draw:points="0,0 1564,0 1564,27 0,27">
          <text:p/>
        </draw:polygon>
        <draw:polygon draw:style-name="gr3" draw:text-style-name="P4" draw:layer="layout" svg:width="0.027cm" svg:height="0.953cm" svg:x="12.136cm" svg:y="3.318cm" svg:viewBox="0 0 28 954" draw:points="0,0 28,0 28,954 0,954">
          <text:p/>
        </draw:polygon>
        <draw:polygon draw:style-name="gr3" draw:text-style-name="P4" draw:layer="layout" svg:width="1.06cm" svg:height="0.026cm" svg:x="9.567cm" svg:y="4.245cm" svg:viewBox="0 0 1061 27" draw:points="0,0 1061,0 1061,27 0,27">
          <text:p/>
        </draw:polygon>
        <draw:polygon draw:style-name="gr3" draw:text-style-name="P4" draw:layer="layout" svg:width="0.027cm" svg:height="0.953cm" svg:x="10.6cm" svg:y="3.318cm" svg:viewBox="0 0 28 954" draw:points="0,0 28,0 28,954 0,954">
          <text:p/>
        </draw:polygon>
        <draw:polygon draw:style-name="gr3" draw:text-style-name="P4" draw:layer="layout" svg:width="7.574cm" svg:height="0.026cm" svg:x="2.02cm" svg:y="4.245cm" svg:viewBox="0 0 7575 27" draw:points="0,0 7575,0 7575,27 0,27">
          <text:p/>
        </draw:polygon>
        <draw:polygon draw:style-name="gr3" draw:text-style-name="P4" draw:layer="layout" svg:width="0.027cm" svg:height="0.953cm" svg:x="9.567cm" svg:y="3.318cm" svg:viewBox="0 0 28 954" draw:points="0,0 28,0 28,954 0,954">
          <text:p/>
        </draw:polygon>
        <draw:polygon draw:style-name="gr3" draw:text-style-name="P4" draw:layer="layout" svg:width="1.06cm" svg:height="0.026cm" svg:x="0.987cm" svg:y="4.245cm" svg:viewBox="0 0 1061 27" draw:points="0,0 1061,0 1061,27 0,27">
          <text:p/>
        </draw:polygon>
        <draw:polygon draw:style-name="gr3" draw:text-style-name="P4" draw:layer="layout" svg:width="0.027cm" svg:height="0.953cm" svg:x="0.987cm" svg:y="3.318cm" svg:viewBox="0 0 28 954" draw:points="0,0 28,0 28,954 0,954">
          <text:p/>
        </draw:polygon>
        <draw:polygon draw:style-name="gr3" draw:text-style-name="P4" draw:layer="layout" svg:width="0.027cm" svg:height="0.953cm" svg:x="2.02cm" svg:y="3.318cm" svg:viewBox="0 0 28 954" draw:points="0,0 28,0 28,954 0,954">
          <text:p/>
        </draw:polygon>
        <draw:polygon draw:style-name="gr3" draw:text-style-name="P4" draw:layer="layout" svg:width="6.568cm" svg:height="0.026cm" svg:x="13.169cm" svg:y="3.318cm" svg:viewBox="0 0 6569 27" draw:points="0,0 6569,0 6569,27 0,27">
          <text:p/>
        </draw:polygon>
        <draw:polygon draw:style-name="gr3" draw:text-style-name="P4" draw:layer="layout" svg:width="0.027cm" svg:height="0.927cm" svg:x="19.71cm" svg:y="2.391cm" svg:viewBox="0 0 28 928" draw:points="0,0 28,0 28,928 0,928">
          <text:p/>
        </draw:polygon>
        <draw:polygon draw:style-name="gr3" draw:text-style-name="P4" draw:layer="layout" svg:width="1.06cm" svg:height="0.026cm" svg:x="12.136cm" svg:y="3.318cm" svg:viewBox="0 0 1061 27" draw:points="0,0 1061,0 1061,27 0,27">
          <text:p/>
        </draw:polygon>
        <draw:polygon draw:style-name="gr3" draw:text-style-name="P4" draw:layer="layout" svg:width="0.027cm" svg:height="0.953cm" svg:x="13.169cm" svg:y="2.391cm" svg:viewBox="0 0 28 954" draw:points="0,0 28,0 28,954 0,954">
          <text:p/>
        </draw:polygon>
        <draw:polygon draw:style-name="gr3" draw:text-style-name="P4" draw:layer="layout" svg:width="1.563cm" svg:height="0.026cm" svg:x="10.6cm" svg:y="3.318cm" svg:viewBox="0 0 1564 27" draw:points="0,0 1564,0 1564,27 0,27">
          <text:p/>
        </draw:polygon>
        <draw:polygon draw:style-name="gr3" draw:text-style-name="P4" draw:layer="layout" svg:width="0.027cm" svg:height="0.953cm" svg:x="12.136cm" svg:y="2.391cm" svg:viewBox="0 0 28 954" draw:points="0,0 28,0 28,954 0,954">
          <text:p/>
        </draw:polygon>
        <draw:polygon draw:style-name="gr3" draw:text-style-name="P4" draw:layer="layout" svg:width="1.06cm" svg:height="0.026cm" svg:x="9.567cm" svg:y="3.318cm" svg:viewBox="0 0 1061 27" draw:points="0,0 1061,0 1061,27 0,27">
          <text:p/>
        </draw:polygon>
        <draw:polygon draw:style-name="gr3" draw:text-style-name="P4" draw:layer="layout" svg:width="0.027cm" svg:height="0.953cm" svg:x="10.6cm" svg:y="2.391cm" svg:viewBox="0 0 28 954" draw:points="0,0 28,0 28,954 0,954">
          <text:p/>
        </draw:polygon>
        <draw:polygon draw:style-name="gr3" draw:text-style-name="P4" draw:layer="layout" svg:width="7.574cm" svg:height="0.026cm" svg:x="2.02cm" svg:y="3.318cm" svg:viewBox="0 0 7575 27" draw:points="0,0 7575,0 7575,27 0,27">
          <text:p/>
        </draw:polygon>
        <draw:polygon draw:style-name="gr3" draw:text-style-name="P4" draw:layer="layout" svg:width="0.027cm" svg:height="0.953cm" svg:x="9.567cm" svg:y="2.391cm" svg:viewBox="0 0 28 954" draw:points="0,0 28,0 28,954 0,954">
          <text:p/>
        </draw:polygon>
        <draw:polygon draw:style-name="gr3" draw:text-style-name="P4" draw:layer="layout" svg:width="1.06cm" svg:height="0.026cm" svg:x="0.987cm" svg:y="3.318cm" svg:viewBox="0 0 1061 27" draw:points="0,0 1061,0 1061,27 0,27">
          <text:p/>
        </draw:polygon>
        <draw:polygon draw:style-name="gr3" draw:text-style-name="P4" draw:layer="layout" svg:width="0.027cm" svg:height="0.953cm" svg:x="0.987cm" svg:y="2.391cm" svg:viewBox="0 0 28 954" draw:points="0,0 28,0 28,954 0,954">
          <text:p/>
        </draw:polygon>
        <draw:polygon draw:style-name="gr3" draw:text-style-name="P4" draw:layer="layout" svg:width="0.027cm" svg:height="0.953cm" svg:x="2.02cm" svg:y="2.391cm" svg:viewBox="0 0 28 954" draw:points="0,0 28,0 28,954 0,954">
          <text:p/>
        </draw:polygon>
        <draw:polygon draw:style-name="gr3" draw:text-style-name="P4" draw:layer="layout" svg:width="6.568cm" svg:height="0.027cm" svg:x="13.169cm" svg:y="1.861cm" svg:viewBox="0 0 6569 28" draw:points="0,0 6569,0 6569,28 0,28">
          <text:p/>
        </draw:polygon>
        <draw:polygon draw:style-name="gr3" draw:text-style-name="P4" draw:layer="layout" svg:width="6.568cm" svg:height="0.026cm" svg:x="13.169cm" svg:y="2.391cm" svg:viewBox="0 0 6569 27" draw:points="0,0 6569,0 6569,27 0,27">
          <text:p/>
        </draw:polygon>
        <draw:polygon draw:style-name="gr3" draw:text-style-name="P4" draw:layer="layout" svg:width="0.027cm" svg:height="0.503cm" svg:x="19.71cm" svg:y="1.888cm" svg:viewBox="0 0 28 504" draw:points="0,0 28,0 28,504 0,504">
          <text:p/>
        </draw:polygon>
        <draw:polygon draw:style-name="gr3" draw:text-style-name="P4" draw:layer="layout" svg:width="1.06cm" svg:height="0.027cm" svg:x="12.136cm" svg:y="1.861cm" svg:viewBox="0 0 1061 28" draw:points="0,0 1061,0 1061,28 0,28">
          <text:p/>
        </draw:polygon>
        <draw:polygon draw:style-name="gr3" draw:text-style-name="P4" draw:layer="layout" svg:width="1.06cm" svg:height="0.026cm" svg:x="12.136cm" svg:y="2.391cm" svg:viewBox="0 0 1061 27" draw:points="0,0 1061,0 1061,27 0,27">
          <text:p/>
        </draw:polygon>
        <draw:polygon draw:style-name="gr3" draw:text-style-name="P4" draw:layer="layout" svg:width="0.027cm" svg:height="0.556cm" svg:x="13.169cm" svg:y="1.861cm" svg:viewBox="0 0 28 557" draw:points="0,0 28,0 28,557 0,557">
          <text:p/>
        </draw:polygon>
        <draw:polygon draw:style-name="gr3" draw:text-style-name="P4" draw:layer="layout" svg:width="1.563cm" svg:height="0.027cm" svg:x="10.6cm" svg:y="1.861cm" svg:viewBox="0 0 1564 28" draw:points="0,0 1564,0 1564,28 0,28">
          <text:p/>
        </draw:polygon>
        <draw:polygon draw:style-name="gr3" draw:text-style-name="P4" draw:layer="layout" svg:width="1.563cm" svg:height="0.026cm" svg:x="10.6cm" svg:y="2.391cm" svg:viewBox="0 0 1564 27" draw:points="0,0 1564,0 1564,27 0,27">
          <text:p/>
        </draw:polygon>
        <draw:polygon draw:style-name="gr3" draw:text-style-name="P4" draw:layer="layout" svg:width="0.027cm" svg:height="0.556cm" svg:x="12.136cm" svg:y="1.861cm" svg:viewBox="0 0 28 557" draw:points="0,0 28,0 28,557 0,557">
          <text:p/>
        </draw:polygon>
        <draw:polygon draw:style-name="gr3" draw:text-style-name="P4" draw:layer="layout" svg:width="1.06cm" svg:height="0.027cm" svg:x="9.567cm" svg:y="1.861cm" svg:viewBox="0 0 1061 28" draw:points="0,0 1061,0 1061,28 0,28">
          <text:p/>
        </draw:polygon>
        <draw:polygon draw:style-name="gr3" draw:text-style-name="P4" draw:layer="layout" svg:width="1.06cm" svg:height="0.026cm" svg:x="9.567cm" svg:y="2.391cm" svg:viewBox="0 0 1061 27" draw:points="0,0 1061,0 1061,27 0,27">
          <text:p/>
        </draw:polygon>
        <draw:polygon draw:style-name="gr3" draw:text-style-name="P4" draw:layer="layout" svg:width="0.027cm" svg:height="0.556cm" svg:x="10.6cm" svg:y="1.861cm" svg:viewBox="0 0 28 557" draw:points="0,0 28,0 28,557 0,557">
          <text:p/>
        </draw:polygon>
        <draw:polygon draw:style-name="gr3" draw:text-style-name="P4" draw:layer="layout" svg:width="7.574cm" svg:height="0.027cm" svg:x="2.02cm" svg:y="1.861cm" svg:viewBox="0 0 7575 28" draw:points="0,0 7575,0 7575,28 0,28">
          <text:p/>
        </draw:polygon>
        <draw:polygon draw:style-name="gr3" draw:text-style-name="P4" draw:layer="layout" svg:width="7.574cm" svg:height="0.026cm" svg:x="2.02cm" svg:y="2.391cm" svg:viewBox="0 0 7575 27" draw:points="0,0 7575,0 7575,27 0,27">
          <text:p/>
        </draw:polygon>
        <draw:polygon draw:style-name="gr3" draw:text-style-name="P4" draw:layer="layout" svg:width="0.027cm" svg:height="0.556cm" svg:x="9.567cm" svg:y="1.861cm" svg:viewBox="0 0 28 557" draw:points="0,0 28,0 28,557 0,557">
          <text:p/>
        </draw:polygon>
        <draw:polygon draw:style-name="gr3" draw:text-style-name="P4" draw:layer="layout" svg:width="1.06cm" svg:height="0.027cm" svg:x="0.987cm" svg:y="1.861cm" svg:viewBox="0 0 1061 28" draw:points="0,0 1061,0 1061,28 0,28">
          <text:p/>
        </draw:polygon>
        <draw:polygon draw:style-name="gr3" draw:text-style-name="P4" draw:layer="layout" svg:width="1.06cm" svg:height="0.026cm" svg:x="0.987cm" svg:y="2.391cm" svg:viewBox="0 0 1061 27" draw:points="0,0 1061,0 1061,27 0,27">
          <text:p/>
        </draw:polygon>
        <draw:polygon draw:style-name="gr3" draw:text-style-name="P4" draw:layer="layout" svg:width="0.027cm" svg:height="0.556cm" svg:x="0.987cm" svg:y="1.861cm" svg:viewBox="0 0 28 557" draw:points="0,0 28,0 28,557 0,557">
          <text:p/>
        </draw:polygon>
        <draw:polygon draw:style-name="gr3" draw:text-style-name="P4" draw:layer="layout" svg:width="0.027cm" svg:height="0.556cm" svg:x="2.02cm" svg:y="1.861cm" svg:viewBox="0 0 28 557" draw:points="0,0 28,0 28,557 0,557">
          <text:p/>
        </draw:polygon>
        <draw:polygon draw:style-name="gr3" draw:text-style-name="P4" draw:layer="layout" svg:width="6.568cm" svg:height="0.027cm" svg:x="13.169cm" svg:y="0.987cm" svg:viewBox="0 0 6569 28" draw:points="0,0 6569,0 6569,28 0,28">
          <text:p/>
        </draw:polygon>
        <draw:polygon draw:style-name="gr3" draw:text-style-name="P4" draw:layer="layout" svg:width="6.568cm" svg:height="0.027cm" svg:x="13.169cm" svg:y="1.861cm" svg:viewBox="0 0 6569 28" draw:points="0,0 6569,0 6569,28 0,28">
          <text:p/>
        </draw:polygon>
        <draw:polygon draw:style-name="gr3" draw:text-style-name="P4" draw:layer="layout" svg:width="0.027cm" svg:height="0.847cm" svg:x="19.71cm" svg:y="1.014cm" svg:viewBox="0 0 28 848" draw:points="0,0 28,0 28,848 0,848">
          <text:p/>
        </draw:polygon>
        <draw:polygon draw:style-name="gr3" draw:text-style-name="P4" draw:layer="layout" svg:width="2.596cm" svg:height="0.027cm" svg:x="10.6cm" svg:y="0.987cm" svg:viewBox="0 0 2597 28" draw:points="0,0 2597,0 2597,28 0,28">
          <text:p/>
        </draw:polygon>
        <draw:polygon draw:style-name="gr3" draw:text-style-name="P4" draw:layer="layout" svg:width="2.596cm" svg:height="0.027cm" svg:x="10.6cm" svg:y="1.861cm" svg:viewBox="0 0 2597 28" draw:points="0,0 2597,0 2597,28 0,28">
          <text:p/>
        </draw:polygon>
        <draw:polygon draw:style-name="gr3" draw:text-style-name="P4" draw:layer="layout" svg:width="0.027cm" svg:height="0.901cm" svg:x="13.169cm" svg:y="0.987cm" svg:viewBox="0 0 28 902" draw:points="0,0 28,0 28,902 0,902">
          <text:p/>
        </draw:polygon>
        <draw:polygon draw:style-name="gr3" draw:text-style-name="P4" draw:layer="layout" svg:width="1.06cm" svg:height="0.027cm" svg:x="9.567cm" svg:y="0.987cm" svg:viewBox="0 0 1061 28" draw:points="0,0 1061,0 1061,28 0,28">
          <text:p/>
        </draw:polygon>
        <draw:polygon draw:style-name="gr3" draw:text-style-name="P4" draw:layer="layout" svg:width="1.06cm" svg:height="0.027cm" svg:x="9.567cm" svg:y="1.861cm" svg:viewBox="0 0 1061 28" draw:points="0,0 1061,0 1061,28 0,28">
          <text:p/>
        </draw:polygon>
        <draw:polygon draw:style-name="gr3" draw:text-style-name="P4" draw:layer="layout" svg:width="0.027cm" svg:height="0.901cm" svg:x="10.6cm" svg:y="0.987cm" svg:viewBox="0 0 28 902" draw:points="0,0 28,0 28,902 0,902">
          <text:p/>
        </draw:polygon>
        <draw:polygon draw:style-name="gr3" draw:text-style-name="P4" draw:layer="layout" svg:width="7.574cm" svg:height="0.027cm" svg:x="2.02cm" svg:y="0.987cm" svg:viewBox="0 0 7575 28" draw:points="0,0 7575,0 7575,28 0,28">
          <text:p/>
        </draw:polygon>
        <draw:polygon draw:style-name="gr3" draw:text-style-name="P4" draw:layer="layout" svg:width="7.574cm" svg:height="0.027cm" svg:x="2.02cm" svg:y="1.861cm" svg:viewBox="0 0 7575 28" draw:points="0,0 7575,0 7575,28 0,28">
          <text:p/>
        </draw:polygon>
        <draw:polygon draw:style-name="gr3" draw:text-style-name="P4" draw:layer="layout" svg:width="0.027cm" svg:height="0.901cm" svg:x="9.567cm" svg:y="0.987cm" svg:viewBox="0 0 28 902" draw:points="0,0 28,0 28,902 0,902">
          <text:p/>
        </draw:polygon>
        <draw:polygon draw:style-name="gr3" draw:text-style-name="P4" draw:layer="layout" svg:width="1.06cm" svg:height="0.027cm" svg:x="0.987cm" svg:y="0.987cm" svg:viewBox="0 0 1061 28" draw:points="0,0 1061,0 1061,28 0,28">
          <text:p/>
        </draw:polygon>
        <draw:polygon draw:style-name="gr3" draw:text-style-name="P4" draw:layer="layout" svg:width="1.06cm" svg:height="0.027cm" svg:x="0.987cm" svg:y="1.861cm" svg:viewBox="0 0 1061 28" draw:points="0,0 1061,0 1061,28 0,28">
          <text:p/>
        </draw:polygon>
        <draw:polygon draw:style-name="gr3" draw:text-style-name="P4" draw:layer="layout" svg:width="0.027cm" svg:height="0.901cm" svg:x="0.987cm" svg:y="0.987cm" svg:viewBox="0 0 28 902" draw:points="0,0 28,0 28,902 0,902">
          <text:p/>
        </draw:polygon>
        <draw:polygon draw:style-name="gr3" draw:text-style-name="P4" draw:layer="layout" svg:width="0.027cm" svg:height="0.901cm" svg:x="2.02cm" svg:y="0.987cm" svg:viewBox="0 0 28 902" draw:points="0,0 28,0 28,902 0,902">
          <text:p/>
        </draw:polygon>
        <draw:polygon draw:style-name="gr3" draw:text-style-name="P4" draw:layer="layout" svg:width="6.568cm" svg:height="0.027cm" svg:x="13.169cm" svg:y="26.966cm" svg:viewBox="0 0 6569 28" draw:points="0,0 6569,0 6569,28 0,28">
          <text:p/>
        </draw:polygon>
        <draw:polygon draw:style-name="gr3" draw:text-style-name="P4" draw:layer="layout" svg:width="2.596cm" svg:height="0.027cm" svg:x="10.6cm" svg:y="26.966cm" svg:viewBox="0 0 2597 28" draw:points="0,0 2597,0 2597,28 0,28">
          <text:p/>
        </draw:polygon>
        <draw:polygon draw:style-name="gr3" draw:text-style-name="P4" draw:layer="layout" svg:width="0.027cm" svg:height="0.901cm" svg:x="13.169cm" svg:y="26.966cm" svg:viewBox="0 0 28 902" draw:points="0,0 28,0 28,902 0,902">
          <text:p/>
        </draw:polygon>
        <draw:polygon draw:style-name="gr3" draw:text-style-name="P4" draw:layer="layout" svg:width="1.06cm" svg:height="0.027cm" svg:x="9.567cm" svg:y="26.966cm" svg:viewBox="0 0 1061 28" draw:points="0,0 1061,0 1061,28 0,28">
          <text:p/>
        </draw:polygon>
        <draw:polygon draw:style-name="gr3" draw:text-style-name="P4" draw:layer="layout" svg:width="0.027cm" svg:height="0.901cm" svg:x="10.6cm" svg:y="26.966cm" svg:viewBox="0 0 28 902" draw:points="0,0 28,0 28,902 0,902">
          <text:p/>
        </draw:polygon>
        <draw:polygon draw:style-name="gr3" draw:text-style-name="P4" draw:layer="layout" svg:width="7.574cm" svg:height="0.027cm" svg:x="2.02cm" svg:y="26.966cm" svg:viewBox="0 0 7575 28" draw:points="0,0 7575,0 7575,28 0,28">
          <text:p/>
        </draw:polygon>
        <draw:polygon draw:style-name="gr3" draw:text-style-name="P4" draw:layer="layout" svg:width="0.027cm" svg:height="0.901cm" svg:x="9.567cm" svg:y="26.966cm" svg:viewBox="0 0 28 902" draw:points="0,0 28,0 28,902 0,902">
          <text:p/>
        </draw:polygon>
        <draw:polygon draw:style-name="gr3" draw:text-style-name="P4" draw:layer="layout" svg:width="1.06cm" svg:height="0.027cm" svg:x="0.987cm" svg:y="26.966cm" svg:viewBox="0 0 1061 28" draw:points="0,0 1061,0 1061,28 0,28">
          <text:p/>
        </draw:polygon>
        <draw:polygon draw:style-name="gr3" draw:text-style-name="P4" draw:layer="layout" svg:width="0.027cm" svg:height="0.901cm" svg:x="0.987cm" svg:y="26.966cm" svg:viewBox="0 0 28 902" draw:points="0,0 28,0 28,902 0,902">
          <text:p/>
        </draw:polygon>
        <draw:polygon draw:style-name="gr3" draw:text-style-name="P4" draw:layer="layout" svg:width="0.027cm" svg:height="0.901cm" svg:x="2.02cm" svg:y="26.966cm" svg:viewBox="0 0 28 902" draw:points="0,0 28,0 28,902 0,902">
          <text:p/>
        </draw:polygon>
        <draw:frame draw:style-name="gr4" draw:text-style-name="P5" draw:layer="layout" svg:width="0.317cm" svg:height="0.374cm" svg:x="1.47cm" svg:y="1.249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2.051cm" svg:height="0.374cm" svg:x="4.338cm" svg:y="1.249cm">
          <draw:text-box>
            <text:p text:style-name="P2"><text:span text:style-name="T3">Co</text:span><text:span text:style-name="T3">m</text:span><text:span text:style-name="T3">po</text:span><text:span text:style-name="T3">ne</text:span><text:span text:style-name="T3">nt</text:span></text:p>
          </draw:text-box>
        </draw:frame>
        <draw:frame draw:style-name="gr4" draw:text-style-name="P5" draw:layer="layout" svg:width="0.671cm" svg:height="0.374cm" svg:x="9.709cm" svg:y="1.264cm">
          <draw:text-box>
            <text:p text:style-name="P2"><text:span text:style-name="T3">Re</text:span><text:span text:style-name="T3">v</text:span></text:p>
          </draw:text-box>
        </draw:frame>
        <draw:frame draw:style-name="gr4" draw:text-style-name="P5" draw:layer="layout" svg:width="1.56cm" svg:height="0.374cm" svg:x="10.952cm" svg:y="1.249cm">
          <draw:text-box>
            <text:p text:style-name="P2"><text:span text:style-name="T3">Qu</text:span><text:span text:style-name="T3">an</text:span><text:span text:style-name="T3">tit</text:span><text:span text:style-name="T3">y</text:span></text:p>
          </draw:text-box>
        </draw:frame>
        <draw:frame draw:style-name="gr4" draw:text-style-name="P5" draw:layer="layout" svg:width="1.467cm" svg:height="0.374cm" svg:x="15.609cm" svg:y="1.249cm">
          <draw:text-box>
            <text:p text:style-name="P2"><text:span text:style-name="T3">Ma</text:span><text:span text:style-name="T3">rki</text:span><text:span text:style-name="T3">ng</text:span></text:p>
          </draw:text-box>
        </draw:frame>
        <draw:frame draw:style-name="gr2" draw:text-style-name="P3" draw:layer="layout" svg:width="0.451cm" svg:height="0.412cm" svg:x="1.12cm" svg:y="1.931cm">
          <draw:text-box>
            <text:p text:style-name="P2"><text:span text:style-name="T1">42</text:span></text:p>
          </draw:text-box>
        </draw:frame>
        <draw:frame draw:style-name="gr2" draw:text-style-name="P3" draw:layer="layout" svg:width="5.4cm" svg:height="0.412cm" svg:x="2.153cm" svg:y="1.931cm">
          <draw:text-box>
            <text:p text:style-name="P2"><text:span text:style-name="T1">SM</text:span><text:span text:style-name="T1">D </text:span><text:span text:style-name="T1">IN</text:span><text:span text:style-name="T1">D </text:span><text:span text:style-name="T1">04</text:span><text:span text:style-name="T1">02 </text:span><text:span text:style-name="T1">3.</text:span><text:span text:style-name="T1">3 </text:span><text:span text:style-name="T1">nH </text:span><text:span text:style-name="T1">+-</text:span><text:span text:style-name="T1">0.</text:span><text:span text:style-name="T1">3n</text:span><text:span text:style-name="T1">H</text:span></text:p>
          </draw:text-box>
        </draw:frame>
        <draw:frame draw:style-name="gr2" draw:text-style-name="P3" draw:layer="layout" svg:width="0.352cm" svg:height="0.412cm" svg:x="9.7cm" svg:y="1.93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1.931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645cm" svg:height="0.412cm" svg:x="13.302cm" svg:y="1.931cm">
          <draw:text-box>
            <text:p text:style-name="P2"><text:span text:style-name="T1">L1</text:span><text:span text:style-name="T1">3</text:span></text:p>
          </draw:text-box>
        </draw:frame>
        <draw:frame draw:style-name="gr2" draw:text-style-name="P3" draw:layer="layout" svg:width="0.451cm" svg:height="0.412cm" svg:x="1.12cm" svg:y="2.461cm">
          <draw:text-box>
            <text:p text:style-name="P2"><text:span text:style-name="T1">43</text:span></text:p>
          </draw:text-box>
        </draw:frame>
        <draw:frame draw:style-name="gr2" draw:text-style-name="P3" draw:layer="layout" svg:width="5.874cm" svg:height="0.412cm" svg:x="2.153cm" svg:y="2.461cm">
          <draw:text-box>
            <text:p text:style-name="P2"><text:span text:style-name="T1">SM</text:span><text:span text:style-name="T1">D </text:span><text:span text:style-name="T1">IN</text:span><text:span text:style-name="T1">D </text:span><text:span text:style-name="T1">08</text:span><text:span text:style-name="T1">05 </text:span><text:span text:style-name="T1">60</text:span><text:span text:style-name="T1">0 </text:span><text:span text:style-name="T1">OH</text:span><text:span text:style-name="T1">M </text:span><text:span text:style-name="T1">2A </text:span><text:span text:style-name="T1">HI</text:span><text:span text:style-name="T1">GH</text:span></text:p>
          </draw:text-box>
        </draw:frame>
        <draw:frame draw:style-name="gr2" draw:text-style-name="P3" draw:layer="layout" svg:width="1.695cm" svg:height="0.412cm" svg:x="2.153cm" svg:y="2.858cm">
          <draw:text-box>
            <text:p text:style-name="P2"><text:span text:style-name="T1">CU</text:span><text:span text:style-name="T1">RR</text:span><text:span text:style-name="T1">EN</text:span><text:span text:style-name="T1">T</text:span></text:p>
          </draw:text-box>
        </draw:frame>
        <draw:frame draw:style-name="gr2" draw:text-style-name="P3" draw:layer="layout" svg:width="0.352cm" svg:height="0.412cm" svg:x="9.7cm" svg:y="2.46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895cm" svg:height="0.412cm" svg:x="10.83cm" svg:y="2.461cm">
          <draw:text-box>
            <text:p text:style-name="P2"><text:span text:style-name="T1">10 </text:span><text:span text:style-name="T1">р.</text:span></text:p>
          </draw:text-box>
        </draw:frame>
        <draw:frame draw:style-name="gr2" draw:text-style-name="P3" draw:layer="layout" svg:width="6.627cm" svg:height="0.412cm" svg:x="13.302cm" svg:y="2.461cm">
          <draw:text-box>
            <text:p text:style-name="P2"><text:span text:style-name="T1">L1,</text:span><text:span text:style-name="T1">L2, </text:span><text:span text:style-name="T1">L3, </text:span><text:span text:style-name="T1">L5,</text:span><text:span text:style-name="T1">L6, </text:span><text:span text:style-name="T1">L8, </text:span><text:span text:style-name="T1">L9, </text:span><text:span text:style-name="T1">L1</text:span><text:span text:style-name="T1">0, </text:span><text:span text:style-name="T1">L1</text:span><text:span text:style-name="T1">2, </text:span><text:span text:style-name="T1">L2</text:span><text:span text:style-name="T1">1</text:span></text:p>
          </draw:text-box>
        </draw:frame>
        <draw:frame draw:style-name="gr2" draw:text-style-name="P3" draw:layer="layout" svg:width="0.451cm" svg:height="0.412cm" svg:x="1.12cm" svg:y="3.388cm">
          <draw:text-box>
            <text:p text:style-name="P2"><text:span text:style-name="T1">44</text:span></text:p>
          </draw:text-box>
        </draw:frame>
        <draw:frame draw:style-name="gr2" draw:text-style-name="P3" draw:layer="layout" svg:width="7.101cm" svg:height="0.412cm" svg:x="2.153cm" svg:y="3.388cm">
          <draw:text-box>
            <text:p text:style-name="P2"><text:span text:style-name="T1">SM</text:span><text:span text:style-name="T1">D </text:span><text:span text:style-name="T1">IN</text:span><text:span text:style-name="T1">D </text:span><text:span text:style-name="T1">16</text:span><text:span text:style-name="T1">08</text:span><text:span text:style-name="T1">08</text:span><text:span text:style-name="T1">-</text:span><text:span text:style-name="T1">60</text:span><text:span text:style-name="T1">1 </text:span><text:span text:style-name="T1">06</text:span><text:span text:style-name="T1">03 </text:span><text:span text:style-name="T1">60</text:span><text:span text:style-name="T1">0 </text:span><text:span text:style-name="T1">OH</text:span><text:span text:style-name="T1">M </text:span><text:span text:style-name="T1">FB</text:span></text:p>
          </draw:text-box>
        </draw:frame>
        <draw:frame draw:style-name="gr2" draw:text-style-name="P3" draw:layer="layout" svg:width="1.259cm" svg:height="0.412cm" svg:x="2.153cm" svg:y="3.785cm">
          <draw:text-box>
            <text:p text:style-name="P2"><text:span text:style-name="T1">20</text:span><text:span text:style-name="T1">0</text:span><text:span text:style-name="T1">m</text:span><text:span text:style-name="T1">A</text:span></text:p>
          </draw:text-box>
        </draw:frame>
        <draw:frame draw:style-name="gr2" draw:text-style-name="P3" draw:layer="layout" svg:width="0.352cm" svg:height="0.412cm" svg:x="9.7cm" svg:y="3.38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3.388cm">
          <draw:text-box>
            <text:p text:style-name="P2"><text:span text:style-name="T1">6 </text:span><text:span text:style-name="T1">р.</text:span></text:p>
          </draw:text-box>
        </draw:frame>
        <draw:frame draw:style-name="gr2" draw:text-style-name="P3" draw:layer="layout" svg:width="2.233cm" svg:height="0.412cm" svg:x="13.302cm" svg:y="3.388cm">
          <draw:text-box>
            <text:p text:style-name="P2"><text:span text:style-name="T1">L4, </text:span><text:span text:style-name="T1">FB</text:span><text:span text:style-name="T1">1--</text:span><text:span text:style-name="T1">FB</text:span><text:span text:style-name="T1">5</text:span></text:p>
          </draw:text-box>
        </draw:frame>
        <draw:frame draw:style-name="gr2" draw:text-style-name="P3" draw:layer="layout" svg:width="0.451cm" svg:height="0.412cm" svg:x="1.12cm" svg:y="4.315cm">
          <draw:text-box>
            <text:p text:style-name="P2"><text:span text:style-name="T1">45</text:span></text:p>
          </draw:text-box>
        </draw:frame>
        <draw:frame draw:style-name="gr2" draw:text-style-name="P3" draw:layer="layout" svg:width="6.03cm" svg:height="0.412cm" svg:x="2.153cm" svg:y="4.315cm">
          <draw:text-box>
            <text:p text:style-name="P2"><text:span text:style-name="T1">SM</text:span><text:span text:style-name="T1">D </text:span><text:span text:style-name="T1">IN</text:span><text:span text:style-name="T1">D </text:span><text:span text:style-name="T1">HS</text:span><text:span text:style-name="T1">M</text:span><text:span text:style-name="T1">RH</text:span><text:span text:style-name="T1">10</text:span><text:span text:style-name="T1">3R</text:span><text:span text:style-name="T1">2R</text:span><text:span text:style-name="T1">5M </text:span><text:span text:style-name="T1">2.</text:span><text:span text:style-name="T1">5u</text:span><text:span text:style-name="T1">H</text:span></text:p>
          </draw:text-box>
        </draw:frame>
        <draw:frame draw:style-name="gr2" draw:text-style-name="P3" draw:layer="layout" svg:width="0.352cm" svg:height="0.412cm" svg:x="9.7cm" svg:y="4.3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4.315cm">
          <draw:text-box>
            <text:p text:style-name="P2"><text:span text:style-name="T1">2 </text:span><text:span text:style-name="T1">р.</text:span></text:p>
          </draw:text-box>
        </draw:frame>
        <draw:frame draw:style-name="gr2" draw:text-style-name="P3" draw:layer="layout" svg:width="1.509cm" svg:height="0.412cm" svg:x="13.302cm" svg:y="4.315cm">
          <draw:text-box>
            <text:p text:style-name="P2"><text:span text:style-name="T1">L1</text:span><text:span text:style-name="T1">1, </text:span><text:span text:style-name="T1">L1</text:span><text:span text:style-name="T1">6</text:span></text:p>
          </draw:text-box>
        </draw:frame>
        <draw:frame draw:style-name="gr2" draw:text-style-name="P3" draw:layer="layout" svg:width="0.451cm" svg:height="0.412cm" svg:x="1.12cm" svg:y="4.844cm">
          <draw:text-box>
            <text:p text:style-name="P2"><text:span text:style-name="T1">46</text:span></text:p>
          </draw:text-box>
        </draw:frame>
        <draw:frame draw:style-name="gr2" draw:text-style-name="P3" draw:layer="layout" svg:width="6.276cm" svg:height="0.412cm" svg:x="2.153cm" svg:y="4.844cm">
          <draw:text-box>
            <text:p text:style-name="P2"><text:span text:style-name="T1">SM</text:span><text:span text:style-name="T1">D </text:span><text:span text:style-name="T1">IN</text:span><text:span text:style-name="T1">D </text:span><text:span text:style-name="T1">S</text:span><text:span text:style-name="T1">W</text:span><text:span text:style-name="T1">PA</text:span><text:span text:style-name="T1">30</text:span><text:span text:style-name="T1">15</text:span><text:span text:style-name="T1">S1</text:span><text:span text:style-name="T1">R5</text:span><text:span text:style-name="T1">NT </text:span><text:span text:style-name="T1">1.</text:span><text:span text:style-name="T1">5 </text:span><text:span text:style-name="T1">UH</text:span></text:p>
          </draw:text-box>
        </draw:frame>
        <draw:frame draw:style-name="gr2" draw:text-style-name="P3" draw:layer="layout" svg:width="0.352cm" svg:height="0.412cm" svg:x="9.7cm" svg:y="4.84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4.844cm">
          <draw:text-box>
            <text:p text:style-name="P2"><text:span text:style-name="T1">3 </text:span><text:span text:style-name="T1">р.</text:span></text:p>
          </draw:text-box>
        </draw:frame>
        <draw:frame draw:style-name="gr2" draw:text-style-name="P3" draw:layer="layout" svg:width="2.373cm" svg:height="0.412cm" svg:x="13.302cm" svg:y="4.844cm">
          <draw:text-box>
            <text:p text:style-name="P2"><text:span text:style-name="T1">L1</text:span><text:span text:style-name="T1">4, </text:span><text:span text:style-name="T1">L1</text:span><text:span text:style-name="T1">9, </text:span><text:span text:style-name="T1">L2</text:span><text:span text:style-name="T1">0</text:span></text:p>
          </draw:text-box>
        </draw:frame>
        <draw:frame draw:style-name="gr2" draw:text-style-name="P3" draw:layer="layout" svg:width="0.451cm" svg:height="0.412cm" svg:x="1.12cm" svg:y="5.374cm">
          <draw:text-box>
            <text:p text:style-name="P2"><text:span text:style-name="T1">47</text:span></text:p>
          </draw:text-box>
        </draw:frame>
        <draw:frame draw:style-name="gr2" draw:text-style-name="P3" draw:layer="layout" svg:width="6.276cm" svg:height="0.412cm" svg:x="2.153cm" svg:y="5.374cm">
          <draw:text-box>
            <text:p text:style-name="P2"><text:span text:style-name="T1">SM</text:span><text:span text:style-name="T1">D </text:span><text:span text:style-name="T1">IN</text:span><text:span text:style-name="T1">D </text:span><text:span text:style-name="T1">S</text:span><text:span text:style-name="T1">W</text:span><text:span text:style-name="T1">PA</text:span><text:span text:style-name="T1">40</text:span><text:span text:style-name="T1">18</text:span><text:span text:style-name="T1">S1</text:span><text:span text:style-name="T1">R5</text:span><text:span text:style-name="T1">NT </text:span><text:span text:style-name="T1">1.</text:span><text:span text:style-name="T1">5 </text:span><text:span text:style-name="T1">UH</text:span></text:p>
          </draw:text-box>
        </draw:frame>
        <draw:frame draw:style-name="gr2" draw:text-style-name="P3" draw:layer="layout" svg:width="0.352cm" svg:height="0.412cm" svg:x="9.7cm" svg:y="5.37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5.374cm">
          <draw:text-box>
            <text:p text:style-name="P2"><text:span text:style-name="T1">3 </text:span><text:span text:style-name="T1">р.</text:span></text:p>
          </draw:text-box>
        </draw:frame>
        <draw:frame draw:style-name="gr2" draw:text-style-name="P3" draw:layer="layout" svg:width="2.373cm" svg:height="0.412cm" svg:x="13.302cm" svg:y="5.374cm">
          <draw:text-box>
            <text:p text:style-name="P2"><text:span text:style-name="T1">L1</text:span><text:span text:style-name="T1">5, </text:span><text:span text:style-name="T1">L1</text:span><text:span text:style-name="T1">7, </text:span><text:span text:style-name="T1">L1</text:span><text:span text:style-name="T1">8</text:span></text:p>
          </draw:text-box>
        </draw:frame>
        <draw:frame draw:style-name="gr2" draw:text-style-name="P3" draw:layer="layout" svg:width="0.451cm" svg:height="0.412cm" svg:x="1.12cm" svg:y="5.904cm">
          <draw:text-box>
            <text:p text:style-name="P2"><text:span text:style-name="T1">48</text:span></text:p>
          </draw:text-box>
        </draw:frame>
        <draw:frame draw:style-name="gr2" draw:text-style-name="P3" draw:layer="layout" svg:width="5.641cm" svg:height="0.412cm" svg:x="2.153cm" svg:y="5.904cm">
          <draw:text-box>
            <text:p text:style-name="P2"><text:span text:style-name="T1">SM</text:span><text:span text:style-name="T1">D </text:span><text:span text:style-name="T1">LE</text:span><text:span text:style-name="T1">D </text:span><text:span text:style-name="T1">06</text:span><text:span text:style-name="T1">03 </text:span><text:span text:style-name="T1">GR</text:span><text:span text:style-name="T1">EE</text:span><text:span text:style-name="T1">N </text:span><text:span text:style-name="T1">30</text:span><text:span text:style-name="T1">0 </text:span><text:span text:style-name="T1">m</text:span><text:span text:style-name="T1">Cd</text:span></text:p>
          </draw:text-box>
        </draw:frame>
        <draw:frame draw:style-name="gr2" draw:text-style-name="P3" draw:layer="layout" svg:width="0.352cm" svg:height="0.412cm" svg:x="9.7cm" svg:y="5.90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5.904cm">
          <draw:text-box>
            <text:p text:style-name="P2"><text:span text:style-name="T1">3 </text:span><text:span text:style-name="T1">р.</text:span></text:p>
          </draw:text-box>
        </draw:frame>
        <draw:frame draw:style-name="gr2" draw:text-style-name="P3" draw:layer="layout" svg:width="3.977cm" svg:height="0.412cm" svg:x="13.302cm" svg:y="5.904cm">
          <draw:text-box>
            <text:p text:style-name="P2"><text:span text:style-name="T1">LE</text:span><text:span text:style-name="T1">D1</text:span><text:span text:style-name="T1">, </text:span><text:span text:style-name="T1">LE</text:span><text:span text:style-name="T1">D2</text:span><text:span text:style-name="T1">, </text:span><text:span text:style-name="T1">P</text:span><text:span text:style-name="T1">W</text:span><text:span text:style-name="T1">RL</text:span><text:span text:style-name="T1">ED</text:span><text:span text:style-name="T1">1</text:span></text:p>
          </draw:text-box>
        </draw:frame>
        <draw:frame draw:style-name="gr2" draw:text-style-name="P3" draw:layer="layout" svg:width="0.451cm" svg:height="0.412cm" svg:x="1.12cm" svg:y="6.433cm">
          <draw:text-box>
            <text:p text:style-name="P2"><text:span text:style-name="T1">49</text:span></text:p>
          </draw:text-box>
        </draw:frame>
        <draw:frame draw:style-name="gr2" draw:text-style-name="P3" draw:layer="layout" svg:width="5.158cm" svg:height="0.412cm" svg:x="2.153cm" svg:y="6.433cm">
          <draw:text-box>
            <text:p text:style-name="P2"><text:span text:style-name="T1">SM</text:span><text:span text:style-name="T1">D </text:span><text:span text:style-name="T1">LE</text:span><text:span text:style-name="T1">D </text:span><text:span text:style-name="T1">06</text:span><text:span text:style-name="T1">03 </text:span><text:span text:style-name="T1">RE</text:span><text:span text:style-name="T1">D </text:span><text:span text:style-name="T1">30</text:span><text:span text:style-name="T1">0 </text:span><text:span text:style-name="T1">m</text:span><text:span text:style-name="T1">Cd</text:span></text:p>
          </draw:text-box>
        </draw:frame>
        <draw:frame draw:style-name="gr2" draw:text-style-name="P3" draw:layer="layout" svg:width="0.352cm" svg:height="0.412cm" svg:x="9.7cm" svg:y="6.4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6.433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1.801cm" svg:height="0.412cm" svg:x="13.302cm" svg:y="6.433cm">
          <draw:text-box>
            <text:p text:style-name="P2"><text:span text:style-name="T1"><text:s/></text:span><text:span text:style-name="T1">CH</text:span><text:span text:style-name="T1">GL</text:span><text:span text:style-name="T1">ED</text:span><text:span text:style-name="T1">1</text:span></text:p>
          </draw:text-box>
        </draw:frame>
        <draw:frame draw:style-name="gr2" draw:text-style-name="P3" draw:layer="layout" svg:width="0.451cm" svg:height="0.412cm" svg:x="1.12cm" svg:y="6.963cm">
          <draw:text-box>
            <text:p text:style-name="P2"><text:span text:style-name="T1">50</text:span></text:p>
          </draw:text-box>
        </draw:frame>
        <draw:frame draw:style-name="gr2" draw:text-style-name="P3" draw:layer="layout" svg:width="7.423cm" svg:height="0.412cm" svg:x="2.153cm" svg:y="6.963cm">
          <draw:text-box>
            <text:p text:style-name="P2"><text:span text:style-name="T1">SM</text:span><text:span text:style-name="T1">D </text:span><text:span text:style-name="T1">QU</text:span><text:span text:style-name="T1">AR</text:span><text:span text:style-name="T1">TZ </text:span><text:span text:style-name="T1">3.</text:span><text:span text:style-name="T1">2 х </text:span><text:span text:style-name="T1">2.</text:span><text:span text:style-name="T1">5 </text:span><text:span text:style-name="T1">мм </text:span><text:span text:style-name="T1">27 </text:span><text:span text:style-name="T1">Mh</text:span><text:span text:style-name="T1">z </text:span><text:span text:style-name="T1">20</text:span><text:span text:style-name="T1">pp</text:span><text:span text:style-name="T1">m</text:span></text:p>
          </draw:text-box>
        </draw:frame>
        <draw:frame draw:style-name="gr2" draw:text-style-name="P3" draw:layer="layout" svg:width="1.437cm" svg:height="0.412cm" svg:x="2.153cm" svg:y="7.36cm">
          <draw:text-box>
            <text:p text:style-name="P2"><text:span text:style-name="T1">18</text:span><text:span text:style-name="T1">pF </text:span><text:span text:style-name="T1">4p</text:span></text:p>
          </draw:text-box>
        </draw:frame>
        <draw:frame draw:style-name="gr2" draw:text-style-name="P3" draw:layer="layout" svg:width="0.352cm" svg:height="0.412cm" svg:x="9.7cm" svg:y="6.96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6.963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502cm" svg:height="0.412cm" svg:x="13.302cm" svg:y="6.963cm">
          <draw:text-box>
            <text:p text:style-name="P2"><text:span text:style-name="T1">Q4</text:span></text:p>
          </draw:text-box>
        </draw:frame>
        <draw:frame draw:style-name="gr2" draw:text-style-name="P3" draw:layer="layout" svg:width="0.451cm" svg:height="0.412cm" svg:x="1.12cm" svg:y="7.89cm">
          <draw:text-box>
            <text:p text:style-name="P2"><text:span text:style-name="T1">51</text:span></text:p>
          </draw:text-box>
        </draw:frame>
        <draw:frame draw:style-name="gr2" draw:text-style-name="P3" draw:layer="layout" svg:width="7.542cm" svg:height="0.412cm" svg:x="2.153cm" svg:y="7.89cm">
          <draw:text-box>
            <text:p text:style-name="P2"><text:span text:style-name="T1">SM</text:span><text:span text:style-name="T1">D </text:span><text:span text:style-name="T1">QU</text:span><text:span text:style-name="T1">AR</text:span><text:span text:style-name="T1">TZ </text:span><text:span text:style-name="T1">32</text:span><text:span text:style-name="T1">.7</text:span><text:span text:style-name="T1">68 </text:span><text:span text:style-name="T1">kH</text:span><text:span text:style-name="T1">z </text:span><text:span text:style-name="T1">SM</text:span><text:span text:style-name="T1">D8</text:span><text:span text:style-name="T1">03</text:span><text:span text:style-name="T1">8 </text:span><text:span text:style-name="T1">12</text:span><text:span text:style-name="T1">.5</text:span><text:span text:style-name="T1">pf</text:span></text:p>
          </draw:text-box>
        </draw:frame>
        <draw:frame draw:style-name="gr2" draw:text-style-name="P3" draw:layer="layout" svg:width="0.352cm" svg:height="0.412cm" svg:x="9.7cm" svg:y="7.8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7.89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502cm" svg:height="0.412cm" svg:x="13.302cm" svg:y="7.89cm">
          <draw:text-box>
            <text:p text:style-name="P2"><text:span text:style-name="T1">Q2</text:span></text:p>
          </draw:text-box>
        </draw:frame>
        <draw:frame draw:style-name="gr2" draw:text-style-name="P3" draw:layer="layout" svg:width="0.451cm" svg:height="0.412cm" svg:x="1.12cm" svg:y="8.419cm">
          <draw:text-box>
            <text:p text:style-name="P2"><text:span text:style-name="T1">52</text:span></text:p>
          </draw:text-box>
        </draw:frame>
        <draw:frame draw:style-name="gr2" draw:text-style-name="P3" draw:layer="layout" svg:width="6.97cm" svg:height="0.412cm" svg:x="2.153cm" svg:y="8.419cm">
          <draw:text-box>
            <text:p text:style-name="P2"><text:span text:style-name="T1">SM</text:span><text:span text:style-name="T1">D </text:span><text:span text:style-name="T1">QU</text:span><text:span text:style-name="T1">AR</text:span><text:span text:style-name="T1">TZ </text:span><text:span text:style-name="T1">SM</text:span><text:span text:style-name="T1">D3</text:span><text:span text:style-name="T1">22</text:span><text:span text:style-name="T1">5 </text:span><text:span text:style-name="T1">12 </text:span><text:span text:style-name="T1">M</text:span><text:span text:style-name="T1">Hz </text:span><text:span text:style-name="T1">10</text:span><text:span text:style-name="T1">pp</text:span><text:span text:style-name="T1">m</text:span></text:p>
          </draw:text-box>
        </draw:frame>
        <draw:frame draw:style-name="gr2" draw:text-style-name="P3" draw:layer="layout" svg:width="0.878cm" svg:height="0.412cm" svg:x="2.153cm" svg:y="8.817cm">
          <draw:text-box>
            <text:p text:style-name="P2"><text:span text:style-name="T1">20</text:span><text:span text:style-name="T1">pF</text:span></text:p>
          </draw:text-box>
        </draw:frame>
        <draw:frame draw:style-name="gr2" draw:text-style-name="P3" draw:layer="layout" svg:width="0.352cm" svg:height="0.412cm" svg:x="9.7cm" svg:y="8.41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8.419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502cm" svg:height="0.412cm" svg:x="13.302cm" svg:y="8.419cm">
          <draw:text-box>
            <text:p text:style-name="P2"><text:span text:style-name="T1">Q1</text:span></text:p>
          </draw:text-box>
        </draw:frame>
        <draw:frame draw:style-name="gr2" draw:text-style-name="P3" draw:layer="layout" svg:width="0.451cm" svg:height="0.412cm" svg:x="1.12cm" svg:y="9.346cm">
          <draw:text-box>
            <text:p text:style-name="P2"><text:span text:style-name="T1">53</text:span></text:p>
          </draw:text-box>
        </draw:frame>
        <draw:frame draw:style-name="gr2" draw:text-style-name="P3" draw:layer="layout" svg:width="7.516cm" svg:height="0.412cm" svg:x="2.153cm" svg:y="9.346cm">
          <draw:text-box>
            <text:p text:style-name="P2"><text:span text:style-name="T1">SM</text:span><text:span text:style-name="T1">D </text:span><text:span text:style-name="T1">QU</text:span><text:span text:style-name="T1">AR</text:span><text:span text:style-name="T1">TZ </text:span><text:span text:style-name="T1">SM</text:span><text:span text:style-name="T1">D5</text:span><text:span text:style-name="T1">03</text:span><text:span text:style-name="T1">2 </text:span><text:span text:style-name="T1">2P </text:span><text:span text:style-name="T1">24 </text:span><text:span text:style-name="T1">M</text:span><text:span text:style-name="T1">Hz </text:span><text:span text:style-name="T1">20</text:span><text:span text:style-name="T1">pp</text:span><text:span text:style-name="T1">m</text:span></text:p>
          </draw:text-box>
        </draw:frame>
        <draw:frame draw:style-name="gr2" draw:text-style-name="P3" draw:layer="layout" svg:width="0.878cm" svg:height="0.412cm" svg:x="2.153cm" svg:y="9.744cm">
          <draw:text-box>
            <text:p text:style-name="P2"><text:span text:style-name="T1">20</text:span><text:span text:style-name="T1">pF</text:span></text:p>
          </draw:text-box>
        </draw:frame>
        <draw:frame draw:style-name="gr2" draw:text-style-name="P3" draw:layer="layout" svg:width="0.352cm" svg:height="0.412cm" svg:x="9.7cm" svg:y="9.34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9.346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502cm" svg:height="0.412cm" svg:x="13.302cm" svg:y="9.346cm">
          <draw:text-box>
            <text:p text:style-name="P2"><text:span text:style-name="T1">Q3</text:span></text:p>
          </draw:text-box>
        </draw:frame>
        <draw:frame draw:style-name="gr2" draw:text-style-name="P3" draw:layer="layout" svg:width="0.451cm" svg:height="0.412cm" svg:x="1.12cm" svg:y="10.273cm">
          <draw:text-box>
            <text:p text:style-name="P2"><text:span text:style-name="T1">54</text:span></text:p>
          </draw:text-box>
        </draw:frame>
        <draw:frame draw:style-name="gr2" draw:text-style-name="P3" draw:layer="layout" svg:width="3.952cm" svg:height="0.412cm" svg:x="2.153cm" svg:y="10.273cm">
          <draw:text-box>
            <text:p text:style-name="P2"><text:span text:style-name="T1">SM</text:span><text:span text:style-name="T1">D </text:span><text:span text:style-name="T1">RE</text:span><text:span text:style-name="T1">S </text:span><text:span text:style-name="T1">04</text:span><text:span text:style-name="T1">02 </text:span><text:span text:style-name="T1">1 </text:span><text:span text:style-name="T1">K </text:span><text:span text:style-name="T1">5</text:span><text:span text:style-name="T1">%</text:span></text:p>
          </draw:text-box>
        </draw:frame>
        <draw:frame draw:style-name="gr2" draw:text-style-name="P3" draw:layer="layout" svg:width="0.352cm" svg:height="0.412cm" svg:x="9.7cm" svg:y="10.27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10.273cm">
          <draw:text-box>
            <text:p text:style-name="P2"><text:span text:style-name="T1">7 </text:span><text:span text:style-name="T1">р.</text:span></text:p>
          </draw:text-box>
        </draw:frame>
        <draw:frame draw:style-name="gr2" draw:text-style-name="P3" draw:layer="layout" svg:width="6.183cm" svg:height="0.412cm" svg:x="13.302cm" svg:y="10.273cm">
          <draw:text-box>
            <text:p text:style-name="P2"><text:span text:style-name="T1">R2</text:span><text:span text:style-name="T1">2, </text:span><text:span text:style-name="T1">R2</text:span><text:span text:style-name="T1">5, </text:span><text:span text:style-name="T1">R2</text:span><text:span text:style-name="T1">8, </text:span><text:span text:style-name="T1">R6</text:span><text:span text:style-name="T1">4, </text:span><text:span text:style-name="T1">R8</text:span><text:span text:style-name="T1">6, </text:span><text:span text:style-name="T1">R8</text:span><text:span text:style-name="T1">9, </text:span><text:span text:style-name="T1">R9</text:span><text:span text:style-name="T1">2</text:span></text:p>
          </draw:text-box>
        </draw:frame>
        <draw:frame draw:style-name="gr2" draw:text-style-name="P3" draw:layer="layout" svg:width="0.451cm" svg:height="0.412cm" svg:x="1.12cm" svg:y="10.803cm">
          <draw:text-box>
            <text:p text:style-name="P2"><text:span text:style-name="T1">55</text:span></text:p>
          </draw:text-box>
        </draw:frame>
        <draw:frame draw:style-name="gr2" draw:text-style-name="P3" draw:layer="layout" svg:width="4.028cm" svg:height="0.412cm" svg:x="2.153cm" svg:y="10.803cm">
          <draw:text-box>
            <text:p text:style-name="P2"><text:span text:style-name="T1">SM</text:span><text:span text:style-name="T1">D </text:span><text:span text:style-name="T1">RE</text:span><text:span text:style-name="T1">S </text:span><text:span text:style-name="T1">04</text:span><text:span text:style-name="T1">02 </text:span><text:span text:style-name="T1">1 </text:span><text:span text:style-name="T1">M </text:span><text:span text:style-name="T1">5</text:span><text:span text:style-name="T1">%</text:span></text:p>
          </draw:text-box>
        </draw:frame>
        <draw:frame draw:style-name="gr2" draw:text-style-name="P3" draw:layer="layout" svg:width="0.352cm" svg:height="0.412cm" svg:x="9.7cm" svg:y="10.80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10.803cm">
          <draw:text-box>
            <text:p text:style-name="P2"><text:span text:style-name="T1">2 </text:span><text:span text:style-name="T1">р.</text:span></text:p>
          </draw:text-box>
        </draw:frame>
        <draw:frame draw:style-name="gr2" draw:text-style-name="P3" draw:layer="layout" svg:width="1.501cm" svg:height="0.412cm" svg:x="13.302cm" svg:y="10.803cm">
          <draw:text-box>
            <text:p text:style-name="P2"><text:span text:style-name="T1">R1</text:span><text:span text:style-name="T1">8,</text:span><text:span text:style-name="T1">R3</text:span><text:span text:style-name="T1">2</text:span></text:p>
          </draw:text-box>
        </draw:frame>
        <draw:frame draw:style-name="gr2" draw:text-style-name="P3" draw:layer="layout" svg:width="0.451cm" svg:height="0.412cm" svg:x="1.12cm" svg:y="11.332cm">
          <draw:text-box>
            <text:p text:style-name="P2"><text:span text:style-name="T1">56</text:span></text:p>
          </draw:text-box>
        </draw:frame>
        <draw:frame draw:style-name="gr2" draw:text-style-name="P3" draw:layer="layout" svg:width="4.286cm" svg:height="0.412cm" svg:x="2.153cm" svg:y="11.332cm">
          <draw:text-box>
            <text:p text:style-name="P2"><text:span text:style-name="T1">SM</text:span><text:span text:style-name="T1">D </text:span><text:span text:style-name="T1">RE</text:span><text:span text:style-name="T1">S </text:span><text:span text:style-name="T1">04</text:span><text:span text:style-name="T1">02 </text:span><text:span text:style-name="T1">1.</text:span><text:span text:style-name="T1">1 </text:span><text:span text:style-name="T1">K </text:span><text:span text:style-name="T1">1</text:span><text:span text:style-name="T1">%</text:span></text:p>
          </draw:text-box>
        </draw:frame>
        <draw:frame draw:style-name="gr2" draw:text-style-name="P3" draw:layer="layout" svg:width="0.352cm" svg:height="0.412cm" svg:x="9.7cm" svg:y="11.33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11.332cm">
          <draw:text-box>
            <text:p text:style-name="P2"><text:span text:style-name="T1">2 </text:span><text:span text:style-name="T1">р.</text:span></text:p>
          </draw:text-box>
        </draw:frame>
        <draw:frame draw:style-name="gr2" draw:text-style-name="P3" draw:layer="layout" svg:width="1.611cm" svg:height="0.412cm" svg:x="13.302cm" svg:y="11.332cm">
          <draw:text-box>
            <text:p text:style-name="P2"><text:span text:style-name="T1">R2</text:span><text:span text:style-name="T1">0, </text:span><text:span text:style-name="T1">R8</text:span><text:span text:style-name="T1">1</text:span></text:p>
          </draw:text-box>
        </draw:frame>
        <draw:frame draw:style-name="gr2" draw:text-style-name="P3" draw:layer="layout" svg:width="0.451cm" svg:height="0.412cm" svg:x="1.12cm" svg:y="11.862cm">
          <draw:text-box>
            <text:p text:style-name="P2"><text:span text:style-name="T1">57</text:span></text:p>
          </draw:text-box>
        </draw:frame>
        <draw:frame draw:style-name="gr2" draw:text-style-name="P3" draw:layer="layout" svg:width="4.286cm" svg:height="0.412cm" svg:x="2.153cm" svg:y="11.862cm">
          <draw:text-box>
            <text:p text:style-name="P2"><text:span text:style-name="T1">SM</text:span><text:span text:style-name="T1">D </text:span><text:span text:style-name="T1">RE</text:span><text:span text:style-name="T1">S </text:span><text:span text:style-name="T1">04</text:span><text:span text:style-name="T1">02 </text:span><text:span text:style-name="T1">1.</text:span><text:span text:style-name="T1">5 </text:span><text:span text:style-name="T1">K </text:span><text:span text:style-name="T1">5</text:span><text:span text:style-name="T1">%</text:span></text:p>
          </draw:text-box>
        </draw:frame>
        <draw:frame draw:style-name="gr2" draw:text-style-name="P3" draw:layer="layout" svg:width="0.352cm" svg:height="0.412cm" svg:x="9.7cm" svg:y="11.86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11.862cm">
          <draw:text-box>
            <text:p text:style-name="P2"><text:span text:style-name="T1">4 </text:span><text:span text:style-name="T1">р.</text:span></text:p>
          </draw:text-box>
        </draw:frame>
        <draw:frame draw:style-name="gr2" draw:text-style-name="P3" draw:layer="layout" svg:width="3.439cm" svg:height="0.412cm" svg:x="13.302cm" svg:y="11.862cm">
          <draw:text-box>
            <text:p text:style-name="P2"><text:span text:style-name="T1">R2</text:span><text:span text:style-name="T1">6, </text:span><text:span text:style-name="T1">R2</text:span><text:span text:style-name="T1">9, </text:span><text:span text:style-name="T1">R5</text:span><text:span text:style-name="T1">5, </text:span><text:span text:style-name="T1">R5</text:span><text:span text:style-name="T1">6</text:span></text:p>
          </draw:text-box>
        </draw:frame>
        <draw:frame draw:style-name="gr2" draw:text-style-name="P3" draw:layer="layout" svg:width="0.451cm" svg:height="0.412cm" svg:x="1.12cm" svg:y="12.392cm">
          <draw:text-box>
            <text:p text:style-name="P2"><text:span text:style-name="T1">58</text:span></text:p>
          </draw:text-box>
        </draw:frame>
        <draw:frame draw:style-name="gr2" draw:text-style-name="P3" draw:layer="layout" svg:width="4.176cm" svg:height="0.412cm" svg:x="2.153cm" svg:y="12.392cm">
          <draw:text-box>
            <text:p text:style-name="P2"><text:span text:style-name="T1">SM</text:span><text:span text:style-name="T1">D </text:span><text:span text:style-name="T1">RE</text:span><text:span text:style-name="T1">S </text:span><text:span text:style-name="T1">04</text:span><text:span text:style-name="T1">02 </text:span><text:span text:style-name="T1">10 </text:span><text:span text:style-name="T1">K </text:span><text:span text:style-name="T1">1</text:span><text:span text:style-name="T1">%</text:span></text:p>
          </draw:text-box>
        </draw:frame>
        <draw:frame draw:style-name="gr2" draw:text-style-name="P3" draw:layer="layout" svg:width="0.352cm" svg:height="0.412cm" svg:x="9.7cm" svg:y="12.39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12.392cm">
          <draw:text-box>
            <text:p text:style-name="P2"><text:span text:style-name="T1">2 </text:span><text:span text:style-name="T1">р.</text:span></text:p>
          </draw:text-box>
        </draw:frame>
        <draw:frame draw:style-name="gr2" draw:text-style-name="P3" draw:layer="layout" svg:width="1.611cm" svg:height="0.412cm" svg:x="13.302cm" svg:y="12.392cm">
          <draw:text-box>
            <text:p text:style-name="P2"><text:span text:style-name="T1">R1</text:span><text:span text:style-name="T1">9, </text:span><text:span text:style-name="T1">R4</text:span><text:span text:style-name="T1">9</text:span></text:p>
          </draw:text-box>
        </draw:frame>
        <draw:frame draw:style-name="gr2" draw:text-style-name="P3" draw:layer="layout" svg:width="0.451cm" svg:height="0.412cm" svg:x="1.12cm" svg:y="12.921cm">
          <draw:text-box>
            <text:p text:style-name="P2"><text:span text:style-name="T1">59</text:span></text:p>
          </draw:text-box>
        </draw:frame>
        <draw:frame draw:style-name="gr2" draw:text-style-name="P3" draw:layer="layout" svg:width="4.176cm" svg:height="0.412cm" svg:x="2.153cm" svg:y="12.921cm">
          <draw:text-box>
            <text:p text:style-name="P2"><text:span text:style-name="T1">SM</text:span><text:span text:style-name="T1">D </text:span><text:span text:style-name="T1">RE</text:span><text:span text:style-name="T1">S </text:span><text:span text:style-name="T1">04</text:span><text:span text:style-name="T1">02 </text:span><text:span text:style-name="T1">10 </text:span><text:span text:style-name="T1">K </text:span><text:span text:style-name="T1">5</text:span><text:span text:style-name="T1">%</text:span></text:p>
          </draw:text-box>
        </draw:frame>
        <draw:frame draw:style-name="gr2" draw:text-style-name="P3" draw:layer="layout" svg:width="0.352cm" svg:height="0.412cm" svg:x="9.7cm" svg:y="12.92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895cm" svg:height="0.412cm" svg:x="10.83cm" svg:y="12.921cm">
          <draw:text-box>
            <text:p text:style-name="P2"><text:span text:style-name="T1">16 </text:span><text:span text:style-name="T1">р.</text:span></text:p>
          </draw:text-box>
        </draw:frame>
        <draw:frame draw:style-name="gr2" draw:text-style-name="P3" draw:layer="layout" svg:width="7.012cm" svg:height="0.412cm" svg:x="13.302cm" svg:y="12.921cm">
          <draw:text-box>
            <text:p text:style-name="P2"><text:span text:style-name="T1">R2</text:span><text:span text:style-name="T1">1, </text:span><text:span text:style-name="T1">R2</text:span><text:span text:style-name="T1">3, </text:span><text:span text:style-name="T1">R3</text:span><text:span text:style-name="T1">1,</text:span><text:span text:style-name="T1">R3</text:span><text:span text:style-name="T1">9,</text:span><text:span text:style-name="T1">R4</text:span><text:span text:style-name="T1">0,</text:span><text:span text:style-name="T1">R4</text:span><text:span text:style-name="T1">3,</text:span><text:span text:style-name="T1">R4</text:span><text:span text:style-name="T1">8,</text:span><text:span text:style-name="T1">R5</text:span><text:span text:style-name="T1">2, </text:span><text:span text:style-name="T1">R</text:span></text:p>
          </draw:text-box>
        </draw:frame>
        <draw:frame draw:style-name="gr2" draw:text-style-name="P3" draw:layer="layout" svg:width="0.451cm" svg:height="0.412cm" svg:x="1.12cm" svg:y="13.451cm">
          <draw:text-box>
            <text:p text:style-name="P2"><text:span text:style-name="T1">60</text:span></text:p>
          </draw:text-box>
        </draw:frame>
        <draw:frame draw:style-name="gr2" draw:text-style-name="P3" draw:layer="layout" svg:width="4.252cm" svg:height="0.412cm" svg:x="2.153cm" svg:y="13.451cm">
          <draw:text-box>
            <text:p text:style-name="P2"><text:span text:style-name="T1">SM</text:span><text:span text:style-name="T1">D </text:span><text:span text:style-name="T1">RE</text:span><text:span text:style-name="T1">S </text:span><text:span text:style-name="T1">04</text:span><text:span text:style-name="T1">02 </text:span><text:span text:style-name="T1">10 </text:span><text:span text:style-name="T1">M </text:span><text:span text:style-name="T1">5</text:span><text:span text:style-name="T1">%</text:span></text:p>
          </draw:text-box>
        </draw:frame>
        <draw:frame draw:style-name="gr2" draw:text-style-name="P3" draw:layer="layout" svg:width="0.352cm" svg:height="0.412cm" svg:x="9.7cm" svg:y="13.45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13.451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696cm" svg:height="0.412cm" svg:x="13.302cm" svg:y="13.451cm">
          <draw:text-box>
            <text:p text:style-name="P2"><text:span text:style-name="T1">R9</text:span><text:span text:style-name="T1">3</text:span></text:p>
          </draw:text-box>
        </draw:frame>
        <draw:frame draw:style-name="gr2" draw:text-style-name="P3" draw:layer="layout" svg:width="0.451cm" svg:height="0.412cm" svg:x="1.12cm" svg:y="13.981cm">
          <draw:text-box>
            <text:p text:style-name="P2"><text:span text:style-name="T1">61</text:span></text:p>
          </draw:text-box>
        </draw:frame>
        <draw:frame draw:style-name="gr2" draw:text-style-name="P3" draw:layer="layout" svg:width="4.4cm" svg:height="0.412cm" svg:x="2.153cm" svg:y="13.981cm">
          <draw:text-box>
            <text:p text:style-name="P2"><text:span text:style-name="T1">SM</text:span><text:span text:style-name="T1">D </text:span><text:span text:style-name="T1">RE</text:span><text:span text:style-name="T1">S </text:span><text:span text:style-name="T1">04</text:span><text:span text:style-name="T1">02 </text:span><text:span text:style-name="T1">10</text:span><text:span text:style-name="T1">0 </text:span><text:span text:style-name="T1">K </text:span><text:span text:style-name="T1">5</text:span><text:span text:style-name="T1">%</text:span></text:p>
          </draw:text-box>
        </draw:frame>
        <draw:frame draw:style-name="gr2" draw:text-style-name="P3" draw:layer="layout" svg:width="0.352cm" svg:height="0.412cm" svg:x="9.7cm" svg:y="13.98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13.981cm">
          <draw:text-box>
            <text:p text:style-name="P2"><text:span text:style-name="T1">6 </text:span><text:span text:style-name="T1">р.</text:span></text:p>
          </draw:text-box>
        </draw:frame>
        <draw:frame draw:style-name="gr2" draw:text-style-name="P3" draw:layer="layout" svg:width="5.383cm" svg:height="0.412cm" svg:x="13.302cm" svg:y="13.981cm">
          <draw:text-box>
            <text:p text:style-name="P2"><text:span text:style-name="T1">R1</text:span><text:span text:style-name="T1">6, </text:span><text:span text:style-name="T1">R1</text:span><text:span text:style-name="T1">7, </text:span><text:span text:style-name="T1">R3</text:span><text:span text:style-name="T1">0, </text:span><text:span text:style-name="T1">R3</text:span><text:span text:style-name="T1">5, </text:span><text:span text:style-name="T1">R5</text:span><text:span text:style-name="T1">3,</text:span><text:span text:style-name="T1">R1</text:span><text:span text:style-name="T1">07</text:span></text:p>
          </draw:text-box>
        </draw:frame>
        <draw:frame draw:style-name="gr2" draw:text-style-name="P3" draw:layer="layout" svg:width="0.451cm" svg:height="0.412cm" svg:x="1.12cm" svg:y="14.51cm">
          <draw:text-box>
            <text:p text:style-name="P2"><text:span text:style-name="T1">62</text:span></text:p>
          </draw:text-box>
        </draw:frame>
        <draw:frame draw:style-name="gr2" draw:text-style-name="P3" draw:layer="layout" svg:width="5.014cm" svg:height="0.412cm" svg:x="2.153cm" svg:y="14.51cm">
          <draw:text-box>
            <text:p text:style-name="P2"><text:span text:style-name="T1">SM</text:span><text:span text:style-name="T1">D </text:span><text:span text:style-name="T1">RE</text:span><text:span text:style-name="T1">S </text:span><text:span text:style-name="T1">04</text:span><text:span text:style-name="T1">02 </text:span><text:span text:style-name="T1">10</text:span><text:span text:style-name="T1">0 </text:span><text:span text:style-name="T1">OH</text:span><text:span text:style-name="T1">M </text:span><text:span text:style-name="T1">1</text:span><text:span text:style-name="T1">%</text:span></text:p>
          </draw:text-box>
        </draw:frame>
        <draw:frame draw:style-name="gr2" draw:text-style-name="P3" draw:layer="layout" svg:width="0.352cm" svg:height="0.412cm" svg:x="9.7cm" svg:y="14.5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14.51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472cm" svg:height="0.412cm" svg:x="13.302cm" svg:y="14.51cm">
          <draw:text-box>
            <text:p text:style-name="P2"><text:span text:style-name="T1">R2</text:span></text:p>
          </draw:text-box>
        </draw:frame>
        <draw:frame draw:style-name="gr2" draw:text-style-name="P3" draw:layer="layout" svg:width="0.451cm" svg:height="0.412cm" svg:x="1.12cm" svg:y="15.04cm">
          <draw:text-box>
            <text:p text:style-name="P2"><text:span text:style-name="T1">63</text:span></text:p>
          </draw:text-box>
        </draw:frame>
        <draw:frame draw:style-name="gr2" draw:text-style-name="P3" draw:layer="layout" svg:width="4.176cm" svg:height="0.412cm" svg:x="2.153cm" svg:y="15.04cm">
          <draw:text-box>
            <text:p text:style-name="P2"><text:span text:style-name="T1">SM</text:span><text:span text:style-name="T1">D </text:span><text:span text:style-name="T1">RE</text:span><text:span text:style-name="T1">S </text:span><text:span text:style-name="T1">04</text:span><text:span text:style-name="T1">02 </text:span><text:span text:style-name="T1">12 </text:span><text:span text:style-name="T1">K </text:span><text:span text:style-name="T1">1</text:span><text:span text:style-name="T1">%</text:span></text:p>
          </draw:text-box>
        </draw:frame>
        <draw:frame draw:style-name="gr2" draw:text-style-name="P3" draw:layer="layout" svg:width="0.352cm" svg:height="0.412cm" svg:x="9.7cm" svg:y="15.0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15.04cm">
          <draw:text-box>
            <text:p text:style-name="P2"><text:span text:style-name="T1">3 </text:span><text:span text:style-name="T1">p.</text:span></text:p>
          </draw:text-box>
        </draw:frame>
        <draw:frame draw:style-name="gr2" draw:text-style-name="P3" draw:layer="layout" svg:width="2.525cm" svg:height="0.412cm" svg:x="13.302cm" svg:y="15.04cm">
          <draw:text-box>
            <text:p text:style-name="P2"><text:span text:style-name="T1">R6</text:span><text:span text:style-name="T1">3, </text:span><text:span text:style-name="T1">R6</text:span><text:span text:style-name="T1">6, </text:span><text:span text:style-name="T1">R8</text:span><text:span text:style-name="T1">3</text:span></text:p>
          </draw:text-box>
        </draw:frame>
        <draw:frame draw:style-name="gr2" draw:text-style-name="P3" draw:layer="layout" svg:width="0.451cm" svg:height="0.412cm" svg:x="1.12cm" svg:y="15.57cm">
          <draw:text-box>
            <text:p text:style-name="P2"><text:span text:style-name="T1">64</text:span></text:p>
          </draw:text-box>
        </draw:frame>
        <draw:frame draw:style-name="gr2" draw:text-style-name="P3" draw:layer="layout" svg:width="4.176cm" svg:height="0.412cm" svg:x="2.153cm" svg:y="15.57cm">
          <draw:text-box>
            <text:p text:style-name="P2"><text:span text:style-name="T1">SM</text:span><text:span text:style-name="T1">D </text:span><text:span text:style-name="T1">RE</text:span><text:span text:style-name="T1">S </text:span><text:span text:style-name="T1">04</text:span><text:span text:style-name="T1">02 </text:span><text:span text:style-name="T1">13 </text:span><text:span text:style-name="T1">K </text:span><text:span text:style-name="T1">1</text:span><text:span text:style-name="T1">%</text:span></text:p>
          </draw:text-box>
        </draw:frame>
        <draw:frame draw:style-name="gr2" draw:text-style-name="P3" draw:layer="layout" svg:width="0.352cm" svg:height="0.412cm" svg:x="9.7cm" svg:y="15.5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15.57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921cm" svg:height="0.412cm" svg:x="13.302cm" svg:y="15.57cm">
          <draw:text-box>
            <text:p text:style-name="P2"><text:span text:style-name="T1">R1</text:span><text:span text:style-name="T1">14</text:span></text:p>
          </draw:text-box>
        </draw:frame>
        <draw:frame draw:style-name="gr2" draw:text-style-name="P3" draw:layer="layout" svg:width="0.451cm" svg:height="0.412cm" svg:x="1.12cm" svg:y="16.099cm">
          <draw:text-box>
            <text:p text:style-name="P2"><text:span text:style-name="T1">65</text:span></text:p>
          </draw:text-box>
        </draw:frame>
        <draw:frame draw:style-name="gr2" draw:text-style-name="P3" draw:layer="layout" svg:width="3.952cm" svg:height="0.412cm" svg:x="2.153cm" svg:y="16.099cm">
          <draw:text-box>
            <text:p text:style-name="P2"><text:span text:style-name="T1">SM</text:span><text:span text:style-name="T1">D </text:span><text:span text:style-name="T1">RE</text:span><text:span text:style-name="T1">S </text:span><text:span text:style-name="T1">04</text:span><text:span text:style-name="T1">02 </text:span><text:span text:style-name="T1">2 </text:span><text:span text:style-name="T1">K </text:span><text:span text:style-name="T1">1</text:span><text:span text:style-name="T1">%</text:span></text:p>
          </draw:text-box>
        </draw:frame>
        <draw:frame draw:style-name="gr2" draw:text-style-name="P3" draw:layer="layout" svg:width="0.352cm" svg:height="0.412cm" svg:x="9.7cm" svg:y="16.09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16.099cm">
          <draw:text-box>
            <text:p text:style-name="P2"><text:span text:style-name="T1">6 </text:span><text:span text:style-name="T1">р.</text:span></text:p>
          </draw:text-box>
        </draw:frame>
        <draw:frame draw:style-name="gr2" draw:text-style-name="P3" draw:layer="layout" svg:width="4.595cm" svg:height="0.412cm" svg:x="13.302cm" svg:y="16.099cm">
          <draw:text-box>
            <text:p text:style-name="P2"><text:span text:style-name="T1">R1</text:span><text:span text:style-name="T1">, </text:span><text:span text:style-name="T1">R5</text:span><text:span text:style-name="T1">, </text:span><text:span text:style-name="T1">R8</text:span><text:span text:style-name="T1">, </text:span><text:span text:style-name="T1">R1</text:span><text:span text:style-name="T1">1, </text:span><text:span text:style-name="T1">R1</text:span><text:span text:style-name="T1">2, </text:span><text:span text:style-name="T1">R7</text:span><text:span text:style-name="T1">4</text:span></text:p>
          </draw:text-box>
        </draw:frame>
        <draw:frame draw:style-name="gr2" draw:text-style-name="P3" draw:layer="layout" svg:width="0.451cm" svg:height="0.412cm" svg:x="1.12cm" svg:y="16.629cm">
          <draw:text-box>
            <text:p text:style-name="P2"><text:span text:style-name="T1">66</text:span></text:p>
          </draw:text-box>
        </draw:frame>
        <draw:frame draw:style-name="gr2" draw:text-style-name="P3" draw:layer="layout" svg:width="4.286cm" svg:height="0.412cm" svg:x="2.153cm" svg:y="16.629cm">
          <draw:text-box>
            <text:p text:style-name="P2"><text:span text:style-name="T1">SM</text:span><text:span text:style-name="T1">D </text:span><text:span text:style-name="T1">RE</text:span><text:span text:style-name="T1">S </text:span><text:span text:style-name="T1">04</text:span><text:span text:style-name="T1">02 </text:span><text:span text:style-name="T1">2.</text:span><text:span text:style-name="T1">2 </text:span><text:span text:style-name="T1">K </text:span><text:span text:style-name="T1">5</text:span><text:span text:style-name="T1">%</text:span></text:p>
          </draw:text-box>
        </draw:frame>
        <draw:frame draw:style-name="gr2" draw:text-style-name="P3" draw:layer="layout" svg:width="0.352cm" svg:height="0.412cm" svg:x="9.7cm" svg:y="16.62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16.629cm">
          <draw:text-box>
            <text:p text:style-name="P2"><text:span text:style-name="T1">9 </text:span><text:span text:style-name="T1">р.</text:span></text:p>
          </draw:text-box>
        </draw:frame>
        <draw:frame draw:style-name="gr2" draw:text-style-name="P3" draw:layer="layout" svg:width="6.987cm" svg:height="0.412cm" svg:x="13.302cm" svg:y="16.629cm">
          <draw:text-box>
            <text:p text:style-name="P2"><text:span text:style-name="T1">R4</text:span><text:span text:style-name="T1">7, </text:span><text:span text:style-name="T1">R5</text:span><text:span text:style-name="T1">0, </text:span><text:span text:style-name="T1">R8</text:span><text:span text:style-name="T1">2, </text:span><text:span text:style-name="T1">R8</text:span><text:span text:style-name="T1">7,</text:span><text:span text:style-name="T1">R8</text:span><text:span text:style-name="T1">8, </text:span><text:span text:style-name="T1">R9</text:span><text:span text:style-name="T1">0, </text:span><text:span text:style-name="T1">R9</text:span><text:span text:style-name="T1">4, </text:span><text:span text:style-name="T1">R9</text:span><text:span text:style-name="T1">9</text:span></text:p>
          </draw:text-box>
        </draw:frame>
        <draw:frame draw:style-name="gr2" draw:text-style-name="P3" draw:layer="layout" svg:width="0.451cm" svg:height="0.412cm" svg:x="1.12cm" svg:y="17.159cm">
          <draw:text-box>
            <text:p text:style-name="P2"><text:span text:style-name="T1">67</text:span></text:p>
          </draw:text-box>
        </draw:frame>
        <draw:frame draw:style-name="gr2" draw:text-style-name="P3" draw:layer="layout" svg:width="4.4cm" svg:height="0.412cm" svg:x="2.153cm" svg:y="17.159cm">
          <draw:text-box>
            <text:p text:style-name="P2"><text:span text:style-name="T1">SM</text:span><text:span text:style-name="T1">D </text:span><text:span text:style-name="T1">RE</text:span><text:span text:style-name="T1">S </text:span><text:span text:style-name="T1">04</text:span><text:span text:style-name="T1">02 </text:span><text:span text:style-name="T1">20</text:span><text:span text:style-name="T1">0 </text:span><text:span text:style-name="T1">K </text:span><text:span text:style-name="T1">1</text:span><text:span text:style-name="T1">%</text:span></text:p>
          </draw:text-box>
        </draw:frame>
        <draw:frame draw:style-name="gr2" draw:text-style-name="P3" draw:layer="layout" svg:width="0.352cm" svg:height="0.412cm" svg:x="9.7cm" svg:y="17.15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17.159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696cm" svg:height="0.412cm" svg:x="13.302cm" svg:y="17.159cm">
          <draw:text-box>
            <text:p text:style-name="P2"><text:span text:style-name="T1">R2</text:span><text:span text:style-name="T1">7</text:span></text:p>
          </draw:text-box>
        </draw:frame>
        <draw:frame draw:style-name="gr2" draw:text-style-name="P3" draw:layer="layout" svg:width="0.451cm" svg:height="0.412cm" svg:x="1.12cm" svg:y="17.688cm">
          <draw:text-box>
            <text:p text:style-name="P2"><text:span text:style-name="T1">68</text:span></text:p>
          </draw:text-box>
        </draw:frame>
        <draw:frame draw:style-name="gr2" draw:text-style-name="P3" draw:layer="layout" svg:width="5.014cm" svg:height="0.412cm" svg:x="2.153cm" svg:y="17.688cm">
          <draw:text-box>
            <text:p text:style-name="P2"><text:span text:style-name="T1">SM</text:span><text:span text:style-name="T1">D </text:span><text:span text:style-name="T1">RE</text:span><text:span text:style-name="T1">S </text:span><text:span text:style-name="T1">04</text:span><text:span text:style-name="T1">02 </text:span><text:span text:style-name="T1">20</text:span><text:span text:style-name="T1">0 </text:span><text:span text:style-name="T1">OH</text:span><text:span text:style-name="T1">M </text:span><text:span text:style-name="T1">5</text:span><text:span text:style-name="T1">%</text:span></text:p>
          </draw:text-box>
        </draw:frame>
        <draw:frame draw:style-name="gr2" draw:text-style-name="P3" draw:layer="layout" svg:width="0.352cm" svg:height="0.412cm" svg:x="9.7cm" svg:y="17.68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17.688cm">
          <draw:text-box>
            <text:p text:style-name="P2"><text:span text:style-name="T1">2 </text:span><text:span text:style-name="T1">р.</text:span></text:p>
          </draw:text-box>
        </draw:frame>
        <draw:frame draw:style-name="gr2" draw:text-style-name="P3" draw:layer="layout" svg:width="1.611cm" svg:height="0.412cm" svg:x="13.302cm" svg:y="17.688cm">
          <draw:text-box>
            <text:p text:style-name="P2"><text:span text:style-name="T1">R3</text:span><text:span text:style-name="T1">7, </text:span><text:span text:style-name="T1">R3</text:span><text:span text:style-name="T1">8</text:span></text:p>
          </draw:text-box>
        </draw:frame>
        <draw:frame draw:style-name="gr2" draw:text-style-name="P3" draw:layer="layout" svg:width="0.451cm" svg:height="0.412cm" svg:x="1.12cm" svg:y="18.218cm">
          <draw:text-box>
            <text:p text:style-name="P2"><text:span text:style-name="T1">69</text:span></text:p>
          </draw:text-box>
        </draw:frame>
        <draw:frame draw:style-name="gr2" draw:text-style-name="P3" draw:layer="layout" svg:width="4.79cm" svg:height="0.412cm" svg:x="2.153cm" svg:y="18.218cm">
          <draw:text-box>
            <text:p text:style-name="P2"><text:span text:style-name="T1">SM</text:span><text:span text:style-name="T1">D </text:span><text:span text:style-name="T1">RE</text:span><text:span text:style-name="T1">S </text:span><text:span text:style-name="T1">04</text:span><text:span text:style-name="T1">02 </text:span><text:span text:style-name="T1">22 </text:span><text:span text:style-name="T1">OH</text:span><text:span text:style-name="T1">M </text:span><text:span text:style-name="T1">5</text:span><text:span text:style-name="T1">%</text:span></text:p>
          </draw:text-box>
        </draw:frame>
        <draw:frame draw:style-name="gr2" draw:text-style-name="P3" draw:layer="layout" svg:width="0.352cm" svg:height="0.412cm" svg:x="9.7cm" svg:y="18.21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895cm" svg:height="0.412cm" svg:x="10.83cm" svg:y="18.218cm">
          <draw:text-box>
            <text:p text:style-name="P2"><text:span text:style-name="T1">19 </text:span><text:span text:style-name="T1">р.</text:span></text:p>
          </draw:text-box>
        </draw:frame>
        <draw:frame draw:style-name="gr2" draw:text-style-name="P3" draw:layer="layout" svg:width="7.118cm" svg:height="0.412cm" svg:x="13.302cm" svg:y="18.218cm">
          <draw:text-box>
            <text:p text:style-name="P2"><text:span text:style-name="T1">R3</text:span><text:span text:style-name="T1">, </text:span><text:span text:style-name="T1">R4</text:span><text:span text:style-name="T1">, </text:span><text:span text:style-name="T1">R3</text:span><text:span text:style-name="T1">3, </text:span><text:span text:style-name="T1">R3</text:span><text:span text:style-name="T1">4,</text:span><text:span text:style-name="T1">R4</text:span><text:span text:style-name="T1">1,</text:span><text:span text:style-name="T1">R4</text:span><text:span text:style-name="T1">2, </text:span><text:span text:style-name="T1">R5</text:span><text:span text:style-name="T1">4, </text:span><text:span text:style-name="T1">R5</text:span><text:span text:style-name="T1">8, </text:span><text:span text:style-name="T1">R6</text:span></text:p>
          </draw:text-box>
        </draw:frame>
        <draw:frame draw:style-name="gr2" draw:text-style-name="P3" draw:layer="layout" svg:width="0.451cm" svg:height="0.412cm" svg:x="1.12cm" svg:y="18.747cm">
          <draw:text-box>
            <text:p text:style-name="P2"><text:span text:style-name="T1">70</text:span></text:p>
          </draw:text-box>
        </draw:frame>
        <draw:frame draw:style-name="gr2" draw:text-style-name="P3" draw:layer="layout" svg:width="4.511cm" svg:height="0.412cm" svg:x="2.153cm" svg:y="18.747cm">
          <draw:text-box>
            <text:p text:style-name="P2"><text:span text:style-name="T1">SM</text:span><text:span text:style-name="T1">D </text:span><text:span text:style-name="T1">RE</text:span><text:span text:style-name="T1">S </text:span><text:span text:style-name="T1">04</text:span><text:span text:style-name="T1">02 </text:span><text:span text:style-name="T1">22</text:span><text:span text:style-name="T1">.1 </text:span><text:span text:style-name="T1">K </text:span><text:span text:style-name="T1">1</text:span><text:span text:style-name="T1">%</text:span></text:p>
          </draw:text-box>
        </draw:frame>
        <draw:frame draw:style-name="gr2" draw:text-style-name="P3" draw:layer="layout" svg:width="0.352cm" svg:height="0.412cm" svg:x="9.7cm" svg:y="18.7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18.747cm">
          <draw:text-box>
            <text:p text:style-name="P2"><text:span text:style-name="T1">2 </text:span><text:span text:style-name="T1">р.</text:span></text:p>
          </draw:text-box>
        </draw:frame>
        <draw:frame draw:style-name="gr2" draw:text-style-name="P3" draw:layer="layout" svg:width="1.611cm" svg:height="0.412cm" svg:x="13.302cm" svg:y="18.747cm">
          <draw:text-box>
            <text:p text:style-name="P2"><text:span text:style-name="T1">R5</text:span><text:span text:style-name="T1">9, </text:span><text:span text:style-name="T1">R6</text:span><text:span text:style-name="T1">5</text:span></text:p>
          </draw:text-box>
        </draw:frame>
        <draw:frame draw:style-name="gr2" draw:text-style-name="P3" draw:layer="layout" svg:width="0.451cm" svg:height="0.412cm" svg:x="1.12cm" svg:y="19.277cm">
          <draw:text-box>
            <text:p text:style-name="P2"><text:span text:style-name="T1">71</text:span></text:p>
          </draw:text-box>
        </draw:frame>
        <draw:frame draw:style-name="gr2" draw:text-style-name="P3" draw:layer="layout" svg:width="5.014cm" svg:height="0.412cm" svg:x="2.153cm" svg:y="19.277cm">
          <draw:text-box>
            <text:p text:style-name="P2"><text:span text:style-name="T1">SM</text:span><text:span text:style-name="T1">D </text:span><text:span text:style-name="T1">RE</text:span><text:span text:style-name="T1">S </text:span><text:span text:style-name="T1">04</text:span><text:span text:style-name="T1">02 </text:span><text:span text:style-name="T1">24</text:span><text:span text:style-name="T1">0 </text:span><text:span text:style-name="T1">OH</text:span><text:span text:style-name="T1">M </text:span><text:span text:style-name="T1">1</text:span><text:span text:style-name="T1">%</text:span></text:p>
          </draw:text-box>
        </draw:frame>
        <draw:frame draw:style-name="gr2" draw:text-style-name="P3" draw:layer="layout" svg:width="0.352cm" svg:height="0.412cm" svg:x="9.7cm" svg:y="19.27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19.277cm">
          <draw:text-box>
            <text:p text:style-name="P2"><text:span text:style-name="T1">3 </text:span><text:span text:style-name="T1">р.</text:span></text:p>
          </draw:text-box>
        </draw:frame>
        <draw:frame draw:style-name="gr2" draw:text-style-name="P3" draw:layer="layout" svg:width="2.076cm" svg:height="0.412cm" svg:x="13.302cm" svg:y="19.277cm">
          <draw:text-box>
            <text:p text:style-name="P2"><text:span text:style-name="T1">R7</text:span><text:span text:style-name="T1">, </text:span><text:span text:style-name="T1">R9</text:span><text:span text:style-name="T1">, </text:span><text:span text:style-name="T1">R1</text:span><text:span text:style-name="T1">0</text:span></text:p>
          </draw:text-box>
        </draw:frame>
        <draw:frame draw:style-name="gr2" draw:text-style-name="P3" draw:layer="layout" svg:width="0.451cm" svg:height="0.412cm" svg:x="1.12cm" svg:y="19.807cm">
          <draw:text-box>
            <text:p text:style-name="P2"><text:span text:style-name="T1">72</text:span></text:p>
          </draw:text-box>
        </draw:frame>
        <draw:frame draw:style-name="gr2" draw:text-style-name="P3" draw:layer="layout" svg:width="4.286cm" svg:height="0.412cm" svg:x="2.153cm" svg:y="19.807cm">
          <draw:text-box>
            <text:p text:style-name="P2"><text:span text:style-name="T1">SM</text:span><text:span text:style-name="T1">D </text:span><text:span text:style-name="T1">RE</text:span><text:span text:style-name="T1">S </text:span><text:span text:style-name="T1">04</text:span><text:span text:style-name="T1">02 </text:span><text:span text:style-name="T1">4.</text:span><text:span text:style-name="T1">7 </text:span><text:span text:style-name="T1">K </text:span><text:span text:style-name="T1">5</text:span><text:span text:style-name="T1">%</text:span></text:p>
          </draw:text-box>
        </draw:frame>
        <draw:frame draw:style-name="gr2" draw:text-style-name="P3" draw:layer="layout" svg:width="0.352cm" svg:height="0.412cm" svg:x="9.7cm" svg:y="19.8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19.807cm">
          <draw:text-box>
            <text:p text:style-name="P2"><text:span text:style-name="T1">4 </text:span><text:span text:style-name="T1">р.</text:span></text:p>
          </draw:text-box>
        </draw:frame>
        <draw:frame draw:style-name="gr2" draw:text-style-name="P3" draw:layer="layout" svg:width="3.774cm" svg:height="0.412cm" svg:x="13.302cm" svg:y="19.807cm">
          <draw:text-box>
            <text:p text:style-name="P2"><text:span text:style-name="T1"><text:s/></text:span><text:span text:style-name="T1">R5</text:span><text:span text:style-name="T1">1, </text:span><text:span text:style-name="T1">R7</text:span><text:span text:style-name="T1">5, </text:span><text:span text:style-name="T1">R7</text:span><text:span text:style-name="T1">7, </text:span><text:span text:style-name="T1">R1</text:span><text:span text:style-name="T1">11</text:span></text:p>
          </draw:text-box>
        </draw:frame>
        <draw:frame draw:style-name="gr2" draw:text-style-name="P3" draw:layer="layout" svg:width="0.451cm" svg:height="0.412cm" svg:x="1.12cm" svg:y="20.336cm">
          <draw:text-box>
            <text:p text:style-name="P2"><text:span text:style-name="T1">73</text:span></text:p>
          </draw:text-box>
        </draw:frame>
        <draw:frame draw:style-name="gr2" draw:text-style-name="P3" draw:layer="layout" svg:width="4.176cm" svg:height="0.412cm" svg:x="2.153cm" svg:y="20.336cm">
          <draw:text-box>
            <text:p text:style-name="P2"><text:span text:style-name="T1">SM</text:span><text:span text:style-name="T1">D </text:span><text:span text:style-name="T1">RE</text:span><text:span text:style-name="T1">S </text:span><text:span text:style-name="T1">04</text:span><text:span text:style-name="T1">02 </text:span><text:span text:style-name="T1">47 </text:span><text:span text:style-name="T1">K </text:span><text:span text:style-name="T1">5</text:span><text:span text:style-name="T1">%</text:span></text:p>
          </draw:text-box>
        </draw:frame>
        <draw:frame draw:style-name="gr2" draw:text-style-name="P3" draw:layer="layout" svg:width="0.352cm" svg:height="0.412cm" svg:x="9.7cm" svg:y="20.33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20.336cm">
          <draw:text-box>
            <text:p text:style-name="P2"><text:span text:style-name="T1">4 </text:span><text:span text:style-name="T1">р.</text:span></text:p>
          </draw:text-box>
        </draw:frame>
        <draw:frame draw:style-name="gr2" draw:text-style-name="P3" draw:layer="layout" svg:width="3.439cm" svg:height="0.412cm" svg:x="13.302cm" svg:y="20.336cm">
          <draw:text-box>
            <text:p text:style-name="P2"><text:span text:style-name="T1">R1</text:span><text:span text:style-name="T1">5, </text:span><text:span text:style-name="T1">R4</text:span><text:span text:style-name="T1">4, </text:span><text:span text:style-name="T1">R4</text:span><text:span text:style-name="T1">6, </text:span><text:span text:style-name="T1">R6</text:span><text:span text:style-name="T1">7</text:span></text:p>
          </draw:text-box>
        </draw:frame>
        <draw:frame draw:style-name="gr2" draw:text-style-name="P3" draw:layer="layout" svg:width="0.451cm" svg:height="0.412cm" svg:x="1.12cm" svg:y="20.866cm">
          <draw:text-box>
            <text:p text:style-name="P2"><text:span text:style-name="T1">74</text:span></text:p>
          </draw:text-box>
        </draw:frame>
        <draw:frame draw:style-name="gr2" draw:text-style-name="P3" draw:layer="layout" svg:width="4.511cm" svg:height="0.412cm" svg:x="2.153cm" svg:y="20.866cm">
          <draw:text-box>
            <text:p text:style-name="P2"><text:span text:style-name="T1">SM</text:span><text:span text:style-name="T1">D </text:span><text:span text:style-name="T1">RE</text:span><text:span text:style-name="T1">S </text:span><text:span text:style-name="T1">04</text:span><text:span text:style-name="T1">02 </text:span><text:span text:style-name="T1">8.</text:span><text:span text:style-name="T1">25 </text:span><text:span text:style-name="T1">K </text:span><text:span text:style-name="T1">1</text:span><text:span text:style-name="T1">%</text:span></text:p>
          </draw:text-box>
        </draw:frame>
        <draw:frame draw:style-name="gr2" draw:text-style-name="P3" draw:layer="layout" svg:width="0.352cm" svg:height="0.412cm" svg:x="9.7cm" svg:y="20.86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20.866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696cm" svg:height="0.412cm" svg:x="13.302cm" svg:y="20.866cm">
          <draw:text-box>
            <text:p text:style-name="P2"><text:span text:style-name="T1">R8</text:span><text:span text:style-name="T1">0</text:span></text:p>
          </draw:text-box>
        </draw:frame>
        <draw:frame draw:style-name="gr2" draw:text-style-name="P3" draw:layer="layout" svg:width="0.451cm" svg:height="0.412cm" svg:x="1.12cm" svg:y="21.396cm">
          <draw:text-box>
            <text:p text:style-name="P2"><text:span text:style-name="T1">75</text:span></text:p>
          </draw:text-box>
        </draw:frame>
        <draw:frame draw:style-name="gr2" draw:text-style-name="P3" draw:layer="layout" svg:width="5.014cm" svg:height="0.412cm" svg:x="2.153cm" svg:y="21.396cm">
          <draw:text-box>
            <text:p text:style-name="P2"><text:span text:style-name="T1">SM</text:span><text:span text:style-name="T1">D </text:span><text:span text:style-name="T1">RE</text:span><text:span text:style-name="T1">S </text:span><text:span text:style-name="T1">06</text:span><text:span text:style-name="T1">03 </text:span><text:span text:style-name="T1">68</text:span><text:span text:style-name="T1">0 </text:span><text:span text:style-name="T1">OH</text:span><text:span text:style-name="T1">M </text:span><text:span text:style-name="T1">1</text:span><text:span text:style-name="T1">%</text:span></text:p>
          </draw:text-box>
        </draw:frame>
        <draw:frame draw:style-name="gr2" draw:text-style-name="P3" draw:layer="layout" svg:width="0.352cm" svg:height="0.412cm" svg:x="9.7cm" svg:y="21.39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21.396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696cm" svg:height="0.412cm" svg:x="13.302cm" svg:y="21.396cm">
          <draw:text-box>
            <text:p text:style-name="P2"><text:span text:style-name="T1">R4</text:span><text:span text:style-name="T1">5</text:span></text:p>
          </draw:text-box>
        </draw:frame>
        <draw:frame draw:style-name="gr2" draw:text-style-name="P3" draw:layer="layout" svg:width="0.451cm" svg:height="0.412cm" svg:x="1.12cm" svg:y="21.925cm">
          <draw:text-box>
            <text:p text:style-name="P2"><text:span text:style-name="T1">76</text:span></text:p>
          </draw:text-box>
        </draw:frame>
        <draw:frame draw:style-name="gr2" draw:text-style-name="P3" draw:layer="layout" svg:width="5.124cm" svg:height="0.412cm" svg:x="2.153cm" svg:y="21.925cm">
          <draw:text-box>
            <text:p text:style-name="P2"><text:span text:style-name="T1">SM</text:span><text:span text:style-name="T1">D </text:span><text:span text:style-name="T1">RE</text:span><text:span text:style-name="T1">S </text:span><text:span text:style-name="T1">12</text:span><text:span text:style-name="T1">06 </text:span><text:span text:style-name="T1">0.</text:span><text:span text:style-name="T1">01 </text:span><text:span text:style-name="T1">OH</text:span><text:span text:style-name="T1">M </text:span><text:span text:style-name="T1">1</text:span><text:span text:style-name="T1">%</text:span></text:p>
          </draw:text-box>
        </draw:frame>
        <draw:frame draw:style-name="gr2" draw:text-style-name="P3" draw:layer="layout" svg:width="0.352cm" svg:height="0.412cm" svg:x="9.7cm" svg:y="21.92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21.925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696cm" svg:height="0.412cm" svg:x="13.302cm" svg:y="21.925cm">
          <draw:text-box>
            <text:p text:style-name="P2"><text:span text:style-name="T1">R7</text:span><text:span text:style-name="T1">8</text:span></text:p>
          </draw:text-box>
        </draw:frame>
        <draw:frame draw:style-name="gr2" draw:text-style-name="P3" draw:layer="layout" svg:width="0.451cm" svg:height="0.412cm" svg:x="1.12cm" svg:y="22.455cm">
          <draw:text-box>
            <text:p text:style-name="P2"><text:span text:style-name="T1">77</text:span></text:p>
          </draw:text-box>
        </draw:frame>
        <draw:frame draw:style-name="gr2" draw:text-style-name="P3" draw:layer="layout" svg:width="5.421cm" svg:height="0.412cm" svg:x="2.153cm" svg:y="22.455cm">
          <draw:text-box>
            <text:p text:style-name="P2"><text:span text:style-name="T1">SM</text:span><text:span text:style-name="T1">D </text:span><text:span text:style-name="T1">R</text:span><text:span text:style-name="T1">M</text:span><text:span text:style-name="T1">AT </text:span><text:span text:style-name="T1">(4</text:span><text:span text:style-name="T1">x0</text:span><text:span text:style-name="T1">60</text:span><text:span text:style-name="T1">3) </text:span><text:span text:style-name="T1">10</text:span><text:span text:style-name="T1">0 </text:span><text:span text:style-name="T1">K </text:span><text:span text:style-name="T1">5</text:span><text:span text:style-name="T1">%</text:span></text:p>
          </draw:text-box>
        </draw:frame>
        <draw:frame draw:style-name="gr2" draw:text-style-name="P3" draw:layer="layout" svg:width="0.352cm" svg:height="0.412cm" svg:x="9.7cm" svg:y="22.45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22.455cm">
          <draw:text-box>
            <text:p text:style-name="P2"><text:span text:style-name="T1">3 </text:span><text:span text:style-name="T1">p.</text:span></text:p>
          </draw:text-box>
        </draw:frame>
        <draw:frame draw:style-name="gr2" draw:text-style-name="P3" draw:layer="layout" svg:width="2.991cm" svg:height="0.412cm" svg:x="13.302cm" svg:y="22.455cm">
          <draw:text-box>
            <text:p text:style-name="P2"><text:span text:style-name="T1">R</text:span><text:span text:style-name="T1">M7</text:span><text:span text:style-name="T1">, </text:span><text:span text:style-name="T1">R</text:span><text:span text:style-name="T1">M9</text:span><text:span text:style-name="T1">, </text:span><text:span text:style-name="T1">R</text:span><text:span text:style-name="T1">M1</text:span><text:span text:style-name="T1">2</text:span></text:p>
          </draw:text-box>
        </draw:frame>
        <draw:frame draw:style-name="gr2" draw:text-style-name="P3" draw:layer="layout" svg:width="0.451cm" svg:height="0.412cm" svg:x="1.12cm" svg:y="22.985cm">
          <draw:text-box>
            <text:p text:style-name="P2"><text:span text:style-name="T1">78</text:span></text:p>
          </draw:text-box>
        </draw:frame>
        <draw:frame draw:style-name="gr2" draw:text-style-name="P3" draw:layer="layout" svg:width="7.402cm" svg:height="0.412cm" svg:x="2.153cm" svg:y="22.985cm">
          <draw:text-box>
            <text:p text:style-name="P2"><text:span text:style-name="T1">SM</text:span><text:span text:style-name="T1">D </text:span><text:span text:style-name="T1">S</text:span><text:span text:style-name="T1">WI</text:span><text:span text:style-name="T1">TC</text:span><text:span text:style-name="T1">H </text:span><text:span text:style-name="T1">БУ</text:span><text:span text:style-name="T1">ТО</text:span><text:span text:style-name="T1">Н </text:span><text:span text:style-name="T1">IT-</text:span><text:span text:style-name="T1">11</text:span><text:span text:style-name="T1">85</text:span><text:span text:style-name="T1">AU</text:span><text:span text:style-name="T1">2-</text:span><text:span text:style-name="T1">16</text:span><text:span text:style-name="T1">0G</text:span><text:span text:style-name="T1">-G-</text:span></text:p>
          </draw:text-box>
        </draw:frame>
        <draw:frame draw:style-name="gr2" draw:text-style-name="P3" draw:layer="layout" svg:width="0.463cm" svg:height="0.412cm" svg:x="2.153cm" svg:y="23.382cm">
          <draw:text-box>
            <text:p text:style-name="P2"><text:span text:style-name="T1">TR</text:span></text:p>
          </draw:text-box>
        </draw:frame>
        <draw:frame draw:style-name="gr2" draw:text-style-name="P3" draw:layer="layout" svg:width="0.352cm" svg:height="0.412cm" svg:x="9.7cm" svg:y="22.98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22.985cm">
          <draw:text-box>
            <text:p text:style-name="P2"><text:span text:style-name="T1">1 </text:span><text:span text:style-name="T1">p.</text:span></text:p>
          </draw:text-box>
        </draw:frame>
        <draw:frame draw:style-name="gr2" draw:text-style-name="P3" draw:layer="layout" svg:width="1.462cm" svg:height="0.412cm" svg:x="13.302cm" svg:y="22.985cm">
          <draw:text-box>
            <text:p text:style-name="P2"><text:span text:style-name="T1"><text:s/></text:span><text:span text:style-name="T1">RE</text:span><text:span text:style-name="T1">SE</text:span><text:span text:style-name="T1">T1</text:span></text:p>
          </draw:text-box>
        </draw:frame>
        <draw:frame draw:style-name="gr2" draw:text-style-name="P3" draw:layer="layout" svg:width="0.451cm" svg:height="0.412cm" svg:x="1.12cm" svg:y="23.911cm">
          <draw:text-box>
            <text:p text:style-name="P2"><text:span text:style-name="T1">79</text:span></text:p>
          </draw:text-box>
        </draw:frame>
        <draw:frame draw:style-name="gr2" draw:text-style-name="P3" draw:layer="layout" svg:width="2.847cm" svg:height="0.412cm" svg:x="2.153cm" svg:y="23.911cm">
          <draw:text-box>
            <text:p text:style-name="P2"><text:span text:style-name="T1">SM</text:span><text:span text:style-name="T1">D </text:span><text:span text:style-name="T1">TR </text:span><text:span text:style-name="T1">BS</text:span><text:span text:style-name="T1">S1</text:span><text:span text:style-name="T1">38</text:span></text:p>
          </draw:text-box>
        </draw:frame>
        <draw:frame draw:style-name="gr2" draw:text-style-name="P3" draw:layer="layout" svg:width="0.352cm" svg:height="0.412cm" svg:x="9.7cm" svg:y="23.91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23.911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866cm" svg:height="0.412cm" svg:x="13.302cm" svg:y="23.911cm">
          <draw:text-box>
            <text:p text:style-name="P2"><text:span text:style-name="T1">FE</text:span><text:span text:style-name="T1">T1</text:span></text:p>
          </draw:text-box>
        </draw:frame>
        <draw:frame draw:style-name="gr2" draw:text-style-name="P3" draw:layer="layout" svg:width="0.451cm" svg:height="0.412cm" svg:x="1.12cm" svg:y="24.441cm">
          <draw:text-box>
            <text:p text:style-name="P2"><text:span text:style-name="T1">80</text:span></text:p>
          </draw:text-box>
        </draw:frame>
        <draw:frame draw:style-name="gr2" draw:text-style-name="P3" draw:layer="layout" svg:width="3.575cm" svg:height="0.412cm" svg:x="2.153cm" svg:y="24.441cm">
          <draw:text-box>
            <text:p text:style-name="P2"><text:span text:style-name="T1">SM</text:span><text:span text:style-name="T1">D </text:span><text:span text:style-name="T1">TR </text:span><text:span text:style-name="T1">DT</text:span><text:span text:style-name="T1">C1</text:span><text:span text:style-name="T1">14</text:span><text:span text:style-name="T1">YK</text:span><text:span text:style-name="T1">A</text:span></text:p>
          </draw:text-box>
        </draw:frame>
        <draw:frame draw:style-name="gr2" draw:text-style-name="P3" draw:layer="layout" svg:width="0.352cm" svg:height="0.412cm" svg:x="9.7cm" svg:y="24.44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24.441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442cm" svg:height="0.412cm" svg:x="13.302cm" svg:y="24.441cm">
          <draw:text-box>
            <text:p text:style-name="P2"><text:span text:style-name="T1">T2</text:span></text:p>
          </draw:text-box>
        </draw:frame>
        <draw:frame draw:style-name="gr2" draw:text-style-name="P3" draw:layer="layout" svg:width="0.451cm" svg:height="0.412cm" svg:x="1.12cm" svg:y="24.971cm">
          <draw:text-box>
            <text:p text:style-name="P2"><text:span text:style-name="T1">81</text:span></text:p>
          </draw:text-box>
        </draw:frame>
        <draw:frame draw:style-name="gr2" draw:text-style-name="P3" draw:layer="layout" svg:width="4.176cm" svg:height="0.412cm" svg:x="2.153cm" svg:y="24.971cm">
          <draw:text-box>
            <text:p text:style-name="P2"><text:span text:style-name="T1">SM</text:span><text:span text:style-name="T1">D </text:span><text:span text:style-name="T1">TR </text:span><text:span text:style-name="T1">W</text:span><text:span text:style-name="T1">PM</text:span><text:span text:style-name="T1">14</text:span><text:span text:style-name="T1">81</text:span><text:span text:style-name="T1">-</text:span><text:span text:style-name="T1">6/</text:span><text:span text:style-name="T1">TR</text:span></text:p>
          </draw:text-box>
        </draw:frame>
        <draw:frame draw:style-name="gr2" draw:text-style-name="P3" draw:layer="layout" svg:width="0.352cm" svg:height="0.412cm" svg:x="9.7cm" svg:y="24.97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24.971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442cm" svg:height="0.412cm" svg:x="13.302cm" svg:y="24.971cm">
          <draw:text-box>
            <text:p text:style-name="P2"><text:span text:style-name="T1">T1</text:span></text:p>
          </draw:text-box>
        </draw:frame>
        <draw:frame draw:style-name="gr2" draw:text-style-name="P3" draw:layer="layout" svg:width="0.451cm" svg:height="0.412cm" svg:x="1.12cm" svg:y="25.5cm">
          <draw:text-box>
            <text:p text:style-name="P2"><text:span text:style-name="T1">82</text:span></text:p>
          </draw:text-box>
        </draw:frame>
        <draw:frame draw:style-name="gr2" draw:text-style-name="P3" draw:layer="layout" svg:width="4.599cm" svg:height="0.412cm" svg:x="2.153cm" svg:y="25.5cm">
          <draw:text-box>
            <text:p text:style-name="P2"><text:span text:style-name="T1">SM</text:span><text:span text:style-name="T1">D </text:span><text:span text:style-name="T1">ВА</text:span><text:span text:style-name="T1">РИ</text:span><text:span text:style-name="T1">СТ</text:span><text:span text:style-name="T1">ОР </text:span><text:span text:style-name="T1">SM</text:span><text:span text:style-name="T1">BJ</text:span><text:span text:style-name="T1">6.</text:span><text:span text:style-name="T1">0A</text:span></text:p>
          </draw:text-box>
        </draw:frame>
        <draw:frame draw:style-name="gr2" draw:text-style-name="P3" draw:layer="layout" svg:width="0.352cm" svg:height="0.412cm" svg:x="9.7cm" svg:y="25.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1.026cm" svg:y="25.5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497cm" svg:height="0.412cm" svg:x="13.302cm" svg:y="25.5cm">
          <draw:text-box>
            <text:p text:style-name="P2"><text:span text:style-name="T1">D1</text:span></text:p>
          </draw:text-box>
        </draw:frame>
        <draw:frame draw:style-name="gr2" draw:text-style-name="P3" draw:layer="layout" svg:width="0.451cm" svg:height="0.412cm" svg:x="1.12cm" svg:y="26.03cm">
          <draw:text-box>
            <text:p text:style-name="P2"><text:span text:style-name="T1">83</text:span></text:p>
          </draw:text-box>
        </draw:frame>
        <draw:frame draw:style-name="gr2" draw:text-style-name="P3" draw:layer="layout" svg:width="3.829cm" svg:height="0.412cm" svg:x="2.153cm" svg:y="26.03cm">
          <draw:text-box>
            <text:p text:style-name="P2"><text:span text:style-name="T1">ГП</text:span><text:span text:style-name="T1">П </text:span><text:span text:style-name="T1">TE</text:span><text:span text:style-name="T1">RE</text:span><text:span text:style-name="T1">S-</text:span><text:span text:style-name="T1">PC</text:span><text:span text:style-name="T1">B1 </text:span><text:span text:style-name="T1">A6</text:span><text:span text:style-name="T1">4</text:span></text:p>
          </draw:text-box>
        </draw:frame>
        <draw:frame draw:style-name="gr2" draw:text-style-name="P3" draw:layer="layout" svg:width="0.352cm" svg:height="0.412cm" svg:x="9.7cm" svg:y="26.03cm">
          <draw:text-box>
            <text:p text:style-name="P2"><text:span text:style-name="T1">C</text:span></text:p>
          </draw:text-box>
        </draw:frame>
        <draw:frame draw:style-name="gr2" draw:text-style-name="P3" draw:layer="layout" svg:width="0.671cm" svg:height="0.412cm" svg:x="11.026cm" svg:y="26.03cm">
          <draw:text-box>
            <text:p text:style-name="P2"><text:span text:style-name="T1">1 </text:span><text:span text:style-name="T1">р.</text:span></text:p>
          </draw:text-box>
        </draw:frame>
        <draw:frame draw:style-name="gr2" draw:text-style-name="P3" draw:layer="layout" svg:width="0.701cm" svg:height="0.412cm" svg:x="13.302cm" svg:y="26.03cm">
          <draw:text-box>
            <text:p text:style-name="P2"><text:span text:style-name="T1">PC</text:span><text:span text:style-name="T1">B</text:span></text:p>
          </draw:text-box>
        </draw:frame>
      </draw:page>
      <draw:page draw:name="page3" draw:style-name="dp1" draw:master-page-name="master-page30">
        <draw:polygon draw:style-name="gr1" draw:text-style-name="P1" draw:layer="layout" svg:width="19.65cm" svg:height="77.937cm" svg:x="0.987cm" svg:y="-50.971cm" svg:viewBox="0 0 19651 77938" draw:points="0,0 19651,0 19651,77938 0,77938">
          <text:p/>
        </draw:polygon>
        <draw:polygon draw:style-name="gr1" draw:text-style-name="P1" draw:layer="layout" svg:width="19.12cm" svg:height="53.653cm" svg:x="0.987cm" svg:y="-50.971cm" svg:viewBox="0 0 19121 53654" draw:points="0,0 19121,0 19121,53654 0,53654">
          <text:p/>
        </draw:polygon>
        <draw:polygon draw:style-name="gr3" draw:text-style-name="P4" draw:layer="layout" svg:width="6.568cm" svg:height="0.027cm" svg:x="13.169cm" svg:y="1.861cm" svg:viewBox="0 0 6569 28" draw:points="0,0 6569,0 6569,28 0,28">
          <text:p/>
        </draw:polygon>
        <draw:polygon draw:style-name="gr3" draw:text-style-name="P4" draw:layer="layout" svg:width="6.568cm" svg:height="0.026cm" svg:x="13.169cm" svg:y="2.391cm" svg:viewBox="0 0 6569 27" draw:points="0,0 6569,0 6569,27 0,27">
          <text:p/>
        </draw:polygon>
        <draw:polygon draw:style-name="gr3" draw:text-style-name="P4" draw:layer="layout" svg:width="0.027cm" svg:height="0.529cm" svg:x="19.71cm" svg:y="1.888cm" svg:viewBox="0 0 28 530" draw:points="0,0 28,0 28,530 0,530">
          <text:p/>
        </draw:polygon>
        <draw:polygon draw:style-name="gr3" draw:text-style-name="P4" draw:layer="layout" svg:width="1.06cm" svg:height="0.027cm" svg:x="12.136cm" svg:y="1.861cm" svg:viewBox="0 0 1061 28" draw:points="0,0 1061,0 1061,28 0,28">
          <text:p/>
        </draw:polygon>
        <draw:polygon draw:style-name="gr3" draw:text-style-name="P4" draw:layer="layout" svg:width="1.033cm" svg:height="0.026cm" svg:x="12.136cm" svg:y="2.391cm" svg:viewBox="0 0 1034 27" draw:points="0,0 1034,0 1034,27 0,27">
          <text:p/>
        </draw:polygon>
        <draw:polygon draw:style-name="gr3" draw:text-style-name="P4" draw:layer="layout" svg:width="0.027cm" svg:height="0.556cm" svg:x="13.169cm" svg:y="1.861cm" svg:viewBox="0 0 28 557" draw:points="0,0 28,0 28,557 0,557">
          <text:p/>
        </draw:polygon>
        <draw:polygon draw:style-name="gr3" draw:text-style-name="P4" draw:layer="layout" svg:width="1.563cm" svg:height="0.027cm" svg:x="10.6cm" svg:y="1.861cm" svg:viewBox="0 0 1564 28" draw:points="0,0 1564,0 1564,28 0,28">
          <text:p/>
        </draw:polygon>
        <draw:polygon draw:style-name="gr3" draw:text-style-name="P4" draw:layer="layout" svg:width="1.536cm" svg:height="0.026cm" svg:x="10.6cm" svg:y="2.391cm" svg:viewBox="0 0 1537 27" draw:points="0,0 1537,0 1537,27 0,27">
          <text:p/>
        </draw:polygon>
        <draw:polygon draw:style-name="gr3" draw:text-style-name="P4" draw:layer="layout" svg:width="0.027cm" svg:height="0.556cm" svg:x="12.136cm" svg:y="1.861cm" svg:viewBox="0 0 28 557" draw:points="0,0 28,0 28,557 0,557">
          <text:p/>
        </draw:polygon>
        <draw:polygon draw:style-name="gr3" draw:text-style-name="P4" draw:layer="layout" svg:width="1.06cm" svg:height="0.027cm" svg:x="9.567cm" svg:y="1.861cm" svg:viewBox="0 0 1061 28" draw:points="0,0 1061,0 1061,28 0,28">
          <text:p/>
        </draw:polygon>
        <draw:polygon draw:style-name="gr3" draw:text-style-name="P4" draw:layer="layout" svg:width="1.033cm" svg:height="0.026cm" svg:x="9.567cm" svg:y="2.391cm" svg:viewBox="0 0 1034 27" draw:points="0,0 1034,0 1034,27 0,27">
          <text:p/>
        </draw:polygon>
        <draw:polygon draw:style-name="gr3" draw:text-style-name="P4" draw:layer="layout" svg:width="0.027cm" svg:height="0.556cm" svg:x="10.6cm" svg:y="1.861cm" svg:viewBox="0 0 28 557" draw:points="0,0 28,0 28,557 0,557">
          <text:p/>
        </draw:polygon>
        <draw:polygon draw:style-name="gr3" draw:text-style-name="P4" draw:layer="layout" svg:width="7.574cm" svg:height="0.027cm" svg:x="2.02cm" svg:y="1.861cm" svg:viewBox="0 0 7575 28" draw:points="0,0 7575,0 7575,28 0,28">
          <text:p/>
        </draw:polygon>
        <draw:polygon draw:style-name="gr3" draw:text-style-name="P4" draw:layer="layout" svg:width="7.547cm" svg:height="0.026cm" svg:x="2.02cm" svg:y="2.391cm" svg:viewBox="0 0 7548 27" draw:points="0,0 7548,0 7548,27 0,27">
          <text:p/>
        </draw:polygon>
        <draw:polygon draw:style-name="gr3" draw:text-style-name="P4" draw:layer="layout" svg:width="0.027cm" svg:height="0.556cm" svg:x="9.567cm" svg:y="1.861cm" svg:viewBox="0 0 28 557" draw:points="0,0 28,0 28,557 0,557">
          <text:p/>
        </draw:polygon>
        <draw:polygon draw:style-name="gr3" draw:text-style-name="P4" draw:layer="layout" svg:width="1.06cm" svg:height="0.027cm" svg:x="0.987cm" svg:y="1.861cm" svg:viewBox="0 0 1061 28" draw:points="0,0 1061,0 1061,28 0,28">
          <text:p/>
        </draw:polygon>
        <draw:polygon draw:style-name="gr3" draw:text-style-name="P4" draw:layer="layout" svg:width="1.006cm" svg:height="0.026cm" svg:x="1.014cm" svg:y="2.391cm" svg:viewBox="0 0 1007 27" draw:points="0,0 1007,0 1007,27 0,27">
          <text:p/>
        </draw:polygon>
        <draw:polygon draw:style-name="gr3" draw:text-style-name="P4" draw:layer="layout" svg:width="0.027cm" svg:height="0.556cm" svg:x="0.987cm" svg:y="1.861cm" svg:viewBox="0 0 28 557" draw:points="0,0 28,0 28,557 0,557">
          <text:p/>
        </draw:polygon>
        <draw:polygon draw:style-name="gr3" draw:text-style-name="P4" draw:layer="layout" svg:width="0.027cm" svg:height="0.556cm" svg:x="2.02cm" svg:y="1.861cm" svg:viewBox="0 0 28 557" draw:points="0,0 28,0 28,557 0,557">
          <text:p/>
        </draw:polygon>
        <draw:polygon draw:style-name="gr3" draw:text-style-name="P4" draw:layer="layout" svg:width="6.568cm" svg:height="0.027cm" svg:x="13.169cm" svg:y="0.987cm" svg:viewBox="0 0 6569 28" draw:points="0,0 6569,0 6569,28 0,28">
          <text:p/>
        </draw:polygon>
        <draw:polygon draw:style-name="gr3" draw:text-style-name="P4" draw:layer="layout" svg:width="6.568cm" svg:height="0.027cm" svg:x="13.169cm" svg:y="1.861cm" svg:viewBox="0 0 6569 28" draw:points="0,0 6569,0 6569,28 0,28">
          <text:p/>
        </draw:polygon>
        <draw:polygon draw:style-name="gr3" draw:text-style-name="P4" draw:layer="layout" svg:width="0.027cm" svg:height="0.847cm" svg:x="19.71cm" svg:y="1.014cm" svg:viewBox="0 0 28 848" draw:points="0,0 28,0 28,848 0,848">
          <text:p/>
        </draw:polygon>
        <draw:polygon draw:style-name="gr3" draw:text-style-name="P4" draw:layer="layout" svg:width="2.596cm" svg:height="0.027cm" svg:x="10.6cm" svg:y="0.987cm" svg:viewBox="0 0 2597 28" draw:points="0,0 2597,0 2597,28 0,28">
          <text:p/>
        </draw:polygon>
        <draw:polygon draw:style-name="gr3" draw:text-style-name="P4" draw:layer="layout" svg:width="2.596cm" svg:height="0.027cm" svg:x="10.6cm" svg:y="1.861cm" svg:viewBox="0 0 2597 28" draw:points="0,0 2597,0 2597,28 0,28">
          <text:p/>
        </draw:polygon>
        <draw:polygon draw:style-name="gr3" draw:text-style-name="P4" draw:layer="layout" svg:width="0.027cm" svg:height="0.901cm" svg:x="13.169cm" svg:y="0.987cm" svg:viewBox="0 0 28 902" draw:points="0,0 28,0 28,902 0,902">
          <text:p/>
        </draw:polygon>
        <draw:polygon draw:style-name="gr3" draw:text-style-name="P4" draw:layer="layout" svg:width="1.06cm" svg:height="0.027cm" svg:x="9.567cm" svg:y="0.987cm" svg:viewBox="0 0 1061 28" draw:points="0,0 1061,0 1061,28 0,28">
          <text:p/>
        </draw:polygon>
        <draw:polygon draw:style-name="gr3" draw:text-style-name="P4" draw:layer="layout" svg:width="1.06cm" svg:height="0.027cm" svg:x="9.567cm" svg:y="1.861cm" svg:viewBox="0 0 1061 28" draw:points="0,0 1061,0 1061,28 0,28">
          <text:p/>
        </draw:polygon>
        <draw:polygon draw:style-name="gr3" draw:text-style-name="P4" draw:layer="layout" svg:width="0.027cm" svg:height="0.901cm" svg:x="10.6cm" svg:y="0.987cm" svg:viewBox="0 0 28 902" draw:points="0,0 28,0 28,902 0,902">
          <text:p/>
        </draw:polygon>
        <draw:polygon draw:style-name="gr3" draw:text-style-name="P4" draw:layer="layout" svg:width="7.574cm" svg:height="0.027cm" svg:x="2.02cm" svg:y="0.987cm" svg:viewBox="0 0 7575 28" draw:points="0,0 7575,0 7575,28 0,28">
          <text:p/>
        </draw:polygon>
        <draw:polygon draw:style-name="gr3" draw:text-style-name="P4" draw:layer="layout" svg:width="7.574cm" svg:height="0.027cm" svg:x="2.02cm" svg:y="1.861cm" svg:viewBox="0 0 7575 28" draw:points="0,0 7575,0 7575,28 0,28">
          <text:p/>
        </draw:polygon>
        <draw:polygon draw:style-name="gr3" draw:text-style-name="P4" draw:layer="layout" svg:width="0.027cm" svg:height="0.901cm" svg:x="9.567cm" svg:y="0.987cm" svg:viewBox="0 0 28 902" draw:points="0,0 28,0 28,902 0,902">
          <text:p/>
        </draw:polygon>
        <draw:polygon draw:style-name="gr3" draw:text-style-name="P4" draw:layer="layout" svg:width="1.06cm" svg:height="0.027cm" svg:x="0.987cm" svg:y="0.987cm" svg:viewBox="0 0 1061 28" draw:points="0,0 1061,0 1061,28 0,28">
          <text:p/>
        </draw:polygon>
        <draw:polygon draw:style-name="gr3" draw:text-style-name="P4" draw:layer="layout" svg:width="1.06cm" svg:height="0.027cm" svg:x="0.987cm" svg:y="1.861cm" svg:viewBox="0 0 1061 28" draw:points="0,0 1061,0 1061,28 0,28">
          <text:p/>
        </draw:polygon>
        <draw:polygon draw:style-name="gr3" draw:text-style-name="P4" draw:layer="layout" svg:width="0.027cm" svg:height="0.901cm" svg:x="0.987cm" svg:y="0.987cm" svg:viewBox="0 0 28 902" draw:points="0,0 28,0 28,902 0,902">
          <text:p/>
        </draw:polygon>
        <draw:polygon draw:style-name="gr3" draw:text-style-name="P4" draw:layer="layout" svg:width="0.027cm" svg:height="0.901cm" svg:x="2.02cm" svg:y="0.987cm" svg:viewBox="0 0 28 902" draw:points="0,0 28,0 28,902 0,902">
          <text:p/>
        </draw:polygon>
        <draw:frame draw:style-name="gr4" draw:text-style-name="P5" draw:layer="layout" svg:width="0.317cm" svg:height="0.374cm" svg:x="1.47cm" svg:y="1.249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2.051cm" svg:height="0.374cm" svg:x="4.338cm" svg:y="1.249cm">
          <draw:text-box>
            <text:p text:style-name="P2"><text:span text:style-name="T3">C</text:span><text:span text:style-name="T3">o</text:span><text:span text:style-name="T3">m</text:span><text:span text:style-name="T3">p</text:span><text:span text:style-name="T3">o</text:span><text:span text:style-name="T3">n</text:span><text:span text:style-name="T3">e</text:span><text:span text:style-name="T3">n</text:span><text:span text:style-name="T3">t</text:span></text:p>
          </draw:text-box>
        </draw:frame>
        <draw:frame draw:style-name="gr4" draw:text-style-name="P5" draw:layer="layout" svg:width="0.671cm" svg:height="0.374cm" svg:x="9.709cm" svg:y="1.264cm">
          <draw:text-box>
            <text:p text:style-name="P2"><text:span text:style-name="T3">Rev</text:span></text:p>
          </draw:text-box>
        </draw:frame>
        <draw:frame draw:style-name="gr4" draw:text-style-name="P5" draw:layer="layout" svg:width="1.56cm" svg:height="0.374cm" svg:x="10.952cm" svg:y="1.249cm">
          <draw:text-box>
            <text:p text:style-name="P2"><text:span text:style-name="T3">Q</text:span><text:span text:style-name="T3">u</text:span><text:span text:style-name="T3">a</text:span><text:span text:style-name="T3">n</text:span><text:span text:style-name="T3">t</text:span><text:span text:style-name="T3">i</text:span><text:span text:style-name="T3">t</text:span><text:span text:style-name="T3">y</text:span></text:p>
          </draw:text-box>
        </draw:frame>
        <draw:frame draw:style-name="gr4" draw:text-style-name="P5" draw:layer="layout" svg:width="1.467cm" svg:height="0.374cm" svg:x="15.609cm" svg:y="1.249cm">
          <draw:text-box>
            <text:p text:style-name="P2"><text:span text:style-name="T3">Marking</text:span></text:p>
          </draw:text-box>
        </draw:frame>
        <draw:frame draw:style-name="gr2" draw:text-style-name="P3" draw:layer="layout" svg:width="0.451cm" svg:height="0.412cm" svg:x="1.12cm" svg:y="1.931cm">
          <draw:text-box>
            <text:p text:style-name="P2"><text:span text:style-name="T1">84</text:span></text:p>
          </draw:text-box>
        </draw:frame>
        <draw:frame draw:style-name="gr2" draw:text-style-name="P3" draw:layer="layout" svg:width="5.455cm" svg:height="0.412cm" svg:x="2.153cm" svg:y="1.931cm">
          <draw:text-box>
            <text:p text:style-name="P2"><text:span text:style-name="T1">С</text:span><text:span text:style-name="T1">Ъ</text:span><text:span text:style-name="T1">Е</text:span><text:span text:style-name="T1">Д</text:span><text:span text:style-name="T1">И</text:span><text:span text:style-name="T1">Н</text:span><text:span text:style-name="T1">И</text:span><text:span text:style-name="T1">Т</text:span><text:span text:style-name="T1">Е</text:span><text:span text:style-name="T1">Л</text:span><text:span text:style-name="T1"> </text:span><text:span text:style-name="T1">D</text:span><text:span text:style-name="T1">C</text:span><text:span text:style-name="T1">-</text:span><text:span text:style-name="T1">0</text:span><text:span text:style-name="T1">5</text:span><text:span text:style-name="T1">5</text:span><text:span text:style-name="T1"> </text:span><text:span text:style-name="T1">(</text:span><text:span text:style-name="T1">T</text:span><text:span text:style-name="T1">E</text:span><text:span text:style-name="T1">R</text:span><text:span text:style-name="T1">E</text:span><text:span text:style-name="T1">S</text:span><text:span text:style-name="T1">)</text:span></text:p>
          </draw:text-box>
        </draw:frame>
        <draw:frame draw:style-name="gr2" draw:text-style-name="P3" draw:layer="layout" svg:width="0.352cm" svg:height="0.412cm" svg:x="9.7cm" svg:y="1.93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71cm" svg:height="0.412cm" svg:x="10.926cm" svg:y="1.931cm">
          <draw:text-box>
            <text:p text:style-name="P2"><text:span text:style-name="T1">1 </text:span><text:span text:style-name="T1">р</text:span><text:span text:style-name="T1">.</text:span></text:p>
          </draw:text-box>
        </draw:frame>
        <draw:frame draw:style-name="gr2" draw:text-style-name="P3" draw:layer="layout" svg:width="0.743cm" svg:height="0.412cm" svg:x="13.302cm" svg:y="1.931cm">
          <draw:text-box>
            <text:p text:style-name="P2"><text:span text:style-name="T1">DC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Liberation Sans" svg:font-family="'Liberation Sans'" style:font-family-generic="roman" style:font-pitch="variable"/>
    <style:font-face style:name="LiberationSans" svg:font-family="LiberationSans"/>
    <style:font-face style:name="LiberationSans1" svg:font-family="LiberationSans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cm" fo:margin-bottom="1cm" fo:margin-left="0.9cm" fo:margin-right="1cm" fo:page-width="21.623cm" fo:page-height="27.9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9-15T01:30:54.513840645</dc:date>
    <meta:editing-duration>PT11M1S</meta:editing-duration>
    <meta:editing-cycles>1</meta:editing-cycles>
    <meta:document-statistic meta:object-count="1629"/>
    <meta:generator>LibreOffice/7.3.5.2$Linux_X86_64 LibreOffice_project/30$Build-2</meta:generator>
  </office:meta>
</office:document-meta>
</file>